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anim="urn:oasis:names:tc:opendocument:xmlns:animation:1.0" xmlns:chart="urn:oasis:names:tc:opendocument:xmlns:chart:1.0" xmlns:smil="urn:oasis:names:tc:opendocument:xmlns:smil-compatible:1.0" xmlns:formx="urn:openoffice:names:experimental:ooxml-odf-interop:xmlns:form:1.0" xmlns:svg="urn:oasis:names:tc:opendocument:xmlns:svg-compatible:1.0" xmlns:rpt="http://openoffice.org/2005/report" xmlns:chartooo="http://openoffice.org/2010/cha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/>
    <style:font-face style:name="PingFang SC" svg:font-family="'PingFang SC'" style:font-family-generic="system" style:font-pitch="variable"/>
  </office:font-face-decls>
  <office:automatic-styles>
    <style:style style:name="co2" style:family="table-column">
      <style:table-column-properties fo:break-before="auto" style:column-width="1.0311in"/>
    </style:style>
    <style:style style:name="co1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889in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2189in" fo:break-before="auto" style:use-optimal-row-height="fals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2189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2189in" fo:break-before="auto" style:use-optimal-row-height="false"/>
    </style:style>
    <style:style style:name="ro18" style:family="table-row">
      <style:table-row-properties style:row-height="0.2189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2189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22" style:family="table-row">
      <style:table-row-properties style:row-height="0.2189in" fo:break-before="auto" style:use-optimal-row-height="fals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189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2189in" fo:break-before="auto" style:use-optimal-row-height="false"/>
    </style:style>
    <style:style style:name="ro28" style:family="table-row">
      <style:table-row-properties style:row-height="0.2189in" fo:break-before="auto" style:use-optimal-row-height="false"/>
    </style:style>
    <style:style style:name="ro29" style:family="table-row">
      <style:table-row-properties style:row-height="0.2189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189in" fo:break-before="auto" style:use-optimal-row-height="false"/>
    </style:style>
    <style:style style:name="ro32" style:family="table-row">
      <style:table-row-properties style:row-height="0.2189in" fo:break-before="auto" style:use-optimal-row-height="false"/>
    </style:style>
    <style:style style:name="ro33" style:family="table-row">
      <style:table-row-properties style:row-height="0.2189in" fo:break-before="auto" style:use-optimal-row-height="false"/>
    </style:style>
    <style:style style:name="ro34" style:family="table-row">
      <style:table-row-properties style:row-height="0.2189in" fo:break-before="auto" style:use-optimal-row-height="false"/>
    </style:style>
    <style:style style:name="ro35" style:family="table-row">
      <style:table-row-properties style:row-height="0.2189in" fo:break-before="auto" style:use-optimal-row-height="false"/>
    </style:style>
    <style:style style:name="ro36" style:family="table-row">
      <style:table-row-properties style:row-height="0.2189in" fo:break-before="auto" style:use-optimal-row-height="false"/>
    </style:style>
    <style:style style:name="ro37" style:family="table-row">
      <style:table-row-properties style:row-height="0.2189in" fo:break-before="auto" style:use-optimal-row-height="false"/>
    </style:style>
    <style:style style:name="ro38" style:family="table-row">
      <style:table-row-properties style:row-height="0.2189in" fo:break-before="auto" style:use-optimal-row-height="false"/>
    </style:style>
    <style:style style:name="ro39" style:family="table-row">
      <style:table-row-properties style:row-height="0.2189in" fo:break-before="auto" style:use-optimal-row-height="false"/>
    </style:style>
    <style:style style:name="ro40" style:family="table-row">
      <style:table-row-properties style:row-height="0.2189in" fo:break-before="auto" style:use-optimal-row-height="false"/>
    </style:style>
    <style:style style:name="ro41" style:family="table-row">
      <style:table-row-properties style:row-height="0.2189in" fo:break-before="auto" style:use-optimal-row-height="false"/>
    </style:style>
    <style:style style:name="ro42" style:family="table-row">
      <style:table-row-properties style:row-height="0.2189in" fo:break-before="auto" style:use-optimal-row-height="false"/>
    </style:style>
    <style:style style:name="ro43" style:family="table-row">
      <style:table-row-properties style:row-height="0.2189in" fo:break-before="auto" style:use-optimal-row-height="false"/>
    </style:style>
    <style:style style:name="ro44" style:family="table-row">
      <style:table-row-properties style:row-height="0.2189in" fo:break-before="auto" style:use-optimal-row-height="false"/>
    </style:style>
    <style:style style:name="ro45" style:family="table-row">
      <style:table-row-properties style:row-height="0.2189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47" style:family="table-row">
      <style:table-row-properties style:row-height="0.2189in" fo:break-before="auto" style:use-optimal-row-height="false"/>
    </style:style>
    <style:style style:name="ro48" style:family="table-row">
      <style:table-row-properties style:row-height="0.2189in" fo:break-before="auto" style:use-optimal-row-height="false"/>
    </style:style>
    <style:style style:name="ro49" style:family="table-row">
      <style:table-row-properties style:row-height="0.2189in" fo:break-before="auto" style:use-optimal-row-height="false"/>
    </style:style>
    <style:style style:name="ro50" style:family="table-row">
      <style:table-row-properties style:row-height="0.2189in" fo:break-before="auto" style:use-optimal-row-height="false"/>
    </style:style>
    <style:style style:name="ro51" style:family="table-row">
      <style:table-row-properties style:row-height="0.2189in" fo:break-before="auto" style:use-optimal-row-height="false"/>
    </style:style>
    <style:style style:name="ro52" style:family="table-row">
      <style:table-row-properties style:row-height="0.2189in" fo:break-before="auto" style:use-optimal-row-height="false"/>
    </style:style>
    <style:style style:name="ro53" style:family="table-row">
      <style:table-row-properties style:row-height="0.2189in" fo:break-before="auto" style:use-optimal-row-height="false"/>
    </style:style>
    <style:style style:name="ro54" style:family="table-row">
      <style:table-row-properties style:row-height="0.2189in" fo:break-before="auto" style:use-optimal-row-height="false"/>
    </style:style>
    <style:style style:name="ro55" style:family="table-row">
      <style:table-row-properties style:row-height="0.2189in" fo:break-before="auto" style:use-optimal-row-height="false"/>
    </style:style>
    <style:style style:name="ro56" style:family="table-row">
      <style:table-row-properties style:row-height="0.2189in" fo:break-before="auto" style:use-optimal-row-height="false"/>
    </style:style>
    <style:style style:name="ro57" style:family="table-row">
      <style:table-row-properties style:row-height="0.2189in" fo:break-before="auto" style:use-optimal-row-height="false"/>
    </style:style>
    <style:style style:name="ro58" style:family="table-row">
      <style:table-row-properties style:row-height="0.2189in" fo:break-before="auto" style:use-optimal-row-height="false"/>
    </style:style>
    <style:style style:name="ro59" style:family="table-row">
      <style:table-row-properties style:row-height="0.2189in" fo:break-before="auto" style:use-optimal-row-height="false"/>
    </style:style>
    <style:style style:name="ro60" style:family="table-row">
      <style:table-row-properties style:row-height="0.2189in" fo:break-before="auto" style:use-optimal-row-height="false"/>
    </style:style>
    <style:style style:name="ro61" style:family="table-row">
      <style:table-row-properties style:row-height="0.2189in" fo:break-before="auto" style:use-optimal-row-height="false"/>
    </style:style>
    <style:style style:name="ro62" style:family="table-row">
      <style:table-row-properties style:row-height="0.2189in" fo:break-before="auto" style:use-optimal-row-height="false"/>
    </style:style>
    <style:style style:name="ro63" style:family="table-row">
      <style:table-row-properties style:row-height="0.2189in" fo:break-before="auto" style:use-optimal-row-height="false"/>
    </style:style>
    <style:style style:name="ro64" style:family="table-row">
      <style:table-row-properties style:row-height="0.2189in" fo:break-before="auto" style:use-optimal-row-height="false"/>
    </style:style>
    <style:style style:name="ro65" style:family="table-row">
      <style:table-row-properties style:row-height="0.2189in" fo:break-before="auto" style:use-optimal-row-height="false"/>
    </style:style>
    <style:style style:name="ro66" style:family="table-row">
      <style:table-row-properties style:row-height="0.2189in" fo:break-before="auto" style:use-optimal-row-height="false"/>
    </style:style>
    <style:style style:name="ro67" style:family="table-row">
      <style:table-row-properties style:row-height="0.2189in" fo:break-before="auto" style:use-optimal-row-height="false"/>
    </style:style>
    <style:style style:name="ro68" style:family="table-row">
      <style:table-row-properties style:row-height="0.2189in" fo:break-before="auto" style:use-optimal-row-height="false"/>
    </style:style>
    <style:style style:name="ro69" style:family="table-row">
      <style:table-row-properties style:row-height="0.2189in" fo:break-before="auto" style:use-optimal-row-height="false"/>
    </style:style>
    <style:style style:name="ro70" style:family="table-row">
      <style:table-row-properties style:row-height="0.2189in" fo:break-before="auto" style:use-optimal-row-height="false"/>
    </style:style>
    <style:style style:name="ro71" style:family="table-row">
      <style:table-row-properties style:row-height="0.2189in" fo:break-before="auto" style:use-optimal-row-height="false"/>
    </style:style>
    <style:style style:name="ro72" style:family="table-row">
      <style:table-row-properties style:row-height="0.2189in" fo:break-before="auto" style:use-optimal-row-height="false"/>
    </style:style>
    <style:style style:name="ro73" style:family="table-row">
      <style:table-row-properties style:row-height="0.2189in" fo:break-before="auto" style:use-optimal-row-height="false"/>
    </style:style>
    <style:style style:name="ro74" style:family="table-row">
      <style:table-row-properties style:row-height="0.2189in" fo:break-before="auto" style:use-optimal-row-height="false"/>
    </style:style>
    <style:style style:name="ro75" style:family="table-row">
      <style:table-row-properties style:row-height="0.2189in" fo:break-before="auto" style:use-optimal-row-height="false"/>
    </style:style>
    <style:style style:name="ro76" style:family="table-row">
      <style:table-row-properties style:row-height="0.2189in" fo:break-before="auto" style:use-optimal-row-height="false"/>
    </style:style>
    <style:style style:name="ro77" style:family="table-row">
      <style:table-row-properties style:row-height="0.2189in" fo:break-before="auto" style:use-optimal-row-height="false"/>
    </style:style>
    <style:style style:name="ro78" style:family="table-row">
      <style:table-row-properties style:row-height="0.2189in" fo:break-before="auto" style:use-optimal-row-height="false"/>
    </style:style>
    <style:style style:name="ro79" style:family="table-row">
      <style:table-row-properties style:row-height="0.2189in" fo:break-before="auto" style:use-optimal-row-height="false"/>
    </style:style>
    <style:style style:name="ro80" style:family="table-row">
      <style:table-row-properties style:row-height="0.2189in" fo:break-before="auto" style:use-optimal-row-height="false"/>
    </style:style>
    <style:style style:name="ro81" style:family="table-row">
      <style:table-row-properties style:row-height="0.2189in" fo:break-before="auto" style:use-optimal-row-height="false"/>
    </style:style>
    <style:style style:name="ro82" style:family="table-row">
      <style:table-row-properties style:row-height="0.2189in" fo:break-before="auto" style:use-optimal-row-height="false"/>
    </style:style>
    <style:style style:name="ro83" style:family="table-row">
      <style:table-row-properties style:row-height="0.2189in" fo:break-before="auto" style:use-optimal-row-height="false"/>
    </style:style>
    <style:style style:name="ro84" style:family="table-row">
      <style:table-row-properties style:row-height="0.2189in" fo:break-before="auto" style:use-optimal-row-height="false"/>
    </style:style>
    <style:style style:name="ro85" style:family="table-row">
      <style:table-row-properties style:row-height="0.2189in" fo:break-before="auto" style:use-optimal-row-height="false"/>
    </style:style>
    <style:style style:name="ro86" style:family="table-row">
      <style:table-row-properties style:row-height="0.2189in" fo:break-before="auto" style:use-optimal-row-height="false"/>
    </style:style>
    <style:style style:name="ro87" style:family="table-row">
      <style:table-row-properties style:row-height="0.2189in" fo:break-before="auto" style:use-optimal-row-height="false"/>
    </style:style>
    <style:style style:name="ro88" style:family="table-row">
      <style:table-row-properties style:row-height="0.2189in" fo:break-before="auto" style:use-optimal-row-height="false"/>
    </style:style>
    <style:style style:name="ro89" style:family="table-row">
      <style:table-row-properties style:row-height="0.2189in" fo:break-before="auto" style:use-optimal-row-height="false"/>
    </style:style>
    <style:style style:name="ro90" style:family="table-row">
      <style:table-row-properties style:row-height="0.2189in" fo:break-before="auto" style:use-optimal-row-height="false"/>
    </style:style>
    <style:style style:name="ro91" style:family="table-row">
      <style:table-row-properties style:row-height="0.2189in" fo:break-before="auto" style:use-optimal-row-height="false"/>
    </style:style>
    <style:style style:name="ro92" style:family="table-row">
      <style:table-row-properties style:row-height="0.2189in" fo:break-before="auto" style:use-optimal-row-height="false"/>
    </style:style>
    <style:style style:name="ro93" style:family="table-row">
      <style:table-row-properties style:row-height="0.2189in" fo:break-before="auto" style:use-optimal-row-height="false"/>
    </style:style>
    <style:style style:name="ro94" style:family="table-row">
      <style:table-row-properties style:row-height="0.2189in" fo:break-before="auto" style:use-optimal-row-height="false"/>
    </style:style>
    <style:style style:name="ro95" style:family="table-row">
      <style:table-row-properties style:row-height="0.2189in" fo:break-before="auto" style:use-optimal-row-height="false"/>
    </style:style>
    <style:style style:name="ro96" style:family="table-row">
      <style:table-row-properties style:row-height="0.2189in" fo:break-before="auto" style:use-optimal-row-height="false"/>
    </style:style>
    <style:style style:name="ro97" style:family="table-row">
      <style:table-row-properties style:row-height="0.2189in" fo:break-before="auto" style:use-optimal-row-height="false"/>
    </style:style>
    <style:style style:name="ro98" style:family="table-row">
      <style:table-row-properties style:row-height="0.2189in" fo:break-before="auto" style:use-optimal-row-height="false"/>
    </style:style>
    <style:style style:name="ro99" style:family="table-row">
      <style:table-row-properties style:row-height="0.2189in" fo:break-before="auto" style:use-optimal-row-height="false"/>
    </style:style>
    <style:style style:name="ro100" style:family="table-row">
      <style:table-row-properties style:row-height="0.2189in" fo:break-before="auto" style:use-optimal-row-height="false"/>
    </style:style>
    <style:style style:name="ro101" style:family="table-row">
      <style:table-row-properties style:row-height="0.2189in" fo:break-before="auto" style:use-optimal-row-height="false"/>
    </style:style>
    <style:style style:name="ro102" style:family="table-row">
      <style:table-row-properties style:row-height="0.2189in" fo:break-before="auto" style:use-optimal-row-height="false"/>
    </style:style>
    <style:style style:name="ro103" style:family="table-row">
      <style:table-row-properties style:row-height="0.2189in" fo:break-before="auto" style:use-optimal-row-height="false"/>
    </style:style>
    <style:style style:name="ro104" style:family="table-row">
      <style:table-row-properties style:row-height="0.2189in" fo:break-before="auto" style:use-optimal-row-height="false"/>
    </style:style>
    <style:style style:name="ro105" style:family="table-row">
      <style:table-row-properties style:row-height="0.2189in" fo:break-before="auto" style:use-optimal-row-height="false"/>
    </style:style>
    <style:style style:name="ro106" style:family="table-row">
      <style:table-row-properties style:row-height="0.2189in" fo:break-before="auto" style:use-optimal-row-height="false"/>
    </style:style>
    <style:style style:name="ro107" style:family="table-row">
      <style:table-row-properties style:row-height="0.2189in" fo:break-before="auto" style:use-optimal-row-height="false"/>
    </style:style>
    <style:style style:name="ro108" style:family="table-row">
      <style:table-row-properties style:row-height="0.2189in" fo:break-before="auto" style:use-optimal-row-height="false"/>
    </style:style>
    <style:style style:name="ro109" style:family="table-row">
      <style:table-row-properties style:row-height="0.2189in" fo:break-before="auto" style:use-optimal-row-height="false"/>
    </style:style>
    <style:style style:name="ro110" style:family="table-row">
      <style:table-row-properties style:row-height="0.2189in" fo:break-before="auto" style:use-optimal-row-height="false"/>
    </style:style>
    <style:style style:name="ro111" style:family="table-row">
      <style:table-row-properties style:row-height="0.2189in" fo:break-before="auto" style:use-optimal-row-height="false"/>
    </style:style>
    <style:style style:name="ro112" style:family="table-row">
      <style:table-row-properties style:row-height="0.2189in" fo:break-before="auto" style:use-optimal-row-height="false"/>
    </style:style>
    <style:style style:name="ro113" style:family="table-row">
      <style:table-row-properties style:row-height="0.2189in" fo:break-before="auto" style:use-optimal-row-height="false"/>
    </style:style>
    <style:style style:name="ro114" style:family="table-row">
      <style:table-row-properties style:row-height="0.2189in" fo:break-before="auto" style:use-optimal-row-height="false"/>
    </style:style>
    <style:style style:name="ro115" style:family="table-row">
      <style:table-row-properties style:row-height="0.2189in" fo:break-before="auto" style:use-optimal-row-height="false"/>
    </style:style>
    <style:style style:name="ro116" style:family="table-row">
      <style:table-row-properties style:row-height="0.2189in" fo:break-before="auto" style:use-optimal-row-height="false"/>
    </style:style>
    <style:style style:name="ro117" style:family="table-row">
      <style:table-row-properties style:row-height="0.2189in" fo:break-before="auto" style:use-optimal-row-height="false"/>
    </style:style>
    <style:style style:name="ro118" style:family="table-row">
      <style:table-row-properties style:row-height="0.2189in" fo:break-before="auto" style:use-optimal-row-height="false"/>
    </style:style>
    <style:style style:name="ro119" style:family="table-row">
      <style:table-row-properties style:row-height="0.2189in" fo:break-before="auto" style:use-optimal-row-height="false"/>
    </style:style>
    <style:style style:name="ro120" style:family="table-row">
      <style:table-row-properties style:row-height="0.2189in" fo:break-before="auto" style:use-optimal-row-height="false"/>
    </style:style>
    <style:style style:name="ro121" style:family="table-row">
      <style:table-row-properties style:row-height="0.2189in" fo:break-before="auto" style:use-optimal-row-height="false"/>
    </style:style>
    <style:style style:name="ro122" style:family="table-row">
      <style:table-row-properties style:row-height="0.2189in" fo:break-before="auto" style:use-optimal-row-height="false"/>
    </style:style>
    <style:style style:name="ro123" style:family="table-row">
      <style:table-row-properties style:row-height="0.2189in" fo:break-before="auto" style:use-optimal-row-height="false"/>
    </style:style>
    <style:style style:name="ro124" style:family="table-row">
      <style:table-row-properties style:row-height="0.2189in" fo:break-before="auto" style:use-optimal-row-height="false"/>
    </style:style>
    <style:style style:name="ro125" style:family="table-row">
      <style:table-row-properties style:row-height="0.2189in" fo:break-before="auto" style:use-optimal-row-height="false"/>
    </style:style>
    <style:style style:name="ro126" style:family="table-row">
      <style:table-row-properties style:row-height="0.2189in" fo:break-before="auto" style:use-optimal-row-height="false"/>
    </style:style>
    <style:style style:name="ro127" style:family="table-row">
      <style:table-row-properties style:row-height="0.2189in" fo:break-before="auto" style:use-optimal-row-height="false"/>
    </style:style>
    <style:style style:name="ro128" style:family="table-row">
      <style:table-row-properties style:row-height="0.2189in" fo:break-before="auto" style:use-optimal-row-height="false"/>
    </style:style>
    <style:style style:name="ro129" style:family="table-row">
      <style:table-row-properties style:row-height="0.2189in" fo:break-before="auto" style:use-optimal-row-height="false"/>
    </style:style>
    <style:style style:name="ro130" style:family="table-row">
      <style:table-row-properties style:row-height="0.2189in" fo:break-before="auto" style:use-optimal-row-height="false"/>
    </style:style>
    <style:style style:name="ro131" style:family="table-row">
      <style:table-row-properties style:row-height="0.2189in" fo:break-before="auto" style:use-optimal-row-height="false"/>
    </style:style>
    <style:style style:name="ro132" style:family="table-row">
      <style:table-row-properties style:row-height="0.2189in" fo:break-before="auto" style:use-optimal-row-height="false"/>
    </style:style>
    <style:style style:name="ro133" style:family="table-row">
      <style:table-row-properties style:row-height="0.2189in" fo:break-before="auto" style:use-optimal-row-height="false"/>
    </style:style>
    <style:style style:name="ro134" style:family="table-row">
      <style:table-row-properties style:row-height="0.2189in" fo:break-before="auto" style:use-optimal-row-height="false"/>
    </style:style>
    <style:style style:name="ro135" style:family="table-row">
      <style:table-row-properties style:row-height="0.2189in" fo:break-before="auto" style:use-optimal-row-height="false"/>
    </style:style>
    <style:style style:name="ro136" style:family="table-row">
      <style:table-row-properties style:row-height="0.2189in" fo:break-before="auto" style:use-optimal-row-height="false"/>
    </style:style>
    <style:style style:name="ro137" style:family="table-row">
      <style:table-row-properties style:row-height="0.2189in" fo:break-before="auto" style:use-optimal-row-height="false"/>
    </style:style>
    <style:style style:name="ro138" style:family="table-row">
      <style:table-row-properties style:row-height="0.2189in" fo:break-before="auto" style:use-optimal-row-height="false"/>
    </style:style>
    <style:style style:name="ro139" style:family="table-row">
      <style:table-row-properties style:row-height="0.2189in" fo:break-before="auto" style:use-optimal-row-height="false"/>
    </style:style>
    <style:style style:name="ro140" style:family="table-row">
      <style:table-row-properties style:row-height="0.2189in" fo:break-before="auto" style:use-optimal-row-height="false"/>
    </style:style>
    <style:style style:name="ro141" style:family="table-row">
      <style:table-row-properties style:row-height="0.2189in" fo:break-before="auto" style:use-optimal-row-height="false"/>
    </style:style>
    <style:style style:name="ro142" style:family="table-row">
      <style:table-row-properties style:row-height="0.2189in" fo:break-before="auto" style:use-optimal-row-height="false"/>
    </style:style>
    <style:style style:name="ro143" style:family="table-row">
      <style:table-row-properties style:row-height="0.2189in" fo:break-before="auto" style:use-optimal-row-height="false"/>
    </style:style>
    <style:style style:name="ro144" style:family="table-row">
      <style:table-row-properties style:row-height="0.2189in" fo:break-before="auto" style:use-optimal-row-height="false"/>
    </style:style>
    <style:style style:name="ro145" style:family="table-row">
      <style:table-row-properties style:row-height="0.2189in" fo:break-before="auto" style:use-optimal-row-height="false"/>
    </style:style>
    <style:style style:name="ro146" style:family="table-row">
      <style:table-row-properties style:row-height="0.2189in" fo:break-before="auto" style:use-optimal-row-height="false"/>
    </style:style>
    <style:style style:name="ro147" style:family="table-row">
      <style:table-row-properties style:row-height="0.2189in" fo:break-before="auto" style:use-optimal-row-height="false"/>
    </style:style>
    <style:style style:name="ro148" style:family="table-row">
      <style:table-row-properties style:row-height="0.2189in" fo:break-before="auto" style:use-optimal-row-height="false"/>
    </style:style>
    <style:style style:name="ro149" style:family="table-row">
      <style:table-row-properties style:row-height="0.2189in" fo:break-before="auto" style:use-optimal-row-height="false"/>
    </style:style>
    <style:style style:name="ro150" style:family="table-row">
      <style:table-row-properties style:row-height="0.2189in" fo:break-before="auto" style:use-optimal-row-height="false"/>
    </style:style>
    <style:style style:name="ro151" style:family="table-row">
      <style:table-row-properties style:row-height="0.2189in" fo:break-before="auto" style:use-optimal-row-height="false"/>
    </style:style>
    <style:style style:name="ro152" style:family="table-row">
      <style:table-row-properties style:row-height="0.2189in" fo:break-before="auto" style:use-optimal-row-height="false"/>
    </style:style>
    <style:style style:name="ro153" style:family="table-row">
      <style:table-row-properties style:row-height="0.2189in" fo:break-before="auto" style:use-optimal-row-height="false"/>
    </style:style>
    <style:style style:name="ro154" style:family="table-row">
      <style:table-row-properties style:row-height="0.2189in" fo:break-before="auto" style:use-optimal-row-height="false"/>
    </style:style>
    <style:style style:name="ro155" style:family="table-row">
      <style:table-row-properties style:row-height="0.2189in" fo:break-before="auto" style:use-optimal-row-height="false"/>
    </style:style>
    <style:style style:name="ro156" style:family="table-row">
      <style:table-row-properties style:row-height="0.2189in" fo:break-before="auto" style:use-optimal-row-height="false"/>
    </style:style>
    <style:style style:name="ro157" style:family="table-row">
      <style:table-row-properties style:row-height="0.2189in" fo:break-before="auto" style:use-optimal-row-height="false"/>
    </style:style>
    <style:style style:name="ro158" style:family="table-row">
      <style:table-row-properties style:row-height="0.2189in" fo:break-before="auto" style:use-optimal-row-height="false"/>
    </style:style>
    <style:style style:name="ro159" style:family="table-row">
      <style:table-row-properties style:row-height="0.2189in" fo:break-before="auto" style:use-optimal-row-height="false"/>
    </style:style>
    <style:style style:name="ro160" style:family="table-row">
      <style:table-row-properties style:row-height="0.2189in" fo:break-before="auto" style:use-optimal-row-height="false"/>
    </style:style>
    <style:style style:name="ro161" style:family="table-row">
      <style:table-row-properties style:row-height="0.2189in" fo:break-before="auto" style:use-optimal-row-height="false"/>
    </style:style>
    <style:style style:name="ro162" style:family="table-row">
      <style:table-row-properties style:row-height="0.2189in" fo:break-before="auto" style:use-optimal-row-height="false"/>
    </style:style>
    <style:style style:name="ro163" style:family="table-row">
      <style:table-row-properties style:row-height="0.2189in" fo:break-before="auto" style:use-optimal-row-height="false"/>
    </style:style>
    <style:style style:name="ro164" style:family="table-row">
      <style:table-row-properties style:row-height="0.2189in" fo:break-before="auto" style:use-optimal-row-height="false"/>
    </style:style>
    <style:style style:name="ro165" style:family="table-row">
      <style:table-row-properties style:row-height="0.2189in" fo:break-before="auto" style:use-optimal-row-height="false"/>
    </style:style>
    <style:style style:name="ro166" style:family="table-row">
      <style:table-row-properties style:row-height="0.2189in" fo:break-before="auto" style:use-optimal-row-height="false"/>
    </style:style>
    <style:style style:name="ro167" style:family="table-row">
      <style:table-row-properties style:row-height="0.2189in" fo:break-before="auto" style:use-optimal-row-height="false"/>
    </style:style>
    <style:style style:name="ro168" style:family="table-row">
      <style:table-row-properties style:row-height="0.2189in" fo:break-before="auto" style:use-optimal-row-height="false"/>
    </style:style>
    <style:style style:name="ro169" style:family="table-row">
      <style:table-row-properties style:row-height="0.2189in" fo:break-before="auto" style:use-optimal-row-height="false"/>
    </style:style>
    <style:style style:name="ro170" style:family="table-row">
      <style:table-row-properties style:row-height="0.2189in" fo:break-before="auto" style:use-optimal-row-height="false"/>
    </style:style>
    <style:style style:name="ro171" style:family="table-row">
      <style:table-row-properties style:row-height="0.2189in" fo:break-before="auto" style:use-optimal-row-height="false"/>
    </style:style>
    <style:style style:name="ro172" style:family="table-row">
      <style:table-row-properties style:row-height="0.2189in" fo:break-before="auto" style:use-optimal-row-height="false"/>
    </style:style>
    <style:style style:name="ro174" style:family="table-row">
      <style:table-row-properties style:row-height="0.2189in" fo:break-before="auto" style:use-optimal-row-height="false"/>
    </style:style>
    <style:style style:name="ro173" style:family="table-row">
      <style:table-row-properties style:row-height="0.198in" fo:break-before="auto" style:use-optimal-row-height="false"/>
    </style:style>
    <style:style style:name="ro175" style:family="table-row">
      <style:table-row-properties style:row-height="0.2189in" fo:break-before="auto" style:use-optimal-row-height="false"/>
    </style:style>
    <style:style style:name="ro176" style:family="table-row">
      <style:table-row-properties style:row-height="0.2189in" fo:break-before="auto" style:use-optimal-row-height="false"/>
    </style:style>
    <style:style style:name="ro177" style:family="table-row">
      <style:table-row-properties style:row-height="0.2189in" fo:break-before="auto" style:use-optimal-row-height="false"/>
    </style:style>
    <style:style style:name="ro178" style:family="table-row">
      <style:table-row-properties style:row-height="0.2189in" fo:break-before="auto" style:use-optimal-row-height="false"/>
    </style:style>
    <style:style style:name="ro179" style:family="table-row">
      <style:table-row-properties style:row-height="0.2189in" fo:break-before="auto" style:use-optimal-row-height="false"/>
    </style:style>
    <style:style style:name="ro180" style:family="table-row">
      <style:table-row-properties style:row-height="0.2189in" fo:break-before="auto" style:use-optimal-row-height="false"/>
    </style:style>
    <style:style style:name="ro181" style:family="table-row">
      <style:table-row-properties style:row-height="0.2189in" fo:break-before="auto" style:use-optimal-row-height="false"/>
    </style:style>
    <style:style style:name="ro182" style:family="table-row">
      <style:table-row-properties style:row-height="0.2189in" fo:break-before="auto" style:use-optimal-row-height="false"/>
    </style:style>
    <style:style style:name="ro183" style:family="table-row">
      <style:table-row-properties style:row-height="0.2189in" fo:break-before="auto" style:use-optimal-row-height="false"/>
    </style:style>
    <style:style style:name="ro184" style:family="table-row">
      <style:table-row-properties style:row-height="0.2189in" fo:break-before="auto" style:use-optimal-row-height="false"/>
    </style:style>
    <style:style style:name="ro185" style:family="table-row">
      <style:table-row-properties style:row-height="0.2189in" fo:break-before="auto" style:use-optimal-row-height="false"/>
    </style:style>
    <style:style style:name="ro186" style:family="table-row">
      <style:table-row-properties style:row-height="0.2189in" fo:break-before="auto" style:use-optimal-row-height="false"/>
    </style:style>
    <style:style style:name="ro187" style:family="table-row">
      <style:table-row-properties style:row-height="0.2189in" fo:break-before="auto" style:use-optimal-row-height="false"/>
    </style:style>
    <style:style style:name="ro188" style:family="table-row">
      <style:table-row-properties style:row-height="0.2189in" fo:break-before="auto" style:use-optimal-row-height="false"/>
    </style:style>
    <style:style style:name="ro189" style:family="table-row">
      <style:table-row-properties style:row-height="0.2189in" fo:break-before="auto" style:use-optimal-row-height="false"/>
    </style:style>
    <style:style style:name="ro190" style:family="table-row">
      <style:table-row-properties style:row-height="0.2189in" fo:break-before="auto" style:use-optimal-row-height="false"/>
    </style:style>
    <style:style style:name="ro191" style:family="table-row">
      <style:table-row-properties style:row-height="0.2189in" fo:break-before="auto" style:use-optimal-row-height="false"/>
    </style:style>
    <style:style style:name="ro192" style:family="table-row">
      <style:table-row-properties style:row-height="0.2189in" fo:break-before="auto" style:use-optimal-row-height="false"/>
    </style:style>
    <style:style style:name="ro193" style:family="table-row">
      <style:table-row-properties style:row-height="0.2189in" fo:break-before="auto" style:use-optimal-row-height="false"/>
    </style:style>
    <style:style style:name="ro194" style:family="table-row">
      <style:table-row-properties style:row-height="0.2189in" fo:break-before="auto" style:use-optimal-row-height="false"/>
    </style:style>
    <style:style style:name="ro195" style:family="table-row">
      <style:table-row-properties style:row-height="0.2189in" fo:break-before="auto" style:use-optimal-row-height="false"/>
    </style:style>
    <style:style style:name="ro196" style:family="table-row">
      <style:table-row-properties style:row-height="0.2189in" fo:break-before="auto" style:use-optimal-row-height="false"/>
    </style:style>
    <style:style style:name="ro197" style:family="table-row">
      <style:table-row-properties style:row-height="0.2189in" fo:break-before="auto" style:use-optimal-row-height="false"/>
    </style:style>
    <style:style style:name="ro198" style:family="table-row">
      <style:table-row-properties style:row-height="0.2189in" fo:break-before="auto" style:use-optimal-row-height="false"/>
    </style:style>
    <style:style style:name="ro199" style:family="table-row">
      <style:table-row-properties style:row-height="0.2189in" fo:break-before="auto" style:use-optimal-row-height="false"/>
    </style:style>
    <style:style style:name="ro200" style:family="table-row">
      <style:table-row-properties style:row-height="0.2189in" fo:break-before="auto" style:use-optimal-row-height="false"/>
    </style:style>
    <style:style style:name="ro201" style:family="table-row">
      <style:table-row-properties style:row-height="0.2189in" fo:break-before="auto" style:use-optimal-row-height="false"/>
    </style:style>
    <style:style style:name="ro202" style:family="table-row">
      <style:table-row-properties style:row-height="0.2189in" fo:break-before="auto" style:use-optimal-row-height="false"/>
    </style:style>
    <style:style style:name="ro203" style:family="table-row">
      <style:table-row-properties style:row-height="0.2189in" fo:break-before="auto" style:use-optimal-row-height="false"/>
    </style:style>
    <style:style style:name="ro204" style:family="table-row">
      <style:table-row-properties style:row-height="0.2189in" fo:break-before="auto" style:use-optimal-row-height="false"/>
    </style:style>
    <style:style style:name="ro205" style:family="table-row">
      <style:table-row-properties style:row-height="0.2189in" fo:break-before="auto" style:use-optimal-row-height="false"/>
    </style:style>
    <style:style style:name="ro206" style:family="table-row">
      <style:table-row-properties style:row-height="0.2189in" fo:break-before="auto" style:use-optimal-row-height="false"/>
    </style:style>
    <style:style style:name="ro207" style:family="table-row">
      <style:table-row-properties style:row-height="0.2189in" fo:break-before="auto" style:use-optimal-row-height="false"/>
    </style:style>
    <style:style style:name="ro208" style:family="table-row">
      <style:table-row-properties style:row-height="0.2189in" fo:break-before="auto" style:use-optimal-row-height="false"/>
    </style:style>
    <style:style style:name="ro209" style:family="table-row">
      <style:table-row-properties style:row-height="0.2189in" fo:break-before="auto" style:use-optimal-row-height="false"/>
    </style:style>
    <style:style style:name="ro210" style:family="table-row">
      <style:table-row-properties style:row-height="0.2189in" fo:break-before="auto" style:use-optimal-row-height="false"/>
    </style:style>
    <style:style style:name="ro211" style:family="table-row">
      <style:table-row-properties style:row-height="0.2189in" fo:break-before="auto" style:use-optimal-row-height="false"/>
    </style:style>
    <style:style style:name="ro212" style:family="table-row">
      <style:table-row-properties style:row-height="0.2189in" fo:break-before="auto" style:use-optimal-row-height="false"/>
    </style:style>
    <style:style style:name="ro213" style:family="table-row">
      <style:table-row-properties style:row-height="0.2189in" fo:break-before="auto" style:use-optimal-row-height="false"/>
    </style:style>
    <style:style style:name="ro214" style:family="table-row">
      <style:table-row-properties style:row-height="0.2189in" fo:break-before="auto" style:use-optimal-row-height="false"/>
    </style:style>
    <style:style style:name="ro215" style:family="table-row">
      <style:table-row-properties style:row-height="0.2189in" fo:break-before="auto" style:use-optimal-row-height="false"/>
    </style:style>
    <style:style style:name="ro216" style:family="table-row">
      <style:table-row-properties style:row-height="0.2189in" fo:break-before="auto" style:use-optimal-row-height="false"/>
    </style:style>
    <style:style style:name="ro217" style:family="table-row">
      <style:table-row-properties style:row-height="0.2189in" fo:break-before="auto" style:use-optimal-row-height="false"/>
    </style:style>
    <style:style style:name="ro218" style:family="table-row">
      <style:table-row-properties style:row-height="0.2189in" fo:break-before="auto" style:use-optimal-row-height="false"/>
    </style:style>
    <style:style style:name="ro219" style:family="table-row">
      <style:table-row-properties style:row-height="0.2189in" fo:break-before="auto" style:use-optimal-row-height="false"/>
    </style:style>
    <style:style style:name="ro220" style:family="table-row">
      <style:table-row-properties style:row-height="0.2189in" fo:break-before="auto" style:use-optimal-row-height="false"/>
    </style:style>
    <style:style style:name="ro221" style:family="table-row">
      <style:table-row-properties style:row-height="0.2189in" fo:break-before="auto" style:use-optimal-row-height="false"/>
    </style:style>
    <style:style style:name="ro222" style:family="table-row">
      <style:table-row-properties style:row-height="0.2189in" fo:break-before="auto" style:use-optimal-row-height="false"/>
    </style:style>
    <style:style style:name="ro223" style:family="table-row">
      <style:table-row-properties style:row-height="0.2189in" fo:break-before="auto" style:use-optimal-row-height="false"/>
    </style:style>
    <style:style style:name="ro224" style:family="table-row">
      <style:table-row-properties style:row-height="0.2189in" fo:break-before="auto" style:use-optimal-row-height="false"/>
    </style:style>
    <style:style style:name="ro225" style:family="table-row">
      <style:table-row-properties style:row-height="0.2189in" fo:break-before="auto" style:use-optimal-row-height="false"/>
    </style:style>
    <style:style style:name="ro226" style:family="table-row">
      <style:table-row-properties style:row-height="0.2189in" fo:break-before="auto" style:use-optimal-row-height="false"/>
    </style:style>
    <style:style style:name="ro227" style:family="table-row">
      <style:table-row-properties style:row-height="0.2189in" fo:break-before="auto" style:use-optimal-row-height="false"/>
    </style:style>
    <style:style style:name="ro228" style:family="table-row">
      <style:table-row-properties style:row-height="0.2189in" fo:break-before="auto" style:use-optimal-row-height="false"/>
    </style:style>
    <style:style style:name="ro229" style:family="table-row">
      <style:table-row-properties style:row-height="0.2189in" fo:break-before="auto" style:use-optimal-row-height="false"/>
    </style:style>
    <style:style style:name="ro230" style:family="table-row">
      <style:table-row-properties style:row-height="0.2189in" fo:break-before="auto" style:use-optimal-row-height="false"/>
    </style:style>
    <style:style style:name="ro231" style:family="table-row">
      <style:table-row-properties style:row-height="0.2189in" fo:break-before="auto" style:use-optimal-row-height="false"/>
    </style:style>
    <style:style style:name="ro232" style:family="table-row">
      <style:table-row-properties style:row-height="0.2189in" fo:break-before="auto" style:use-optimal-row-height="false"/>
    </style:style>
    <style:style style:name="ro233" style:family="table-row">
      <style:table-row-properties style:row-height="0.2189in" fo:break-before="auto" style:use-optimal-row-height="false"/>
    </style:style>
    <style:style style:name="ro234" style:family="table-row">
      <style:table-row-properties style:row-height="0.2189in" fo:break-before="auto" style:use-optimal-row-height="false"/>
    </style:style>
    <style:style style:name="ro235" style:family="table-row">
      <style:table-row-properties style:row-height="0.2189in" fo:break-before="auto" style:use-optimal-row-height="false"/>
    </style:style>
    <style:style style:name="ro236" style:family="table-row">
      <style:table-row-properties style:row-height="0.2189in" fo:break-before="auto" style:use-optimal-row-height="false"/>
    </style:style>
    <style:style style:name="ro237" style:family="table-row">
      <style:table-row-properties style:row-height="0.2189in" fo:break-before="auto" style:use-optimal-row-height="false"/>
    </style:style>
    <style:style style:name="ro238" style:family="table-row">
      <style:table-row-properties style:row-height="0.2189in" fo:break-before="auto" style:use-optimal-row-height="false"/>
    </style:style>
    <style:style style:name="ro239" style:family="table-row">
      <style:table-row-properties style:row-height="0.2189in" fo:break-before="auto" style:use-optimal-row-height="false"/>
    </style:style>
    <style:style style:name="ro240" style:family="table-row">
      <style:table-row-properties style:row-height="0.2189in" fo:break-before="auto" style:use-optimal-row-height="false"/>
    </style:style>
    <style:style style:name="ro241" style:family="table-row">
      <style:table-row-properties style:row-height="0.2189in" fo:break-before="auto" style:use-optimal-row-height="false"/>
    </style:style>
    <style:style style:name="ro242" style:family="table-row">
      <style:table-row-properties style:row-height="0.2189in" fo:break-before="auto" style:use-optimal-row-height="false"/>
    </style:style>
    <style:style style:name="ro243" style:family="table-row">
      <style:table-row-properties style:row-height="0.2189in" fo:break-before="auto" style:use-optimal-row-height="false"/>
    </style:style>
    <style:style style:name="ro244" style:family="table-row">
      <style:table-row-properties style:row-height="0.2189in" fo:break-before="auto" style:use-optimal-row-height="false"/>
    </style:style>
    <style:style style:name="ro245" style:family="table-row">
      <style:table-row-properties style:row-height="0.2189in" fo:break-before="auto" style:use-optimal-row-height="false"/>
    </style:style>
    <style:style style:name="ro246" style:family="table-row">
      <style:table-row-properties style:row-height="0.2189in" fo:break-before="auto" style:use-optimal-row-height="false"/>
    </style:style>
    <style:style style:name="ro247" style:family="table-row">
      <style:table-row-properties style:row-height="0.2189in" fo:break-before="auto" style:use-optimal-row-height="false"/>
    </style:style>
    <style:style style:name="ro248" style:family="table-row">
      <style:table-row-properties style:row-height="0.2189in" fo:break-before="auto" style:use-optimal-row-height="false"/>
    </style:style>
    <style:style style:name="ro249" style:family="table-row">
      <style:table-row-properties style:row-height="0.2189in" fo:break-before="auto" style:use-optimal-row-height="false"/>
    </style:style>
    <style:style style:name="ro250" style:family="table-row">
      <style:table-row-properties style:row-height="0.2189in" fo:break-before="auto" style:use-optimal-row-height="false"/>
    </style:style>
    <style:style style:name="ro251" style:family="table-row">
      <style:table-row-properties style:row-height="0.2189in" fo:break-before="auto" style:use-optimal-row-height="false"/>
    </style:style>
    <style:style style:name="ro252" style:family="table-row">
      <style:table-row-properties style:row-height="0.2189in" fo:break-before="auto" style:use-optimal-row-height="false"/>
    </style:style>
    <style:style style:name="ro253" style:family="table-row">
      <style:table-row-properties style:row-height="0.2189in" fo:break-before="auto" style:use-optimal-row-height="false"/>
    </style:style>
    <style:style style:name="ro254" style:family="table-row">
      <style:table-row-properties style:row-height="0.2189in" fo:break-before="auto" style:use-optimal-row-height="false"/>
    </style:style>
    <style:style style:name="ro255" style:family="table-row">
      <style:table-row-properties style:row-height="0.2189in" fo:break-before="auto" style:use-optimal-row-height="false"/>
    </style:style>
    <style:style style:name="ro256" style:family="table-row">
      <style:table-row-properties style:row-height="0.2189in" fo:break-before="auto" style:use-optimal-row-height="false"/>
    </style:style>
    <style:style style:name="ro257" style:family="table-row">
      <style:table-row-properties style:row-height="0.2189in" fo:break-before="auto" style:use-optimal-row-height="false"/>
    </style:style>
    <style:style style:name="ro258" style:family="table-row">
      <style:table-row-properties style:row-height="0.2189in" fo:break-before="auto" style:use-optimal-row-height="false"/>
    </style:style>
    <style:style style:name="ro259" style:family="table-row">
      <style:table-row-properties style:row-height="0.2189in" fo:break-before="auto" style:use-optimal-row-height="false"/>
    </style:style>
    <style:style style:name="ro260" style:family="table-row">
      <style:table-row-properties style:row-height="0.2189in" fo:break-before="auto" style:use-optimal-row-height="false"/>
    </style:style>
    <style:style style:name="ro261" style:family="table-row">
      <style:table-row-properties style:row-height="0.2189in" fo:break-before="auto" style:use-optimal-row-height="false"/>
    </style:style>
    <style:style style:name="ro262" style:family="table-row">
      <style:table-row-properties style:row-height="0.2189in" fo:break-before="auto" style:use-optimal-row-height="false"/>
    </style:style>
    <style:style style:name="ro263" style:family="table-row">
      <style:table-row-properties style:row-height="0.2189in" fo:break-before="auto" style:use-optimal-row-height="false"/>
    </style:style>
    <style:style style:name="ro264" style:family="table-row">
      <style:table-row-properties style:row-height="0.2189in" fo:break-before="auto" style:use-optimal-row-height="false"/>
    </style:style>
    <style:style style:name="ro265" style:family="table-row">
      <style:table-row-properties style:row-height="0.2189in" fo:break-before="auto" style:use-optimal-row-height="false"/>
    </style:style>
    <style:style style:name="ro266" style:family="table-row">
      <style:table-row-properties style:row-height="0.2189in" fo:break-before="auto" style:use-optimal-row-height="false"/>
    </style:style>
    <style:style style:name="ro267" style:family="table-row">
      <style:table-row-properties style:row-height="0.2189in" fo:break-before="auto" style:use-optimal-row-height="false"/>
    </style:style>
    <style:style style:name="ro268" style:family="table-row">
      <style:table-row-properties style:row-height="0.2189in" fo:break-before="auto" style:use-optimal-row-height="false"/>
    </style:style>
    <style:style style:name="ro269" style:family="table-row">
      <style:table-row-properties style:row-height="0.2189in" fo:break-before="auto" style:use-optimal-row-height="false"/>
    </style:style>
    <style:style style:name="ro270" style:family="table-row">
      <style:table-row-properties style:row-height="0.2189in" fo:break-before="auto" style:use-optimal-row-height="false"/>
    </style:style>
    <style:style style:name="ro271" style:family="table-row">
      <style:table-row-properties style:row-height="0.2189in" fo:break-before="auto" style:use-optimal-row-height="false"/>
    </style:style>
    <style:style style:name="ro272" style:family="table-row">
      <style:table-row-properties style:row-height="0.2189in" fo:break-before="auto" style:use-optimal-row-height="false"/>
    </style:style>
    <style:style style:name="ro273" style:family="table-row">
      <style:table-row-properties style:row-height="0.2189in" fo:break-before="auto" style:use-optimal-row-height="false"/>
    </style:style>
    <style:style style:name="ro274" style:family="table-row">
      <style:table-row-properties style:row-height="0.2189in" fo:break-before="auto" style:use-optimal-row-height="false"/>
    </style:style>
    <style:style style:name="ro275" style:family="table-row">
      <style:table-row-properties style:row-height="0.2189in" fo:break-before="auto" style:use-optimal-row-height="false"/>
    </style:style>
    <style:style style:name="ro276" style:family="table-row">
      <style:table-row-properties style:row-height="0.2189in" fo:break-before="auto" style:use-optimal-row-height="false"/>
    </style:style>
    <style:style style:name="ro277" style:family="table-row">
      <style:table-row-properties style:row-height="0.2189in" fo:break-before="auto" style:use-optimal-row-height="false"/>
    </style:style>
    <style:style style:name="ro278" style:family="table-row">
      <style:table-row-properties style:row-height="0.2189in" fo:break-before="auto" style:use-optimal-row-height="false"/>
    </style:style>
    <style:style style:name="ro279" style:family="table-row">
      <style:table-row-properties style:row-height="0.2189in" fo:break-before="auto" style:use-optimal-row-height="false"/>
    </style:style>
    <style:style style:name="ro280" style:family="table-row">
      <style:table-row-properties style:row-height="0.2189in" fo:break-before="auto" style:use-optimal-row-height="false"/>
    </style:style>
    <style:style style:name="ro281" style:family="table-row">
      <style:table-row-properties style:row-height="0.2189in" fo:break-before="auto" style:use-optimal-row-height="false"/>
    </style:style>
    <style:style style:name="ro282" style:family="table-row">
      <style:table-row-properties style:row-height="0.2189in" fo:break-before="auto" style:use-optimal-row-height="false"/>
    </style:style>
    <style:style style:name="ro283" style:family="table-row">
      <style:table-row-properties style:row-height="0.2189in" fo:break-before="auto" style:use-optimal-row-height="false"/>
    </style:style>
    <style:style style:name="ro284" style:family="table-row">
      <style:table-row-properties style:row-height="0.2189in" fo:break-before="auto" style:use-optimal-row-height="false"/>
    </style:style>
    <style:style style:name="ro285" style:family="table-row">
      <style:table-row-properties style:row-height="0.2189in" fo:break-before="auto" style:use-optimal-row-height="false"/>
    </style:style>
    <style:style style:name="ro286" style:family="table-row">
      <style:table-row-properties style:row-height="0.2189in" fo:break-before="auto" style:use-optimal-row-height="false"/>
    </style:style>
    <style:style style:name="ro287" style:family="table-row">
      <style:table-row-properties style:row-height="0.2189in" fo:break-before="auto" style:use-optimal-row-height="false"/>
    </style:style>
    <style:style style:name="ro288" style:family="table-row">
      <style:table-row-properties style:row-height="0.2189in" fo:break-before="auto" style:use-optimal-row-height="false"/>
    </style:style>
    <style:style style:name="ro289" style:family="table-row">
      <style:table-row-properties style:row-height="0.2189in" fo:break-before="auto" style:use-optimal-row-height="false"/>
    </style:style>
    <style:style style:name="ro290" style:family="table-row">
      <style:table-row-properties style:row-height="0.2189in" fo:break-before="auto" style:use-optimal-row-height="false"/>
    </style:style>
    <style:style style:name="ro291" style:family="table-row">
      <style:table-row-properties style:row-height="0.2189in" fo:break-before="auto" style:use-optimal-row-height="false"/>
    </style:style>
    <style:style style:name="ro292" style:family="table-row">
      <style:table-row-properties style:row-height="0.2189in" fo:break-before="auto" style:use-optimal-row-height="false"/>
    </style:style>
    <style:style style:name="ro293" style:family="table-row">
      <style:table-row-properties style:row-height="0.2189in" fo:break-before="auto" style:use-optimal-row-height="false"/>
    </style:style>
    <style:style style:name="ro294" style:family="table-row">
      <style:table-row-properties style:row-height="0.2189in" fo:break-before="auto" style:use-optimal-row-height="false"/>
    </style:style>
    <style:style style:name="ro295" style:family="table-row">
      <style:table-row-properties style:row-height="0.2189in" fo:break-before="auto" style:use-optimal-row-height="false"/>
    </style:style>
    <style:style style:name="ro296" style:family="table-row">
      <style:table-row-properties style:row-height="0.2189in" fo:break-before="auto" style:use-optimal-row-height="false"/>
    </style:style>
    <style:style style:name="ro297" style:family="table-row">
      <style:table-row-properties style:row-height="0.2189in" fo:break-before="auto" style:use-optimal-row-height="false"/>
    </style:style>
    <style:style style:name="ro298" style:family="table-row">
      <style:table-row-properties style:row-height="0.2189in" fo:break-before="auto" style:use-optimal-row-height="false"/>
    </style:style>
    <style:style style:name="ro299" style:family="table-row">
      <style:table-row-properties style:row-height="0.2189in" fo:break-before="auto" style:use-optimal-row-height="false"/>
    </style:style>
    <style:style style:name="ro300" style:family="table-row">
      <style:table-row-properties style:row-height="0.2189in" fo:break-before="auto" style:use-optimal-row-height="false"/>
    </style:style>
    <style:style style:name="ro301" style:family="table-row">
      <style:table-row-properties style:row-height="0.2189in" fo:break-before="auto" style:use-optimal-row-height="false"/>
    </style:style>
    <style:style style:name="ro302" style:family="table-row">
      <style:table-row-properties style:row-height="0.2189in" fo:break-before="auto" style:use-optimal-row-height="false"/>
    </style:style>
    <style:style style:name="ro303" style:family="table-row">
      <style:table-row-properties style:row-height="0.2189in" fo:break-before="auto" style:use-optimal-row-height="false"/>
    </style:style>
    <style:style style:name="ro304" style:family="table-row">
      <style:table-row-properties style:row-height="0.2189in" fo:break-before="auto" style:use-optimal-row-height="false"/>
    </style:style>
    <style:style style:name="ro305" style:family="table-row">
      <style:table-row-properties style:row-height="0.2189in" fo:break-before="auto" style:use-optimal-row-height="false"/>
    </style:style>
    <style:style style:name="ro306" style:family="table-row">
      <style:table-row-properties style:row-height="0.2189in" fo:break-before="auto" style:use-optimal-row-height="false"/>
    </style:style>
    <style:style style:name="ro307" style:family="table-row">
      <style:table-row-properties style:row-height="0.2189in" fo:break-before="auto" style:use-optimal-row-height="false"/>
    </style:style>
    <style:style style:name="ro308" style:family="table-row">
      <style:table-row-properties style:row-height="0.2189in" fo:break-before="auto" style:use-optimal-row-height="false"/>
    </style:style>
    <style:style style:name="ro309" style:family="table-row">
      <style:table-row-properties style:row-height="0.2189in" fo:break-before="auto" style:use-optimal-row-height="false"/>
    </style:style>
    <style:style style:name="ro310" style:family="table-row">
      <style:table-row-properties style:row-height="0.2189in" fo:break-before="auto" style:use-optimal-row-height="false"/>
    </style:style>
    <style:style style:name="ro311" style:family="table-row">
      <style:table-row-properties style:row-height="0.2189in" fo:break-before="auto" style:use-optimal-row-height="false"/>
    </style:style>
    <style:style style:name="ro312" style:family="table-row">
      <style:table-row-properties style:row-height="0.2189in" fo:break-before="auto" style:use-optimal-row-height="false"/>
    </style:style>
    <style:style style:name="ro313" style:family="table-row">
      <style:table-row-properties style:row-height="0.2189in" fo:break-before="auto" style:use-optimal-row-height="false"/>
    </style:style>
    <style:style style:name="ro314" style:family="table-row">
      <style:table-row-properties style:row-height="0.2189in" fo:break-before="auto" style:use-optimal-row-height="false"/>
    </style:style>
    <style:style style:name="ro315" style:family="table-row">
      <style:table-row-properties style:row-height="0.2189in" fo:break-before="auto" style:use-optimal-row-height="false"/>
    </style:style>
    <style:style style:name="ro316" style:family="table-row">
      <style:table-row-properties style:row-height="0.2189in" fo:break-before="auto" style:use-optimal-row-height="false"/>
    </style:style>
    <style:style style:name="ro317" style:family="table-row">
      <style:table-row-properties style:row-height="0.2189in" fo:break-before="auto" style:use-optimal-row-height="false"/>
    </style:style>
    <style:style style:name="ro318" style:family="table-row">
      <style:table-row-properties style:row-height="0.2189in" fo:break-before="auto" style:use-optimal-row-height="false"/>
    </style:style>
    <style:style style:name="ro319" style:family="table-row">
      <style:table-row-properties style:row-height="0.2189in" fo:break-before="auto" style:use-optimal-row-height="false"/>
    </style:style>
    <style:style style:name="ro320" style:family="table-row">
      <style:table-row-properties style:row-height="0.2189in" fo:break-before="auto" style:use-optimal-row-height="false"/>
    </style:style>
    <style:style style:name="ro321" style:family="table-row">
      <style:table-row-properties style:row-height="0.2189in" fo:break-before="auto" style:use-optimal-row-height="false"/>
    </style:style>
    <style:style style:name="ro322" style:family="table-row">
      <style:table-row-properties style:row-height="0.2189in" fo:break-before="auto" style:use-optimal-row-height="false"/>
    </style:style>
    <style:style style:name="ro323" style:family="table-row">
      <style:table-row-properties style:row-height="0.2189in" fo:break-before="auto" style:use-optimal-row-height="false"/>
    </style:style>
    <style:style style:name="ro324" style:family="table-row">
      <style:table-row-properties style:row-height="0.2189in" fo:break-before="auto" style:use-optimal-row-height="false"/>
    </style:style>
    <style:style style:name="ro325" style:family="table-row">
      <style:table-row-properties style:row-height="0.2189in" fo:break-before="auto" style:use-optimal-row-height="false"/>
    </style:style>
    <style:style style:name="ro326" style:family="table-row">
      <style:table-row-properties style:row-height="0.2189in" fo:break-before="auto" style:use-optimal-row-height="false"/>
    </style:style>
    <style:style style:name="ro327" style:family="table-row">
      <style:table-row-properties style:row-height="0.2189in" fo:break-before="auto" style:use-optimal-row-height="false"/>
    </style:style>
    <style:style style:name="ro328" style:family="table-row">
      <style:table-row-properties style:row-height="0.2189in" fo:break-before="auto" style:use-optimal-row-height="false"/>
    </style:style>
    <style:style style:name="ro329" style:family="table-row">
      <style:table-row-properties style:row-height="0.2189in" fo:break-before="auto" style:use-optimal-row-height="false"/>
    </style:style>
    <style:style style:name="ro330" style:family="table-row">
      <style:table-row-properties style:row-height="0.2189in" fo:break-before="auto" style:use-optimal-row-height="false"/>
    </style:style>
    <style:style style:name="ro331" style:family="table-row">
      <style:table-row-properties style:row-height="0.2189in" fo:break-before="auto" style:use-optimal-row-height="false"/>
    </style:style>
    <style:style style:name="ro332" style:family="table-row">
      <style:table-row-properties style:row-height="0.2189in" fo:break-before="auto" style:use-optimal-row-height="false"/>
    </style:style>
    <style:style style:name="ro333" style:family="table-row">
      <style:table-row-properties style:row-height="0.2189in" fo:break-before="auto" style:use-optimal-row-height="false"/>
    </style:style>
    <style:style style:name="ro334" style:family="table-row">
      <style:table-row-properties style:row-height="0.2189in" fo:break-before="auto" style:use-optimal-row-height="false"/>
    </style:style>
    <style:style style:name="ro335" style:family="table-row">
      <style:table-row-properties style:row-height="0.2189in" fo:break-before="auto" style:use-optimal-row-height="false"/>
    </style:style>
    <style:style style:name="ro336" style:family="table-row">
      <style:table-row-properties style:row-height="0.2189in" fo:break-before="auto" style:use-optimal-row-height="false"/>
    </style:style>
    <style:style style:name="ro337" style:family="table-row">
      <style:table-row-properties style:row-height="0.2189in" fo:break-before="auto" style:use-optimal-row-height="false"/>
    </style:style>
    <style:style style:name="ro338" style:family="table-row">
      <style:table-row-properties style:row-height="0.2189in" fo:break-before="auto" style:use-optimal-row-height="false"/>
    </style:style>
    <style:style style:name="ro339" style:family="table-row">
      <style:table-row-properties style:row-height="0.2189in" fo:break-before="auto" style:use-optimal-row-height="false"/>
    </style:style>
    <style:style style:name="ro340" style:family="table-row">
      <style:table-row-properties style:row-height="0.2189in" fo:break-before="auto" style:use-optimal-row-height="false"/>
    </style:style>
    <style:style style:name="ro341" style:family="table-row">
      <style:table-row-properties style:row-height="0.2189in" fo:break-before="auto" style:use-optimal-row-height="false"/>
    </style:style>
    <style:style style:name="ro342" style:family="table-row">
      <style:table-row-properties style:row-height="0.2189in" fo:break-before="auto" style:use-optimal-row-height="false"/>
    </style:style>
    <style:style style:name="ro343" style:family="table-row">
      <style:table-row-properties style:row-height="0.2189in" fo:break-before="auto" style:use-optimal-row-height="false"/>
    </style:style>
    <style:style style:name="ro345" style:family="table-row">
      <style:table-row-properties style:row-height="0.178in" fo:break-before="auto" style:use-optimal-row-height="true"/>
    </style:style>
    <style:style style:name="ro346" style:family="table-row">
      <style:table-row-properties style:row-height="0.1917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transparent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" style:family="table-cell" style:parent-style-name="Default">
      <style:table-cell-properties fo:background-color="transparent" fo:wrap-option="wrap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" style:family="table-cell" style:parent-style-name="Default" style:data-style-name="N129">
      <style:table-cell-properties fo:background-color="transparent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" style:family="table-cell" style:parent-style-name="Default">
      <style:table-cell-properties fo:background-color="transparent" fo:wrap-option="wrap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3" style:family="table-cell" style:parent-style-name="Default">
      <style:table-cell-properties fo:background-color="transparent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4" style:family="table-cell" style:parent-style-name="Default">
      <style:table-cell-properties style:cell-protect="protected" style:print-content="true" fo:background-color="transparent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5" style:family="table-cell" style:parent-style-name="Default">
      <style:table-cell-properties fo:background-color="transparent" fo:wrap-option="wrap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" style:family="table-cell" style:parent-style-name="Default" style:data-style-name="N129">
      <style:table-cell-properties fo:background-color="transparent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" style:family="table-cell" style:parent-style-name="Default">
      <style:table-cell-properties fo:background-color="transparent" fo:wrap-option="wrap"/>
      <style:paragraph-properties style:writing-mode="page"/>
      <style:text-properties style:font-name="Liberation Serif" fo:font-size="10pt" fo:font-style="normal" fo:font-weight="normal" style:font-name-asian="Liberation Serif" style:font-size-asian="10pt" style:font-name-complex="Liberation Serif" style:font-size-complex="1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" style:family="table-cell" style:parent-style-name="Default" style:data-style-name="N11">
      <style:table-cell-properties fo:background-color="transparent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T1" style:family="text">
      <style:text-properties fo:color="#000000" loext:opacity="100%" style:font-name="F" fo:font-size="11pt" fo:font-style="normal" style:text-underline-style="none" fo:font-weight="normal"/>
    </style:style>
    <style:style style:name="T2" style:family="text">
      <style:text-properties fo:color="#000000" loext:opacity="100%" style:font-name="F" fo:font-size="11pt" fo:font-style="normal" style:text-underline-style="none" fo:font-weight="normal"/>
    </style:style>
    <style:style style:name="T3" style:family="text">
      <style:text-properties fo:color="#000000" loext:opacity="100%" style:font-name="F" fo:font-size="11pt" fo:font-style="normal" style:text-underline-style="none" fo:font-weight="normal"/>
    </style:style>
    <style:style style:name="T4" style:family="text">
      <style:text-properties fo:color="#000000" loext:opacity="100%" style:font-name="F" fo:font-size="11pt" fo:font-style="normal" style:text-underline-style="none" fo:font-weight="normal"/>
    </style:style>
    <style:style style:name="T5" style:family="text">
      <style:text-properties fo:color="#000000" loext:opacity="100%" style:font-name="F" fo:font-size="11pt" fo:font-style="normal" style:text-underline-style="none" fo:font-weight="normal"/>
    </style:style>
    <style:style style:name="T6" style:family="text">
      <style:text-properties fo:color="#000000" loext:opacity="100%" style:font-name="F" fo:font-size="11pt" fo:font-style="normal" style:text-underline-style="none" fo:font-weight="normal"/>
    </style:style>
    <style:style style:name="T7" style:family="text">
      <style:text-properties fo:color="#000000" loext:opacity="100%" style:font-name="F" fo:font-size="11pt" fo:font-style="normal" style:text-underline-style="none" fo:font-weight="normal"/>
    </style:style>
    <style:style style:name="T8" style:family="text">
      <style:text-properties fo:color="#000000" loext:opacity="100%" style:font-name="F" fo:font-size="11pt" fo:font-style="normal" style:text-underline-style="none" fo:font-weight="normal"/>
    </style:style>
    <style:style style:name="T9" style:family="text">
      <style:text-properties fo:color="#000000" loext:opacity="100%" style:font-name="F" fo:font-size="11pt" fo:font-style="normal" style:text-underline-style="none" fo:font-weight="normal"/>
    </style:style>
    <style:style style:name="T10" style:family="text">
      <style:text-properties fo:color="#000000" loext:opacity="100%" style:font-name="F" fo:font-size="11pt" fo:font-style="normal" style:text-underline-style="none" fo:font-weight="normal"/>
    </style:style>
    <style:style style:name="T11" style:family="text">
      <style:text-properties fo:color="#000000" loext:opacity="100%" style:font-name="F" fo:font-size="11pt" fo:font-style="normal" style:text-underline-style="none" fo:font-weight="normal"/>
    </style:style>
    <style:style style:name="T12" style:family="text">
      <style:text-properties fo:color="#000000" loext:opacity="100%" style:font-name="F" fo:font-size="11pt" fo:font-style="normal" style:text-underline-style="none" fo:font-weight="normal"/>
    </style:style>
    <style:style style:name="T13" style:family="text">
      <style:text-properties fo:color="#000000" loext:opacity="100%" style:font-name="F" fo:font-size="11pt" fo:font-style="normal" style:text-underline-style="none" fo:font-weight="normal"/>
    </style:style>
    <style:style style:name="T14" style:family="text">
      <style:text-properties fo:color="#000000" loext:opacity="100%" style:font-name="F" fo:font-size="11pt" fo:font-style="normal" style:text-underline-style="none" fo:font-weight="normal"/>
    </style:style>
    <style:style style:name="T15" style:family="text">
      <style:text-properties fo:color="#000000" loext:opacity="100%" style:font-name="F" fo:font-size="11pt" fo:font-style="normal" style:text-underline-style="none" fo:font-weight="normal"/>
    </style:style>
    <style:style style:name="T16" style:family="text">
      <style:text-properties fo:color="#000000" loext:opacity="100%" style:font-name="F" fo:font-size="11pt" fo:font-style="normal" style:text-underline-style="none" fo:font-weight="normal"/>
    </style:style>
    <style:style style:name="T17" style:family="text">
      <style:text-properties fo:color="#000000" loext:opacity="100%" style:font-name="F" fo:font-size="11pt" fo:font-style="normal" style:text-underline-style="none" fo:font-weight="normal"/>
    </style:style>
    <style:style style:name="T18" style:family="text">
      <style:text-properties fo:color="#000000" loext:opacity="100%" style:font-name="F" fo:font-size="11pt" fo:font-style="normal" style:text-underline-style="none" fo:font-weight="normal"/>
    </style:style>
    <style:style style:name="T19" style:family="text">
      <style:text-properties fo:color="#000000" loext:opacity="100%" style:font-name="F" fo:font-size="11pt" fo:font-style="normal" style:text-underline-style="none" fo:font-weight="normal"/>
    </style:style>
    <style:style style:name="T20" style:family="text">
      <style:text-properties fo:color="#000000" loext:opacity="100%" style:font-name="F" fo:font-size="11pt" fo:font-style="normal" style:text-underline-style="none" fo:font-weight="normal"/>
    </style:style>
    <style:style style:name="T21" style:family="text">
      <style:text-properties fo:color="#000000" loext:opacity="100%" style:font-name="F" fo:font-size="11pt" fo:font-style="normal" style:text-underline-style="none" fo:font-weight="normal"/>
    </style:style>
    <style:style style:name="T22" style:family="text">
      <style:text-properties fo:color="#000000" loext:opacity="100%" style:font-name="F" fo:font-size="11pt" fo:font-style="normal" style:text-underline-style="none" fo:font-weight="normal"/>
    </style:style>
    <style:style style:name="T23" style:family="text">
      <style:text-properties fo:color="#000000" loext:opacity="100%" style:font-name="F" fo:font-size="11pt" fo:font-style="normal" style:text-underline-style="none" fo:font-weight="normal"/>
    </style:style>
    <style:style style:name="T24" style:family="text">
      <style:text-properties fo:color="#000000" loext:opacity="100%" style:font-name="F" fo:font-size="11pt" fo:font-style="normal" style:text-underline-style="none" fo:font-weight="normal"/>
    </style:style>
    <style:style style:name="T25" style:family="text">
      <style:text-properties fo:color="#000000" loext:opacity="100%" style:font-name="F" fo:font-size="11pt" fo:font-style="normal" style:text-underline-style="none" fo:font-weight="normal"/>
    </style:style>
    <style:style style:name="T26" style:family="text">
      <style:text-properties fo:color="#000000" loext:opacity="100%" style:font-name="F" fo:font-size="11pt" fo:font-style="normal" style:text-underline-style="none" fo:font-weight="normal"/>
    </style:style>
    <style:style style:name="T27" style:family="text">
      <style:text-properties fo:color="#000000" loext:opacity="100%" style:font-name="F" fo:font-size="11pt" fo:font-style="normal" style:text-underline-style="none" fo:font-weight="normal"/>
    </style:style>
    <style:style style:name="T28" style:family="text">
      <style:text-properties fo:color="#000000" loext:opacity="100%" style:font-name="F" fo:font-size="11pt" fo:font-style="normal" style:text-underline-style="none" fo:font-weight="normal"/>
    </style:style>
    <style:style style:name="T29" style:family="text">
      <style:text-properties fo:color="#000000" loext:opacity="100%" style:font-name="F" fo:font-size="11pt" fo:font-style="normal" style:text-underline-style="none" fo:font-weight="normal"/>
    </style:style>
    <style:style style:name="T30" style:family="text">
      <style:text-properties fo:color="#000000" loext:opacity="100%" style:font-name="F" fo:font-size="11pt" fo:font-style="normal" style:text-underline-style="none" fo:font-weight="normal"/>
    </style:style>
    <style:style style:name="T31" style:family="text">
      <style:text-properties fo:color="#000000" loext:opacity="100%" style:font-name="F" fo:font-size="11pt" fo:font-style="normal" style:text-underline-style="none" fo:font-weight="normal"/>
    </style:style>
    <style:style style:name="T32" style:family="text">
      <style:text-properties fo:color="#000000" loext:opacity="100%" style:font-name="F" fo:font-size="11pt" fo:font-style="normal" style:text-underline-style="none" fo:font-weight="normal"/>
    </style:style>
    <style:style style:name="T33" style:family="text">
      <style:text-properties fo:color="#000000" loext:opacity="100%" style:font-name="F" fo:font-size="11pt" fo:font-style="normal" style:text-underline-style="none" fo:font-weight="normal"/>
    </style:style>
    <style:style style:name="T34" style:family="text">
      <style:text-properties fo:color="#000000" loext:opacity="100%" style:font-name="F" fo:font-size="11pt" fo:font-style="normal" style:text-underline-style="none" fo:font-weight="normal"/>
    </style:style>
    <style:style style:name="T35" style:family="text">
      <style:text-properties fo:color="#000000" loext:opacity="100%" style:font-name="F" fo:font-size="11pt" fo:font-style="normal" style:text-underline-style="none" fo:font-weight="normal"/>
    </style:style>
    <style:style style:name="T36" style:family="text">
      <style:text-properties fo:color="#000000" loext:opacity="100%" style:font-name="F" fo:font-size="11pt" fo:font-style="normal" style:text-underline-style="none" fo:font-weight="normal"/>
    </style:style>
    <style:style style:name="T37" style:family="text">
      <style:text-properties fo:color="#000000" loext:opacity="100%" style:font-name="F" fo:font-size="11pt" fo:font-style="normal" style:text-underline-style="none" fo:font-weight="normal"/>
    </style:style>
    <style:style style:name="T38" style:family="text">
      <style:text-properties fo:color="#000000" loext:opacity="100%" style:font-name="F" fo:font-size="11pt" fo:font-style="normal" style:text-underline-style="none" fo:font-weight="normal"/>
    </style:style>
    <style:style style:name="T39" style:family="text">
      <style:text-properties fo:color="#000000" loext:opacity="100%" style:font-name="F" fo:font-size="11pt" fo:font-style="normal" style:text-underline-style="none" fo:font-weight="normal"/>
    </style:style>
    <style:style style:name="T40" style:family="text">
      <style:text-properties fo:color="#000000" loext:opacity="100%" style:font-name="F" fo:font-size="11pt" fo:font-style="normal" style:text-underline-style="none" fo:font-weight="normal"/>
    </style:style>
    <style:style style:name="T41" style:family="text">
      <style:text-properties fo:color="#000000" loext:opacity="100%" style:font-name="F" fo:font-size="11pt" fo:font-style="normal" style:text-underline-style="none" fo:font-weight="normal"/>
    </style:style>
    <style:style style:name="T42" style:family="text">
      <style:text-properties fo:color="#000000" loext:opacity="100%" style:font-name="F" fo:font-size="11pt" fo:font-style="normal" style:text-underline-style="none" fo:font-weight="normal"/>
    </style:style>
    <style:style style:name="T43" style:family="text">
      <style:text-properties fo:color="#000000" loext:opacity="100%" style:font-name="F" fo:font-size="11pt" fo:font-style="normal" style:text-underline-style="none" fo:font-weight="normal"/>
    </style:style>
    <style:style style:name="T44" style:family="text">
      <style:text-properties fo:color="#000000" loext:opacity="100%" style:font-name="F" fo:font-size="11pt" fo:font-style="normal" style:text-underline-style="none" fo:font-weight="normal"/>
    </style:style>
    <style:style style:name="T45" style:family="text">
      <style:text-properties fo:color="#000000" loext:opacity="100%" style:font-name="F" fo:font-size="11pt" fo:font-style="normal" style:text-underline-style="none" fo:font-weight="normal"/>
    </style:style>
    <style:style style:name="T46" style:family="text">
      <style:text-properties fo:color="#000000" loext:opacity="100%" style:font-name="F" fo:font-size="11pt" fo:font-style="normal" style:text-underline-style="none" fo:font-weight="normal"/>
    </style:style>
    <style:style style:name="T47" style:family="text">
      <style:text-properties fo:color="#000000" loext:opacity="100%" style:font-name="F" fo:font-size="11pt" fo:font-style="normal" style:text-underline-style="none" fo:font-weight="normal"/>
    </style:style>
    <style:style style:name="T48" style:family="text">
      <style:text-properties fo:color="#000000" loext:opacity="100%" style:font-name="F" fo:font-size="11pt" fo:font-style="normal" style:text-underline-style="none" fo:font-weight="normal"/>
    </style:style>
    <style:style style:name="T49" style:family="text">
      <style:text-properties fo:color="#000000" loext:opacity="100%" style:font-name="F" fo:font-size="11pt" fo:font-style="normal" style:text-underline-style="none" fo:font-weight="normal"/>
    </style:style>
    <style:style style:name="T50" style:family="text">
      <style:text-properties fo:color="#000000" loext:opacity="100%" style:font-name="F" fo:font-size="11pt" fo:font-style="normal" style:text-underline-style="none" fo:font-weight="normal"/>
    </style:style>
    <style:style style:name="T51" style:family="text">
      <style:text-properties fo:color="#000000" loext:opacity="100%" style:font-name="F" fo:font-size="11pt" fo:font-style="normal" style:text-underline-style="none" fo:font-weight="normal"/>
    </style:style>
    <style:style style:name="T52" style:family="text">
      <style:text-properties fo:color="#000000" loext:opacity="100%" style:font-name="F" fo:font-size="11pt" fo:font-style="normal" style:text-underline-style="none" fo:font-weight="normal"/>
    </style:style>
    <style:style style:name="T53" style:family="text">
      <style:text-properties fo:color="#000000" loext:opacity="100%" style:font-name="F" fo:font-size="11pt" fo:font-style="normal" style:text-underline-style="none" fo:font-weight="normal"/>
    </style:style>
    <style:style style:name="T54" style:family="text">
      <style:text-properties fo:color="#000000" loext:opacity="100%" style:font-name="F" fo:font-size="11pt" fo:font-style="normal" style:text-underline-style="none" fo:font-weight="normal"/>
    </style:style>
    <style:style style:name="T55" style:family="text">
      <style:text-properties fo:color="#000000" loext:opacity="100%" style:font-name="F" fo:font-size="11pt" fo:font-style="normal" style:text-underline-style="none" fo:font-weight="normal"/>
    </style:style>
    <style:style style:name="T56" style:family="text">
      <style:text-properties fo:color="#000000" loext:opacity="100%" style:font-name="F" fo:font-size="11pt" fo:font-style="normal" style:text-underline-style="none" fo:font-weight="normal"/>
    </style:style>
    <style:style style:name="T57" style:family="text">
      <style:text-properties fo:color="#000000" loext:opacity="100%" style:font-name="F" fo:font-size="11pt" fo:font-style="normal" style:text-underline-style="none" fo:font-weight="normal"/>
    </style:style>
    <style:style style:name="T58" style:family="text">
      <style:text-properties fo:color="#000000" loext:opacity="100%" style:font-name="F" fo:font-size="11pt" fo:font-style="normal" style:text-underline-style="none" fo:font-weight="normal"/>
    </style:style>
    <style:style style:name="T59" style:family="text">
      <style:text-properties fo:color="#000000" loext:opacity="100%" style:font-name="F" fo:font-size="11pt" fo:font-style="normal" style:text-underline-style="none" fo:font-weight="normal"/>
    </style:style>
    <style:style style:name="T60" style:family="text">
      <style:text-properties fo:color="#000000" loext:opacity="100%" style:font-name="F" fo:font-size="11pt" fo:font-style="normal" style:text-underline-style="none" fo:font-weight="normal"/>
    </style:style>
    <style:style style:name="T61" style:family="text">
      <style:text-properties fo:color="#000000" loext:opacity="100%" style:font-name="F" fo:font-size="11pt" fo:font-style="normal" style:text-underline-style="none" fo:font-weight="normal"/>
    </style:style>
    <style:style style:name="T62" style:family="text">
      <style:text-properties fo:color="#000000" loext:opacity="100%" style:font-name="F" fo:font-size="11pt" fo:font-style="normal" style:text-underline-style="none" fo:font-weight="normal"/>
    </style:style>
    <style:style style:name="T63" style:family="text">
      <style:text-properties fo:color="#000000" loext:opacity="100%" style:font-name="F" fo:font-size="11pt" fo:font-style="normal" style:text-underline-style="none" fo:font-weight="normal"/>
    </style:style>
    <style:style style:name="T64" style:family="text">
      <style:text-properties fo:color="#000000" loext:opacity="100%" style:font-name="F" fo:font-size="11pt" fo:font-style="normal" style:text-underline-style="none" fo:font-weight="normal"/>
    </style:style>
    <style:style style:name="T65" style:family="text">
      <style:text-properties fo:color="#000000" loext:opacity="100%" style:font-name="F" fo:font-size="11pt" fo:font-style="normal" style:text-underline-style="none" fo:font-weight="normal"/>
    </style:style>
    <style:style style:name="T66" style:family="text">
      <style:text-properties fo:color="#000000" loext:opacity="100%" style:font-name="F" fo:font-size="11pt" fo:font-style="normal" style:text-underline-style="none" fo:font-weight="normal"/>
    </style:style>
    <style:style style:name="T67" style:family="text">
      <style:text-properties fo:color="#000000" loext:opacity="100%" style:font-name="F" fo:font-size="11pt" fo:font-style="normal" style:text-underline-style="none" fo:font-weight="normal"/>
    </style:style>
    <style:style style:name="T68" style:family="text">
      <style:text-properties fo:color="#000000" loext:opacity="100%" style:font-name="F" fo:font-size="11pt" fo:font-style="normal" style:text-underline-style="none" fo:font-weight="normal"/>
    </style:style>
    <style:style style:name="T69" style:family="text">
      <style:text-properties fo:color="#000000" loext:opacity="100%" style:font-name="F" fo:font-size="11pt" fo:font-style="normal" style:text-underline-style="none" fo:font-weight="normal"/>
    </style:style>
    <style:style style:name="T70" style:family="text">
      <style:text-properties fo:color="#000000" loext:opacity="100%" style:font-name="F" fo:font-size="11pt" fo:font-style="normal" style:text-underline-style="none" fo:font-weight="normal"/>
    </style:style>
    <style:style style:name="T71" style:family="text">
      <style:text-properties fo:color="#000000" loext:opacity="100%" style:font-name="F" fo:font-size="11pt" fo:font-style="normal" style:text-underline-style="none" fo:font-weight="normal"/>
    </style:style>
    <style:style style:name="T72" style:family="text">
      <style:text-properties fo:color="#000000" loext:opacity="100%" style:font-name="F" fo:font-size="11pt" fo:font-style="normal" style:text-underline-style="none" fo:font-weight="normal"/>
    </style:style>
    <style:style style:name="T73" style:family="text">
      <style:text-properties fo:color="#000000" loext:opacity="100%" style:font-name="F" fo:font-size="11pt" fo:font-style="normal" style:text-underline-style="none" fo:font-weight="normal"/>
    </style:style>
    <style:style style:name="T74" style:family="text">
      <style:text-properties fo:color="#000000" loext:opacity="100%" style:font-name="F" fo:font-size="11pt" fo:font-style="normal" style:text-underline-style="none" fo:font-weight="normal"/>
    </style:style>
    <style:style style:name="T75" style:family="text">
      <style:text-properties fo:color="#000000" loext:opacity="100%" style:font-name="F" fo:font-size="11pt" fo:font-style="normal" style:text-underline-style="none" fo:font-weight="normal"/>
    </style:style>
    <style:style style:name="T76" style:family="text">
      <style:text-properties fo:color="#000000" loext:opacity="100%" style:font-name="F" fo:font-size="11pt" fo:font-style="normal" style:text-underline-style="none" fo:font-weight="normal"/>
    </style:style>
    <style:style style:name="T77" style:family="text">
      <style:text-properties fo:color="#000000" loext:opacity="100%" style:font-name="F" fo:font-size="11pt" fo:font-style="normal" style:text-underline-style="none" fo:font-weight="normal"/>
    </style:style>
    <style:style style:name="T78" style:family="text">
      <style:text-properties fo:color="#000000" loext:opacity="100%" style:font-name="F" fo:font-size="11pt" fo:font-style="normal" style:text-underline-style="none" fo:font-weight="normal"/>
    </style:style>
    <style:style style:name="T79" style:family="text">
      <style:text-properties fo:color="#000000" loext:opacity="100%" style:font-name="F" fo:font-size="11pt" fo:font-style="normal" style:text-underline-style="none" fo:font-weight="normal"/>
    </style:style>
    <style:style style:name="T80" style:family="text">
      <style:text-properties fo:color="#000000" loext:opacity="100%" style:font-name="F" fo:font-size="11pt" fo:font-style="normal" style:text-underline-style="none" fo:font-weight="normal"/>
    </style:style>
    <style:style style:name="T81" style:family="text">
      <style:text-properties fo:color="#000000" loext:opacity="100%" style:font-name="F" fo:font-size="11pt" fo:font-style="normal" style:text-underline-style="none" fo:font-weight="normal"/>
    </style:style>
    <style:style style:name="T82" style:family="text">
      <style:text-properties fo:color="#000000" loext:opacity="100%" style:font-name="F" fo:font-size="11pt" fo:font-style="normal" style:text-underline-style="none" fo:font-weight="normal"/>
    </style:style>
    <style:style style:name="T83" style:family="text">
      <style:text-properties fo:color="#000000" loext:opacity="100%" style:font-name="F" fo:font-size="11pt" fo:font-style="normal" style:text-underline-style="none" fo:font-weight="normal"/>
    </style:style>
    <style:style style:name="T84" style:family="text">
      <style:text-properties fo:color="#000000" loext:opacity="100%" style:font-name="F" fo:font-size="11pt" fo:font-style="normal" style:text-underline-style="none" fo:font-weight="normal"/>
    </style:style>
    <style:style style:name="T85" style:family="text">
      <style:text-properties fo:color="#000000" loext:opacity="100%" style:font-name="F" fo:font-size="11pt" fo:font-style="normal" style:text-underline-style="none" fo:font-weight="normal"/>
    </style:style>
    <style:style style:name="T86" style:family="text">
      <style:text-properties fo:color="#000000" loext:opacity="100%" style:font-name="F" fo:font-size="11pt" fo:font-style="normal" style:text-underline-style="none" fo:font-weight="normal"/>
    </style:style>
    <style:style style:name="T87" style:family="text">
      <style:text-properties fo:color="#000000" loext:opacity="100%" style:font-name="F" fo:font-size="11pt" fo:font-style="normal" style:text-underline-style="none" fo:font-weight="normal"/>
    </style:style>
    <style:style style:name="T88" style:family="text">
      <style:text-properties fo:color="#000000" loext:opacity="100%" style:font-name="F" fo:font-size="11pt" fo:font-style="normal" style:text-underline-style="none" fo:font-weight="normal"/>
    </style:style>
    <style:style style:name="T89" style:family="text">
      <style:text-properties fo:color="#000000" loext:opacity="100%" style:font-name="F" fo:font-size="11pt" fo:font-style="normal" style:text-underline-style="none" fo:font-weight="normal"/>
    </style:style>
    <style:style style:name="T90" style:family="text">
      <style:text-properties fo:color="#000000" loext:opacity="100%" style:font-name="F" fo:font-size="11pt" fo:font-style="normal" style:text-underline-style="none" fo:font-weight="normal"/>
    </style:style>
    <style:style style:name="T91" style:family="text">
      <style:text-properties fo:color="#000000" loext:opacity="100%" style:font-name="F" fo:font-size="11pt" fo:font-style="normal" style:text-underline-style="none" fo:font-weight="normal"/>
    </style:style>
    <style:style style:name="T92" style:family="text">
      <style:text-properties fo:color="#000000" loext:opacity="100%" style:font-name="F" fo:font-size="11pt" fo:font-style="normal" style:text-underline-style="none" fo:font-weight="normal"/>
    </style:style>
    <style:style style:name="T93" style:family="text">
      <style:text-properties fo:color="#000000" loext:opacity="100%" style:font-name="F" fo:font-size="11pt" fo:font-style="normal" style:text-underline-style="none" fo:font-weight="normal"/>
    </style:style>
    <style:style style:name="T94" style:family="text">
      <style:text-properties fo:color="#000000" loext:opacity="100%" style:font-name="F" fo:font-size="11pt" fo:font-style="normal" style:text-underline-style="none" fo:font-weight="normal"/>
    </style:style>
    <style:style style:name="T95" style:family="text">
      <style:text-properties fo:color="#000000" loext:opacity="100%" style:font-name="F" fo:font-size="11pt" fo:font-style="normal" style:text-underline-style="none" fo:font-weight="normal"/>
    </style:style>
    <style:style style:name="T96" style:family="text">
      <style:text-properties fo:color="#000000" loext:opacity="100%" style:font-name="F" fo:font-size="11pt" fo:font-style="normal" style:text-underline-style="none" fo:font-weight="normal"/>
    </style:style>
    <style:style style:name="T97" style:family="text">
      <style:text-properties fo:color="#000000" loext:opacity="100%" style:font-name="F" fo:font-size="11pt" fo:font-style="normal" style:text-underline-style="none" fo:font-weight="normal"/>
    </style:style>
    <style:style style:name="T98" style:family="text">
      <style:text-properties fo:color="#000000" loext:opacity="100%" style:font-name="F" fo:font-size="11pt" fo:font-style="normal" style:text-underline-style="none" fo:font-weight="normal"/>
    </style:style>
    <style:style style:name="T99" style:family="text">
      <style:text-properties fo:color="#000000" loext:opacity="100%" style:font-name="F" fo:font-size="11pt" fo:font-style="normal" style:text-underline-style="none" fo:font-weight="normal"/>
    </style:style>
    <style:style style:name="T100" style:family="text">
      <style:text-properties fo:color="#000000" loext:opacity="100%" style:font-name="F" fo:font-size="11pt" fo:font-style="normal" style:text-underline-style="none" fo:font-weight="normal"/>
    </style:style>
    <style:style style:name="T101" style:family="text">
      <style:text-properties fo:color="#000000" loext:opacity="100%" style:font-name="F" fo:font-size="11pt" fo:font-style="normal" style:text-underline-style="none" fo:font-weight="normal"/>
    </style:style>
    <style:style style:name="T102" style:family="text">
      <style:text-properties fo:color="#000000" loext:opacity="100%" style:font-name="F" fo:font-size="11pt" fo:font-style="normal" style:text-underline-style="none" fo:font-weight="normal"/>
    </style:style>
    <style:style style:name="T103" style:family="text">
      <style:text-properties fo:color="#000000" loext:opacity="100%" style:font-name="F" fo:font-size="11pt" fo:font-style="normal" style:text-underline-style="none" fo:font-weight="normal"/>
    </style:style>
    <style:style style:name="T104" style:family="text">
      <style:text-properties fo:color="#000000" loext:opacity="100%" style:font-name="F" fo:font-size="11pt" fo:font-style="normal" style:text-underline-style="none" fo:font-weight="normal"/>
    </style:style>
    <style:style style:name="T105" style:family="text">
      <style:text-properties fo:color="#000000" loext:opacity="100%" style:font-name="F" fo:font-size="11pt" fo:font-style="normal" style:text-underline-style="none" fo:font-weight="normal"/>
    </style:style>
    <style:style style:name="T106" style:family="text">
      <style:text-properties fo:color="#000000" loext:opacity="100%" style:font-name="F" fo:font-size="11pt" fo:font-style="normal" style:text-underline-style="none" fo:font-weight="normal"/>
    </style:style>
    <style:style style:name="T107" style:family="text">
      <style:text-properties fo:color="#000000" loext:opacity="100%" style:font-name="F" fo:font-size="11pt" fo:font-style="normal" style:text-underline-style="none" fo:font-weight="normal"/>
    </style:style>
    <style:style style:name="T108" style:family="text">
      <style:text-properties fo:color="#000000" loext:opacity="100%" style:font-name="F" fo:font-size="11pt" fo:font-style="normal" style:text-underline-style="none" fo:font-weight="normal"/>
    </style:style>
    <style:style style:name="T109" style:family="text">
      <style:text-properties fo:color="#000000" loext:opacity="100%" style:font-name="F" fo:font-size="11pt" fo:font-style="normal" style:text-underline-style="none" fo:font-weight="normal"/>
    </style:style>
    <style:style style:name="T110" style:family="text">
      <style:text-properties fo:color="#000000" loext:opacity="100%" style:font-name="F" fo:font-size="11pt" fo:font-style="normal" style:text-underline-style="none" fo:font-weight="normal"/>
    </style:style>
    <style:style style:name="T111" style:family="text">
      <style:text-properties fo:color="#000000" loext:opacity="100%" style:font-name="F" fo:font-size="11pt" fo:font-style="normal" style:text-underline-style="none" fo:font-weight="normal"/>
    </style:style>
    <style:style style:name="T112" style:family="text">
      <style:text-properties fo:color="#000000" loext:opacity="100%" style:font-name="F" fo:font-size="11pt" fo:font-style="normal" style:text-underline-style="none" fo:font-weight="normal"/>
    </style:style>
    <style:style style:name="T113" style:family="text">
      <style:text-properties fo:color="#000000" loext:opacity="100%" style:font-name="F" fo:font-size="11pt" fo:font-style="normal" style:text-underline-style="none" fo:font-weight="normal"/>
    </style:style>
    <style:style style:name="T114" style:family="text">
      <style:text-properties fo:color="#000000" loext:opacity="100%" style:font-name="F" fo:font-size="11pt" fo:font-style="normal" style:text-underline-style="none" fo:font-weight="normal"/>
    </style:style>
    <style:style style:name="T115" style:family="text">
      <style:text-properties fo:color="#000000" loext:opacity="100%" style:font-name="F" fo:font-size="11pt" fo:font-style="normal" style:text-underline-style="none" fo:font-weight="normal"/>
    </style:style>
    <style:style style:name="T116" style:family="text">
      <style:text-properties fo:color="#000000" loext:opacity="100%" style:font-name="F" fo:font-size="11pt" fo:font-style="normal" style:text-underline-style="none" fo:font-weight="normal"/>
    </style:style>
    <style:style style:name="T117" style:family="text">
      <style:text-properties fo:color="#000000" loext:opacity="100%" style:font-name="F" fo:font-size="11pt" fo:font-style="normal" style:text-underline-style="none" fo:font-weight="normal"/>
    </style:style>
    <style:style style:name="T118" style:family="text">
      <style:text-properties fo:color="#000000" loext:opacity="100%" style:font-name="F" fo:font-size="11pt" fo:font-style="normal" style:text-underline-style="none" fo:font-weight="normal"/>
    </style:style>
    <style:style style:name="T119" style:family="text">
      <style:text-properties fo:color="#000000" loext:opacity="100%" style:font-name="F" fo:font-size="11pt" fo:font-style="normal" style:text-underline-style="none" fo:font-weight="normal"/>
    </style:style>
    <style:style style:name="T120" style:family="text">
      <style:text-properties fo:color="#000000" loext:opacity="100%" style:font-name="F" fo:font-size="11pt" fo:font-style="normal" style:text-underline-style="none" fo:font-weight="normal"/>
    </style:style>
    <style:style style:name="T121" style:family="text">
      <style:text-properties fo:color="#000000" loext:opacity="100%" style:font-name="F" fo:font-size="11pt" fo:font-style="normal" style:text-underline-style="none" fo:font-weight="normal"/>
    </style:style>
    <style:style style:name="T122" style:family="text">
      <style:text-properties fo:color="#000000" loext:opacity="100%" style:font-name="F" fo:font-size="11pt" fo:font-style="normal" style:text-underline-style="none" fo:font-weight="normal"/>
    </style:style>
    <style:style style:name="T123" style:family="text">
      <style:text-properties fo:color="#000000" loext:opacity="100%" style:font-name="F" fo:font-size="11pt" fo:font-style="normal" style:text-underline-style="none" fo:font-weight="normal"/>
    </style:style>
    <style:style style:name="T124" style:family="text">
      <style:text-properties fo:color="#000000" loext:opacity="100%" style:font-name="F" fo:font-size="11pt" fo:font-style="normal" style:text-underline-style="none" fo:font-weight="normal"/>
    </style:style>
    <style:style style:name="T125" style:family="text">
      <style:text-properties fo:color="#000000" loext:opacity="100%" style:font-name="F" fo:font-size="11pt" fo:font-style="normal" style:text-underline-style="none" fo:font-weight="normal"/>
    </style:style>
    <style:style style:name="T126" style:family="text">
      <style:text-properties fo:color="#000000" loext:opacity="100%" style:font-name="F" fo:font-size="11pt" fo:font-style="normal" style:text-underline-style="none" fo:font-weight="normal"/>
    </style:style>
    <style:style style:name="T127" style:family="text">
      <style:text-properties fo:color="#000000" loext:opacity="100%" style:font-name="F" fo:font-size="11pt" fo:font-style="normal" style:text-underline-style="none" fo:font-weight="normal"/>
    </style:style>
    <style:style style:name="T128" style:family="text">
      <style:text-properties fo:color="#000000" loext:opacity="100%" style:font-name="F" fo:font-size="11pt" fo:font-style="normal" style:text-underline-style="none" fo:font-weight="normal"/>
    </style:style>
    <style:style style:name="T129" style:family="text">
      <style:text-properties fo:color="#000000" loext:opacity="100%" style:font-name="F" fo:font-size="11pt" fo:font-style="normal" style:text-underline-style="none" fo:font-weight="normal"/>
    </style:style>
    <style:style style:name="T130" style:family="text">
      <style:text-properties fo:color="#000000" loext:opacity="100%" style:font-name="F" fo:font-size="11pt" fo:font-style="normal" style:text-underline-style="none" fo:font-weight="normal"/>
    </style:style>
    <style:style style:name="T131" style:family="text">
      <style:text-properties fo:color="#000000" loext:opacity="100%" style:font-name="F" fo:font-size="11pt" fo:font-style="normal" style:text-underline-style="none" fo:font-weight="normal"/>
    </style:style>
    <style:style style:name="T132" style:family="text">
      <style:text-properties fo:color="#000000" loext:opacity="100%" style:font-name="F" fo:font-size="11pt" fo:font-style="normal" style:text-underline-style="none" fo:font-weight="normal"/>
    </style:style>
    <style:style style:name="T133" style:family="text">
      <style:text-properties fo:color="#000000" loext:opacity="100%" style:font-name="F" fo:font-size="11pt" fo:font-style="normal" style:text-underline-style="none" fo:font-weight="normal"/>
    </style:style>
    <style:style style:name="T134" style:family="text">
      <style:text-properties fo:color="#000000" loext:opacity="100%" style:font-name="F" fo:font-size="11pt" fo:font-style="normal" style:text-underline-style="none" fo:font-weight="normal"/>
    </style:style>
    <style:style style:name="T135" style:family="text">
      <style:text-properties fo:color="#000000" loext:opacity="100%" style:font-name="F" fo:font-size="11pt" fo:font-style="normal" style:text-underline-style="none" fo:font-weight="normal"/>
    </style:style>
    <style:style style:name="T136" style:family="text">
      <style:text-properties fo:color="#000000" loext:opacity="100%" style:font-name="F" fo:font-size="11pt" fo:font-style="normal" style:text-underline-style="none" fo:font-weight="normal"/>
    </style:style>
    <style:style style:name="T137" style:family="text">
      <style:text-properties fo:color="#000000" loext:opacity="100%" style:font-name="F" fo:font-size="11pt" fo:font-style="normal" style:text-underline-style="none" fo:font-weight="normal"/>
    </style:style>
    <style:style style:name="T138" style:family="text">
      <style:text-properties fo:color="#000000" loext:opacity="100%" style:font-name="F" fo:font-size="11pt" fo:font-style="normal" style:text-underline-style="none" fo:font-weight="normal"/>
    </style:style>
    <style:style style:name="T139" style:family="text">
      <style:text-properties fo:color="#000000" loext:opacity="100%" style:font-name="F" fo:font-size="11pt" fo:font-style="normal" style:text-underline-style="none" fo:font-weight="normal"/>
    </style:style>
    <style:style style:name="T140" style:family="text">
      <style:text-properties fo:color="#000000" loext:opacity="100%" style:font-name="F" fo:font-size="11pt" fo:font-style="normal" style:text-underline-style="none" fo:font-weight="normal"/>
    </style:style>
    <style:style style:name="T141" style:family="text">
      <style:text-properties fo:color="#000000" loext:opacity="100%" style:font-name="F" fo:font-size="11pt" fo:font-style="normal" style:text-underline-style="none" fo:font-weight="normal"/>
    </style:style>
    <style:style style:name="T142" style:family="text">
      <style:text-properties fo:color="#000000" loext:opacity="100%" style:font-name="F" fo:font-size="11pt" fo:font-style="normal" style:text-underline-style="none" fo:font-weight="normal"/>
    </style:style>
    <style:style style:name="T143" style:family="text">
      <style:text-properties fo:color="#000000" loext:opacity="100%" style:font-name="F" fo:font-size="11pt" fo:font-style="normal" style:text-underline-style="none" fo:font-weight="normal"/>
    </style:style>
    <style:style style:name="T144" style:family="text">
      <style:text-properties fo:color="#000000" loext:opacity="100%" style:font-name="F" fo:font-size="11pt" fo:font-style="normal" style:text-underline-style="none" fo:font-weight="normal"/>
    </style:style>
    <style:style style:name="T145" style:family="text">
      <style:text-properties fo:color="#000000" loext:opacity="100%" style:font-name="F" fo:font-size="11pt" fo:font-style="normal" style:text-underline-style="none" fo:font-weight="normal"/>
    </style:style>
    <style:style style:name="T146" style:family="text">
      <style:text-properties fo:color="#000000" loext:opacity="100%" style:font-name="F" fo:font-size="11pt" fo:font-style="normal" style:text-underline-style="none" fo:font-weight="normal"/>
    </style:style>
    <style:style style:name="T147" style:family="text">
      <style:text-properties fo:color="#000000" loext:opacity="100%" style:font-name="F" fo:font-size="11pt" fo:font-style="normal" style:text-underline-style="none" fo:font-weight="normal"/>
    </style:style>
    <style:style style:name="T148" style:family="text">
      <style:text-properties fo:color="#000000" loext:opacity="100%" style:font-name="F" fo:font-size="11pt" fo:font-style="normal" style:text-underline-style="none" fo:font-weight="normal"/>
    </style:style>
    <style:style style:name="T149" style:family="text">
      <style:text-properties fo:color="#000000" loext:opacity="100%" style:font-name="F" fo:font-size="11pt" fo:font-style="normal" style:text-underline-style="none" fo:font-weight="normal"/>
    </style:style>
    <style:style style:name="T150" style:family="text">
      <style:text-properties fo:color="#000000" loext:opacity="100%" style:font-name="F" fo:font-size="11pt" fo:font-style="normal" style:text-underline-style="none" fo:font-weight="normal"/>
    </style:style>
    <style:style style:name="T151" style:family="text">
      <style:text-properties fo:color="#000000" loext:opacity="100%" style:font-name="F" fo:font-size="11pt" fo:font-style="normal" style:text-underline-style="none" fo:font-weight="normal"/>
    </style:style>
    <style:style style:name="T152" style:family="text">
      <style:text-properties fo:color="#000000" loext:opacity="100%" style:font-name="F" fo:font-size="11pt" fo:font-style="normal" style:text-underline-style="none" fo:font-weight="normal"/>
    </style:style>
    <style:style style:name="T153" style:family="text">
      <style:text-properties fo:color="#000000" loext:opacity="100%" style:font-name="F" fo:font-size="11pt" fo:font-style="normal" style:text-underline-style="none" fo:font-weight="normal"/>
    </style:style>
    <style:style style:name="T154" style:family="text">
      <style:text-properties fo:color="#000000" loext:opacity="100%" style:font-name="F" fo:font-size="11pt" fo:font-style="normal" style:text-underline-style="none" fo:font-weight="normal"/>
    </style:style>
    <style:style style:name="T155" style:family="text">
      <style:text-properties fo:color="#000000" loext:opacity="100%" style:font-name="F" fo:font-size="11pt" fo:font-style="normal" style:text-underline-style="none" fo:font-weight="normal"/>
    </style:style>
    <style:style style:name="T156" style:family="text">
      <style:text-properties fo:color="#000000" loext:opacity="100%" style:font-name="F" fo:font-size="11pt" fo:font-style="normal" style:text-underline-style="none" fo:font-weight="normal"/>
    </style:style>
    <style:style style:name="T157" style:family="text">
      <style:text-properties fo:color="#000000" loext:opacity="100%" style:font-name="F" fo:font-size="11pt" fo:font-style="normal" style:text-underline-style="none" fo:font-weight="normal"/>
    </style:style>
    <style:style style:name="T158" style:family="text">
      <style:text-properties fo:color="#000000" loext:opacity="100%" style:font-name="F" fo:font-size="11pt" fo:font-style="normal" style:text-underline-style="none" fo:font-weight="normal"/>
    </style:style>
    <style:style style:name="T159" style:family="text">
      <style:text-properties fo:color="#000000" loext:opacity="100%" style:font-name="F" fo:font-size="11pt" fo:font-style="normal" style:text-underline-style="none" fo:font-weight="normal"/>
    </style:style>
    <style:style style:name="T160" style:family="text">
      <style:text-properties fo:color="#000000" loext:opacity="100%" style:font-name="F" fo:font-size="11pt" fo:font-style="normal" style:text-underline-style="none" fo:font-weight="normal"/>
    </style:style>
    <style:style style:name="T161" style:family="text">
      <style:text-properties fo:color="#000000" loext:opacity="100%" style:font-name="F" fo:font-size="11pt" fo:font-style="normal" style:text-underline-style="none" fo:font-weight="normal"/>
    </style:style>
    <style:style style:name="T162" style:family="text">
      <style:text-properties fo:color="#000000" loext:opacity="100%" style:font-name="F" fo:font-size="11pt" fo:font-style="normal" style:text-underline-style="none" fo:font-weight="normal"/>
    </style:style>
    <style:style style:name="T163" style:family="text">
      <style:text-properties fo:color="#000000" loext:opacity="100%" style:font-name="F" fo:font-size="11pt" fo:font-style="normal" style:text-underline-style="none" fo:font-weight="normal"/>
    </style:style>
    <style:style style:name="T164" style:family="text">
      <style:text-properties fo:color="#000000" loext:opacity="100%" style:font-name="F" fo:font-size="11pt" fo:font-style="normal" style:text-underline-style="none" fo:font-weight="normal"/>
    </style:style>
    <style:style style:name="T165" style:family="text">
      <style:text-properties fo:color="#000000" loext:opacity="100%" style:font-name="F" fo:font-size="11pt" fo:font-style="normal" style:text-underline-style="none" fo:font-weight="normal"/>
    </style:style>
    <style:style style:name="T166" style:family="text">
      <style:text-properties fo:color="#000000" loext:opacity="100%" style:font-name="F" fo:font-size="11pt" fo:font-style="normal" style:text-underline-style="none" fo:font-weight="normal"/>
    </style:style>
    <style:style style:name="T167" style:family="text">
      <style:text-properties fo:color="#000000" loext:opacity="100%" style:font-name="F" fo:font-size="11pt" fo:font-style="normal" style:text-underline-style="none" fo:font-weight="normal"/>
    </style:style>
    <style:style style:name="T168" style:family="text">
      <style:text-properties fo:color="#000000" loext:opacity="100%" style:font-name="F" fo:font-size="11pt" fo:font-style="normal" style:text-underline-style="none" fo:font-weight="normal"/>
    </style:style>
    <style:style style:name="T169" style:family="text">
      <style:text-properties fo:color="#000000" loext:opacity="100%" style:font-name="F" fo:font-size="11pt" fo:font-style="normal" style:text-underline-style="none" fo:font-weight="normal"/>
    </style:style>
    <style:style style:name="T170" style:family="text">
      <style:text-properties fo:color="#000000" loext:opacity="100%" style:font-name="F" fo:font-size="11pt" fo:font-style="normal" style:text-underline-style="none" fo:font-weight="normal"/>
    </style:style>
    <style:style style:name="T171" style:family="text">
      <style:text-properties fo:color="#000000" loext:opacity="100%" style:font-name="F" fo:font-size="11pt" fo:font-style="normal" style:text-underline-style="none" fo:font-weight="normal"/>
    </style:style>
    <style:style style:name="T172" style:family="text">
      <style:text-properties fo:color="#000000" loext:opacity="100%" style:font-name="F" fo:font-size="11pt" fo:font-style="normal" style:text-underline-style="none" fo:font-weight="normal"/>
    </style:style>
    <style:style style:name="T173" style:family="text">
      <style:text-properties fo:color="#000000" loext:opacity="100%" style:font-name="F" fo:font-size="11pt" fo:font-style="normal" style:text-underline-style="none" fo:font-weight="normal"/>
    </style:style>
    <style:style style:name="T174" style:family="text">
      <style:text-properties fo:color="#000000" loext:opacity="100%" style:font-name="F" fo:font-size="11pt" fo:font-style="normal" style:text-underline-style="none" fo:font-weight="normal"/>
    </style:style>
    <style:style style:name="T175" style:family="text">
      <style:text-properties fo:color="#000000" loext:opacity="100%" style:font-name="F" fo:font-size="11pt" fo:font-style="normal" style:text-underline-style="none" fo:font-weight="normal"/>
    </style:style>
    <style:style style:name="T176" style:family="text">
      <style:text-properties fo:color="#000000" loext:opacity="100%" style:font-name="F" fo:font-size="11pt" fo:font-style="normal" style:text-underline-style="none" fo:font-weight="normal"/>
    </style:style>
    <style:style style:name="T177" style:family="text">
      <style:text-properties fo:color="#000000" loext:opacity="100%" style:font-name="F" fo:font-size="11pt" fo:font-style="normal" style:text-underline-style="none" fo:font-weight="normal"/>
    </style:style>
    <style:style style:name="T178" style:family="text">
      <style:text-properties fo:color="#000000" loext:opacity="100%" style:font-name="F" fo:font-size="11pt" fo:font-style="normal" style:text-underline-style="none" fo:font-weight="normal"/>
    </style:style>
    <style:style style:name="T179" style:family="text">
      <style:text-properties fo:color="#000000" loext:opacity="100%" style:font-name="F" fo:font-size="11pt" fo:font-style="normal" style:text-underline-style="none" fo:font-weight="normal"/>
    </style:style>
    <style:style style:name="T180" style:family="text">
      <style:text-properties fo:color="#000000" loext:opacity="100%" style:font-name="F" fo:font-size="11pt" fo:font-style="normal" style:text-underline-style="none" fo:font-weight="normal"/>
    </style:style>
    <style:style style:name="T181" style:family="text">
      <style:text-properties fo:color="#000000" loext:opacity="100%" style:font-name="F" fo:font-size="11pt" fo:font-style="normal" style:text-underline-style="none" fo:font-weight="normal"/>
    </style:style>
    <style:style style:name="T182" style:family="text">
      <style:text-properties fo:color="#000000" loext:opacity="100%" style:font-name="F" fo:font-size="11pt" fo:font-style="normal" style:text-underline-style="none" fo:font-weight="normal"/>
    </style:style>
    <style:style style:name="T183" style:family="text">
      <style:text-properties fo:color="#000000" loext:opacity="100%" style:font-name="F" fo:font-size="11pt" fo:font-style="normal" style:text-underline-style="none" fo:font-weight="normal"/>
    </style:style>
    <style:style style:name="T184" style:family="text">
      <style:text-properties fo:color="#000000" loext:opacity="100%" style:font-name="F" fo:font-size="11pt" fo:font-style="normal" style:text-underline-style="none" fo:font-weight="normal"/>
    </style:style>
    <style:style style:name="T185" style:family="text">
      <style:text-properties fo:color="#000000" loext:opacity="100%" style:font-name="F" fo:font-size="11pt" fo:font-style="normal" style:text-underline-style="none" fo:font-weight="normal"/>
    </style:style>
    <style:style style:name="T186" style:family="text">
      <style:text-properties fo:color="#000000" loext:opacity="100%" style:font-name="F" fo:font-size="11pt" fo:font-style="normal" style:text-underline-style="none" fo:font-weight="normal"/>
    </style:style>
    <style:style style:name="T187" style:family="text">
      <style:text-properties fo:color="#000000" loext:opacity="100%" style:font-name="F" fo:font-size="11pt" fo:font-style="normal" style:text-underline-style="none" fo:font-weight="normal"/>
    </style:style>
    <style:style style:name="T188" style:family="text">
      <style:text-properties fo:color="#000000" loext:opacity="100%" style:font-name="F" fo:font-size="11pt" fo:font-style="normal" style:text-underline-style="none" fo:font-weight="normal"/>
    </style:style>
    <style:style style:name="T189" style:family="text">
      <style:text-properties fo:color="#000000" loext:opacity="100%" style:font-name="F" fo:font-size="11pt" fo:font-style="normal" style:text-underline-style="none" fo:font-weight="normal"/>
    </style:style>
    <style:style style:name="T190" style:family="text">
      <style:text-properties fo:color="#000000" loext:opacity="100%" style:font-name="F" fo:font-size="11pt" fo:font-style="normal" style:text-underline-style="none" fo:font-weight="normal"/>
    </style:style>
    <style:style style:name="T191" style:family="text">
      <style:text-properties fo:color="#000000" loext:opacity="100%" style:font-name="F" fo:font-size="11pt" fo:font-style="normal" style:text-underline-style="none" fo:font-weight="normal"/>
    </style:style>
    <style:style style:name="T192" style:family="text">
      <style:text-properties fo:color="#000000" loext:opacity="100%" style:font-name="F" fo:font-size="11pt" fo:font-style="normal" style:text-underline-style="none" fo:font-weight="normal"/>
    </style:style>
    <style:style style:name="T193" style:family="text">
      <style:text-properties fo:color="#000000" loext:opacity="100%" style:font-name="F" fo:font-size="11pt" fo:font-style="normal" style:text-underline-style="none" fo:font-weight="normal"/>
    </style:style>
    <style:style style:name="T194" style:family="text">
      <style:text-properties fo:color="#000000" loext:opacity="100%" style:font-name="F" fo:font-size="11pt" fo:font-style="normal" style:text-underline-style="none" fo:font-weight="normal"/>
    </style:style>
    <style:style style:name="T195" style:family="text">
      <style:text-properties fo:color="#000000" loext:opacity="100%" style:font-name="F" fo:font-size="11pt" fo:font-style="normal" style:text-underline-style="none" fo:font-weight="normal"/>
    </style:style>
    <style:style style:name="T196" style:family="text">
      <style:text-properties fo:color="#000000" loext:opacity="100%" style:font-name="F" fo:font-size="11pt" fo:font-style="normal" style:text-underline-style="none" fo:font-weight="normal"/>
    </style:style>
    <style:style style:name="T197" style:family="text">
      <style:text-properties fo:color="#000000" loext:opacity="100%" style:font-name="F" fo:font-size="11pt" fo:font-style="normal" style:text-underline-style="none" fo:font-weight="normal"/>
    </style:style>
    <style:style style:name="T198" style:family="text">
      <style:text-properties fo:color="#000000" loext:opacity="100%" style:font-name="F" fo:font-size="11pt" fo:font-style="normal" style:text-underline-style="none" fo:font-weight="normal"/>
    </style:style>
    <style:style style:name="T199" style:family="text">
      <style:text-properties fo:color="#000000" loext:opacity="100%" style:font-name="F" fo:font-size="11pt" fo:font-style="normal" style:text-underline-style="none" fo:font-weight="normal"/>
    </style:style>
    <style:style style:name="T200" style:family="text">
      <style:text-properties fo:color="#000000" loext:opacity="100%" style:font-name="F" fo:font-size="11pt" fo:font-style="normal" style:text-underline-style="none" fo:font-weight="normal"/>
    </style:style>
    <style:style style:name="T201" style:family="text">
      <style:text-properties fo:color="#000000" loext:opacity="100%" style:font-name="F" fo:font-size="11pt" fo:font-style="normal" style:text-underline-style="none" fo:font-weight="normal"/>
    </style:style>
    <style:style style:name="T202" style:family="text">
      <style:text-properties fo:color="#000000" loext:opacity="100%" style:font-name="F" fo:font-size="11pt" fo:font-style="normal" style:text-underline-style="none" fo:font-weight="normal"/>
    </style:style>
    <style:style style:name="T203" style:family="text">
      <style:text-properties fo:color="#000000" loext:opacity="100%" style:font-name="F" fo:font-size="11pt" fo:font-style="normal" style:text-underline-style="none" fo:font-weight="normal"/>
    </style:style>
    <style:style style:name="T204" style:family="text">
      <style:text-properties fo:color="#000000" loext:opacity="100%" style:font-name="F" fo:font-size="11pt" fo:font-style="normal" style:text-underline-style="none" fo:font-weight="normal"/>
    </style:style>
    <style:style style:name="T205" style:family="text">
      <style:text-properties fo:color="#000000" loext:opacity="100%" style:font-name="F" fo:font-size="11pt" fo:font-style="normal" style:text-underline-style="none" fo:font-weight="normal"/>
    </style:style>
    <style:style style:name="T206" style:family="text">
      <style:text-properties fo:color="#000000" loext:opacity="100%" style:font-name="F" fo:font-size="11pt" fo:font-style="normal" style:text-underline-style="none" fo:font-weight="normal"/>
    </style:style>
    <style:style style:name="T207" style:family="text">
      <style:text-properties fo:color="#000000" loext:opacity="100%" style:font-name="F" fo:font-size="11pt" fo:font-style="normal" style:text-underline-style="none" fo:font-weight="normal"/>
    </style:style>
    <style:style style:name="T208" style:family="text">
      <style:text-properties fo:color="#000000" loext:opacity="100%" style:font-name="F" fo:font-size="11pt" fo:font-style="normal" style:text-underline-style="none" fo:font-weight="normal"/>
    </style:style>
    <style:style style:name="T209" style:family="text">
      <style:text-properties fo:color="#000000" loext:opacity="100%" style:font-name="F" fo:font-size="11pt" fo:font-style="normal" style:text-underline-style="none" fo:font-weight="normal"/>
    </style:style>
    <style:style style:name="T210" style:family="text">
      <style:text-properties fo:color="#000000" loext:opacity="100%" style:font-name="F" fo:font-size="11pt" fo:font-style="normal" style:text-underline-style="none" fo:font-weight="normal"/>
    </style:style>
    <style:style style:name="T211" style:family="text">
      <style:text-properties fo:color="#000000" loext:opacity="100%" style:font-name="F" fo:font-size="11pt" fo:font-style="normal" style:text-underline-style="none" fo:font-weight="normal"/>
    </style:style>
    <style:style style:name="T212" style:family="text">
      <style:text-properties fo:color="#000000" loext:opacity="100%" style:font-name="F" fo:font-size="11pt" fo:font-style="normal" style:text-underline-style="none" fo:font-weight="normal"/>
    </style:style>
    <style:style style:name="T213" style:family="text">
      <style:text-properties fo:color="#000000" loext:opacity="100%" style:font-name="F" fo:font-size="11pt" fo:font-style="normal" style:text-underline-style="none" fo:font-weight="normal"/>
    </style:style>
    <style:style style:name="T214" style:family="text">
      <style:text-properties fo:color="#000000" loext:opacity="100%" style:font-name="F" fo:font-size="11pt" fo:font-style="normal" style:text-underline-style="none" fo:font-weight="normal"/>
    </style:style>
    <style:style style:name="T215" style:family="text">
      <style:text-properties fo:color="#000000" loext:opacity="100%" style:font-name="F" fo:font-size="11pt" fo:font-style="normal" style:text-underline-style="none" fo:font-weight="normal"/>
    </style:style>
    <style:style style:name="T216" style:family="text">
      <style:text-properties fo:color="#000000" loext:opacity="100%" style:font-name="F" fo:font-size="11pt" fo:font-style="normal" style:text-underline-style="none" fo:font-weight="normal"/>
    </style:style>
    <style:style style:name="T217" style:family="text">
      <style:text-properties fo:color="#000000" loext:opacity="100%" style:font-name="F" fo:font-size="11pt" fo:font-style="normal" style:text-underline-style="none" fo:font-weight="normal"/>
    </style:style>
    <style:style style:name="T218" style:family="text">
      <style:text-properties fo:color="#000000" loext:opacity="100%" style:font-name="F" fo:font-size="11pt" fo:font-style="normal" style:text-underline-style="none" fo:font-weight="normal"/>
    </style:style>
    <style:style style:name="T219" style:family="text">
      <style:text-properties fo:color="#000000" loext:opacity="100%" style:font-name="F" fo:font-size="11pt" fo:font-style="normal" style:text-underline-style="none" fo:font-weight="normal"/>
    </style:style>
    <style:style style:name="T220" style:family="text">
      <style:text-properties fo:color="#000000" loext:opacity="100%" style:font-name="F" fo:font-size="11pt" fo:font-style="normal" style:text-underline-style="none" fo:font-weight="normal"/>
    </style:style>
    <style:style style:name="T221" style:family="text">
      <style:text-properties fo:color="#000000" loext:opacity="100%" style:font-name="F" fo:font-size="11pt" fo:font-style="normal" style:text-underline-style="none" fo:font-weight="normal"/>
    </style:style>
    <style:style style:name="T222" style:family="text">
      <style:text-properties fo:color="#000000" loext:opacity="100%" style:font-name="F" fo:font-size="11pt" fo:font-style="normal" style:text-underline-style="none" fo:font-weight="normal"/>
    </style:style>
    <style:style style:name="T223" style:family="text">
      <style:text-properties fo:color="#000000" loext:opacity="100%" style:font-name="F" fo:font-size="11pt" fo:font-style="normal" style:text-underline-style="none" fo:font-weight="normal"/>
    </style:style>
    <style:style style:name="T224" style:family="text">
      <style:text-properties fo:color="#000000" loext:opacity="100%" style:font-name="F" fo:font-size="11pt" fo:font-style="normal" style:text-underline-style="none" fo:font-weight="normal"/>
    </style:style>
    <style:style style:name="T225" style:family="text">
      <style:text-properties fo:color="#000000" loext:opacity="100%" style:font-name="F" fo:font-size="11pt" fo:font-style="normal" style:text-underline-style="none" fo:font-weight="normal"/>
    </style:style>
    <style:style style:name="T226" style:family="text">
      <style:text-properties fo:color="#000000" loext:opacity="100%" style:font-name="F" fo:font-size="11pt" fo:font-style="normal" style:text-underline-style="none" fo:font-weight="normal"/>
    </style:style>
    <style:style style:name="T227" style:family="text">
      <style:text-properties fo:color="#000000" loext:opacity="100%" style:font-name="F" fo:font-size="11pt" fo:font-style="normal" style:text-underline-style="none" fo:font-weight="normal"/>
    </style:style>
    <style:style style:name="T228" style:family="text">
      <style:text-properties fo:color="#000000" loext:opacity="100%" style:font-name="F" fo:font-size="11pt" fo:font-style="normal" style:text-underline-style="none" fo:font-weight="normal"/>
    </style:style>
    <style:style style:name="T229" style:family="text">
      <style:text-properties fo:color="#000000" loext:opacity="100%" style:font-name="F" fo:font-size="11pt" fo:font-style="normal" style:text-underline-style="none" fo:font-weight="normal"/>
    </style:style>
    <style:style style:name="T230" style:family="text">
      <style:text-properties fo:color="#000000" loext:opacity="100%" style:font-name="F" fo:font-size="11pt" fo:font-style="normal" style:text-underline-style="none" fo:font-weight="normal"/>
    </style:style>
    <style:style style:name="T231" style:family="text">
      <style:text-properties fo:color="#000000" loext:opacity="100%" style:font-name="F" fo:font-size="11pt" fo:font-style="normal" style:text-underline-style="none" fo:font-weight="normal"/>
    </style:style>
    <style:style style:name="T232" style:family="text">
      <style:text-properties fo:color="#000000" loext:opacity="100%" style:font-name="F" fo:font-size="11pt" fo:font-style="normal" style:text-underline-style="none" fo:font-weight="normal"/>
    </style:style>
    <style:style style:name="T233" style:family="text">
      <style:text-properties fo:color="#000000" loext:opacity="100%" style:font-name="F" fo:font-size="11pt" fo:font-style="normal" style:text-underline-style="none" fo:font-weight="normal"/>
    </style:style>
    <style:style style:name="T234" style:family="text">
      <style:text-properties fo:color="#000000" loext:opacity="100%" style:font-name="F" fo:font-size="11pt" fo:font-style="normal" style:text-underline-style="none" fo:font-weight="normal"/>
    </style:style>
    <style:style style:name="T235" style:family="text">
      <style:text-properties fo:color="#000000" loext:opacity="100%" style:font-name="F" fo:font-size="11pt" fo:font-style="normal" style:text-underline-style="none" fo:font-weight="normal"/>
    </style:style>
    <style:style style:name="T236" style:family="text">
      <style:text-properties fo:color="#000000" loext:opacity="100%" style:font-name="F" fo:font-size="11pt" fo:font-style="normal" style:text-underline-style="none" fo:font-weight="normal"/>
    </style:style>
    <style:style style:name="T237" style:family="text">
      <style:text-properties fo:color="#000000" loext:opacity="100%" style:font-name="F" fo:font-size="11pt" fo:font-style="normal" style:text-underline-style="none" fo:font-weight="normal"/>
    </style:style>
    <style:style style:name="T238" style:family="text">
      <style:text-properties fo:color="#000000" loext:opacity="100%" style:font-name="F" fo:font-size="11pt" fo:font-style="normal" style:text-underline-style="none" fo:font-weight="normal"/>
    </style:style>
    <style:style style:name="T239" style:family="text">
      <style:text-properties fo:color="#000000" loext:opacity="100%" style:font-name="F" fo:font-size="11pt" fo:font-style="normal" style:text-underline-style="none" fo:font-weight="normal"/>
    </style:style>
    <style:style style:name="T240" style:family="text">
      <style:text-properties fo:color="#000000" loext:opacity="100%" style:font-name="F" fo:font-size="11pt" fo:font-style="normal" style:text-underline-style="none" fo:font-weight="normal"/>
    </style:style>
    <style:style style:name="T241" style:family="text">
      <style:text-properties fo:color="#000000" loext:opacity="100%" style:font-name="F" fo:font-size="11pt" fo:font-style="normal" style:text-underline-style="none" fo:font-weight="normal"/>
    </style:style>
    <style:style style:name="T242" style:family="text">
      <style:text-properties fo:color="#000000" loext:opacity="100%" style:font-name="F" fo:font-size="11pt" fo:font-style="normal" style:text-underline-style="none" fo:font-weight="normal"/>
    </style:style>
    <style:style style:name="T243" style:family="text">
      <style:text-properties fo:color="#000000" loext:opacity="100%" style:font-name="F" fo:font-size="11pt" fo:font-style="normal" style:text-underline-style="none" fo:font-weight="normal"/>
    </style:style>
    <style:style style:name="T244" style:family="text">
      <style:text-properties fo:color="#000000" loext:opacity="100%" style:font-name="F" fo:font-size="11pt" fo:font-style="normal" style:text-underline-style="none" fo:font-weight="normal"/>
    </style:style>
    <style:style style:name="T245" style:family="text">
      <style:text-properties fo:color="#000000" loext:opacity="100%" style:font-name="F" fo:font-size="11pt" fo:font-style="normal" style:text-underline-style="none" fo:font-weight="normal"/>
    </style:style>
    <style:style style:name="T246" style:family="text">
      <style:text-properties fo:color="#000000" loext:opacity="100%" style:font-name="F" fo:font-size="11pt" fo:font-style="normal" style:text-underline-style="none" fo:font-weight="normal"/>
    </style:style>
    <style:style style:name="T247" style:family="text">
      <style:text-properties fo:color="#000000" loext:opacity="100%" style:font-name="F" fo:font-size="11pt" fo:font-style="normal" style:text-underline-style="none" fo:font-weight="normal"/>
    </style:style>
    <style:style style:name="T248" style:family="text">
      <style:text-properties fo:color="#000000" loext:opacity="100%" style:font-name="F" fo:font-size="11pt" fo:font-style="normal" style:text-underline-style="none" fo:font-weight="normal"/>
    </style:style>
    <style:style style:name="T249" style:family="text">
      <style:text-properties fo:color="#000000" loext:opacity="100%" style:font-name="F" fo:font-size="11pt" fo:font-style="normal" style:text-underline-style="none" fo:font-weight="normal"/>
    </style:style>
    <style:style style:name="T250" style:family="text">
      <style:text-properties fo:color="#000000" loext:opacity="100%" style:font-name="F" fo:font-size="11pt" fo:font-style="normal" style:text-underline-style="none" fo:font-weight="normal"/>
    </style:style>
    <style:style style:name="T251" style:family="text">
      <style:text-properties fo:color="#000000" loext:opacity="100%" style:font-name="F" fo:font-size="11pt" fo:font-style="normal" style:text-underline-style="none" fo:font-weight="normal"/>
    </style:style>
    <style:style style:name="T252" style:family="text">
      <style:text-properties fo:color="#000000" loext:opacity="100%" style:font-name="F" fo:font-size="11pt" fo:font-style="normal" style:text-underline-style="none" fo:font-weight="normal"/>
    </style:style>
    <style:style style:name="T253" style:family="text">
      <style:text-properties fo:color="#000000" style:font-name="F" fo:font-size="11pt" fo:font-weight="normal" style:text-underline-style="none" style:text-underline-color="font-color" fo:font-style="normal"/>
    </style:style>
  </office:automatic-styles>
  <office:body>
    <office:spreadsheet>
      <table:table table:name="TSPL" table:style-name="ta1">
        <table:table-column table:style-name="co2" table:number-columns-repeated="12" table:default-cell-style-name="ce13"/>
        <table:table-column table:style-name="co2" table:number-columns-repeated="1095" table:default-cell-style-name="Default"/>
        <table:table-column table:style-name="co1" table:default-cell-style-name="Default"/>
        <table:table-row table:style-name="ro2">
          <table:table-cell/>
          <table:table-cell table:style-name="Default" table:number-columns-repeated="11"/>
          <table:table-cell table:number-columns-repeated="1096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1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Vehicle flow</text:span></text:p>
          </table:table-cell>
          <table:table-cell office:value-type="string" calcext:value-type="string">
            <text:p><text:span text:style-name="T253">VF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196.94" calcext:value-type="float">
            <text:p>196.94</text:p>
          </table:table-cell>
          <table:table-cell office:value-type="float" office:value="0.025954" calcext:value-type="float">
            <text:p>0.025954</text:p>
          </table:table-cell>
          <table:table-cell office:value-type="float" office:value="0.025803" calcext:value-type="float">
            <text:p>0.025803</text:p>
          </table:table-cell>
          <table:table-cell office:value-type="float" office:value="184.78" calcext:value-type="float">
            <text:p>184.78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.94" calcext:value-type="float">
            <text:p>196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172.575" calcext:value-type="float">
            <text:p>172.575</text:p>
          </table:table-cell>
          <table:table-cell office:value-type="float" office:value="0.370358" calcext:value-type="float">
            <text:p>0.370358</text:p>
          </table:table-cell>
          <table:table-cell office:value-type="float" office:value="0.369586" calcext:value-type="float">
            <text:p>0.369586</text:p>
          </table:table-cell>
          <table:table-cell office:value-type="float" office:value="158.03" calcext:value-type="float">
            <text:p>158.03</text:p>
          </table:table-cell>
          <table:table-cell office:value-type="float" office:value="14.545" calcext:value-type="float">
            <text:p>14.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2.575" calcext:value-type="float">
            <text:p>172.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197.935" calcext:value-type="float">
            <text:p>197.935</text:p>
          </table:table-cell>
          <table:table-cell office:value-type="float" office:value="0.167683" calcext:value-type="float">
            <text:p>0.167683</text:p>
          </table:table-cell>
          <table:table-cell office:value-type="float" office:value="0.166961" calcext:value-type="float">
            <text:p>0.166961</text:p>
          </table:table-cell>
          <table:table-cell office:value-type="float" office:value="184.29" calcext:value-type="float">
            <text:p>184.29</text:p>
          </table:table-cell>
          <table:table-cell office:value-type="float" office:value="13.645" calcext:value-type="float">
            <text:p>13.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7.935" calcext:value-type="float">
            <text:p>197.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181.41" calcext:value-type="float">
            <text:p>181.41</text:p>
          </table:table-cell>
          <table:table-cell office:value-type="float" office:value="0.032373" calcext:value-type="float">
            <text:p>0.032373</text:p>
          </table:table-cell>
          <table:table-cell office:value-type="float" office:value="0.031574" calcext:value-type="float">
            <text:p>0.031574</text:p>
          </table:table-cell>
          <table:table-cell office:value-type="float" office:value="151.14" calcext:value-type="float">
            <text:p>151.14</text:p>
          </table:table-cell>
          <table:table-cell office:value-type="float" office:value="30.27" calcext:value-type="float">
            <text:p>3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1.41" calcext:value-type="float">
            <text:p>181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198.81" calcext:value-type="float">
            <text:p>198.81</text:p>
          </table:table-cell>
          <table:table-cell office:value-type="float" office:value="0.161203" calcext:value-type="float">
            <text:p>0.161203</text:p>
          </table:table-cell>
          <table:table-cell office:value-type="float" office:value="0.160644" calcext:value-type="float">
            <text:p>0.160644</text:p>
          </table:table-cell>
          <table:table-cell office:value-type="float" office:value="197.04" calcext:value-type="float">
            <text:p>197.04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.81" calcext:value-type="float">
            <text:p>198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184.64" calcext:value-type="float">
            <text:p>184.64</text:p>
          </table:table-cell>
          <table:table-cell office:value-type="float" office:value="0.132501" calcext:value-type="float">
            <text:p>0.132501</text:p>
          </table:table-cell>
          <table:table-cell office:value-type="float" office:value="0.131863" calcext:value-type="float">
            <text:p>0.131863</text:p>
          </table:table-cell>
          <table:table-cell office:value-type="float" office:value="139.34" calcext:value-type="float">
            <text:p>139.34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4.64" calcext:value-type="float">
            <text:p>184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181.16" calcext:value-type="float">
            <text:p>181.16</text:p>
          </table:table-cell>
          <table:table-cell office:value-type="float" office:value="0.156108" calcext:value-type="float">
            <text:p>0.156108</text:p>
          </table:table-cell>
          <table:table-cell office:value-type="float" office:value="0.155254" calcext:value-type="float">
            <text:p>0.155254</text:p>
          </table:table-cell>
          <table:table-cell office:value-type="float" office:value="167.77" calcext:value-type="float">
            <text:p>167.77</text:p>
          </table:table-cell>
          <table:table-cell office:value-type="float" office:value="13.39" calcext:value-type="float">
            <text:p>13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1.16" calcext:value-type="float">
            <text:p>181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193.73" calcext:value-type="float">
            <text:p>193.73</text:p>
          </table:table-cell>
          <table:table-cell office:value-type="float" office:value="0.0960848" calcext:value-type="float">
            <text:p>0.0960848</text:p>
          </table:table-cell>
          <table:table-cell office:value-type="float" office:value="0.095474" calcext:value-type="float">
            <text:p>0.095474</text:p>
          </table:table-cell>
          <table:table-cell office:value-type="float" office:value="185.57" calcext:value-type="float">
            <text:p>185.57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.73" calcext:value-type="float">
            <text:p>193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02.685" calcext:value-type="float">
            <text:p>202.685</text:p>
          </table:table-cell>
          <table:table-cell office:value-type="float" office:value="0.204196" calcext:value-type="float">
            <text:p>0.204196</text:p>
          </table:table-cell>
          <table:table-cell office:value-type="float" office:value="0.203534" calcext:value-type="float">
            <text:p>0.203534</text:p>
          </table:table-cell>
          <table:table-cell office:value-type="float" office:value="168.9" calcext:value-type="float">
            <text:p>168.9</text:p>
          </table:table-cell>
          <table:table-cell office:value-type="float" office:value="33.785" calcext:value-type="float">
            <text:p>33.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.685" calcext:value-type="float">
            <text:p>202.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192.06" calcext:value-type="float">
            <text:p>192.06</text:p>
          </table:table-cell>
          <table:table-cell office:value-type="float" office:value="0.123069" calcext:value-type="float">
            <text:p>0.123069</text:p>
          </table:table-cell>
          <table:table-cell office:value-type="float" office:value="0.122437" calcext:value-type="float">
            <text:p>0.122437</text:p>
          </table:table-cell>
          <table:table-cell office:value-type="float" office:value="157.38" calcext:value-type="float">
            <text:p>157.38</text:p>
          </table:table-cell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2.06" calcext:value-type="float">
            <text:p>192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259.235" calcext:value-type="float">
            <text:p>259.235</text:p>
          </table:table-cell>
          <table:table-cell office:value-type="float" office:value="10.9593" calcext:value-type="float">
            <text:p>10.9593</text:p>
          </table:table-cell>
          <table:table-cell office:value-type="float" office:value="10.9584" calcext:value-type="float">
            <text:p>10.9584</text:p>
          </table:table-cell>
          <table:table-cell office:value-type="float" office:value="228.52" calcext:value-type="float">
            <text:p>228.52</text:p>
          </table:table-cell>
          <table:table-cell office:value-type="float" office:value="30.715" calcext:value-type="float">
            <text:p>30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9.235" calcext:value-type="float">
            <text:p>259.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247.045" calcext:value-type="float">
            <text:p>247.045</text:p>
          </table:table-cell>
          <table:table-cell office:value-type="float" office:value="14.5322" calcext:value-type="float">
            <text:p>14.5322</text:p>
          </table:table-cell>
          <table:table-cell office:value-type="float" office:value="14.5315" calcext:value-type="float">
            <text:p>14.5315</text:p>
          </table:table-cell>
          <table:table-cell office:value-type="float" office:value="205.9" calcext:value-type="float">
            <text:p>205.9</text:p>
          </table:table-cell>
          <table:table-cell office:value-type="float" office:value="41.145" calcext:value-type="float">
            <text:p>41.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7.045" calcext:value-type="float">
            <text:p>247.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252.505" calcext:value-type="float">
            <text:p>252.505</text:p>
          </table:table-cell>
          <table:table-cell office:value-type="float" office:value="1.06512" calcext:value-type="float">
            <text:p>1.06512</text:p>
          </table:table-cell>
          <table:table-cell office:value-type="float" office:value="1.06472" calcext:value-type="float">
            <text:p>1.06472</text:p>
          </table:table-cell>
          <table:table-cell office:value-type="float" office:value="225.04" calcext:value-type="float">
            <text:p>225.04</text:p>
          </table:table-cell>
          <table:table-cell office:value-type="float" office:value="27.465" calcext:value-type="float">
            <text:p>27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2.505" calcext:value-type="float">
            <text:p>252.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26.815" calcext:value-type="float">
            <text:p>226.815</text:p>
          </table:table-cell>
          <table:table-cell office:value-type="float" office:value="9.65422" calcext:value-type="float">
            <text:p>9.65422</text:p>
          </table:table-cell>
          <table:table-cell office:value-type="float" office:value="9.65349" calcext:value-type="float">
            <text:p>9.65349</text:p>
          </table:table-cell>
          <table:table-cell office:value-type="float" office:value="195.13" calcext:value-type="float">
            <text:p>195.13</text:p>
          </table:table-cell>
          <table:table-cell office:value-type="float" office:value="31.685" calcext:value-type="float">
            <text:p>31.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6.815" calcext:value-type="float">
            <text:p>226.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235.12" calcext:value-type="float">
            <text:p>235.12</text:p>
          </table:table-cell>
          <table:table-cell office:value-type="float" office:value="4.5597" calcext:value-type="float">
            <text:p>4.5597</text:p>
          </table:table-cell>
          <table:table-cell office:value-type="float" office:value="4.5585" calcext:value-type="float">
            <text:p>4.5585</text:p>
          </table:table-cell>
          <table:table-cell office:value-type="float" office:value="214.69" calcext:value-type="float">
            <text:p>214.69</text:p>
          </table:table-cell>
          <table:table-cell office:value-type="float" office:value="20.43" calcext:value-type="float">
            <text:p>20.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.12" calcext:value-type="float">
            <text:p>23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240.93" calcext:value-type="float">
            <text:p>240.93</text:p>
          </table:table-cell>
          <table:table-cell office:value-type="float" office:value="0.577661" calcext:value-type="float">
            <text:p>0.577661</text:p>
          </table:table-cell>
          <table:table-cell office:value-type="float" office:value="0.57735" calcext:value-type="float">
            <text:p>0.57735</text:p>
          </table:table-cell>
          <table:table-cell office:value-type="float" office:value="216.72" calcext:value-type="float">
            <text:p>216.72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0.93" calcext:value-type="float">
            <text:p>24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2.70668" calcext:value-type="float">
            <text:p>2.70668</text:p>
          </table:table-cell>
          <table:table-cell office:value-type="float" office:value="2.70595" calcext:value-type="float">
            <text:p>2.70595</text:p>
          </table:table-cell>
          <table:table-cell office:value-type="float" office:value="203.65" calcext:value-type="float">
            <text:p>203.65</text:p>
          </table:table-cell>
          <table:table-cell office:value-type="float" office:value="45.425" calcext:value-type="float">
            <text:p>45.4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08.305" calcext:value-type="float">
            <text:p>208.305</text:p>
          </table:table-cell>
          <table:table-cell office:value-type="float" office:value="1.34013" calcext:value-type="float">
            <text:p>1.34013</text:p>
          </table:table-cell>
          <table:table-cell office:value-type="float" office:value="1.33967" calcext:value-type="float">
            <text:p>1.33967</text:p>
          </table:table-cell>
          <table:table-cell office:value-type="float" office:value="178.85" calcext:value-type="float">
            <text:p>178.85</text:p>
          </table:table-cell>
          <table:table-cell office:value-type="float" office:value="29.455" calcext:value-type="float">
            <text:p>29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8.305" calcext:value-type="float">
            <text:p>208.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32.045" calcext:value-type="float">
            <text:p>232.045</text:p>
          </table:table-cell>
          <table:table-cell office:value-type="float" office:value="0.787065" calcext:value-type="float">
            <text:p>0.787065</text:p>
          </table:table-cell>
          <table:table-cell office:value-type="float" office:value="0.786835" calcext:value-type="float">
            <text:p>0.786835</text:p>
          </table:table-cell>
          <table:table-cell office:value-type="float" office:value="188.24" calcext:value-type="float">
            <text:p>188.24</text:p>
          </table:table-cell>
          <table:table-cell office:value-type="float" office:value="43.805" calcext:value-type="float">
            <text:p>43.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2.045" calcext:value-type="float">
            <text:p>232.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218.56" calcext:value-type="float">
            <text:p>218.56</text:p>
          </table:table-cell>
          <table:table-cell office:value-type="float" office:value="2.46738" calcext:value-type="float">
            <text:p>2.46738</text:p>
          </table:table-cell>
          <table:table-cell office:value-type="float" office:value="2.46665" calcext:value-type="float">
            <text:p>2.46665</text:p>
          </table:table-cell>
          <table:table-cell office:value-type="float" office:value="177.86" calcext:value-type="float">
            <text:p>177.86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8.56" calcext:value-type="float">
            <text:p>218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03.88" calcext:value-type="float">
            <text:p>303.88</text:p>
          </table:table-cell>
          <table:table-cell office:value-type="float" office:value="67.1904" calcext:value-type="float">
            <text:p>67.1904</text:p>
          </table:table-cell>
          <table:table-cell office:value-type="float" office:value="67.1888" calcext:value-type="float">
            <text:p>67.1888</text:p>
          </table:table-cell>
          <table:table-cell office:value-type="float" office:value="265.71" calcext:value-type="float">
            <text:p>265.71</text:p>
          </table:table-cell>
          <table:table-cell office:value-type="float" office:value="38.17" calcext:value-type="float">
            <text:p>38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3.88" calcext:value-type="float">
            <text:p>303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299.16" calcext:value-type="float">
            <text:p>299.16</text:p>
          </table:table-cell>
          <table:table-cell office:value-type="float" office:value="133.299" calcext:value-type="float">
            <text:p>133.299</text:p>
          </table:table-cell>
          <table:table-cell office:value-type="float" office:value="133.296" calcext:value-type="float">
            <text:p>133.296</text:p>
          </table:table-cell>
          <table:table-cell office:value-type="float" office:value="244.34" calcext:value-type="float">
            <text:p>244.34</text:p>
          </table:table-cell>
          <table:table-cell office:value-type="float" office:value="54.82" calcext:value-type="float">
            <text:p>54.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9.16" calcext:value-type="float">
            <text:p>299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304.6" calcext:value-type="float">
            <text:p>304.6</text:p>
          </table:table-cell>
          <table:table-cell office:value-type="float" office:value="285.112" calcext:value-type="float">
            <text:p>285.112</text:p>
          </table:table-cell>
          <table:table-cell office:value-type="float" office:value="285.106" calcext:value-type="float">
            <text:p>285.106</text:p>
          </table:table-cell>
          <table:table-cell office:value-type="float" office:value="242.4" calcext:value-type="float">
            <text:p>242.4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4.6" calcext:value-type="float">
            <text:p>30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287.89" calcext:value-type="float">
            <text:p>287.89</text:p>
          </table:table-cell>
          <table:table-cell office:value-type="float" office:value="163.352" calcext:value-type="float">
            <text:p>163.352</text:p>
          </table:table-cell>
          <table:table-cell office:value-type="float" office:value="163.348" calcext:value-type="float">
            <text:p>163.348</text:p>
          </table:table-cell>
          <table:table-cell office:value-type="float" office:value="238.12" calcext:value-type="float">
            <text:p>238.12</text:p>
          </table:table-cell>
          <table:table-cell office:value-type="float" office:value="49.77" calcext:value-type="float">
            <text:p>49.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7.89" calcext:value-type="float">
            <text:p>287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301.31" calcext:value-type="float">
            <text:p>301.31</text:p>
          </table:table-cell>
          <table:table-cell office:value-type="float" office:value="694.387" calcext:value-type="float">
            <text:p>694.387</text:p>
          </table:table-cell>
          <table:table-cell office:value-type="float" office:value="694.372" calcext:value-type="float">
            <text:p>694.372</text:p>
          </table:table-cell>
          <table:table-cell office:value-type="float" office:value="257.91" calcext:value-type="float">
            <text:p>257.91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1.31" calcext:value-type="float">
            <text:p>301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272.96" calcext:value-type="float">
            <text:p>272.96</text:p>
          </table:table-cell>
          <table:table-cell office:value-type="float" office:value="9.56703" calcext:value-type="float">
            <text:p>9.56703</text:p>
          </table:table-cell>
          <table:table-cell office:value-type="float" office:value="9.56661" calcext:value-type="float">
            <text:p>9.56661</text:p>
          </table:table-cell>
          <table:table-cell office:value-type="float" office:value="243.51" calcext:value-type="float">
            <text:p>243.51</text:p>
          </table:table-cell>
          <table:table-cell office:value-type="float" office:value="29.45" calcext:value-type="float">
            <text:p>29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2.96" calcext:value-type="float">
            <text:p>272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298.26" calcext:value-type="float">
            <text:p>298.26</text:p>
          </table:table-cell>
          <table:table-cell office:value-type="float" office:value="157.624" calcext:value-type="float">
            <text:p>157.624</text:p>
          </table:table-cell>
          <table:table-cell office:value-type="float" office:value="157.62" calcext:value-type="float">
            <text:p>157.62</text:p>
          </table:table-cell>
          <table:table-cell office:value-type="float" office:value="237.73" calcext:value-type="float">
            <text:p>237.73</text:p>
          </table:table-cell>
          <table:table-cell office:value-type="float" office:value="60.53" calcext:value-type="float">
            <text:p>60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8.26" calcext:value-type="float">
            <text:p>298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283.32" calcext:value-type="float">
            <text:p>283.32</text:p>
          </table:table-cell>
          <table:table-cell office:value-type="float" office:value="1472.86" calcext:value-type="float">
            <text:p>1472.86</text:p>
          </table:table-cell>
          <table:table-cell office:value-type="float" office:value="1472.83" calcext:value-type="float">
            <text:p>1472.83</text:p>
          </table:table-cell>
          <table:table-cell office:value-type="float" office:value="261.87" calcext:value-type="float">
            <text:p>261.87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3.32" calcext:value-type="float">
            <text:p>28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04.35" calcext:value-type="float">
            <text:p>304.35</text:p>
          </table:table-cell>
          <table:table-cell office:value-type="float" office:value="11.2152" calcext:value-type="float">
            <text:p>11.2152</text:p>
          </table:table-cell>
          <table:table-cell office:value-type="float" office:value="11.2148" calcext:value-type="float">
            <text:p>11.2148</text:p>
          </table:table-cell>
          <table:table-cell office:value-type="float" office:value="236.66" calcext:value-type="float">
            <text:p>236.66</text:p>
          </table:table-cell>
          <table:table-cell office:value-type="float" office:value="67.69" calcext:value-type="float">
            <text:p>67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4.35" calcext:value-type="float">
            <text:p>304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280.295" calcext:value-type="float">
            <text:p>280.295</text:p>
          </table:table-cell>
          <table:table-cell office:value-type="float" office:value="486.128" calcext:value-type="float">
            <text:p>486.128</text:p>
          </table:table-cell>
          <table:table-cell office:value-type="float" office:value="486.121" calcext:value-type="float">
            <text:p>486.121</text:p>
          </table:table-cell>
          <table:table-cell office:value-type="float" office:value="217.56" calcext:value-type="float">
            <text:p>217.56</text:p>
          </table:table-cell>
          <table:table-cell office:value-type="float" office:value="62.735" calcext:value-type="float">
            <text:p>62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80.295" calcext:value-type="float">
            <text:p>280.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397.93" calcext:value-type="float">
            <text:p>397.93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335.25" calcext:value-type="float">
            <text:p>335.25</text:p>
          </table:table-cell>
          <table:table-cell office:value-type="float" office:value="62.68" calcext:value-type="float">
            <text:p>62.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93.528" calcext:value-type="float">
            <text:p>393.528</text:p>
          </table:table-cell>
          <table:table-cell office:value-type="float" office:value="1.10631" calcext:value-type="float">
            <text:p>1.10631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380.79" calcext:value-type="float">
            <text:p>380.79</text:p>
          </table:table-cell>
          <table:table-cell office:value-type="float" office:value="7200.68" calcext:value-type="float">
            <text:p>7200.68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307.56" calcext:value-type="float">
            <text:p>307.56</text:p>
          </table:table-cell>
          <table:table-cell office:value-type="float" office:value="73.23" calcext:value-type="float">
            <text:p>73.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63.756" calcext:value-type="float">
            <text:p>363.756</text:p>
          </table:table-cell>
          <table:table-cell office:value-type="float" office:value="4.47339" calcext:value-type="float">
            <text:p>4.47339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383.3" calcext:value-type="float">
            <text:p>383.3</text:p>
          </table:table-cell>
          <table:table-cell office:value-type="float" office:value="7198.87" calcext:value-type="float">
            <text:p>7198.87</text:p>
          </table:table-cell>
          <table:table-cell office:value-type="float" office:value="7198.71" calcext:value-type="float">
            <text:p>7198.71</text:p>
          </table:table-cell>
          <table:table-cell office:value-type="float" office:value="312.7" calcext:value-type="float">
            <text:p>312.7</text:p>
          </table:table-cell>
          <table:table-cell office:value-type="float" office:value="70.6" calcext:value-type="float">
            <text:p>7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83.3" calcext:value-type="float">
            <text:p>38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383.58" calcext:value-type="float">
            <text:p>383.58</text:p>
          </table:table-cell>
          <table:table-cell office:value-type="float" office:value="7200.79" calcext:value-type="float">
            <text:p>7200.79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304.29" calcext:value-type="float">
            <text:p>304.29</text:p>
          </table:table-cell>
          <table:table-cell office:value-type="float" office:value="79.29" calcext:value-type="float">
            <text:p>79.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70.345" calcext:value-type="float">
            <text:p>370.345</text:p>
          </table:table-cell>
          <table:table-cell office:value-type="float" office:value="3.45041" calcext:value-type="float">
            <text:p>3.45041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381.185" calcext:value-type="float">
            <text:p>381.185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7200.48" calcext:value-type="float">
            <text:p>7200.48</text:p>
          </table:table-cell>
          <table:table-cell office:value-type="float" office:value="339.45" calcext:value-type="float">
            <text:p>339.45</text:p>
          </table:table-cell>
          <table:table-cell office:value-type="float" office:value="41.735" calcext:value-type="float">
            <text:p>41.7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5.979" calcext:value-type="float">
            <text:p>375.979</text:p>
          </table:table-cell>
          <table:table-cell office:value-type="float" office:value="1.3658" calcext:value-type="float">
            <text:p>1.3658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379.51" calcext:value-type="float">
            <text:p>379.51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7200.45" calcext:value-type="float">
            <text:p>7200.45</text:p>
          </table:table-cell>
          <table:table-cell office:value-type="float" office:value="360.84" calcext:value-type="float">
            <text:p>360.84</text:p>
          </table:table-cell>
          <table:table-cell office:value-type="float" office:value="18.67" calcext:value-type="float">
            <text:p>18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7.462" calcext:value-type="float">
            <text:p>367.462</text:p>
          </table:table-cell>
          <table:table-cell office:value-type="float" office:value="3.17453" calcext:value-type="float">
            <text:p>3.1745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374.7" calcext:value-type="float">
            <text:p>374.7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7200.47" calcext:value-type="float">
            <text:p>7200.47</text:p>
          </table:table-cell>
          <table:table-cell office:value-type="float" office:value="322.45" calcext:value-type="float">
            <text:p>322.45</text:p>
          </table:table-cell>
          <table:table-cell office:value-type="float" office:value="52.25" calcext:value-type="float">
            <text:p>52.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71.02" calcext:value-type="float">
            <text:p>371.02</text:p>
          </table:table-cell>
          <table:table-cell office:value-type="float" office:value="0.982119" calcext:value-type="float">
            <text:p>0.982119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386.345" calcext:value-type="float">
            <text:p>386.345</text:p>
          </table:table-cell>
          <table:table-cell office:value-type="float" office:value="3770.44" calcext:value-type="float">
            <text:p>3770.44</text:p>
          </table:table-cell>
          <table:table-cell office:value-type="float" office:value="3770.38" calcext:value-type="float">
            <text:p>3770.38</text:p>
          </table:table-cell>
          <table:table-cell office:value-type="float" office:value="331.06" calcext:value-type="float">
            <text:p>331.06</text:p>
          </table:table-cell>
          <table:table-cell office:value-type="float" office:value="55.285" calcext:value-type="float">
            <text:p>55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86.345" calcext:value-type="float">
            <text:p>386.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377.245" calcext:value-type="float">
            <text:p>377.245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7200.48" calcext:value-type="float">
            <text:p>7200.48</text:p>
          </table:table-cell>
          <table:table-cell office:value-type="float" office:value="328.09" calcext:value-type="float">
            <text:p>328.09</text:p>
          </table:table-cell>
          <table:table-cell office:value-type="float" office:value="49.155" calcext:value-type="float">
            <text:p>49.1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73.539" calcext:value-type="float">
            <text:p>373.539</text:p>
          </table:table-cell>
          <table:table-cell office:value-type="float" office:value="0.982467" calcext:value-type="float">
            <text:p>0.982467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390.16" calcext:value-type="float">
            <text:p>390.16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356.5" calcext:value-type="float">
            <text:p>356.5</text:p>
          </table:table-cell>
          <table:table-cell office:value-type="float" office:value="33.66" calcext:value-type="float">
            <text:p>33.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5.025" calcext:value-type="float">
            <text:p>385.025</text:p>
          </table:table-cell>
          <table:table-cell office:value-type="float" office:value="1.31616" calcext:value-type="float">
            <text:p>1.31616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1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One commodity</text:span></text:p>
          </table:table-cell>
          <table:table-cell office:value-type="string" calcext:value-type="string">
            <text:p><text:span text:style-name="T253">OC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196.94" calcext:value-type="float">
            <text:p>196.94</text:p>
          </table:table-cell>
          <table:table-cell office:value-type="float" office:value="0.142677" calcext:value-type="float">
            <text:p>0.142677</text:p>
          </table:table-cell>
          <table:table-cell office:value-type="float" office:value="0.142506" calcext:value-type="float">
            <text:p>0.142506</text:p>
          </table:table-cell>
          <table:table-cell office:value-type="float" office:value="184.78" calcext:value-type="float">
            <text:p>184.78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.94" calcext:value-type="float">
            <text:p>196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172.575" calcext:value-type="float">
            <text:p>172.575</text:p>
          </table:table-cell>
          <table:table-cell office:value-type="float" office:value="1.10978" calcext:value-type="float">
            <text:p>1.10978</text:p>
          </table:table-cell>
          <table:table-cell office:value-type="float" office:value="1.10902" calcext:value-type="float">
            <text:p>1.10902</text:p>
          </table:table-cell>
          <table:table-cell office:value-type="float" office:value="158.03" calcext:value-type="float">
            <text:p>158.03</text:p>
          </table:table-cell>
          <table:table-cell office:value-type="float" office:value="14.545" calcext:value-type="float">
            <text:p>14.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2.575" calcext:value-type="float">
            <text:p>172.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197.935" calcext:value-type="float">
            <text:p>197.935</text:p>
          </table:table-cell>
          <table:table-cell office:value-type="float" office:value="0.407465" calcext:value-type="float">
            <text:p>0.407465</text:p>
          </table:table-cell>
          <table:table-cell office:value-type="float" office:value="0.407382" calcext:value-type="float">
            <text:p>0.407382</text:p>
          </table:table-cell>
          <table:table-cell office:value-type="float" office:value="184.29" calcext:value-type="float">
            <text:p>184.29</text:p>
          </table:table-cell>
          <table:table-cell office:value-type="float" office:value="13.645" calcext:value-type="float">
            <text:p>13.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7.935" calcext:value-type="float">
            <text:p>197.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181.41" calcext:value-type="float">
            <text:p>181.41</text:p>
          </table:table-cell>
          <table:table-cell office:value-type="float" office:value="0.247293" calcext:value-type="float">
            <text:p>0.247293</text:p>
          </table:table-cell>
          <table:table-cell office:value-type="float" office:value="0.24679" calcext:value-type="float">
            <text:p>0.24679</text:p>
          </table:table-cell>
          <table:table-cell office:value-type="float" office:value="151.14" calcext:value-type="float">
            <text:p>151.14</text:p>
          </table:table-cell>
          <table:table-cell office:value-type="float" office:value="30.27" calcext:value-type="float">
            <text:p>3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1.41" calcext:value-type="float">
            <text:p>181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198.81" calcext:value-type="float">
            <text:p>198.81</text:p>
          </table:table-cell>
          <table:table-cell office:value-type="float" office:value="0.937464" calcext:value-type="float">
            <text:p>0.937464</text:p>
          </table:table-cell>
          <table:table-cell office:value-type="float" office:value="0.936927" calcext:value-type="float">
            <text:p>0.936927</text:p>
          </table:table-cell>
          <table:table-cell office:value-type="float" office:value="197.04" calcext:value-type="float">
            <text:p>197.04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.81" calcext:value-type="float">
            <text:p>198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184.64" calcext:value-type="float">
            <text:p>184.64</text:p>
          </table:table-cell>
          <table:table-cell office:value-type="float" office:value="0.244547" calcext:value-type="float">
            <text:p>0.244547</text:p>
          </table:table-cell>
          <table:table-cell office:value-type="float" office:value="0.244311" calcext:value-type="float">
            <text:p>0.244311</text:p>
          </table:table-cell>
          <table:table-cell office:value-type="float" office:value="139.34" calcext:value-type="float">
            <text:p>139.34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4.64" calcext:value-type="float">
            <text:p>184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181.16" calcext:value-type="float">
            <text:p>181.16</text:p>
          </table:table-cell>
          <table:table-cell office:value-type="float" office:value="0.636389" calcext:value-type="float">
            <text:p>0.636389</text:p>
          </table:table-cell>
          <table:table-cell office:value-type="float" office:value="0.635837" calcext:value-type="float">
            <text:p>0.635837</text:p>
          </table:table-cell>
          <table:table-cell office:value-type="float" office:value="167.77" calcext:value-type="float">
            <text:p>167.77</text:p>
          </table:table-cell>
          <table:table-cell office:value-type="float" office:value="13.39" calcext:value-type="float">
            <text:p>13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1.16" calcext:value-type="float">
            <text:p>181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193.73" calcext:value-type="float">
            <text:p>193.73</text:p>
          </table:table-cell>
          <table:table-cell office:value-type="float" office:value="0.472869" calcext:value-type="float">
            <text:p>0.472869</text:p>
          </table:table-cell>
          <table:table-cell office:value-type="float" office:value="0.472242" calcext:value-type="float">
            <text:p>0.472242</text:p>
          </table:table-cell>
          <table:table-cell office:value-type="float" office:value="185.57" calcext:value-type="float">
            <text:p>185.57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.73" calcext:value-type="float">
            <text:p>193.7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02.685" calcext:value-type="float">
            <text:p>202.685</text:p>
          </table:table-cell>
          <table:table-cell office:value-type="float" office:value="0.779575" calcext:value-type="float">
            <text:p>0.779575</text:p>
          </table:table-cell>
          <table:table-cell office:value-type="float" office:value="0.778756" calcext:value-type="float">
            <text:p>0.778756</text:p>
          </table:table-cell>
          <table:table-cell office:value-type="float" office:value="168.9" calcext:value-type="float">
            <text:p>168.9</text:p>
          </table:table-cell>
          <table:table-cell office:value-type="float" office:value="33.785" calcext:value-type="float">
            <text:p>33.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.685" calcext:value-type="float">
            <text:p>202.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192.06" calcext:value-type="float">
            <text:p>192.06</text:p>
          </table:table-cell>
          <table:table-cell office:value-type="float" office:value="0.326373" calcext:value-type="float">
            <text:p>0.326373</text:p>
          </table:table-cell>
          <table:table-cell office:value-type="float" office:value="0.325684" calcext:value-type="float">
            <text:p>0.325684</text:p>
          </table:table-cell>
          <table:table-cell office:value-type="float" office:value="157.38" calcext:value-type="float">
            <text:p>157.38</text:p>
          </table:table-cell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2.06" calcext:value-type="float">
            <text:p>192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259.235" calcext:value-type="float">
            <text:p>259.235</text:p>
          </table:table-cell>
          <table:table-cell office:value-type="float" office:value="25.5322" calcext:value-type="float">
            <text:p>25.5322</text:p>
          </table:table-cell>
          <table:table-cell office:value-type="float" office:value="25.5308" calcext:value-type="float">
            <text:p>25.5308</text:p>
          </table:table-cell>
          <table:table-cell office:value-type="float" office:value="228.52" calcext:value-type="float">
            <text:p>228.52</text:p>
          </table:table-cell>
          <table:table-cell office:value-type="float" office:value="30.715" calcext:value-type="float">
            <text:p>30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9.235" calcext:value-type="float">
            <text:p>259.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247.045" calcext:value-type="float">
            <text:p>247.045</text:p>
          </table:table-cell>
          <table:table-cell office:value-type="float" office:value="18.6501" calcext:value-type="float">
            <text:p>18.6501</text:p>
          </table:table-cell>
          <table:table-cell office:value-type="float" office:value="18.6493" calcext:value-type="float">
            <text:p>18.6493</text:p>
          </table:table-cell>
          <table:table-cell office:value-type="float" office:value="205.9" calcext:value-type="float">
            <text:p>205.9</text:p>
          </table:table-cell>
          <table:table-cell office:value-type="float" office:value="41.145" calcext:value-type="float">
            <text:p>41.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7.045" calcext:value-type="float">
            <text:p>247.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252.505" calcext:value-type="float">
            <text:p>252.505</text:p>
          </table:table-cell>
          <table:table-cell office:value-type="float" office:value="1.22794" calcext:value-type="float">
            <text:p>1.22794</text:p>
          </table:table-cell>
          <table:table-cell office:value-type="float" office:value="1.22777" calcext:value-type="float">
            <text:p>1.22777</text:p>
          </table:table-cell>
          <table:table-cell office:value-type="float" office:value="225.04" calcext:value-type="float">
            <text:p>225.04</text:p>
          </table:table-cell>
          <table:table-cell office:value-type="float" office:value="27.465" calcext:value-type="float">
            <text:p>27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2.505" calcext:value-type="float">
            <text:p>252.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26.815" calcext:value-type="float">
            <text:p>226.815</text:p>
          </table:table-cell>
          <table:table-cell office:value-type="float" office:value="49.0432" calcext:value-type="float">
            <text:p>49.0432</text:p>
          </table:table-cell>
          <table:table-cell office:value-type="float" office:value="49.0415" calcext:value-type="float">
            <text:p>49.0415</text:p>
          </table:table-cell>
          <table:table-cell office:value-type="float" office:value="195.13" calcext:value-type="float">
            <text:p>195.13</text:p>
          </table:table-cell>
          <table:table-cell office:value-type="float" office:value="31.685" calcext:value-type="float">
            <text:p>31.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6.815" calcext:value-type="float">
            <text:p>226.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235.12" calcext:value-type="float">
            <text:p>235.12</text:p>
          </table:table-cell>
          <table:table-cell office:value-type="float" office:value="4.24618" calcext:value-type="float">
            <text:p>4.24618</text:p>
          </table:table-cell>
          <table:table-cell office:value-type="float" office:value="4.2459" calcext:value-type="float">
            <text:p>4.2459</text:p>
          </table:table-cell>
          <table:table-cell office:value-type="float" office:value="214.69" calcext:value-type="float">
            <text:p>214.69</text:p>
          </table:table-cell>
          <table:table-cell office:value-type="float" office:value="20.43" calcext:value-type="float">
            <text:p>20.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.12" calcext:value-type="float">
            <text:p>23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240.93" calcext:value-type="float">
            <text:p>240.93</text:p>
          </table:table-cell>
          <table:table-cell office:value-type="float" office:value="0.98715" calcext:value-type="float">
            <text:p>0.98715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216.72" calcext:value-type="float">
            <text:p>216.72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0.93" calcext:value-type="float">
            <text:p>24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1.29896" calcext:value-type="float">
            <text:p>1.29896</text:p>
          </table:table-cell>
          <table:table-cell office:value-type="float" office:value="1.29878" calcext:value-type="float">
            <text:p>1.29878</text:p>
          </table:table-cell>
          <table:table-cell office:value-type="float" office:value="203.65" calcext:value-type="float">
            <text:p>203.65</text:p>
          </table:table-cell>
          <table:table-cell office:value-type="float" office:value="45.425" calcext:value-type="float">
            <text:p>45.4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08.305" calcext:value-type="float">
            <text:p>208.305</text:p>
          </table:table-cell>
          <table:table-cell office:value-type="float" office:value="12.921" calcext:value-type="float">
            <text:p>12.921</text:p>
          </table:table-cell>
          <table:table-cell office:value-type="float" office:value="12.9203" calcext:value-type="float">
            <text:p>12.9203</text:p>
          </table:table-cell>
          <table:table-cell office:value-type="float" office:value="178.85" calcext:value-type="float">
            <text:p>178.85</text:p>
          </table:table-cell>
          <table:table-cell office:value-type="float" office:value="29.455" calcext:value-type="float">
            <text:p>29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8.305" calcext:value-type="float">
            <text:p>208.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32.045" calcext:value-type="float">
            <text:p>232.045</text:p>
          </table:table-cell>
          <table:table-cell office:value-type="float" office:value="1.79852" calcext:value-type="float">
            <text:p>1.79852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188.24" calcext:value-type="float">
            <text:p>188.24</text:p>
          </table:table-cell>
          <table:table-cell office:value-type="float" office:value="43.805" calcext:value-type="float">
            <text:p>43.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2.045" calcext:value-type="float">
            <text:p>232.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218.56" calcext:value-type="float">
            <text:p>218.56</text:p>
          </table:table-cell>
          <table:table-cell office:value-type="float" office:value="6.80561" calcext:value-type="float">
            <text:p>6.80561</text:p>
          </table:table-cell>
          <table:table-cell office:value-type="float" office:value="6.805" calcext:value-type="float">
            <text:p>6.805</text:p>
          </table:table-cell>
          <table:table-cell office:value-type="float" office:value="177.86" calcext:value-type="float">
            <text:p>177.86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8.56" calcext:value-type="float">
            <text:p>218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03.88" calcext:value-type="float">
            <text:p>303.88</text:p>
          </table:table-cell>
          <table:table-cell office:value-type="float" office:value="31.4072" calcext:value-type="float">
            <text:p>31.4072</text:p>
          </table:table-cell>
          <table:table-cell office:value-type="float" office:value="31.4061" calcext:value-type="float">
            <text:p>31.4061</text:p>
          </table:table-cell>
          <table:table-cell office:value-type="float" office:value="265.71" calcext:value-type="float">
            <text:p>265.71</text:p>
          </table:table-cell>
          <table:table-cell office:value-type="float" office:value="38.17" calcext:value-type="float">
            <text:p>38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3.88" calcext:value-type="float">
            <text:p>303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299.16" calcext:value-type="float">
            <text:p>299.16</text:p>
          </table:table-cell>
          <table:table-cell office:value-type="float" office:value="60.9908" calcext:value-type="float">
            <text:p>60.9908</text:p>
          </table:table-cell>
          <table:table-cell office:value-type="float" office:value="60.9891" calcext:value-type="float">
            <text:p>60.9891</text:p>
          </table:table-cell>
          <table:table-cell office:value-type="float" office:value="244.34" calcext:value-type="float">
            <text:p>244.34</text:p>
          </table:table-cell>
          <table:table-cell office:value-type="float" office:value="54.82" calcext:value-type="float">
            <text:p>54.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9.16" calcext:value-type="float">
            <text:p>299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304.6" calcext:value-type="float">
            <text:p>304.6</text:p>
          </table:table-cell>
          <table:table-cell office:value-type="float" office:value="32.9165" calcext:value-type="float">
            <text:p>32.9165</text:p>
          </table:table-cell>
          <table:table-cell office:value-type="float" office:value="32.9155" calcext:value-type="float">
            <text:p>32.9155</text:p>
          </table:table-cell>
          <table:table-cell office:value-type="float" office:value="242.4" calcext:value-type="float">
            <text:p>242.4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4.6" calcext:value-type="float">
            <text:p>30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287.89" calcext:value-type="float">
            <text:p>287.89</text:p>
          </table:table-cell>
          <table:table-cell office:value-type="float" office:value="3.51574" calcext:value-type="float">
            <text:p>3.51574</text:p>
          </table:table-cell>
          <table:table-cell office:value-type="float" office:value="3.51545" calcext:value-type="float">
            <text:p>3.51545</text:p>
          </table:table-cell>
          <table:table-cell office:value-type="float" office:value="238.12" calcext:value-type="float">
            <text:p>238.12</text:p>
          </table:table-cell>
          <table:table-cell office:value-type="float" office:value="49.77" calcext:value-type="float">
            <text:p>49.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7.89" calcext:value-type="float">
            <text:p>287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301.31" calcext:value-type="float">
            <text:p>301.31</text:p>
          </table:table-cell>
          <table:table-cell office:value-type="float" office:value="57.1572" calcext:value-type="float">
            <text:p>57.1572</text:p>
          </table:table-cell>
          <table:table-cell office:value-type="float" office:value="57.1557" calcext:value-type="float">
            <text:p>57.1557</text:p>
          </table:table-cell>
          <table:table-cell office:value-type="float" office:value="257.91" calcext:value-type="float">
            <text:p>257.91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1.31" calcext:value-type="float">
            <text:p>301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272.96" calcext:value-type="float">
            <text:p>272.96</text:p>
          </table:table-cell>
          <table:table-cell office:value-type="float" office:value="47.9228" calcext:value-type="float">
            <text:p>47.9228</text:p>
          </table:table-cell>
          <table:table-cell office:value-type="float" office:value="47.9215" calcext:value-type="float">
            <text:p>47.9215</text:p>
          </table:table-cell>
          <table:table-cell office:value-type="float" office:value="243.51" calcext:value-type="float">
            <text:p>243.51</text:p>
          </table:table-cell>
          <table:table-cell office:value-type="float" office:value="29.45" calcext:value-type="float">
            <text:p>29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2.96" calcext:value-type="float">
            <text:p>272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298.26" calcext:value-type="float">
            <text:p>298.26</text:p>
          </table:table-cell>
          <table:table-cell office:value-type="float" office:value="56.1212" calcext:value-type="float">
            <text:p>56.1212</text:p>
          </table:table-cell>
          <table:table-cell office:value-type="float" office:value="56.1197" calcext:value-type="float">
            <text:p>56.1197</text:p>
          </table:table-cell>
          <table:table-cell office:value-type="float" office:value="237.73" calcext:value-type="float">
            <text:p>237.73</text:p>
          </table:table-cell>
          <table:table-cell office:value-type="float" office:value="60.53" calcext:value-type="float">
            <text:p>60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8.26" calcext:value-type="float">
            <text:p>298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283.32" calcext:value-type="float">
            <text:p>283.32</text:p>
          </table:table-cell>
          <table:table-cell office:value-type="float" office:value="155.097" calcext:value-type="float">
            <text:p>155.097</text:p>
          </table:table-cell>
          <table:table-cell office:value-type="float" office:value="155.093" calcext:value-type="float">
            <text:p>155.093</text:p>
          </table:table-cell>
          <table:table-cell office:value-type="float" office:value="261.87" calcext:value-type="float">
            <text:p>261.87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3.32" calcext:value-type="float">
            <text:p>28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04.35" calcext:value-type="float">
            <text:p>304.35</text:p>
          </table:table-cell>
          <table:table-cell office:value-type="float" office:value="15.0083" calcext:value-type="float">
            <text:p>15.0083</text:p>
          </table:table-cell>
          <table:table-cell office:value-type="float" office:value="15.0077" calcext:value-type="float">
            <text:p>15.0077</text:p>
          </table:table-cell>
          <table:table-cell office:value-type="float" office:value="236.66" calcext:value-type="float">
            <text:p>236.66</text:p>
          </table:table-cell>
          <table:table-cell office:value-type="float" office:value="67.69" calcext:value-type="float">
            <text:p>67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4.35" calcext:value-type="float">
            <text:p>304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280.295" calcext:value-type="float">
            <text:p>280.295</text:p>
          </table:table-cell>
          <table:table-cell office:value-type="float" office:value="29.0769" calcext:value-type="float">
            <text:p>29.0769</text:p>
          </table:table-cell>
          <table:table-cell office:value-type="float" office:value="29.076" calcext:value-type="float">
            <text:p>29.076</text:p>
          </table:table-cell>
          <table:table-cell office:value-type="float" office:value="217.56" calcext:value-type="float">
            <text:p>217.56</text:p>
          </table:table-cell>
          <table:table-cell office:value-type="float" office:value="62.735" calcext:value-type="float">
            <text:p>62.7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0.295" calcext:value-type="float">
            <text:p>280.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397.93" calcext:value-type="float">
            <text:p>397.93</text:p>
          </table:table-cell>
          <table:table-cell office:value-type="float" office:value="465.933" calcext:value-type="float">
            <text:p>465.933</text:p>
          </table:table-cell>
          <table:table-cell office:value-type="float" office:value="465.921" calcext:value-type="float">
            <text:p>465.921</text:p>
          </table:table-cell>
          <table:table-cell office:value-type="float" office:value="335.25" calcext:value-type="float">
            <text:p>335.25</text:p>
          </table:table-cell>
          <table:table-cell office:value-type="float" office:value="62.68" calcext:value-type="float">
            <text:p>62.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97.93" calcext:value-type="float">
            <text:p>397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375.605" calcext:value-type="float">
            <text:p>375.605</text:p>
          </table:table-cell>
          <table:table-cell office:value-type="float" office:value="337.63" calcext:value-type="float">
            <text:p>337.63</text:p>
          </table:table-cell>
          <table:table-cell office:value-type="float" office:value="337.621" calcext:value-type="float">
            <text:p>337.621</text:p>
          </table:table-cell>
          <table:table-cell office:value-type="float" office:value="308.73" calcext:value-type="float">
            <text:p>308.73</text:p>
          </table:table-cell>
          <table:table-cell office:value-type="float" office:value="66.875" calcext:value-type="float">
            <text:p>66.8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75.605" calcext:value-type="float">
            <text:p>375.6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383.3" calcext:value-type="float">
            <text:p>383.3</text:p>
          </table:table-cell>
          <table:table-cell office:value-type="float" office:value="325.711" calcext:value-type="float">
            <text:p>325.711</text:p>
          </table:table-cell>
          <table:table-cell office:value-type="float" office:value="325.702" calcext:value-type="float">
            <text:p>325.702</text:p>
          </table:table-cell>
          <table:table-cell office:value-type="float" office:value="312.7" calcext:value-type="float">
            <text:p>312.7</text:p>
          </table:table-cell>
          <table:table-cell office:value-type="float" office:value="70.6" calcext:value-type="float">
            <text:p>7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83.3" calcext:value-type="float">
            <text:p>38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382.85" calcext:value-type="float">
            <text:p>382.85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200.43" calcext:value-type="float">
            <text:p>7200.43</text:p>
          </table:table-cell>
          <table:table-cell office:value-type="float" office:value="306.85" calcext:value-type="float">
            <text:p>306.8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80.42" calcext:value-type="float">
            <text:p>380.42</text:p>
          </table:table-cell>
          <table:table-cell office:value-type="float" office:value="0.634634" calcext:value-type="float">
            <text:p>0.634634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380.985" calcext:value-type="float">
            <text:p>380.985</text:p>
          </table:table-cell>
          <table:table-cell office:value-type="float" office:value="543.953" calcext:value-type="float">
            <text:p>543.953</text:p>
          </table:table-cell>
          <table:table-cell office:value-type="float" office:value="543.939" calcext:value-type="float">
            <text:p>543.939</text:p>
          </table:table-cell>
          <table:table-cell office:value-type="float" office:value="340.7" calcext:value-type="float">
            <text:p>340.7</text:p>
          </table:table-cell>
          <table:table-cell office:value-type="float" office:value="40.285" calcext:value-type="float">
            <text:p>40.2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80.985" calcext:value-type="float">
            <text:p>380.9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376.84" calcext:value-type="float">
            <text:p>376.84</text:p>
          </table:table-cell>
          <table:table-cell office:value-type="float" office:value="535.577" calcext:value-type="float">
            <text:p>535.577</text:p>
          </table:table-cell>
          <table:table-cell office:value-type="float" office:value="535.567" calcext:value-type="float">
            <text:p>535.567</text:p>
          </table:table-cell>
          <table:table-cell office:value-type="float" office:value="348.27" calcext:value-type="float">
            <text:p>348.27</text:p>
          </table:table-cell>
          <table:table-cell office:value-type="float" office:value="28.57" calcext:value-type="float">
            <text:p>28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6.84" calcext:value-type="float">
            <text:p>376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374.28" calcext:value-type="float">
            <text:p>374.28</text:p>
          </table:table-cell>
          <table:table-cell office:value-type="float" office:value="1070.11" calcext:value-type="float">
            <text:p>1070.11</text:p>
          </table:table-cell>
          <table:table-cell office:value-type="float" office:value="1070.09" calcext:value-type="float">
            <text:p>1070.09</text:p>
          </table:table-cell>
          <table:table-cell office:value-type="float" office:value="322.03" calcext:value-type="float">
            <text:p>322.03</text:p>
          </table:table-cell>
          <table:table-cell office:value-type="float" office:value="52.25" calcext:value-type="float">
            <text:p>52.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74.28" calcext:value-type="float">
            <text:p>374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386.345" calcext:value-type="float">
            <text:p>386.345</text:p>
          </table:table-cell>
          <table:table-cell office:value-type="float" office:value="201.032" calcext:value-type="float">
            <text:p>201.032</text:p>
          </table:table-cell>
          <table:table-cell office:value-type="float" office:value="201.026" calcext:value-type="float">
            <text:p>201.026</text:p>
          </table:table-cell>
          <table:table-cell office:value-type="float" office:value="331.06" calcext:value-type="float">
            <text:p>331.06</text:p>
          </table:table-cell>
          <table:table-cell office:value-type="float" office:value="55.285" calcext:value-type="float">
            <text:p>55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86.345" calcext:value-type="float">
            <text:p>386.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377.245" calcext:value-type="float">
            <text:p>377.245</text:p>
          </table:table-cell>
          <table:table-cell office:value-type="float" office:value="231.594" calcext:value-type="float">
            <text:p>231.594</text:p>
          </table:table-cell>
          <table:table-cell office:value-type="float" office:value="231.587" calcext:value-type="float">
            <text:p>231.587</text:p>
          </table:table-cell>
          <table:table-cell office:value-type="float" office:value="328.09" calcext:value-type="float">
            <text:p>328.09</text:p>
          </table:table-cell>
          <table:table-cell office:value-type="float" office:value="49.155" calcext:value-type="float">
            <text:p>49.1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77.245" calcext:value-type="float">
            <text:p>377.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389.885" calcext:value-type="float">
            <text:p>389.885</text:p>
          </table:table-cell>
          <table:table-cell office:value-type="float" office:value="290.07" calcext:value-type="float">
            <text:p>290.07</text:p>
          </table:table-cell>
          <table:table-cell office:value-type="float" office:value="290.061" calcext:value-type="float">
            <text:p>290.061</text:p>
          </table:table-cell>
          <table:table-cell office:value-type="float" office:value="320.17" calcext:value-type="float">
            <text:p>320.17</text:p>
          </table:table-cell>
          <table:table-cell office:value-type="float" office:value="69.715" calcext:value-type="float">
            <text:p>69.7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9.885" calcext:value-type="float">
            <text:p>389.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1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Two Commodity</text:span></text:p>
          </table:table-cell>
          <table:table-cell office:value-type="string" calcext:value-type="string">
            <text:p><text:span text:style-name="T253">TC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196.94" calcext:value-type="float">
            <text:p>196.94</text:p>
          </table:table-cell>
          <table:table-cell office:value-type="float" office:value="0.220791" calcext:value-type="float">
            <text:p>0.220791</text:p>
          </table:table-cell>
          <table:table-cell office:value-type="float" office:value="0.220715" calcext:value-type="float">
            <text:p>0.220715</text:p>
          </table:table-cell>
          <table:table-cell office:value-type="float" office:value="184.78" calcext:value-type="float">
            <text:p>184.78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.94" calcext:value-type="float">
            <text:p>196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172.575" calcext:value-type="float">
            <text:p>172.575</text:p>
          </table:table-cell>
          <table:table-cell office:value-type="float" office:value="0.981659" calcext:value-type="float">
            <text:p>0.981659</text:p>
          </table:table-cell>
          <table:table-cell office:value-type="float" office:value="0.981057" calcext:value-type="float">
            <text:p>0.981057</text:p>
          </table:table-cell>
          <table:table-cell office:value-type="float" office:value="158.03" calcext:value-type="float">
            <text:p>158.03</text:p>
          </table:table-cell>
          <table:table-cell office:value-type="float" office:value="14.545" calcext:value-type="float">
            <text:p>14.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2.575" calcext:value-type="float">
            <text:p>172.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197.935" calcext:value-type="float">
            <text:p>197.935</text:p>
          </table:table-cell>
          <table:table-cell office:value-type="float" office:value="1.22846" calcext:value-type="float">
            <text:p>1.22846</text:p>
          </table:table-cell>
          <table:table-cell office:value-type="float" office:value="1.22836" calcext:value-type="float">
            <text:p>1.22836</text:p>
          </table:table-cell>
          <table:table-cell office:value-type="float" office:value="184.29" calcext:value-type="float">
            <text:p>184.29</text:p>
          </table:table-cell>
          <table:table-cell office:value-type="float" office:value="13.645" calcext:value-type="float">
            <text:p>13.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7.935" calcext:value-type="float">
            <text:p>197.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181.41" calcext:value-type="float">
            <text:p>181.41</text:p>
          </table:table-cell>
          <table:table-cell office:value-type="float" office:value="0.406058" calcext:value-type="float">
            <text:p>0.406058</text:p>
          </table:table-cell>
          <table:table-cell office:value-type="float" office:value="0.405922" calcext:value-type="float">
            <text:p>0.405922</text:p>
          </table:table-cell>
          <table:table-cell office:value-type="float" office:value="151.14" calcext:value-type="float">
            <text:p>151.14</text:p>
          </table:table-cell>
          <table:table-cell office:value-type="float" office:value="30.27" calcext:value-type="float">
            <text:p>3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1.41" calcext:value-type="float">
            <text:p>181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198.81" calcext:value-type="float">
            <text:p>198.81</text:p>
          </table:table-cell>
          <table:table-cell office:value-type="float" office:value="1.31528" calcext:value-type="float">
            <text:p>1.31528</text:p>
          </table:table-cell>
          <table:table-cell office:value-type="float" office:value="1.31478" calcext:value-type="float">
            <text:p>1.31478</text:p>
          </table:table-cell>
          <table:table-cell office:value-type="float" office:value="197.04" calcext:value-type="float">
            <text:p>197.04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.81" calcext:value-type="float">
            <text:p>198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184.64" calcext:value-type="float">
            <text:p>184.64</text:p>
          </table:table-cell>
          <table:table-cell office:value-type="float" office:value="0.358937" calcext:value-type="float">
            <text:p>0.358937</text:p>
          </table:table-cell>
          <table:table-cell office:value-type="float" office:value="0.358835" calcext:value-type="float">
            <text:p>0.358835</text:p>
          </table:table-cell>
          <table:table-cell office:value-type="float" office:value="139.34" calcext:value-type="float">
            <text:p>139.34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4.64" calcext:value-type="float">
            <text:p>184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181.16" calcext:value-type="float">
            <text:p>181.16</text:p>
          </table:table-cell>
          <table:table-cell office:value-type="float" office:value="1.15722" calcext:value-type="float">
            <text:p>1.15722</text:p>
          </table:table-cell>
          <table:table-cell office:value-type="float" office:value="1.15639" calcext:value-type="float">
            <text:p>1.15639</text:p>
          </table:table-cell>
          <table:table-cell office:value-type="float" office:value="167.77" calcext:value-type="float">
            <text:p>167.77</text:p>
          </table:table-cell>
          <table:table-cell office:value-type="float" office:value="13.39" calcext:value-type="float">
            <text:p>13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1.16" calcext:value-type="float">
            <text:p>181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193.73" calcext:value-type="float">
            <text:p>193.73</text:p>
          </table:table-cell>
          <table:table-cell office:value-type="float" office:value="1.75408" calcext:value-type="float">
            <text:p>1.75408</text:p>
          </table:table-cell>
          <table:table-cell office:value-type="float" office:value="1.75382" calcext:value-type="float">
            <text:p>1.75382</text:p>
          </table:table-cell>
          <table:table-cell office:value-type="float" office:value="185.57" calcext:value-type="float">
            <text:p>185.57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.73" calcext:value-type="float">
            <text:p>193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02.685" calcext:value-type="float">
            <text:p>202.685</text:p>
          </table:table-cell>
          <table:table-cell office:value-type="float" office:value="0.70721" calcext:value-type="float">
            <text:p>0.70721</text:p>
          </table:table-cell>
          <table:table-cell office:value-type="float" office:value="0.706838" calcext:value-type="float">
            <text:p>0.706838</text:p>
          </table:table-cell>
          <table:table-cell office:value-type="float" office:value="168.9" calcext:value-type="float">
            <text:p>168.9</text:p>
          </table:table-cell>
          <table:table-cell office:value-type="float" office:value="33.785" calcext:value-type="float">
            <text:p>33.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.685" calcext:value-type="float">
            <text:p>202.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192.06" calcext:value-type="float">
            <text:p>192.06</text:p>
          </table:table-cell>
          <table:table-cell office:value-type="float" office:value="0.601358" calcext:value-type="float">
            <text:p>0.601358</text:p>
          </table:table-cell>
          <table:table-cell office:value-type="float" office:value="0.600871" calcext:value-type="float">
            <text:p>0.600871</text:p>
          </table:table-cell>
          <table:table-cell office:value-type="float" office:value="157.38" calcext:value-type="float">
            <text:p>157.38</text:p>
          </table:table-cell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2.06" calcext:value-type="float">
            <text:p>192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259.235" calcext:value-type="float">
            <text:p>259.235</text:p>
          </table:table-cell>
          <table:table-cell office:value-type="float" office:value="143.221" calcext:value-type="float">
            <text:p>143.221</text:p>
          </table:table-cell>
          <table:table-cell office:value-type="float" office:value="143.218" calcext:value-type="float">
            <text:p>143.218</text:p>
          </table:table-cell>
          <table:table-cell office:value-type="float" office:value="228.52" calcext:value-type="float">
            <text:p>228.52</text:p>
          </table:table-cell>
          <table:table-cell office:value-type="float" office:value="30.715" calcext:value-type="float">
            <text:p>30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9.235" calcext:value-type="float">
            <text:p>259.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247.045" calcext:value-type="float">
            <text:p>247.045</text:p>
          </table:table-cell>
          <table:table-cell office:value-type="float" office:value="131.008" calcext:value-type="float">
            <text:p>131.008</text:p>
          </table:table-cell>
          <table:table-cell office:value-type="float" office:value="131.005" calcext:value-type="float">
            <text:p>131.005</text:p>
          </table:table-cell>
          <table:table-cell office:value-type="float" office:value="205.9" calcext:value-type="float">
            <text:p>205.9</text:p>
          </table:table-cell>
          <table:table-cell office:value-type="float" office:value="41.145" calcext:value-type="float">
            <text:p>41.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7.045" calcext:value-type="float">
            <text:p>247.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252.505" calcext:value-type="float">
            <text:p>252.505</text:p>
          </table:table-cell>
          <table:table-cell office:value-type="float" office:value="3.26776" calcext:value-type="float">
            <text:p>3.26776</text:p>
          </table:table-cell>
          <table:table-cell office:value-type="float" office:value="3.26754" calcext:value-type="float">
            <text:p>3.26754</text:p>
          </table:table-cell>
          <table:table-cell office:value-type="float" office:value="225.04" calcext:value-type="float">
            <text:p>225.04</text:p>
          </table:table-cell>
          <table:table-cell office:value-type="float" office:value="27.465" calcext:value-type="float">
            <text:p>27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2.505" calcext:value-type="float">
            <text:p>252.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26.815" calcext:value-type="float">
            <text:p>226.815</text:p>
          </table:table-cell>
          <table:table-cell office:value-type="float" office:value="110.985" calcext:value-type="float">
            <text:p>110.985</text:p>
          </table:table-cell>
          <table:table-cell office:value-type="float" office:value="110.983" calcext:value-type="float">
            <text:p>110.983</text:p>
          </table:table-cell>
          <table:table-cell office:value-type="float" office:value="195.13" calcext:value-type="float">
            <text:p>195.13</text:p>
          </table:table-cell>
          <table:table-cell office:value-type="float" office:value="31.685" calcext:value-type="float">
            <text:p>31.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6.815" calcext:value-type="float">
            <text:p>226.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235.12" calcext:value-type="float">
            <text:p>235.12</text:p>
          </table:table-cell>
          <table:table-cell office:value-type="float" office:value="61.636" calcext:value-type="float">
            <text:p>61.636</text:p>
          </table:table-cell>
          <table:table-cell office:value-type="float" office:value="61.6346" calcext:value-type="float">
            <text:p>61.6346</text:p>
          </table:table-cell>
          <table:table-cell office:value-type="float" office:value="214.69" calcext:value-type="float">
            <text:p>214.69</text:p>
          </table:table-cell>
          <table:table-cell office:value-type="float" office:value="20.43" calcext:value-type="float">
            <text:p>20.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.12" calcext:value-type="float">
            <text:p>235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240.93" calcext:value-type="float">
            <text:p>240.93</text:p>
          </table:table-cell>
          <table:table-cell office:value-type="float" office:value="3.63481" calcext:value-type="float">
            <text:p>3.63481</text:p>
          </table:table-cell>
          <table:table-cell office:value-type="float" office:value="3.63456" calcext:value-type="float">
            <text:p>3.63456</text:p>
          </table:table-cell>
          <table:table-cell office:value-type="float" office:value="216.72" calcext:value-type="float">
            <text:p>216.72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0.93" calcext:value-type="float">
            <text:p>240.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30.0902" calcext:value-type="float">
            <text:p>30.0902</text:p>
          </table:table-cell>
          <table:table-cell office:value-type="float" office:value="30.0895" calcext:value-type="float">
            <text:p>30.0895</text:p>
          </table:table-cell>
          <table:table-cell office:value-type="float" office:value="203.65" calcext:value-type="float">
            <text:p>203.65</text:p>
          </table:table-cell>
          <table:table-cell office:value-type="float" office:value="45.425" calcext:value-type="float">
            <text:p>45.4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9.075" calcext:value-type="float">
            <text:p>249.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08.305" calcext:value-type="float">
            <text:p>208.305</text:p>
          </table:table-cell>
          <table:table-cell office:value-type="float" office:value="108.112" calcext:value-type="float">
            <text:p>108.112</text:p>
          </table:table-cell>
          <table:table-cell office:value-type="float" office:value="108.11" calcext:value-type="float">
            <text:p>108.11</text:p>
          </table:table-cell>
          <table:table-cell office:value-type="float" office:value="178.85" calcext:value-type="float">
            <text:p>178.85</text:p>
          </table:table-cell>
          <table:table-cell office:value-type="float" office:value="29.455" calcext:value-type="float">
            <text:p>29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8.305" calcext:value-type="float">
            <text:p>208.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32.045" calcext:value-type="float">
            <text:p>232.045</text:p>
          </table:table-cell>
          <table:table-cell office:value-type="float" office:value="5.40731" calcext:value-type="float">
            <text:p>5.40731</text:p>
          </table:table-cell>
          <table:table-cell office:value-type="float" office:value="5.40702" calcext:value-type="float">
            <text:p>5.40702</text:p>
          </table:table-cell>
          <table:table-cell office:value-type="float" office:value="188.24" calcext:value-type="float">
            <text:p>188.24</text:p>
          </table:table-cell>
          <table:table-cell office:value-type="float" office:value="43.805" calcext:value-type="float">
            <text:p>43.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2.045" calcext:value-type="float">
            <text:p>232.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218.56" calcext:value-type="float">
            <text:p>218.56</text:p>
          </table:table-cell>
          <table:table-cell office:value-type="float" office:value="15.413" calcext:value-type="float">
            <text:p>15.413</text:p>
          </table:table-cell>
          <table:table-cell office:value-type="float" office:value="15.4125" calcext:value-type="float">
            <text:p>15.4125</text:p>
          </table:table-cell>
          <table:table-cell office:value-type="float" office:value="177.86" calcext:value-type="float">
            <text:p>177.86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8.56" calcext:value-type="float">
            <text:p>218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03.88" calcext:value-type="float">
            <text:p>303.88</text:p>
          </table:table-cell>
          <table:table-cell office:value-type="float" office:value="108.484" calcext:value-type="float">
            <text:p>108.484</text:p>
          </table:table-cell>
          <table:table-cell office:value-type="float" office:value="108.482" calcext:value-type="float">
            <text:p>108.482</text:p>
          </table:table-cell>
          <table:table-cell office:value-type="float" office:value="265.71" calcext:value-type="float">
            <text:p>265.71</text:p>
          </table:table-cell>
          <table:table-cell office:value-type="float" office:value="38.17" calcext:value-type="float">
            <text:p>38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3.88" calcext:value-type="float">
            <text:p>303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299.16" calcext:value-type="float">
            <text:p>299.16</text:p>
          </table:table-cell>
          <table:table-cell office:value-type="float" office:value="155.559" calcext:value-type="float">
            <text:p>155.559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244.34" calcext:value-type="float">
            <text:p>244.34</text:p>
          </table:table-cell>
          <table:table-cell office:value-type="float" office:value="54.82" calcext:value-type="float">
            <text:p>54.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9.16" calcext:value-type="float">
            <text:p>299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304.6" calcext:value-type="float">
            <text:p>304.6</text:p>
          </table:table-cell>
          <table:table-cell office:value-type="float" office:value="163.247" calcext:value-type="float">
            <text:p>163.247</text:p>
          </table:table-cell>
          <table:table-cell office:value-type="float" office:value="163.243" calcext:value-type="float">
            <text:p>163.243</text:p>
          </table:table-cell>
          <table:table-cell office:value-type="float" office:value="242.4" calcext:value-type="float">
            <text:p>242.4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4.6" calcext:value-type="float">
            <text:p>30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287.89" calcext:value-type="float">
            <text:p>287.89</text:p>
          </table:table-cell>
          <table:table-cell office:value-type="float" office:value="160.16" calcext:value-type="float">
            <text:p>160.16</text:p>
          </table:table-cell>
          <table:table-cell office:value-type="float" office:value="160.157" calcext:value-type="float">
            <text:p>160.157</text:p>
          </table:table-cell>
          <table:table-cell office:value-type="float" office:value="238.12" calcext:value-type="float">
            <text:p>238.12</text:p>
          </table:table-cell>
          <table:table-cell office:value-type="float" office:value="49.77" calcext:value-type="float">
            <text:p>49.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7.89" calcext:value-type="float">
            <text:p>287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301.31" calcext:value-type="float">
            <text:p>301.31</text:p>
          </table:table-cell>
          <table:table-cell office:value-type="float" office:value="110.128" calcext:value-type="float">
            <text:p>110.128</text:p>
          </table:table-cell>
          <table:table-cell office:value-type="float" office:value="110.126" calcext:value-type="float">
            <text:p>110.126</text:p>
          </table:table-cell>
          <table:table-cell office:value-type="float" office:value="257.91" calcext:value-type="float">
            <text:p>257.91</text:p>
          </table:table-cell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1.31" calcext:value-type="float">
            <text:p>301.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272.96" calcext:value-type="float">
            <text:p>272.96</text:p>
          </table:table-cell>
          <table:table-cell office:value-type="float" office:value="218.519" calcext:value-type="float">
            <text:p>218.519</text:p>
          </table:table-cell>
          <table:table-cell office:value-type="float" office:value="218.515" calcext:value-type="float">
            <text:p>218.515</text:p>
          </table:table-cell>
          <table:table-cell office:value-type="float" office:value="243.51" calcext:value-type="float">
            <text:p>243.51</text:p>
          </table:table-cell>
          <table:table-cell office:value-type="float" office:value="29.45" calcext:value-type="float">
            <text:p>29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2.96" calcext:value-type="float">
            <text:p>272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298.26" calcext:value-type="float">
            <text:p>298.26</text:p>
          </table:table-cell>
          <table:table-cell office:value-type="float" office:value="164.713" calcext:value-type="float">
            <text:p>164.713</text:p>
          </table:table-cell>
          <table:table-cell office:value-type="float" office:value="164.71" calcext:value-type="float">
            <text:p>164.71</text:p>
          </table:table-cell>
          <table:table-cell office:value-type="float" office:value="237.73" calcext:value-type="float">
            <text:p>237.73</text:p>
          </table:table-cell>
          <table:table-cell office:value-type="float" office:value="60.53" calcext:value-type="float">
            <text:p>60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8.26" calcext:value-type="float">
            <text:p>298.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283.32" calcext:value-type="float">
            <text:p>283.32</text:p>
          </table:table-cell>
          <table:table-cell office:value-type="float" office:value="229.98" calcext:value-type="float">
            <text:p>229.98</text:p>
          </table:table-cell>
          <table:table-cell office:value-type="float" office:value="229.975" calcext:value-type="float">
            <text:p>229.975</text:p>
          </table:table-cell>
          <table:table-cell office:value-type="float" office:value="261.87" calcext:value-type="float">
            <text:p>261.87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3.32" calcext:value-type="float">
            <text:p>28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04.35" calcext:value-type="float">
            <text:p>304.35</text:p>
          </table:table-cell>
          <table:table-cell office:value-type="float" office:value="110.963" calcext:value-type="float">
            <text:p>110.963</text:p>
          </table:table-cell>
          <table:table-cell office:value-type="float" office:value="110.961" calcext:value-type="float">
            <text:p>110.961</text:p>
          </table:table-cell>
          <table:table-cell office:value-type="float" office:value="236.66" calcext:value-type="float">
            <text:p>236.66</text:p>
          </table:table-cell>
          <table:table-cell office:value-type="float" office:value="67.69" calcext:value-type="float">
            <text:p>67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4.35" calcext:value-type="float">
            <text:p>304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280.295" calcext:value-type="float">
            <text:p>280.295</text:p>
          </table:table-cell>
          <table:table-cell office:value-type="float" office:value="83.7491" calcext:value-type="float">
            <text:p>83.7491</text:p>
          </table:table-cell>
          <table:table-cell office:value-type="float" office:value="83.7472" calcext:value-type="float">
            <text:p>83.7472</text:p>
          </table:table-cell>
          <table:table-cell office:value-type="float" office:value="217.56" calcext:value-type="float">
            <text:p>217.56</text:p>
          </table:table-cell>
          <table:table-cell office:value-type="float" office:value="62.735" calcext:value-type="float">
            <text:p>62.7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0.295" calcext:value-type="float">
            <text:p>280.295</text:p>
          </table:table-cell>
          <table:table-cell table:style-name="ce16" office:value-type="float" office:value="0" calcext:value-type="float">
            <text:p>0.0000E+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399.425" calcext:value-type="float">
            <text:p>399.425</text:p>
          </table:table-cell>
          <table:table-cell office:value-type="float" office:value="7200.64" calcext:value-type="float">
            <text:p>7200.64</text:p>
          </table:table-cell>
          <table:table-cell office:value-type="float" office:value="7200.5" calcext:value-type="float">
            <text:p>7200.5</text:p>
          </table:table-cell>
          <table:table-cell office:value-type="float" office:value="361.76" calcext:value-type="float">
            <text:p>361.76</text:p>
          </table:table-cell>
          <table:table-cell office:value-type="float" office:value="37.665" calcext:value-type="float">
            <text:p>37.6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6.258" calcext:value-type="float">
            <text:p>396.258</text:p>
          </table:table-cell>
          <table:table-cell office:value-type="float" office:value="0.792875" calcext:value-type="float">
            <text:p>0.79287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375.605" calcext:value-type="float">
            <text:p>375.605</text:p>
          </table:table-cell>
          <table:table-cell office:value-type="float" office:value="7200.69" calcext:value-type="float">
            <text:p>7200.69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308.73" calcext:value-type="float">
            <text:p>308.73</text:p>
          </table:table-cell>
          <table:table-cell office:value-type="float" office:value="66.875" calcext:value-type="float">
            <text:p>66.8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72.445" calcext:value-type="float">
            <text:p>372.445</text:p>
          </table:table-cell>
          <table:table-cell office:value-type="float" office:value="0.841345" calcext:value-type="float">
            <text:p>0.84134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383.3" calcext:value-type="float">
            <text:p>383.3</text:p>
          </table:table-cell>
          <table:table-cell office:value-type="float" office:value="1378.01" calcext:value-type="float">
            <text:p>1378.01</text:p>
          </table:table-cell>
          <table:table-cell office:value-type="float" office:value="1377.98" calcext:value-type="float">
            <text:p>1377.98</text:p>
          </table:table-cell>
          <table:table-cell office:value-type="float" office:value="312.7" calcext:value-type="float">
            <text:p>312.7</text:p>
          </table:table-cell>
          <table:table-cell office:value-type="float" office:value="70.6" calcext:value-type="float">
            <text:p>7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83.3" calcext:value-type="float">
            <text:p>38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382.85" calcext:value-type="float">
            <text:p>382.85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200.53" calcext:value-type="float">
            <text:p>7200.53</text:p>
          </table:table-cell>
          <table:table-cell office:value-type="float" office:value="306.85" calcext:value-type="float">
            <text:p>306.8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78.992" calcext:value-type="float">
            <text:p>378.992</text:p>
          </table:table-cell>
          <table:table-cell office:value-type="float" office:value="1.00767" calcext:value-type="float">
            <text:p>1.0076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382.125" calcext:value-type="float">
            <text:p>382.125</text:p>
          </table:table-cell>
          <table:table-cell office:value-type="float" office:value="7200.65" calcext:value-type="float">
            <text:p>7200.65</text:p>
          </table:table-cell>
          <table:table-cell office:value-type="float" office:value="7200.5" calcext:value-type="float">
            <text:p>7200.5</text:p>
          </table:table-cell>
          <table:table-cell office:value-type="float" office:value="326.32" calcext:value-type="float">
            <text:p>326.32</text:p>
          </table:table-cell>
          <table:table-cell office:value-type="float" office:value="55.805" calcext:value-type="float">
            <text:p>55.8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78.624" calcext:value-type="float">
            <text:p>378.624</text:p>
          </table:table-cell>
          <table:table-cell office:value-type="float" office:value="0.91615" calcext:value-type="float">
            <text:p>0.916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378.33" calcext:value-type="float">
            <text:p>378.33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7191.24" calcext:value-type="float">
            <text:p>7191.24</text:p>
          </table:table-cell>
          <table:table-cell office:value-type="float" office:value="348.55" calcext:value-type="float">
            <text:p>348.55</text:p>
          </table:table-cell>
          <table:table-cell office:value-type="float" office:value="29.78" calcext:value-type="float">
            <text:p>29.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72.661" calcext:value-type="float">
            <text:p>372.661</text:p>
          </table:table-cell>
          <table:table-cell office:value-type="float" office:value="1.49843" calcext:value-type="float">
            <text:p>1.4984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375.12" calcext:value-type="float">
            <text:p>375.12</text:p>
          </table:table-cell>
          <table:table-cell office:value-type="float" office:value="7200.7" calcext:value-type="float">
            <text:p>7200.7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318.18" calcext:value-type="float">
            <text:p>318.18</text:p>
          </table:table-cell>
          <table:table-cell office:value-type="float" office:value="56.94" calcext:value-type="float">
            <text:p>56.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71.816" calcext:value-type="float">
            <text:p>371.816</text:p>
          </table:table-cell>
          <table:table-cell office:value-type="float" office:value="0.880773" calcext:value-type="float">
            <text:p>0.88077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386.345" calcext:value-type="float">
            <text:p>386.345</text:p>
          </table:table-cell>
          <table:table-cell office:value-type="float" office:value="2178.6" calcext:value-type="float">
            <text:p>2178.6</text:p>
          </table:table-cell>
          <table:table-cell office:value-type="float" office:value="2178.56" calcext:value-type="float">
            <text:p>2178.56</text:p>
          </table:table-cell>
          <table:table-cell office:value-type="float" office:value="331.06" calcext:value-type="float">
            <text:p>331.06</text:p>
          </table:table-cell>
          <table:table-cell office:value-type="float" office:value="55.285" calcext:value-type="float">
            <text:p>55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86.345" calcext:value-type="float">
            <text:p>386.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377.245" calcext:value-type="float">
            <text:p>377.245</text:p>
          </table:table-cell>
          <table:table-cell office:value-type="float" office:value="1672.74" calcext:value-type="float">
            <text:p>1672.74</text:p>
          </table:table-cell>
          <table:table-cell office:value-type="float" office:value="1672.7" calcext:value-type="float">
            <text:p>1672.7</text:p>
          </table:table-cell>
          <table:table-cell office:value-type="float" office:value="328.09" calcext:value-type="float">
            <text:p>328.09</text:p>
          </table:table-cell>
          <table:table-cell office:value-type="float" office:value="49.155" calcext:value-type="float">
            <text:p>49.1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77.245" calcext:value-type="float">
            <text:p>377.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389.885" calcext:value-type="float">
            <text:p>389.885</text:p>
          </table:table-cell>
          <table:table-cell office:value-type="float" office:value="3371.86" calcext:value-type="float">
            <text:p>3371.86</text:p>
          </table:table-cell>
          <table:table-cell office:value-type="float" office:value="3371.8" calcext:value-type="float">
            <text:p>3371.8</text:p>
          </table:table-cell>
          <table:table-cell office:value-type="float" office:value="320.17" calcext:value-type="float">
            <text:p>320.17</text:p>
          </table:table-cell>
          <table:table-cell office:value-type="float" office:value="69.715" calcext:value-type="float">
            <text:p>69.7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9.885" calcext:value-type="float">
            <text:p>389.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3"/>
          <table:table-cell table:number-columns-repeated="1090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2" table:number-rows-repeated="2">
          <table:table-cell table:number-columns-repeated="2"/>
          <table:table-cell table:style-name="Default" table:number-columns-repeated="10"/>
          <table:table-cell table:number-columns-repeated="1096"/>
        </table:table-row>
        <table:table-row table:style-name="ro2" table:number-rows-repeated="9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7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5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7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4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1">
          <table:table-cell table:style-name="Default" table:number-columns-repeated="12"/>
          <table:table-cell table:number-columns-repeated="1096"/>
        </table:table-row>
      </table:table>
      <table:table table:name="VRPL" table:style-name="ta2">
        <table:table-column table:style-name="co2" table:number-columns-repeated="12" table:default-cell-style-name="ce13"/>
        <table:table-column table:style-name="co2" table:number-columns-repeated="1095" table:default-cell-style-name="Default"/>
        <table:table-column table:style-name="co1" table:default-cell-style-name="Default"/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173" table:number-rows-repeated="2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Vehicle flow</text:span></text:p>
          </table:table-cell>
          <table:table-cell office:value-type="string" calcext:value-type="string">
            <text:p><text:span text:style-name="T253">VF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225.95" calcext:value-type="float">
            <text:p>225.95</text:p>
          </table:table-cell>
          <table:table-cell office:value-type="float" office:value="3.60796" calcext:value-type="float">
            <text:p>3.60796</text:p>
          </table:table-cell>
          <table:table-cell office:value-type="float" office:value="3.60758" calcext:value-type="float">
            <text:p>3.60758</text:p>
          </table:table-cell>
          <table:table-cell office:value-type="float" office:value="213.79" calcext:value-type="float">
            <text:p>213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25.95" calcext:value-type="float">
            <text:p>225.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206.3" calcext:value-type="float">
            <text:p>206.3</text:p>
          </table:table-cell>
          <table:table-cell office:value-type="float" office:value="2.37836" calcext:value-type="float">
            <text:p>2.37836</text:p>
          </table:table-cell>
          <table:table-cell table:style-name="ce15" office:value-type="float" office:value="2.37792" calcext:value-type="float">
            <text:p>2.37792</text:p>
          </table:table-cell>
          <table:table-cell office:value-type="float" office:value="192.17" calcext:value-type="float">
            <text:p>192.17</text:p>
          </table:table-cell>
          <table:table-cell office:value-type="float" office:value="14.13" calcext:value-type="float">
            <text:p>14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251.19" calcext:value-type="float">
            <text:p>251.19</text:p>
          </table:table-cell>
          <table:table-cell office:value-type="float" office:value="0.971636" calcext:value-type="float">
            <text:p>0.971636</text:p>
          </table:table-cell>
          <table:table-cell table:style-name="ce15" office:value-type="float" office:value="0.971329" calcext:value-type="float">
            <text:p>0.971329</text:p>
          </table:table-cell>
          <table:table-cell office:value-type="float" office:value="237.67" calcext:value-type="float">
            <text:p>237.67</text:p>
          </table:table-cell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1.19" calcext:value-type="float">
            <text:p>251.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202.36" calcext:value-type="float">
            <text:p>202.36</text:p>
          </table:table-cell>
          <table:table-cell office:value-type="float" office:value="0.197916" calcext:value-type="float">
            <text:p>0.197916</text:p>
          </table:table-cell>
          <table:table-cell office:value-type="float" office:value="0.197747" calcext:value-type="float">
            <text:p>0.197747</text:p>
          </table:table-cell>
          <table:table-cell office:value-type="float" office:value="172.09" calcext:value-type="float">
            <text:p>172.09</text:p>
          </table:table-cell>
          <table:table-cell office:value-type="float" office:value="30.27" calcext:value-type="float">
            <text:p>3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.36" calcext:value-type="float">
            <text:p>202.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217.38" calcext:value-type="float">
            <text:p>217.38</text:p>
          </table:table-cell>
          <table:table-cell office:value-type="float" office:value="0.333712" calcext:value-type="float">
            <text:p>0.333712</text:p>
          </table:table-cell>
          <table:table-cell office:value-type="float" office:value="0.333138" calcext:value-type="float">
            <text:p>0.333138</text:p>
          </table:table-cell>
          <table:table-cell office:value-type="float" office:value="215.61" calcext:value-type="float">
            <text:p>215.61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.38" calcext:value-type="float">
            <text:p>217.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211.725" calcext:value-type="float">
            <text:p>211.725</text:p>
          </table:table-cell>
          <table:table-cell office:value-type="float" office:value="1.0337" calcext:value-type="float">
            <text:p>1.0337</text:p>
          </table:table-cell>
          <table:table-cell office:value-type="float" office:value="1.03287" calcext:value-type="float">
            <text:p>1.03287</text:p>
          </table:table-cell>
          <table:table-cell office:value-type="float" office:value="177.18" calcext:value-type="float">
            <text:p>177.18</text:p>
          </table:table-cell>
          <table:table-cell office:value-type="float" office:value="34.545" calcext:value-type="float">
            <text:p>34.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1.725" calcext:value-type="float">
            <text:p>211.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208.11" calcext:value-type="float">
            <text:p>208.11</text:p>
          </table:table-cell>
          <table:table-cell office:value-type="float" office:value="1.98461" calcext:value-type="float">
            <text:p>1.98461</text:p>
          </table:table-cell>
          <table:table-cell office:value-type="float" office:value="1.9842" calcext:value-type="float">
            <text:p>1.9842</text:p>
          </table:table-cell>
          <table:table-cell office:value-type="float" office:value="208.11" calcext:value-type="float">
            <text:p>20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.11" calcext:value-type="float">
            <text:p>208.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226.28" calcext:value-type="float">
            <text:p>226.28</text:p>
          </table:table-cell>
          <table:table-cell office:value-type="float" office:value="0.426047" calcext:value-type="float">
            <text:p>0.426047</text:p>
          </table:table-cell>
          <table:table-cell office:value-type="float" office:value="0.425855" calcext:value-type="float">
            <text:p>0.425855</text:p>
          </table:table-cell>
          <table:table-cell office:value-type="float" office:value="226.28" calcext:value-type="float">
            <text:p>226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.28" calcext:value-type="float">
            <text:p>226.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35.51" calcext:value-type="float">
            <text:p>235.51</text:p>
          </table:table-cell>
          <table:table-cell office:value-type="float" office:value="0.591206" calcext:value-type="float">
            <text:p>0.591206</text:p>
          </table:table-cell>
          <table:table-cell office:value-type="float" office:value="0.590793" calcext:value-type="float">
            <text:p>0.590793</text:p>
          </table:table-cell>
          <table:table-cell office:value-type="float" office:value="200.04" calcext:value-type="float">
            <text:p>200.04</text:p>
          </table:table-cell>
          <table:table-cell office:value-type="float" office:value="35.47" calcext:value-type="float">
            <text:p>35.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5.51" calcext:value-type="float">
            <text:p>235.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239.24" calcext:value-type="float">
            <text:p>239.24</text:p>
          </table:table-cell>
          <table:table-cell office:value-type="float" office:value="8.08817" calcext:value-type="float">
            <text:p>8.08817</text:p>
          </table:table-cell>
          <table:table-cell office:value-type="float" office:value="8.08741" calcext:value-type="float">
            <text:p>8.08741</text:p>
          </table:table-cell>
          <table:table-cell office:value-type="float" office:value="228.39" calcext:value-type="float">
            <text:p>228.39</text:p>
          </table:table-cell>
          <table:table-cell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.24" calcext:value-type="float">
            <text:p>239.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307.995" calcext:value-type="float">
            <text:p>307.995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7199.9" calcext:value-type="float">
            <text:p>7199.9</text:p>
          </table:table-cell>
          <table:table-cell office:value-type="float" office:value="296.64" calcext:value-type="float">
            <text:p>296.64</text:p>
          </table:table-cell>
          <table:table-cell office:value-type="float" office:value="11.355" calcext:value-type="float">
            <text:p>11.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4.199" calcext:value-type="float">
            <text:p>274.199</text:p>
          </table:table-cell>
          <table:table-cell office:value-type="float" office:value="10.973" calcext:value-type="float">
            <text:p>10.97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280.13" calcext:value-type="float">
            <text:p>280.13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199.9" calcext:value-type="float">
            <text:p>7199.9</text:p>
          </table:table-cell>
          <table:table-cell office:value-type="float" office:value="259.5" calcext:value-type="float">
            <text:p>259.5</text:p>
          </table:table-cell>
          <table:table-cell office:value-type="float" office:value="20.63" calcext:value-type="float">
            <text:p>20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2.836" calcext:value-type="float">
            <text:p>262.836</text:p>
          </table:table-cell>
          <table:table-cell office:value-type="float" office:value="6.17358" calcext:value-type="float">
            <text:p>6.1735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284.425" calcext:value-type="float">
            <text:p>284.42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7199.82" calcext:value-type="float">
            <text:p>7199.82</text:p>
          </table:table-cell>
          <table:table-cell office:value-type="float" office:value="238.42" calcext:value-type="float">
            <text:p>238.42</text:p>
          </table:table-cell>
          <table:table-cell office:value-type="float" office:value="46.005" calcext:value-type="float">
            <text:p>46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3.576" calcext:value-type="float">
            <text:p>273.576</text:p>
          </table:table-cell>
          <table:table-cell office:value-type="float" office:value="3.81442" calcext:value-type="float">
            <text:p>3.8144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50.77" calcext:value-type="float">
            <text:p>250.7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99.79" calcext:value-type="float">
            <text:p>7199.79</text:p>
          </table:table-cell>
          <table:table-cell office:value-type="float" office:value="232.06" calcext:value-type="float">
            <text:p>232.06</text:p>
          </table:table-cell>
          <table:table-cell office:value-type="float" office:value="18.71" calcext:value-type="float">
            <text:p>18.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2.352" calcext:value-type="float">
            <text:p>242.352</text:p>
          </table:table-cell>
          <table:table-cell office:value-type="float" office:value="3.35687" calcext:value-type="float">
            <text:p>3.3568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276.11" calcext:value-type="float">
            <text:p>276.11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7196.44" calcext:value-type="float">
            <text:p>7196.44</text:p>
          </table:table-cell>
          <table:table-cell office:value-type="float" office:value="253.69" calcext:value-type="float">
            <text:p>253.69</text:p>
          </table:table-cell>
          <table:table-cell office:value-type="float" office:value="22.42" calcext:value-type="float">
            <text:p>22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7.884" calcext:value-type="float">
            <text:p>257.884</text:p>
          </table:table-cell>
          <table:table-cell office:value-type="float" office:value="6.60117" calcext:value-type="float">
            <text:p>6.6011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283.59" calcext:value-type="float">
            <text:p>283.59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199.84" calcext:value-type="float">
            <text:p>7199.84</text:p>
          </table:table-cell>
          <table:table-cell office:value-type="float" office:value="275.05" calcext:value-type="float">
            <text:p>275.05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6.065" calcext:value-type="float">
            <text:p>266.065</text:p>
          </table:table-cell>
          <table:table-cell office:value-type="float" office:value="6.17973" calcext:value-type="float">
            <text:p>6.1797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271.93" calcext:value-type="float">
            <text:p>271.93</text:p>
          </table:table-cell>
          <table:table-cell office:value-type="float" office:value="190.948" calcext:value-type="float">
            <text:p>190.948</text:p>
          </table:table-cell>
          <table:table-cell office:value-type="float" office:value="190.924" calcext:value-type="float">
            <text:p>190.924</text:p>
          </table:table-cell>
          <table:table-cell office:value-type="float" office:value="233.38" calcext:value-type="float">
            <text:p>233.38</text:p>
          </table:table-cell>
          <table:table-cell office:value-type="float" office:value="38.55" calcext:value-type="float">
            <text:p>38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1.93" calcext:value-type="float">
            <text:p>271.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61.365" calcext:value-type="float">
            <text:p>261.36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7199.87" calcext:value-type="float">
            <text:p>7199.87</text:p>
          </table:table-cell>
          <table:table-cell office:value-type="float" office:value="234.88" calcext:value-type="float">
            <text:p>234.88</text:p>
          </table:table-cell>
          <table:table-cell office:value-type="float" office:value="26.485" calcext:value-type="float">
            <text:p>26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6.982" calcext:value-type="float">
            <text:p>236.982</text:p>
          </table:table-cell>
          <table:table-cell office:value-type="float" office:value="9.32926" calcext:value-type="float">
            <text:p>9.32926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62.585" calcext:value-type="float">
            <text:p>262.585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7194.84" calcext:value-type="float">
            <text:p>7194.84</text:p>
          </table:table-cell>
          <table:table-cell office:value-type="float" office:value="227.34" calcext:value-type="float">
            <text:p>227.34</text:p>
          </table:table-cell>
          <table:table-cell office:value-type="float" office:value="35.245" calcext:value-type="float">
            <text:p>35.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3.845" calcext:value-type="float">
            <text:p>253.845</text:p>
          </table:table-cell>
          <table:table-cell office:value-type="float" office:value="3.32845" calcext:value-type="float">
            <text:p>3.32845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243.995" calcext:value-type="float">
            <text:p>243.995</text:p>
          </table:table-cell>
          <table:table-cell office:value-type="float" office:value="262.323" calcext:value-type="float">
            <text:p>262.323</text:p>
          </table:table-cell>
          <table:table-cell office:value-type="float" office:value="262.314" calcext:value-type="float">
            <text:p>262.314</text:p>
          </table:table-cell>
          <table:table-cell office:value-type="float" office:value="212.78" calcext:value-type="float">
            <text:p>212.78</text:p>
          </table:table-cell>
          <table:table-cell office:value-type="float" office:value="31.215" calcext:value-type="float">
            <text:p>31.2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3.995" calcext:value-type="float">
            <text:p>243.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17.66" calcext:value-type="float">
            <text:p>317.66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95" calcext:value-type="float">
            <text:p>7199.95</text:p>
          </table:table-cell>
          <table:table-cell office:value-type="float" office:value="279.49" calcext:value-type="float">
            <text:p>279.49</text:p>
          </table:table-cell>
          <table:table-cell office:value-type="float" office:value="38.17" calcext:value-type="float">
            <text:p>38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3.588" calcext:value-type="float">
            <text:p>313.588</text:p>
          </table:table-cell>
          <table:table-cell office:value-type="float" office:value="1.28188" calcext:value-type="float">
            <text:p>1.2818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361.055" calcext:value-type="float">
            <text:p>361.055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7199.94" calcext:value-type="float">
            <text:p>7199.94</text:p>
          </table:table-cell>
          <table:table-cell office:value-type="float" office:value="322.6" calcext:value-type="float">
            <text:p>322.6</text:p>
          </table:table-cell>
          <table:table-cell office:value-type="float" office:value="38.455" calcext:value-type="float">
            <text:p>38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2.362" calcext:value-type="float">
            <text:p>302.362</text:p>
          </table:table-cell>
          <table:table-cell office:value-type="float" office:value="16.2559" calcext:value-type="float">
            <text:p>16.255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355.005" calcext:value-type="float">
            <text:p>355.00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9" calcext:value-type="float">
            <text:p>7199.9</text:p>
          </table:table-cell>
          <table:table-cell office:value-type="float" office:value="315.33" calcext:value-type="float">
            <text:p>315.33</text:p>
          </table:table-cell>
          <table:table-cell office:value-type="float" office:value="39.675" calcext:value-type="float">
            <text:p>39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6.555" calcext:value-type="float">
            <text:p>326.555</text:p>
          </table:table-cell>
          <table:table-cell office:value-type="float" office:value="8.01399" calcext:value-type="float">
            <text:p>8.0139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339.975" calcext:value-type="float">
            <text:p>339.975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7199.97" calcext:value-type="float">
            <text:p>7199.97</text:p>
          </table:table-cell>
          <table:table-cell office:value-type="float" office:value="318.9" calcext:value-type="float">
            <text:p>318.9</text:p>
          </table:table-cell>
          <table:table-cell office:value-type="float" office:value="21.075" calcext:value-type="float">
            <text:p>21.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5.595" calcext:value-type="float">
            <text:p>295.595</text:p>
          </table:table-cell>
          <table:table-cell office:value-type="float" office:value="13.054" calcext:value-type="float">
            <text:p>13.054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343.435" calcext:value-type="float">
            <text:p>343.435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7199.91" calcext:value-type="float">
            <text:p>7199.91</text:p>
          </table:table-cell>
          <table:table-cell office:value-type="float" office:value="311.83" calcext:value-type="float">
            <text:p>311.83</text:p>
          </table:table-cell>
          <table:table-cell office:value-type="float" office:value="31.605" calcext:value-type="float">
            <text:p>31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1.068" calcext:value-type="float">
            <text:p>301.068</text:p>
          </table:table-cell>
          <table:table-cell office:value-type="float" office:value="12.3362" calcext:value-type="float">
            <text:p>12.336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307.855" calcext:value-type="float">
            <text:p>307.85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7199.92" calcext:value-type="float">
            <text:p>7199.92</text:p>
          </table:table-cell>
          <table:table-cell office:value-type="float" office:value="270.43" calcext:value-type="float">
            <text:p>270.43</text:p>
          </table:table-cell>
          <table:table-cell office:value-type="float" office:value="37.425" calcext:value-type="float">
            <text:p>37.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7.671" calcext:value-type="float">
            <text:p>277.671</text:p>
          </table:table-cell>
          <table:table-cell office:value-type="float" office:value="9.80457" calcext:value-type="float">
            <text:p>9.8045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334.7" calcext:value-type="float">
            <text:p>334.7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7199.94" calcext:value-type="float">
            <text:p>7199.94</text:p>
          </table:table-cell>
          <table:table-cell office:value-type="float" office:value="296.43" calcext:value-type="float">
            <text:p>296.43</text:p>
          </table:table-cell>
          <table:table-cell office:value-type="float" office:value="38.27" calcext:value-type="float">
            <text:p>38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5.504" calcext:value-type="float">
            <text:p>305.504</text:p>
          </table:table-cell>
          <table:table-cell office:value-type="float" office:value="8.72304" calcext:value-type="float">
            <text:p>8.72304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302.515" calcext:value-type="float">
            <text:p>302.515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7199.94" calcext:value-type="float">
            <text:p>7199.94</text:p>
          </table:table-cell>
          <table:table-cell office:value-type="float" office:value="277.01" calcext:value-type="float">
            <text:p>277.01</text:p>
          </table:table-cell>
          <table:table-cell office:value-type="float" office:value="25.505" calcext:value-type="float">
            <text:p>25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3.101" calcext:value-type="float">
            <text:p>283.101</text:p>
          </table:table-cell>
          <table:table-cell office:value-type="float" office:value="6.41759" calcext:value-type="float">
            <text:p>6.4175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41.265" calcext:value-type="float">
            <text:p>341.265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7199.95" calcext:value-type="float">
            <text:p>7199.95</text:p>
          </table:table-cell>
          <table:table-cell office:value-type="float" office:value="287.16" calcext:value-type="float">
            <text:p>287.16</text:p>
          </table:table-cell>
          <table:table-cell office:value-type="float" office:value="54.105" calcext:value-type="float">
            <text:p>54.1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5" office:value-type="float" office:value="307.884" calcext:value-type="float">
            <text:p>307.884</text:p>
          </table:table-cell>
          <table:table-cell office:value-type="float" office:value="9.78156" calcext:value-type="float">
            <text:p>9.78156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307.835" calcext:value-type="float">
            <text:p>307.835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7199.74" calcext:value-type="float">
            <text:p>7199.74</text:p>
          </table:table-cell>
          <table:table-cell office:value-type="float" office:value="278.74" calcext:value-type="float">
            <text:p>278.74</text:p>
          </table:table-cell>
          <table:table-cell office:value-type="float" office:value="29.095" calcext:value-type="float">
            <text:p>29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0.927" calcext:value-type="float">
            <text:p>280.927</text:p>
          </table:table-cell>
          <table:table-cell office:value-type="float" office:value="8.74119" calcext:value-type="float">
            <text:p>8.7411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463.255" calcext:value-type="float">
            <text:p>463.255</text:p>
          </table:table-cell>
          <table:table-cell office:value-type="float" office:value="7200.83" calcext:value-type="float">
            <text:p>7200.83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447.52" calcext:value-type="float">
            <text:p>447.52</text:p>
          </table:table-cell>
          <table:table-cell office:value-type="float" office:value="15.735" calcext:value-type="float">
            <text:p>15.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2.875" calcext:value-type="float">
            <text:p>392.875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440.3" calcext:value-type="float">
            <text:p>440.3</text:p>
          </table:table-cell>
          <table:table-cell office:value-type="float" office:value="7200.99" calcext:value-type="float">
            <text:p>7200.99</text:p>
          </table:table-cell>
          <table:table-cell office:value-type="float" office:value="7200.74" calcext:value-type="float">
            <text:p>7200.74</text:p>
          </table:table-cell>
          <table:table-cell office:value-type="float" office:value="422.07" calcext:value-type="float">
            <text:p>422.07</text:p>
          </table:table-cell>
          <table:table-cell office:value-type="float" office:value="18.23" calcext:value-type="float">
            <text:p>18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3.145" calcext:value-type="float">
            <text:p>363.145</text:p>
          </table:table-cell>
          <table:table-cell office:value-type="float" office:value="17.5232" calcext:value-type="float">
            <text:p>17.523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427.98" calcext:value-type="float">
            <text:p>427.98</text:p>
          </table:table-cell>
          <table:table-cell office:value-type="float" office:value="7200.99" calcext:value-type="float">
            <text:p>7200.99</text:p>
          </table:table-cell>
          <table:table-cell office:value-type="float" office:value="7200.73" calcext:value-type="float">
            <text:p>7200.73</text:p>
          </table:table-cell>
          <table:table-cell office:value-type="float" office:value="382.42" calcext:value-type="float">
            <text:p>382.42</text:p>
          </table:table-cell>
          <table:table-cell office:value-type="float" office:value="45.56" calcext:value-type="float">
            <text:p>45.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74.405" calcext:value-type="float">
            <text:p>374.405</text:p>
          </table:table-cell>
          <table:table-cell office:value-type="float" office:value="12.5181" calcext:value-type="float">
            <text:p>12.5181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431.195" calcext:value-type="float">
            <text:p>431.195</text:p>
          </table:table-cell>
          <table:table-cell office:value-type="float" office:value="7201.07" calcext:value-type="float">
            <text:p>7201.07</text:p>
          </table:table-cell>
          <table:table-cell office:value-type="float" office:value="7200.84" calcext:value-type="float">
            <text:p>7200.84</text:p>
          </table:table-cell>
          <table:table-cell office:value-type="float" office:value="347.33" calcext:value-type="float">
            <text:p>347.33</text:p>
          </table:table-cell>
          <table:table-cell office:value-type="float" office:value="83.865" calcext:value-type="float">
            <text:p>83.8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67.585" calcext:value-type="float">
            <text:p>367.585</text:p>
          </table:table-cell>
          <table:table-cell office:value-type="float" office:value="14.7519" calcext:value-type="float">
            <text:p>14.751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412.295" calcext:value-type="float">
            <text:p>412.295</text:p>
          </table:table-cell>
          <table:table-cell office:value-type="float" office:value="7200.82" calcext:value-type="float">
            <text:p>7200.82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358.18" calcext:value-type="float">
            <text:p>358.18</text:p>
          </table:table-cell>
          <table:table-cell office:value-type="float" office:value="54.115" calcext:value-type="float">
            <text:p>54.1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69.379" calcext:value-type="float">
            <text:p>369.379</text:p>
          </table:table-cell>
          <table:table-cell office:value-type="float" office:value="10.409" calcext:value-type="float">
            <text:p>10.40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448.11" calcext:value-type="float">
            <text:p>448.11</text:p>
          </table:table-cell>
          <table:table-cell office:value-type="float" office:value="7200.78" calcext:value-type="float">
            <text:p>7200.78</text:p>
          </table:table-cell>
          <table:table-cell office:value-type="float" office:value="7200.5" calcext:value-type="float">
            <text:p>7200.5</text:p>
          </table:table-cell>
          <table:table-cell office:value-type="float" office:value="429.44" calcext:value-type="float">
            <text:p>429.44</text:p>
          </table:table-cell>
          <table:table-cell office:value-type="float" office:value="18.67" calcext:value-type="float">
            <text:p>18.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.537" calcext:value-type="float">
            <text:p>371.537</text:p>
          </table:table-cell>
          <table:table-cell office:value-type="float" office:value="17.088" calcext:value-type="float">
            <text:p>17.08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444.34" calcext:value-type="float">
            <text:p>444.34</text:p>
          </table:table-cell>
          <table:table-cell office:value-type="float" office:value="7200.73" calcext:value-type="float">
            <text:p>7200.73</text:p>
          </table:table-cell>
          <table:table-cell office:value-type="float" office:value="7200.47" calcext:value-type="float">
            <text:p>7200.47</text:p>
          </table:table-cell>
          <table:table-cell office:value-type="float" office:value="431.75" calcext:value-type="float">
            <text:p>431.75</text:p>
          </table:table-cell>
          <table:table-cell office:value-type="float" office:value="12.59" calcext:value-type="float">
            <text:p>12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9.859" calcext:value-type="float">
            <text:p>369.859</text:p>
          </table:table-cell>
          <table:table-cell office:value-type="float" office:value="16.7623" calcext:value-type="float">
            <text:p>16.7623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426.07" calcext:value-type="float">
            <text:p>426.07</text:p>
          </table:table-cell>
          <table:table-cell office:value-type="float" office:value="7200.67" calcext:value-type="float">
            <text:p>7200.67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370.75" calcext:value-type="float">
            <text:p>370.75</text:p>
          </table:table-cell>
          <table:table-cell office:value-type="float" office:value="55.32" calcext:value-type="float">
            <text:p>55.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79.265" calcext:value-type="float">
            <text:p>379.265</text:p>
          </table:table-cell>
          <table:table-cell office:value-type="float" office:value="10.9852" calcext:value-type="float">
            <text:p>10.9852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440.975" calcext:value-type="float">
            <text:p>440.975</text:p>
          </table:table-cell>
          <table:table-cell office:value-type="float" office:value="7201.34" calcext:value-type="float">
            <text:p>7201.34</text:p>
          </table:table-cell>
          <table:table-cell office:value-type="float" office:value="7201.01" calcext:value-type="float">
            <text:p>7201.01</text:p>
          </table:table-cell>
          <table:table-cell office:value-type="float" office:value="367.79" calcext:value-type="float">
            <text:p>367.79</text:p>
          </table:table-cell>
          <table:table-cell office:value-type="float" office:value="73.185" calcext:value-type="float">
            <text:p>73.1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71.81" calcext:value-type="float">
            <text:p>371.81</text:p>
          </table:table-cell>
          <table:table-cell office:value-type="float" office:value="15.6845" calcext:value-type="float">
            <text:p>15.6845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435.11" calcext:value-type="float">
            <text:p>435.11</text:p>
          </table:table-cell>
          <table:table-cell office:value-type="float" office:value="7200.7" calcext:value-type="float">
            <text:p>7200.7</text:p>
          </table:table-cell>
          <table:table-cell office:value-type="float" office:value="7200.45" calcext:value-type="float">
            <text:p>7200.45</text:p>
          </table:table-cell>
          <table:table-cell office:value-type="float" office:value="354.7" calcext:value-type="float">
            <text:p>354.7</text:p>
          </table:table-cell>
          <table:table-cell office:value-type="float" office:value="80.41" calcext:value-type="float">
            <text:p>80.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78.496" calcext:value-type="float">
            <text:p>378.496</text:p>
          </table:table-cell>
          <table:table-cell office:value-type="float" office:value="13.0113" calcext:value-type="float">
            <text:p>13.011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173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One commodity</text:span></text:p>
          </table:table-cell>
          <table:table-cell office:value-type="string" calcext:value-type="string">
            <text:p><text:span text:style-name="T253">OC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225.95" calcext:value-type="float">
            <text:p>225.95</text:p>
          </table:table-cell>
          <table:table-cell office:value-type="float" office:value="14.1499" calcext:value-type="float">
            <text:p>14.1499</text:p>
          </table:table-cell>
          <table:table-cell office:value-type="float" office:value="14.1482" calcext:value-type="float">
            <text:p>14.1482</text:p>
          </table:table-cell>
          <table:table-cell office:value-type="float" office:value="213.79" calcext:value-type="float">
            <text:p>213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.95" calcext:value-type="float">
            <text:p>225.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206.3" calcext:value-type="float">
            <text:p>206.3</text:p>
          </table:table-cell>
          <table:table-cell office:value-type="float" office:value="1.32489" calcext:value-type="float">
            <text:p>1.32489</text:p>
          </table:table-cell>
          <table:table-cell office:value-type="float" office:value="1.32465" calcext:value-type="float">
            <text:p>1.32465</text:p>
          </table:table-cell>
          <table:table-cell office:value-type="float" office:value="192.17" calcext:value-type="float">
            <text:p>192.17</text:p>
          </table:table-cell>
          <table:table-cell office:value-type="float" office:value="14.13" calcext:value-type="float">
            <text:p>14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251.19" calcext:value-type="float">
            <text:p>251.19</text:p>
          </table:table-cell>
          <table:table-cell office:value-type="float" office:value="33.8819" calcext:value-type="float">
            <text:p>33.8819</text:p>
          </table:table-cell>
          <table:table-cell office:value-type="float" office:value="33.8778" calcext:value-type="float">
            <text:p>33.8778</text:p>
          </table:table-cell>
          <table:table-cell office:value-type="float" office:value="237.67" calcext:value-type="float">
            <text:p>237.67</text:p>
          </table:table-cell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1.19" calcext:value-type="float">
            <text:p>251.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202.36" calcext:value-type="float">
            <text:p>202.36</text:p>
          </table:table-cell>
          <table:table-cell office:value-type="float" office:value="0.277352" calcext:value-type="float">
            <text:p>0.277352</text:p>
          </table:table-cell>
          <table:table-cell office:value-type="float" office:value="0.277074" calcext:value-type="float">
            <text:p>0.277074</text:p>
          </table:table-cell>
          <table:table-cell office:value-type="float" office:value="172.09" calcext:value-type="float">
            <text:p>172.09</text:p>
          </table:table-cell>
          <table:table-cell office:value-type="float" office:value="30.27" calcext:value-type="float">
            <text:p>3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.36" calcext:value-type="float">
            <text:p>202.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217.38" calcext:value-type="float">
            <text:p>217.38</text:p>
          </table:table-cell>
          <table:table-cell office:value-type="float" office:value="0.358585" calcext:value-type="float">
            <text:p>0.358585</text:p>
          </table:table-cell>
          <table:table-cell office:value-type="float" office:value="0.357617" calcext:value-type="float">
            <text:p>0.357617</text:p>
          </table:table-cell>
          <table:table-cell office:value-type="float" office:value="215.61" calcext:value-type="float">
            <text:p>215.61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.38" calcext:value-type="float">
            <text:p>217.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211.725" calcext:value-type="float">
            <text:p>211.725</text:p>
          </table:table-cell>
          <table:table-cell office:value-type="float" office:value="3.32585" calcext:value-type="float">
            <text:p>3.32585</text:p>
          </table:table-cell>
          <table:table-cell office:value-type="float" office:value="3.32454" calcext:value-type="float">
            <text:p>3.32454</text:p>
          </table:table-cell>
          <table:table-cell office:value-type="float" office:value="177.18" calcext:value-type="float">
            <text:p>177.18</text:p>
          </table:table-cell>
          <table:table-cell office:value-type="float" office:value="34.545" calcext:value-type="float">
            <text:p>34.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1.725" calcext:value-type="float">
            <text:p>211.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208.11" calcext:value-type="float">
            <text:p>208.11</text:p>
          </table:table-cell>
          <table:table-cell office:value-type="float" office:value="7.35233" calcext:value-type="float">
            <text:p>7.35233</text:p>
          </table:table-cell>
          <table:table-cell office:value-type="float" office:value="7.3507" calcext:value-type="float">
            <text:p>7.3507</text:p>
          </table:table-cell>
          <table:table-cell office:value-type="float" office:value="208.11" calcext:value-type="float">
            <text:p>20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.11" calcext:value-type="float">
            <text:p>208.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226.28" calcext:value-type="float">
            <text:p>226.28</text:p>
          </table:table-cell>
          <table:table-cell office:value-type="float" office:value="2.23559" calcext:value-type="float">
            <text:p>2.23559</text:p>
          </table:table-cell>
          <table:table-cell office:value-type="float" office:value="2.23485" calcext:value-type="float">
            <text:p>2.23485</text:p>
          </table:table-cell>
          <table:table-cell office:value-type="float" office:value="226.28" calcext:value-type="float">
            <text:p>226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.28" calcext:value-type="float">
            <text:p>226.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35.51" calcext:value-type="float">
            <text:p>235.51</text:p>
          </table:table-cell>
          <table:table-cell office:value-type="float" office:value="3.7643" calcext:value-type="float">
            <text:p>3.7643</text:p>
          </table:table-cell>
          <table:table-cell office:value-type="float" office:value="3.76331" calcext:value-type="float">
            <text:p>3.76331</text:p>
          </table:table-cell>
          <table:table-cell office:value-type="float" office:value="200.04" calcext:value-type="float">
            <text:p>200.04</text:p>
          </table:table-cell>
          <table:table-cell office:value-type="float" office:value="35.47" calcext:value-type="float">
            <text:p>35.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5.51" calcext:value-type="float">
            <text:p>235.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239.24" calcext:value-type="float">
            <text:p>239.24</text:p>
          </table:table-cell>
          <table:table-cell office:value-type="float" office:value="31.7566" calcext:value-type="float">
            <text:p>31.7566</text:p>
          </table:table-cell>
          <table:table-cell office:value-type="float" office:value="31.7519" calcext:value-type="float">
            <text:p>31.7519</text:p>
          </table:table-cell>
          <table:table-cell office:value-type="float" office:value="228.39" calcext:value-type="float">
            <text:p>228.39</text:p>
          </table:table-cell>
          <table:table-cell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.24" calcext:value-type="float">
            <text:p>239.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307.995" calcext:value-type="float">
            <text:p>307.99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76.17" calcext:value-type="float">
            <text:p>7176.17</text:p>
          </table:table-cell>
          <table:table-cell office:value-type="float" office:value="296.64" calcext:value-type="float">
            <text:p>296.64</text:p>
          </table:table-cell>
          <table:table-cell office:value-type="float" office:value="11.355" calcext:value-type="float">
            <text:p>11.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7.441" calcext:value-type="float">
            <text:p>297.441</text:p>
          </table:table-cell>
          <table:table-cell office:value-type="float" office:value="3.42656" calcext:value-type="float">
            <text:p>3.42656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280.13" calcext:value-type="float">
            <text:p>280.13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7171.83" calcext:value-type="float">
            <text:p>7171.83</text:p>
          </table:table-cell>
          <table:table-cell office:value-type="float" office:value="259.5" calcext:value-type="float">
            <text:p>259.5</text:p>
          </table:table-cell>
          <table:table-cell office:value-type="float" office:value="20.63" calcext:value-type="float">
            <text:p>20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4.561" calcext:value-type="float">
            <text:p>274.561</text:p>
          </table:table-cell>
          <table:table-cell office:value-type="float" office:value="1.98807" calcext:value-type="float">
            <text:p>1.9880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282.345" calcext:value-type="float">
            <text:p>282.345</text:p>
          </table:table-cell>
          <table:table-cell office:value-type="float" office:value="5057.26" calcext:value-type="float">
            <text:p>5057.26</text:p>
          </table:table-cell>
          <table:table-cell office:value-type="float" office:value="5037.61" calcext:value-type="float">
            <text:p>5037.61</text:p>
          </table:table-cell>
          <table:table-cell office:value-type="float" office:value="243.94" calcext:value-type="float">
            <text:p>243.94</text:p>
          </table:table-cell>
          <table:table-cell office:value-type="float" office:value="38.405" calcext:value-type="float">
            <text:p>38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2.345" calcext:value-type="float">
            <text:p>282.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50.77" calcext:value-type="float">
            <text:p>250.77</text:p>
          </table:table-cell>
          <table:table-cell office:value-type="float" office:value="6538.62" calcext:value-type="float">
            <text:p>6538.62</text:p>
          </table:table-cell>
          <table:table-cell office:value-type="float" office:value="6510.86" calcext:value-type="float">
            <text:p>6510.86</text:p>
          </table:table-cell>
          <table:table-cell office:value-type="float" office:value="232.06" calcext:value-type="float">
            <text:p>232.06</text:p>
          </table:table-cell>
          <table:table-cell office:value-type="float" office:value="18.71" calcext:value-type="float">
            <text:p>18.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0.77" calcext:value-type="float">
            <text:p>250.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276.11" calcext:value-type="float">
            <text:p>276.11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176.52" calcext:value-type="float">
            <text:p>7176.52</text:p>
          </table:table-cell>
          <table:table-cell office:value-type="float" office:value="253.69" calcext:value-type="float">
            <text:p>253.69</text:p>
          </table:table-cell>
          <table:table-cell office:value-type="float" office:value="22.42" calcext:value-type="float">
            <text:p>22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8.519" calcext:value-type="float">
            <text:p>268.519</text:p>
          </table:table-cell>
          <table:table-cell office:value-type="float" office:value="2.74919" calcext:value-type="float">
            <text:p>2.7491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283.16" calcext:value-type="float">
            <text:p>283.16</text:p>
          </table:table-cell>
          <table:table-cell office:value-type="float" office:value="3667.01" calcext:value-type="float">
            <text:p>3667.01</text:p>
          </table:table-cell>
          <table:table-cell office:value-type="float" office:value="3651.47" calcext:value-type="float">
            <text:p>3651.47</text:p>
          </table:table-cell>
          <table:table-cell office:value-type="float" office:value="262.1" calcext:value-type="float">
            <text:p>262.1</text:p>
          </table:table-cell>
          <table:table-cell office:value-type="float" office:value="21.06" calcext:value-type="float">
            <text:p>21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3.16" calcext:value-type="float">
            <text:p>283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271.93" calcext:value-type="float">
            <text:p>271.93</text:p>
          </table:table-cell>
          <table:table-cell office:value-type="float" office:value="16.547" calcext:value-type="float">
            <text:p>16.547</text:p>
          </table:table-cell>
          <table:table-cell office:value-type="float" office:value="16.4767" calcext:value-type="float">
            <text:p>16.4767</text:p>
          </table:table-cell>
          <table:table-cell office:value-type="float" office:value="233.38" calcext:value-type="float">
            <text:p>233.38</text:p>
          </table:table-cell>
          <table:table-cell office:value-type="float" office:value="38.55" calcext:value-type="float">
            <text:p>38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1.93" calcext:value-type="float">
            <text:p>271.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61.365" calcext:value-type="float">
            <text:p>261.365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7173.51" calcext:value-type="float">
            <text:p>7173.51</text:p>
          </table:table-cell>
          <table:table-cell office:value-type="float" office:value="234.88" calcext:value-type="float">
            <text:p>234.88</text:p>
          </table:table-cell>
          <table:table-cell office:value-type="float" office:value="26.485" calcext:value-type="float">
            <text:p>26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8.847" calcext:value-type="float">
            <text:p>248.847</text:p>
          </table:table-cell>
          <table:table-cell office:value-type="float" office:value="4.78961" calcext:value-type="float">
            <text:p>4.78961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62.585" calcext:value-type="float">
            <text:p>262.585</text:p>
          </table:table-cell>
          <table:table-cell office:value-type="float" office:value="2036.9" calcext:value-type="float">
            <text:p>2036.9</text:p>
          </table:table-cell>
          <table:table-cell office:value-type="float" office:value="2035.78" calcext:value-type="float">
            <text:p>2035.78</text:p>
          </table:table-cell>
          <table:table-cell office:value-type="float" office:value="227.34" calcext:value-type="float">
            <text:p>227.34</text:p>
          </table:table-cell>
          <table:table-cell office:value-type="float" office:value="35.245" calcext:value-type="float">
            <text:p>35.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2.585" calcext:value-type="float">
            <text:p>262.5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243.995" calcext:value-type="float">
            <text:p>243.995</text:p>
          </table:table-cell>
          <table:table-cell office:value-type="float" office:value="340.459" calcext:value-type="float">
            <text:p>340.459</text:p>
          </table:table-cell>
          <table:table-cell office:value-type="float" office:value="340.419" calcext:value-type="float">
            <text:p>340.419</text:p>
          </table:table-cell>
          <table:table-cell office:value-type="float" office:value="212.78" calcext:value-type="float">
            <text:p>212.78</text:p>
          </table:table-cell>
          <table:table-cell office:value-type="float" office:value="31.215" calcext:value-type="float">
            <text:p>31.2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3.995" calcext:value-type="float">
            <text:p>243.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17.66" calcext:value-type="float">
            <text:p>317.66</text:p>
          </table:table-cell>
          <table:table-cell office:value-type="float" office:value="1399.79" calcext:value-type="float">
            <text:p>1399.79</text:p>
          </table:table-cell>
          <table:table-cell office:value-type="float" office:value="1399.63" calcext:value-type="float">
            <text:p>1399.63</text:p>
          </table:table-cell>
          <table:table-cell office:value-type="float" office:value="279.49" calcext:value-type="float">
            <text:p>279.49</text:p>
          </table:table-cell>
          <table:table-cell office:value-type="float" office:value="38.17" calcext:value-type="float">
            <text:p>38.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7.66" calcext:value-type="float">
            <text:p>317.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347.68" calcext:value-type="float">
            <text:p>347.68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7175.84" calcext:value-type="float">
            <text:p>7175.84</text:p>
          </table:table-cell>
          <table:table-cell office:value-type="float" office:value="322.12" calcext:value-type="float">
            <text:p>322.12</text:p>
          </table:table-cell>
          <table:table-cell office:value-type="float" office:value="25.56" calcext:value-type="float">
            <text:p>25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8.518" calcext:value-type="float">
            <text:p>328.518</text:p>
          </table:table-cell>
          <table:table-cell office:value-type="float" office:value="5.51135" calcext:value-type="float">
            <text:p>5.51135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353.17" calcext:value-type="float">
            <text:p>353.17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7199.44" calcext:value-type="float">
            <text:p>7199.44</text:p>
          </table:table-cell>
          <table:table-cell office:value-type="float" office:value="326.76" calcext:value-type="float">
            <text:p>326.76</text:p>
          </table:table-cell>
          <table:table-cell office:value-type="float" office:value="26.41" calcext:value-type="float">
            <text:p>26.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2.232" calcext:value-type="float">
            <text:p>342.232</text:p>
          </table:table-cell>
          <table:table-cell office:value-type="float" office:value="3.0971" calcext:value-type="float">
            <text:p>3.0971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336.14" calcext:value-type="float">
            <text:p>336.14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7199.47" calcext:value-type="float">
            <text:p>7199.47</text:p>
          </table:table-cell>
          <table:table-cell office:value-type="float" office:value="318.19" calcext:value-type="float">
            <text:p>318.19</text:p>
          </table:table-cell>
          <table:table-cell office:value-type="float" office:value="17.95" calcext:value-type="float">
            <text:p>17.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.264" calcext:value-type="float">
            <text:p>324.264</text:p>
          </table:table-cell>
          <table:table-cell office:value-type="float" office:value="3.5329" calcext:value-type="float">
            <text:p>3.532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335.71" calcext:value-type="float">
            <text:p>335.71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7194.42" calcext:value-type="float">
            <text:p>7194.42</text:p>
          </table:table-cell>
          <table:table-cell office:value-type="float" office:value="316.66" calcext:value-type="float">
            <text:p>316.66</text:p>
          </table:table-cell>
          <table:table-cell office:value-type="float" office:value="19.05" calcext:value-type="float">
            <text:p>19.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8.104" calcext:value-type="float">
            <text:p>328.104</text:p>
          </table:table-cell>
          <table:table-cell office:value-type="float" office:value="2.26557" calcext:value-type="float">
            <text:p>2.2655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299.94" calcext:value-type="float">
            <text:p>299.94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7190.35" calcext:value-type="float">
            <text:p>7190.35</text:p>
          </table:table-cell>
          <table:table-cell office:value-type="float" office:value="269.51" calcext:value-type="float">
            <text:p>269.51</text:p>
          </table:table-cell>
          <table:table-cell office:value-type="float" office:value="30.43" calcext:value-type="float">
            <text:p>30.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3.806" calcext:value-type="float">
            <text:p>293.806</text:p>
          </table:table-cell>
          <table:table-cell office:value-type="float" office:value="2.04503" calcext:value-type="float">
            <text:p>2.0450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328.855" calcext:value-type="float">
            <text:p>328.855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7186.36" calcext:value-type="float">
            <text:p>7186.36</text:p>
          </table:table-cell>
          <table:table-cell office:value-type="float" office:value="311.13" calcext:value-type="float">
            <text:p>311.13</text:p>
          </table:table-cell>
          <table:table-cell office:value-type="float" office:value="17.725" calcext:value-type="float">
            <text:p>17.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4.06" calcext:value-type="float">
            <text:p>324.06</text:p>
          </table:table-cell>
          <table:table-cell office:value-type="float" office:value="1.45822" calcext:value-type="float">
            <text:p>1.4582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301.16" calcext:value-type="float">
            <text:p>301.16</text:p>
          </table:table-cell>
          <table:table-cell office:value-type="float" office:value="2882" calcext:value-type="float">
            <text:p>2882</text:p>
          </table:table-cell>
          <table:table-cell office:value-type="float" office:value="2878.96" calcext:value-type="float">
            <text:p>2878.96</text:p>
          </table:table-cell>
          <table:table-cell office:value-type="float" office:value="284.76" calcext:value-type="float">
            <text:p>284.76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1.16" calcext:value-type="float">
            <text:p>301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27.92" calcext:value-type="float">
            <text:p>327.92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7176.36" calcext:value-type="float">
            <text:p>7176.36</text:p>
          </table:table-cell>
          <table:table-cell office:value-type="float" office:value="285.68" calcext:value-type="float">
            <text:p>285.68</text:p>
          </table:table-cell>
          <table:table-cell office:value-type="float" office:value="42.24" calcext:value-type="float">
            <text:p>42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0.258" calcext:value-type="float">
            <text:p>320.258</text:p>
          </table:table-cell>
          <table:table-cell office:value-type="float" office:value="2.33639" calcext:value-type="float">
            <text:p>2.3363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307.525" calcext:value-type="float">
            <text:p>307.525</text:p>
          </table:table-cell>
          <table:table-cell office:value-type="float" office:value="7200.26" calcext:value-type="float">
            <text:p>7200.26</text:p>
          </table:table-cell>
          <table:table-cell office:value-type="float" office:value="7179.24" calcext:value-type="float">
            <text:p>7179.24</text:p>
          </table:table-cell>
          <table:table-cell office:value-type="float" office:value="270.33" calcext:value-type="float">
            <text:p>270.33</text:p>
          </table:table-cell>
          <table:table-cell office:value-type="float" office:value="37.195" calcext:value-type="float">
            <text:p>37.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2.898" calcext:value-type="float">
            <text:p>302.898</text:p>
          </table:table-cell>
          <table:table-cell office:value-type="float" office:value="1.50445" calcext:value-type="float">
            <text:p>1.50445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423.02" calcext:value-type="float">
            <text:p>423.02</text:p>
          </table:table-cell>
          <table:table-cell office:value-type="float" office:value="7200.68" calcext:value-type="float">
            <text:p>7200.68</text:p>
          </table:table-cell>
          <table:table-cell office:value-type="float" office:value="7178.09" calcext:value-type="float">
            <text:p>7178.09</text:p>
          </table:table-cell>
          <table:table-cell office:value-type="float" office:value="391.12" calcext:value-type="float">
            <text:p>391.12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2.168" calcext:value-type="float">
            <text:p>412.168</text:p>
          </table:table-cell>
          <table:table-cell office:value-type="float" office:value="2.56544" calcext:value-type="float">
            <text:p>2.56544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417.07" calcext:value-type="float">
            <text:p>417.07</text:p>
          </table:table-cell>
          <table:table-cell office:value-type="float" office:value="7201.03" calcext:value-type="float">
            <text:p>7201.03</text:p>
          </table:table-cell>
          <table:table-cell office:value-type="float" office:value="7200.3" calcext:value-type="float">
            <text:p>7200.3</text:p>
          </table:table-cell>
          <table:table-cell office:value-type="float" office:value="383.81" calcext:value-type="float">
            <text:p>383.81</text:p>
          </table:table-cell>
          <table:table-cell office:value-type="float" office:value="33.26" calcext:value-type="float">
            <text:p>33.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6.52" calcext:value-type="float">
            <text:p>386.52</text:p>
          </table:table-cell>
          <table:table-cell office:value-type="float" office:value="7.32495" calcext:value-type="float">
            <text:p>7.32495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399.815" calcext:value-type="float">
            <text:p>399.815</text:p>
          </table:table-cell>
          <table:table-cell office:value-type="float" office:value="7200.6" calcext:value-type="float">
            <text:p>7200.6</text:p>
          </table:table-cell>
          <table:table-cell office:value-type="float" office:value="7199.97" calcext:value-type="float">
            <text:p>7199.97</text:p>
          </table:table-cell>
          <table:table-cell office:value-type="float" office:value="342.81" calcext:value-type="float">
            <text:p>342.81</text:p>
          </table:table-cell>
          <table:table-cell office:value-type="float" office:value="57.005" calcext:value-type="float">
            <text:p>57.0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98.436" calcext:value-type="float">
            <text:p>398.436</text:p>
          </table:table-cell>
          <table:table-cell office:value-type="float" office:value="0.344817" calcext:value-type="float">
            <text:p>0.34481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405.68" calcext:value-type="float">
            <text:p>405.68</text:p>
          </table:table-cell>
          <table:table-cell office:value-type="float" office:value="7200.64" calcext:value-type="float">
            <text:p>7200.64</text:p>
          </table:table-cell>
          <table:table-cell office:value-type="float" office:value="7200" calcext:value-type="float">
            <text:p>7200</text:p>
          </table:table-cell>
          <table:table-cell office:value-type="float" office:value="340.51" calcext:value-type="float">
            <text:p>340.51</text:p>
          </table:table-cell>
          <table:table-cell office:value-type="float" office:value="65.17" calcext:value-type="float">
            <text:p>65.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90.659" calcext:value-type="float">
            <text:p>390.659</text:p>
          </table:table-cell>
          <table:table-cell office:value-type="float" office:value="3.70274" calcext:value-type="float">
            <text:p>3.70274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399.62" calcext:value-type="float">
            <text:p>399.62</text:p>
          </table:table-cell>
          <table:table-cell office:value-type="float" office:value="3874.75" calcext:value-type="float">
            <text:p>3874.75</text:p>
          </table:table-cell>
          <table:table-cell office:value-type="float" office:value="3874.41" calcext:value-type="float">
            <text:p>3874.41</text:p>
          </table:table-cell>
          <table:table-cell office:value-type="float" office:value="363.92" calcext:value-type="float">
            <text:p>363.92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9.62" calcext:value-type="float">
            <text:p>399.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402.11" calcext:value-type="float">
            <text:p>402.11</text:p>
          </table:table-cell>
          <table:table-cell office:value-type="float" office:value="7200.72" calcext:value-type="float">
            <text:p>7200.72</text:p>
          </table:table-cell>
          <table:table-cell office:value-type="float" office:value="7177.52" calcext:value-type="float">
            <text:p>7177.52</text:p>
          </table:table-cell>
          <table:table-cell office:value-type="float" office:value="378.98" calcext:value-type="float">
            <text:p>378.98</text:p>
          </table:table-cell>
          <table:table-cell office:value-type="float" office:value="23.13" calcext:value-type="float">
            <text:p>23.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9.386" calcext:value-type="float">
            <text:p>389.386</text:p>
          </table:table-cell>
          <table:table-cell office:value-type="float" office:value="3.16427" calcext:value-type="float">
            <text:p>3.1642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404.815" calcext:value-type="float">
            <text:p>404.815</text:p>
          </table:table-cell>
          <table:table-cell office:value-type="float" office:value="7201.03" calcext:value-type="float">
            <text:p>7201.03</text:p>
          </table:table-cell>
          <table:table-cell office:value-type="float" office:value="7194.41" calcext:value-type="float">
            <text:p>7194.41</text:p>
          </table:table-cell>
          <table:table-cell office:value-type="float" office:value="365.37" calcext:value-type="float">
            <text:p>365.37</text:p>
          </table:table-cell>
          <table:table-cell office:value-type="float" office:value="39.445" calcext:value-type="float">
            <text:p>39.4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6.259" calcext:value-type="float">
            <text:p>386.259</text:p>
          </table:table-cell>
          <table:table-cell office:value-type="float" office:value="4.58393" calcext:value-type="float">
            <text:p>4.5839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400.715" calcext:value-type="float">
            <text:p>400.715</text:p>
          </table:table-cell>
          <table:table-cell office:value-type="float" office:value="7201.1" calcext:value-type="float">
            <text:p>7201.1</text:p>
          </table:table-cell>
          <table:table-cell office:value-type="float" office:value="7176.55" calcext:value-type="float">
            <text:p>7176.55</text:p>
          </table:table-cell>
          <table:table-cell office:value-type="float" office:value="348.73" calcext:value-type="float">
            <text:p>348.73</text:p>
          </table:table-cell>
          <table:table-cell office:value-type="float" office:value="51.985" calcext:value-type="float">
            <text:p>51.9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7.462" calcext:value-type="float">
            <text:p>397.462</text:p>
          </table:table-cell>
          <table:table-cell office:value-type="float" office:value="0.811799" calcext:value-type="float">
            <text:p>0.81179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411.31" calcext:value-type="float">
            <text:p>411.31</text:p>
          </table:table-cell>
          <table:table-cell office:value-type="float" office:value="7200.98" calcext:value-type="float">
            <text:p>7200.98</text:p>
          </table:table-cell>
          <table:table-cell office:value-type="float" office:value="7185.49" calcext:value-type="float">
            <text:p>7185.49</text:p>
          </table:table-cell>
          <table:table-cell office:value-type="float" office:value="381.76" calcext:value-type="float">
            <text:p>381.76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9.712" calcext:value-type="float">
            <text:p>389.712</text:p>
          </table:table-cell>
          <table:table-cell office:value-type="float" office:value="5.25102" calcext:value-type="float">
            <text:p>5.2510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412.955" calcext:value-type="float">
            <text:p>412.955</text:p>
          </table:table-cell>
          <table:table-cell office:value-type="float" office:value="7201.21" calcext:value-type="float">
            <text:p>7201.21</text:p>
          </table:table-cell>
          <table:table-cell office:value-type="float" office:value="7176.91" calcext:value-type="float">
            <text:p>7176.91</text:p>
          </table:table-cell>
          <table:table-cell office:value-type="float" office:value="368.07" calcext:value-type="float">
            <text:p>368.07</text:p>
          </table:table-cell>
          <table:table-cell office:value-type="float" office:value="44.885" calcext:value-type="float">
            <text:p>44.8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7.248" calcext:value-type="float">
            <text:p>397.248</text:p>
          </table:table-cell>
          <table:table-cell office:value-type="float" office:value="3.80346" calcext:value-type="float">
            <text:p>3.80346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173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Two commodity</text:span></text:p>
          </table:table-cell>
          <table:table-cell office:value-type="string" calcext:value-type="string">
            <text:p><text:span text:style-name="T253">TC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225.95" calcext:value-type="float">
            <text:p>225.95</text:p>
          </table:table-cell>
          <table:table-cell office:value-type="float" office:value="30.7341" calcext:value-type="float">
            <text:p>30.7341</text:p>
          </table:table-cell>
          <table:table-cell office:value-type="float" office:value="30.7333" calcext:value-type="float">
            <text:p>30.7333</text:p>
          </table:table-cell>
          <table:table-cell office:value-type="float" office:value="213.79" calcext:value-type="float">
            <text:p>213.79</text:p>
          </table:table-cell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5.95" calcext:value-type="float">
            <text:p>225.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206.3" calcext:value-type="float">
            <text:p>206.3</text:p>
          </table:table-cell>
          <table:table-cell office:value-type="float" office:value="8.96274" calcext:value-type="float">
            <text:p>8.96274</text:p>
          </table:table-cell>
          <table:table-cell office:value-type="float" office:value="8.96247" calcext:value-type="float">
            <text:p>8.96247</text:p>
          </table:table-cell>
          <table:table-cell office:value-type="float" office:value="192.17" calcext:value-type="float">
            <text:p>192.17</text:p>
          </table:table-cell>
          <table:table-cell office:value-type="float" office:value="14.13" calcext:value-type="float">
            <text:p>14.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251.19" calcext:value-type="float">
            <text:p>251.19</text:p>
          </table:table-cell>
          <table:table-cell office:value-type="float" office:value="54.4759" calcext:value-type="float">
            <text:p>54.4759</text:p>
          </table:table-cell>
          <table:table-cell office:value-type="float" office:value="54.4739" calcext:value-type="float">
            <text:p>54.4739</text:p>
          </table:table-cell>
          <table:table-cell office:value-type="float" office:value="237.67" calcext:value-type="float">
            <text:p>237.67</text:p>
          </table:table-cell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1.19" calcext:value-type="float">
            <text:p>251.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202.36" calcext:value-type="float">
            <text:p>202.36</text:p>
          </table:table-cell>
          <table:table-cell office:value-type="float" office:value="1.05089" calcext:value-type="float">
            <text:p>1.05089</text:p>
          </table:table-cell>
          <table:table-cell office:value-type="float" office:value="1.05062" calcext:value-type="float">
            <text:p>1.05062</text:p>
          </table:table-cell>
          <table:table-cell office:value-type="float" office:value="172.09" calcext:value-type="float">
            <text:p>172.09</text:p>
          </table:table-cell>
          <table:table-cell office:value-type="float" office:value="30.27" calcext:value-type="float">
            <text:p>3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.36" calcext:value-type="float">
            <text:p>202.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217.38" calcext:value-type="float">
            <text:p>217.38</text:p>
          </table:table-cell>
          <table:table-cell office:value-type="float" office:value="0.777321" calcext:value-type="float">
            <text:p>0.777321</text:p>
          </table:table-cell>
          <table:table-cell office:value-type="float" office:value="0.77711" calcext:value-type="float">
            <text:p>0.77711</text:p>
          </table:table-cell>
          <table:table-cell office:value-type="float" office:value="215.61" calcext:value-type="float">
            <text:p>215.61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.38" calcext:value-type="float">
            <text:p>217.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211.725" calcext:value-type="float">
            <text:p>211.725</text:p>
          </table:table-cell>
          <table:table-cell office:value-type="float" office:value="3.35909" calcext:value-type="float">
            <text:p>3.35909</text:p>
          </table:table-cell>
          <table:table-cell office:value-type="float" office:value="3.35859" calcext:value-type="float">
            <text:p>3.35859</text:p>
          </table:table-cell>
          <table:table-cell office:value-type="float" office:value="177.18" calcext:value-type="float">
            <text:p>177.18</text:p>
          </table:table-cell>
          <table:table-cell office:value-type="float" office:value="34.545" calcext:value-type="float">
            <text:p>34.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1.725" calcext:value-type="float">
            <text:p>211.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208.11" calcext:value-type="float">
            <text:p>208.11</text:p>
          </table:table-cell>
          <table:table-cell office:value-type="float" office:value="11.1467" calcext:value-type="float">
            <text:p>11.1467</text:p>
          </table:table-cell>
          <table:table-cell office:value-type="float" office:value="11.1461" calcext:value-type="float">
            <text:p>11.1461</text:p>
          </table:table-cell>
          <table:table-cell office:value-type="float" office:value="208.11" calcext:value-type="float">
            <text:p>208.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 office:value-type="float" office:value="208.11" calcext:value-type="float">
            <text:p>208.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226.28" calcext:value-type="float">
            <text:p>226.28</text:p>
          </table:table-cell>
          <table:table-cell office:value-type="float" office:value="2.23991" calcext:value-type="float">
            <text:p>2.23991</text:p>
          </table:table-cell>
          <table:table-cell office:value-type="float" office:value="2.23979" calcext:value-type="float">
            <text:p>2.23979</text:p>
          </table:table-cell>
          <table:table-cell office:value-type="float" office:value="226.28" calcext:value-type="float">
            <text:p>226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.28" calcext:value-type="float">
            <text:p>226.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35.51" calcext:value-type="float">
            <text:p>235.51</text:p>
          </table:table-cell>
          <table:table-cell office:value-type="float" office:value="36.4195" calcext:value-type="float">
            <text:p>36.4195</text:p>
          </table:table-cell>
          <table:table-cell office:value-type="float" office:value="36.4184" calcext:value-type="float">
            <text:p>36.4184</text:p>
          </table:table-cell>
          <table:table-cell office:value-type="float" office:value="200.04" calcext:value-type="float">
            <text:p>200.04</text:p>
          </table:table-cell>
          <table:table-cell office:value-type="float" office:value="35.47" calcext:value-type="float">
            <text:p>35.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235.51" calcext:value-type="float">
            <text:p>235.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239.24" calcext:value-type="float">
            <text:p>239.24</text:p>
          </table:table-cell>
          <table:table-cell office:value-type="float" office:value="137.904" calcext:value-type="float">
            <text:p>137.904</text:p>
          </table:table-cell>
          <table:table-cell office:value-type="float" office:value="137.901" calcext:value-type="float">
            <text:p>137.901</text:p>
          </table:table-cell>
          <table:table-cell office:value-type="float" office:value="228.39" calcext:value-type="float">
            <text:p>228.39</text:p>
          </table:table-cell>
          <table:table-cell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.24" calcext:value-type="float">
            <text:p>239.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315.175" calcext:value-type="float">
            <text:p>315.17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199.9" calcext:value-type="float">
            <text:p>7199.9</text:p>
          </table:table-cell>
          <table:table-cell office:value-type="float" office:value="277.35" calcext:value-type="float">
            <text:p>277.35</text:p>
          </table:table-cell>
          <table:table-cell office:value-type="float" office:value="37.825" calcext:value-type="float">
            <text:p>37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1.498" calcext:value-type="float">
            <text:p>291.498</text:p>
          </table:table-cell>
          <table:table-cell office:value-type="float" office:value="7.51221" calcext:value-type="float">
            <text:p>7.51221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280.13" calcext:value-type="float">
            <text:p>280.13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7199.94" calcext:value-type="float">
            <text:p>7199.94</text:p>
          </table:table-cell>
          <table:table-cell office:value-type="float" office:value="259.5" calcext:value-type="float">
            <text:p>259.5</text:p>
          </table:table-cell>
          <table:table-cell office:value-type="float" office:value="20.63" calcext:value-type="float">
            <text:p>20.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1.631" calcext:value-type="float">
            <text:p>271.631</text:p>
          </table:table-cell>
          <table:table-cell office:value-type="float" office:value="3.0338" calcext:value-type="float">
            <text:p>3.033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282.345" calcext:value-type="float">
            <text:p>282.345</text:p>
          </table:table-cell>
          <table:table-cell office:value-type="float" office:value="6657.44" calcext:value-type="float">
            <text:p>6657.44</text:p>
          </table:table-cell>
          <table:table-cell office:value-type="float" office:value="6657.31" calcext:value-type="float">
            <text:p>6657.31</text:p>
          </table:table-cell>
          <table:table-cell office:value-type="float" office:value="243.94" calcext:value-type="float">
            <text:p>243.94</text:p>
          </table:table-cell>
          <table:table-cell office:value-type="float" office:value="38.4049" calcext:value-type="float">
            <text:p>38.4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2.345" calcext:value-type="float">
            <text:p>282.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50.77" calcext:value-type="float">
            <text:p>250.77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7197.52" calcext:value-type="float">
            <text:p>7197.52</text:p>
          </table:table-cell>
          <table:table-cell office:value-type="float" office:value="232.06" calcext:value-type="float">
            <text:p>232.06</text:p>
          </table:table-cell>
          <table:table-cell office:value-type="float" office:value="18.71" calcext:value-type="float">
            <text:p>18.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1.51" calcext:value-type="float">
            <text:p>241.51</text:p>
          </table:table-cell>
          <table:table-cell office:value-type="float" office:value="3.6927" calcext:value-type="float">
            <text:p>3.692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276.11" calcext:value-type="float">
            <text:p>276.11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199.94" calcext:value-type="float">
            <text:p>7199.94</text:p>
          </table:table-cell>
          <table:table-cell office:value-type="float" office:value="253.69" calcext:value-type="float">
            <text:p>253.69</text:p>
          </table:table-cell>
          <table:table-cell office:value-type="float" office:value="22.42" calcext:value-type="float">
            <text:p>22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4.095" calcext:value-type="float">
            <text:p>264.095</text:p>
          </table:table-cell>
          <table:table-cell office:value-type="float" office:value="4.35163" calcext:value-type="float">
            <text:p>4.3516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283.16" calcext:value-type="float">
            <text:p>283.16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7196.9" calcext:value-type="float">
            <text:p>7196.9</text:p>
          </table:table-cell>
          <table:table-cell office:value-type="float" office:value="262.1" calcext:value-type="float">
            <text:p>262.1</text:p>
          </table:table-cell>
          <table:table-cell office:value-type="float" office:value="21.06" calcext:value-type="float">
            <text:p>21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276.265" calcext:value-type="float">
            <text:p>276.265</text:p>
          </table:table-cell>
          <table:table-cell office:value-type="float" office:value="2.43515" calcext:value-type="float">
            <text:p>2.43515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271.93" calcext:value-type="float">
            <text:p>271.93</text:p>
          </table:table-cell>
          <table:table-cell office:value-type="float" office:value="138.144" calcext:value-type="float">
            <text:p>138.144</text:p>
          </table:table-cell>
          <table:table-cell office:value-type="float" office:value="138.142" calcext:value-type="float">
            <text:p>138.142</text:p>
          </table:table-cell>
          <table:table-cell office:value-type="float" office:value="233.38" calcext:value-type="float">
            <text:p>233.38</text:p>
          </table:table-cell>
          <table:table-cell office:value-type="float" office:value="38.55" calcext:value-type="float">
            <text:p>38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1.93" calcext:value-type="float">
            <text:p>271.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61.365" calcext:value-type="float">
            <text:p>261.36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99.91" calcext:value-type="float">
            <text:p>7199.91</text:p>
          </table:table-cell>
          <table:table-cell office:value-type="float" office:value="234.88" calcext:value-type="float">
            <text:p>234.88</text:p>
          </table:table-cell>
          <table:table-cell office:value-type="float" office:value="26.485" calcext:value-type="float">
            <text:p>26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6.156" calcext:value-type="float">
            <text:p>246.156</text:p>
          </table:table-cell>
          <table:table-cell office:value-type="float" office:value="5.81916" calcext:value-type="float">
            <text:p>5.81916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62.585" calcext:value-type="float">
            <text:p>262.585</text:p>
          </table:table-cell>
          <table:table-cell office:value-type="float" office:value="3663.61" calcext:value-type="float">
            <text:p>3663.61</text:p>
          </table:table-cell>
          <table:table-cell office:value-type="float" office:value="3663.55" calcext:value-type="float">
            <text:p>3663.55</text:p>
          </table:table-cell>
          <table:table-cell office:value-type="float" office:value="227.34" calcext:value-type="float">
            <text:p>227.34</text:p>
          </table:table-cell>
          <table:table-cell office:value-type="float" office:value="35.245" calcext:value-type="float">
            <text:p>35.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2.585" calcext:value-type="float">
            <text:p>262.585</text:p>
          </table:table-cell>
          <table:table-cell table:style-name="ce16" office:value-type="float" office:value="0.000000129742" calcext:value-type="float">
            <text:p>1.2974E-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243.995" calcext:value-type="float">
            <text:p>243.995</text:p>
          </table:table-cell>
          <table:table-cell office:value-type="float" office:value="2238.89" calcext:value-type="float">
            <text:p>2238.89</text:p>
          </table:table-cell>
          <table:table-cell office:value-type="float" office:value="2238.85" calcext:value-type="float">
            <text:p>2238.85</text:p>
          </table:table-cell>
          <table:table-cell office:value-type="float" office:value="212.78" calcext:value-type="float">
            <text:p>212.78</text:p>
          </table:table-cell>
          <table:table-cell office:value-type="float" office:value="31.215" calcext:value-type="float">
            <text:p>31.2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3.995" calcext:value-type="float">
            <text:p>243.9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 table:number-columns-repeated="1095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17.66" calcext:value-type="float">
            <text:p>317.66</text:p>
          </table:table-cell>
          <table:table-cell office:value-type="float" office:value="2100.33" calcext:value-type="float">
            <text:p>2100.33</text:p>
          </table:table-cell>
          <table:table-cell office:value-type="float" office:value="2100.3" calcext:value-type="float">
            <text:p>2100.3</text:p>
          </table:table-cell>
          <table:table-cell office:value-type="float" office:value="279.49" calcext:value-type="float">
            <text:p>279.49</text:p>
          </table:table-cell>
          <table:table-cell office:value-type="float" office:value="38.17" calcext:value-type="float">
            <text:p>38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17.66" calcext:value-type="float">
            <text:p>317.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356.18" calcext:value-type="float">
            <text:p>356.18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317.88" calcext:value-type="float">
            <text:p>317.88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3.349" calcext:value-type="float">
            <text:p>323.349</text:p>
          </table:table-cell>
          <table:table-cell office:value-type="float" office:value="9.21743" calcext:value-type="float">
            <text:p>9.2174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351.135" calcext:value-type="float">
            <text:p>351.13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99" calcext:value-type="float">
            <text:p>7199.99</text:p>
          </table:table-cell>
          <table:table-cell office:value-type="float" office:value="298.38" calcext:value-type="float">
            <text:p>298.38</text:p>
          </table:table-cell>
          <table:table-cell office:value-type="float" office:value="52.755" calcext:value-type="float">
            <text:p>52.7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38.044" calcext:value-type="float">
            <text:p>338.044</text:p>
          </table:table-cell>
          <table:table-cell office:value-type="float" office:value="3.7283" calcext:value-type="float">
            <text:p>3.728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338.605" calcext:value-type="float">
            <text:p>338.60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200" calcext:value-type="float">
            <text:p>7200</text:p>
          </table:table-cell>
          <table:table-cell office:value-type="float" office:value="294.24" calcext:value-type="float">
            <text:p>294.24</text:p>
          </table:table-cell>
          <table:table-cell office:value-type="float" office:value="44.365" calcext:value-type="float">
            <text:p>44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2.988" calcext:value-type="float">
            <text:p>322.988</text:p>
          </table:table-cell>
          <table:table-cell office:value-type="float" office:value="4.61224" calcext:value-type="float">
            <text:p>4.61224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335.71" calcext:value-type="float">
            <text:p>335.71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7200.11" calcext:value-type="float">
            <text:p>7200.11</text:p>
          </table:table-cell>
          <table:table-cell office:value-type="float" office:value="316.66" calcext:value-type="float">
            <text:p>316.66</text:p>
          </table:table-cell>
          <table:table-cell office:value-type="float" office:value="19.05" calcext:value-type="float">
            <text:p>19.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2.748" calcext:value-type="float">
            <text:p>322.748</text:p>
          </table:table-cell>
          <table:table-cell office:value-type="float" office:value="3.86112" calcext:value-type="float">
            <text:p>3.8611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300" calcext:value-type="float">
            <text:p>300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7199.75" calcext:value-type="float">
            <text:p>7199.75</text:p>
          </table:table-cell>
          <table:table-cell office:value-type="float" office:value="269.57" calcext:value-type="float">
            <text:p>269.57</text:p>
          </table:table-cell>
          <table:table-cell office:value-type="float" office:value="30.43" calcext:value-type="float">
            <text:p>30.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1.159" calcext:value-type="float">
            <text:p>291.159</text:p>
          </table:table-cell>
          <table:table-cell office:value-type="float" office:value="2.94692" calcext:value-type="float">
            <text:p>2.9469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329.955" calcext:value-type="float">
            <text:p>329.95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200" calcext:value-type="float">
            <text:p>7200</text:p>
          </table:table-cell>
          <table:table-cell office:value-type="float" office:value="316.86" calcext:value-type="float">
            <text:p>316.86</text:p>
          </table:table-cell>
          <table:table-cell office:value-type="float" office:value="13.095" calcext:value-type="float">
            <text:p>13.0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1.423" calcext:value-type="float">
            <text:p>321.423</text:p>
          </table:table-cell>
          <table:table-cell office:value-type="float" office:value="2.58592" calcext:value-type="float">
            <text:p>2.5859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301.16" calcext:value-type="float">
            <text:p>301.16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284.76" calcext:value-type="float">
            <text:p>284.76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6.706" calcext:value-type="float">
            <text:p>296.706</text:p>
          </table:table-cell>
          <table:table-cell office:value-type="float" office:value="1.47886" calcext:value-type="float">
            <text:p>1.47886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27.92" calcext:value-type="float">
            <text:p>327.92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285.68" calcext:value-type="float">
            <text:p>285.68</text:p>
          </table:table-cell>
          <table:table-cell office:value-type="float" office:value="42.24" calcext:value-type="float">
            <text:p>42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6.277" calcext:value-type="float">
            <text:p>316.277</text:p>
          </table:table-cell>
          <table:table-cell office:value-type="float" office:value="3.55069" calcext:value-type="float">
            <text:p>3.5506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307.525" calcext:value-type="float">
            <text:p>307.525</text:p>
          </table:table-cell>
          <table:table-cell office:value-type="float" office:value="7200.26" calcext:value-type="float">
            <text:p>7200.26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270.33" calcext:value-type="float">
            <text:p>270.33</text:p>
          </table:table-cell>
          <table:table-cell office:value-type="float" office:value="37.195" calcext:value-type="float">
            <text:p>37.1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9.911" calcext:value-type="float">
            <text:p>299.911</text:p>
          </table:table-cell>
          <table:table-cell office:value-type="float" office:value="2.47587" calcext:value-type="float">
            <text:p>2.4758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438.94" calcext:value-type="float">
            <text:p>438.94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405.39" calcext:value-type="float">
            <text:p>405.39</text:p>
          </table:table-cell>
          <table:table-cell office:value-type="float" office:value="33.55" calcext:value-type="float">
            <text:p>33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04.389" calcext:value-type="float">
            <text:p>404.389</text:p>
          </table:table-cell>
          <table:table-cell office:value-type="float" office:value="7.87158" calcext:value-type="float">
            <text:p>7.8715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419.795" calcext:value-type="float">
            <text:p>419.795</text:p>
          </table:table-cell>
          <table:table-cell office:value-type="float" office:value="7200.75" calcext:value-type="float">
            <text:p>7200.75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385.85" calcext:value-type="float">
            <text:p>385.85</text:p>
          </table:table-cell>
          <table:table-cell office:value-type="float" office:value="33.945" calcext:value-type="float">
            <text:p>33.9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73.375" calcext:value-type="float">
            <text:p>373.375</text:p>
          </table:table-cell>
          <table:table-cell office:value-type="float" office:value="11.0578" calcext:value-type="float">
            <text:p>11.057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413.155" calcext:value-type="float">
            <text:p>413.155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375.7" calcext:value-type="float">
            <text:p>375.7</text:p>
          </table:table-cell>
          <table:table-cell office:value-type="float" office:value="37.455" calcext:value-type="float">
            <text:p>37.4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8.594" calcext:value-type="float">
            <text:p>388.594</text:p>
          </table:table-cell>
          <table:table-cell office:value-type="float" office:value="5.94468" calcext:value-type="float">
            <text:p>5.9446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407.91" calcext:value-type="float">
            <text:p>407.91</text:p>
          </table:table-cell>
          <table:table-cell office:value-type="float" office:value="7200.99" calcext:value-type="float">
            <text:p>7200.99</text:p>
          </table:table-cell>
          <table:table-cell office:value-type="float" office:value="7200.86" calcext:value-type="float">
            <text:p>7200.86</text:p>
          </table:table-cell>
          <table:table-cell office:value-type="float" office:value="339.18" calcext:value-type="float">
            <text:p>339.18</text:p>
          </table:table-cell>
          <table:table-cell office:value-type="float" office:value="68.73" calcext:value-type="float">
            <text:p>68.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84.823" calcext:value-type="float">
            <text:p>384.823</text:p>
          </table:table-cell>
          <table:table-cell office:value-type="float" office:value="5.65986" calcext:value-type="float">
            <text:p>5.65986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412.4" calcext:value-type="float">
            <text:p>412.4</text:p>
          </table:table-cell>
          <table:table-cell office:value-type="float" office:value="7200.68" calcext:value-type="float">
            <text:p>7200.68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376.94" calcext:value-type="float">
            <text:p>376.94</text:p>
          </table:table-cell>
          <table:table-cell office:value-type="float" office:value="35.46" calcext:value-type="float">
            <text:p>35.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87.578" calcext:value-type="float">
            <text:p>387.578</text:p>
          </table:table-cell>
          <table:table-cell office:value-type="float" office:value="6.01886" calcext:value-type="float">
            <text:p>6.01886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406.595" calcext:value-type="float">
            <text:p>406.595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368.25" calcext:value-type="float">
            <text:p>368.25</text:p>
          </table:table-cell>
          <table:table-cell office:value-type="float" office:value="38.345" calcext:value-type="float">
            <text:p>38.3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81.689" calcext:value-type="float">
            <text:p>381.689</text:p>
          </table:table-cell>
          <table:table-cell office:value-type="float" office:value="6.12546" calcext:value-type="float">
            <text:p>6.12546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422.975" calcext:value-type="float">
            <text:p>422.975</text:p>
          </table:table-cell>
          <table:table-cell office:value-type="float" office:value="7200.72" calcext:value-type="float">
            <text:p>7200.72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385.54" calcext:value-type="float">
            <text:p>385.54</text:p>
          </table:table-cell>
          <table:table-cell office:value-type="float" office:value="37.435" calcext:value-type="float">
            <text:p>37.4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79.883" calcext:value-type="float">
            <text:p>379.883</text:p>
          </table:table-cell>
          <table:table-cell office:value-type="float" office:value="10.1879" calcext:value-type="float">
            <text:p>10.187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401.9" calcext:value-type="float">
            <text:p>401.9</text:p>
          </table:table-cell>
          <table:table-cell office:value-type="float" office:value="7200.64" calcext:value-type="float">
            <text:p>7200.64</text:p>
          </table:table-cell>
          <table:table-cell office:value-type="float" office:value="7200.5" calcext:value-type="float">
            <text:p>7200.5</text:p>
          </table:table-cell>
          <table:table-cell office:value-type="float" office:value="341.96" calcext:value-type="float">
            <text:p>341.96</text:p>
          </table:table-cell>
          <table:table-cell office:value-type="float" office:value="59.94" calcext:value-type="float">
            <text:p>59.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2.707" calcext:value-type="float">
            <text:p>392.707</text:p>
          </table:table-cell>
          <table:table-cell office:value-type="float" office:value="2.2874" calcext:value-type="float">
            <text:p>2.2874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414.43" calcext:value-type="float">
            <text:p>414.43</text:p>
          </table:table-cell>
          <table:table-cell office:value-type="float" office:value="7200.71" calcext:value-type="float">
            <text:p>7200.71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384.1" calcext:value-type="float">
            <text:p>384.1</text:p>
          </table:table-cell>
          <table:table-cell office:value-type="float" office:value="30.33" calcext:value-type="float">
            <text:p>30.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4.182" calcext:value-type="float">
            <text:p>384.182</text:p>
          </table:table-cell>
          <table:table-cell office:value-type="float" office:value="7.2987" calcext:value-type="float">
            <text:p>7.298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413.985" calcext:value-type="float">
            <text:p>413.985</text:p>
          </table:table-cell>
          <table:table-cell office:value-type="float" office:value="7201.17" calcext:value-type="float">
            <text:p>7201.17</text:p>
          </table:table-cell>
          <table:table-cell office:value-type="float" office:value="7201.04" calcext:value-type="float">
            <text:p>7201.04</text:p>
          </table:table-cell>
          <table:table-cell office:value-type="float" office:value="364.98" calcext:value-type="float">
            <text:p>364.98</text:p>
          </table:table-cell>
          <table:table-cell office:value-type="float" office:value="49.005" calcext:value-type="float">
            <text:p>49.0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83.595" calcext:value-type="float">
            <text:p>383.595</text:p>
          </table:table-cell>
          <table:table-cell office:value-type="float" office:value="7.34084" calcext:value-type="float">
            <text:p>7.34084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7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4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8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3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173">
          <table:table-cell table:style-name="Default" table:number-columns-repeated="12"/>
          <table:table-cell table:number-columns-repeated="1096"/>
        </table:table-row>
      </table:table>
      <table:table table:name="VRPLTW" table:style-name="ta3">
        <table:table-column table:style-name="co2" table:number-columns-repeated="12" table:default-cell-style-name="ce13"/>
        <table:table-column table:style-name="co2" table:number-columns-repeated="1095" table:default-cell-style-name="Default"/>
        <table:table-column table:style-name="co1" table:default-cell-style-name="Default"/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346">
          <table:table-cell table:style-name="Default" table:number-columns-repeated="12"/>
          <table:table-cell table:number-columns-repeated="1096"/>
        </table:table-row>
        <table:table-row table:style-name="ro346">
          <table:table-cell table:style-name="ce9" table:number-columns-repeated="9"/>
          <table:table-cell table:style-name="Default" table:number-columns-repeated="3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Vehicleflow</text:span></text:p>
          </table:table-cell>
          <table:table-cell office:value-type="string" calcext:value-type="string">
            <text:p><text:span text:style-name="T253">VF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style-name="ce13" table:number-columns-repeated="4"/>
          <table:table-cell table:number-columns-repeated="1092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254.62" calcext:value-type="float">
            <text:p>254.62</text:p>
          </table:table-cell>
          <table:table-cell office:value-type="float" office:value="0.179621" calcext:value-type="float">
            <text:p>0.179621</text:p>
          </table:table-cell>
          <table:table-cell table:style-name="ce15" office:value-type="float" office:value="0.179336" calcext:value-type="float">
            <text:p>0.179336</text:p>
          </table:table-cell>
          <table:table-cell table:style-name="ce15" office:value-type="float" office:value="226.01" calcext:value-type="float">
            <text:p>226.01</text:p>
          </table:table-cell>
          <table:table-cell office:value-type="float" office:value="28.61" calcext:value-type="float">
            <text:p>28.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4.62" calcext:value-type="float">
            <text:p>254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229.695" calcext:value-type="float">
            <text:p>229.695</text:p>
          </table:table-cell>
          <table:table-cell office:value-type="float" office:value="0.414486" calcext:value-type="float">
            <text:p>0.414486</text:p>
          </table:table-cell>
          <table:table-cell office:value-type="float" office:value="0.41385" calcext:value-type="float">
            <text:p>0.41385</text:p>
          </table:table-cell>
          <table:table-cell office:value-type="float" office:value="187.74" calcext:value-type="float">
            <text:p>187.74</text:p>
          </table:table-cell>
          <table:table-cell office:value-type="float" office:value="41.955" calcext:value-type="float">
            <text:p>41.9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695" calcext:value-type="float">
            <text:p>229.6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279.575" calcext:value-type="float">
            <text:p>279.575</text:p>
          </table:table-cell>
          <table:table-cell office:value-type="float" office:value="0.349037" calcext:value-type="float">
            <text:p>0.349037</text:p>
          </table:table-cell>
          <table:table-cell office:value-type="float" office:value="0.348385" calcext:value-type="float">
            <text:p>0.348385</text:p>
          </table:table-cell>
          <table:table-cell office:value-type="float" office:value="251.94" calcext:value-type="float">
            <text:p>251.94</text:p>
          </table:table-cell>
          <table:table-cell office:value-type="float" office:value="27.635" calcext:value-type="float">
            <text:p>27.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9.575" calcext:value-type="float">
            <text:p>279.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234.07" calcext:value-type="float">
            <text:p>234.07</text:p>
          </table:table-cell>
          <table:table-cell office:value-type="float" office:value="0.113787" calcext:value-type="float">
            <text:p>0.113787</text:p>
          </table:table-cell>
          <table:table-cell office:value-type="float" office:value="0.112949" calcext:value-type="float">
            <text:p>0.112949</text:p>
          </table:table-cell>
          <table:table-cell office:value-type="float" office:value="187.98" calcext:value-type="float">
            <text:p>187.98</text:p>
          </table:table-cell>
          <table:table-cell office:value-type="float" office:value="46.09" calcext:value-type="float">
            <text:p>46.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4.07" calcext:value-type="float">
            <text:p>234.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266.815" calcext:value-type="float">
            <text:p>266.815</text:p>
          </table:table-cell>
          <table:table-cell office:value-type="float" office:value="0.219783" calcext:value-type="float">
            <text:p>0.219783</text:p>
          </table:table-cell>
          <table:table-cell office:value-type="float" office:value="0.218926" calcext:value-type="float">
            <text:p>0.218926</text:p>
          </table:table-cell>
          <table:table-cell office:value-type="float" office:value="237.13" calcext:value-type="float">
            <text:p>237.13</text:p>
          </table:table-cell>
          <table:table-cell office:value-type="float" office:value="29.685" calcext:value-type="float">
            <text:p>29.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6.815" calcext:value-type="float">
            <text:p>266.8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227.465" calcext:value-type="float">
            <text:p>227.465</text:p>
          </table:table-cell>
          <table:table-cell office:value-type="float" office:value="1.85049" calcext:value-type="float">
            <text:p>1.85049</text:p>
          </table:table-cell>
          <table:table-cell office:value-type="float" office:value="1.84971" calcext:value-type="float">
            <text:p>1.84971</text:p>
          </table:table-cell>
          <table:table-cell office:value-type="float" office:value="184.06" calcext:value-type="float">
            <text:p>184.06</text:p>
          </table:table-cell>
          <table:table-cell office:value-type="float" office:value="43.405" calcext:value-type="float">
            <text:p>43.4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7.465" calcext:value-type="float">
            <text:p>227.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213.245" calcext:value-type="float">
            <text:p>213.245</text:p>
          </table:table-cell>
          <table:table-cell office:value-type="float" office:value="1.68816" calcext:value-type="float">
            <text:p>1.68816</text:p>
          </table:table-cell>
          <table:table-cell office:value-type="float" office:value="1.6877" calcext:value-type="float">
            <text:p>1.6877</text:p>
          </table:table-cell>
          <table:table-cell office:value-type="float" office:value="195.8" calcext:value-type="float">
            <text:p>195.8</text:p>
          </table:table-cell>
          <table:table-cell office:value-type="float" office:value="17.445" calcext:value-type="float">
            <text:p>17.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3.245" calcext:value-type="float">
            <text:p>213.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277.805" calcext:value-type="float">
            <text:p>277.805</text:p>
          </table:table-cell>
          <table:table-cell office:value-type="float" office:value="1.80492" calcext:value-type="float">
            <text:p>1.80492</text:p>
          </table:table-cell>
          <table:table-cell office:value-type="float" office:value="1.80437" calcext:value-type="float">
            <text:p>1.80437</text:p>
          </table:table-cell>
          <table:table-cell office:value-type="float" office:value="263.79" calcext:value-type="float">
            <text:p>263.79</text:p>
          </table:table-cell>
          <table:table-cell office:value-type="float" office:value="14.015" calcext:value-type="float">
            <text:p>14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7.805" calcext:value-type="float">
            <text:p>277.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58.295" calcext:value-type="float">
            <text:p>258.295</text:p>
          </table:table-cell>
          <table:table-cell office:value-type="float" office:value="0.359704" calcext:value-type="float">
            <text:p>0.359704</text:p>
          </table:table-cell>
          <table:table-cell office:value-type="float" office:value="0.35936" calcext:value-type="float">
            <text:p>0.35936</text:p>
          </table:table-cell>
          <table:table-cell office:value-type="float" office:value="194.74" calcext:value-type="float">
            <text:p>194.74</text:p>
          </table:table-cell>
          <table:table-cell office:value-type="float" office:value="63.555" calcext:value-type="float">
            <text:p>63.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8.295" calcext:value-type="float">
            <text:p>258.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266.49" calcext:value-type="float">
            <text:p>266.49</text:p>
          </table:table-cell>
          <table:table-cell office:value-type="float" office:value="5.93427" calcext:value-type="float">
            <text:p>5.93427</text:p>
          </table:table-cell>
          <table:table-cell office:value-type="float" office:value="5.93357" calcext:value-type="float">
            <text:p>5.93357</text:p>
          </table:table-cell>
          <table:table-cell office:value-type="float" office:value="232.32" calcext:value-type="float">
            <text:p>232.32</text:p>
          </table:table-cell>
          <table:table-cell office:value-type="float" office:value="34.17" calcext:value-type="float">
            <text:p>34.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6.49" calcext:value-type="float">
            <text:p>266.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385.93" calcext:value-type="float">
            <text:p>385.93</text:p>
          </table:table-cell>
          <table:table-cell office:value-type="float" office:value="973.052" calcext:value-type="float">
            <text:p>973.052</text:p>
          </table:table-cell>
          <table:table-cell office:value-type="float" office:value="973.023" calcext:value-type="float">
            <text:p>973.023</text:p>
          </table:table-cell>
          <table:table-cell office:value-type="float" office:value="299.2" calcext:value-type="float">
            <text:p>299.2</text:p>
          </table:table-cell>
          <table:table-cell office:value-type="float" office:value="86.73" calcext:value-type="float">
            <text:p>86.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85.93" calcext:value-type="float">
            <text:p>385.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334.09" calcext:value-type="float">
            <text:p>334.09</text:p>
          </table:table-cell>
          <table:table-cell office:value-type="float" office:value="23.7347" calcext:value-type="float">
            <text:p>23.7347</text:p>
          </table:table-cell>
          <table:table-cell office:value-type="float" office:value="23.734" calcext:value-type="float">
            <text:p>23.734</text:p>
          </table:table-cell>
          <table:table-cell office:value-type="float" office:value="278.45" calcext:value-type="float">
            <text:p>278.45</text:p>
          </table:table-cell>
          <table:table-cell office:value-type="float" office:value="55.64" calcext:value-type="float">
            <text:p>55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4.09" calcext:value-type="float">
            <text:p>334.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315.025" calcext:value-type="float">
            <text:p>315.025</text:p>
          </table:table-cell>
          <table:table-cell office:value-type="float" office:value="13.5672" calcext:value-type="float">
            <text:p>13.5672</text:p>
          </table:table-cell>
          <table:table-cell office:value-type="float" office:value="13.5667" calcext:value-type="float">
            <text:p>13.5667</text:p>
          </table:table-cell>
          <table:table-cell office:value-type="float" office:value="248.31" calcext:value-type="float">
            <text:p>248.31</text:p>
          </table:table-cell>
          <table:table-cell office:value-type="float" office:value="66.715" calcext:value-type="float">
            <text:p>66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5.025" calcext:value-type="float">
            <text:p>315.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81.99" calcext:value-type="float">
            <text:p>281.99</text:p>
          </table:table-cell>
          <table:table-cell office:value-type="float" office:value="59.8548" calcext:value-type="float">
            <text:p>59.8548</text:p>
          </table:table-cell>
          <table:table-cell office:value-type="float" office:value="59.8533" calcext:value-type="float">
            <text:p>59.8533</text:p>
          </table:table-cell>
          <table:table-cell office:value-type="float" office:value="210.88" calcext:value-type="float">
            <text:p>210.88</text:p>
          </table:table-cell>
          <table:table-cell office:value-type="float" office:value="71.11" calcext:value-type="float">
            <text:p>71.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1.99" calcext:value-type="float">
            <text:p>281.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355.765" calcext:value-type="float">
            <text:p>355.765</text:p>
          </table:table-cell>
          <table:table-cell office:value-type="float" office:value="79.2149" calcext:value-type="float">
            <text:p>79.2149</text:p>
          </table:table-cell>
          <table:table-cell office:value-type="float" office:value="79.213" calcext:value-type="float">
            <text:p>79.213</text:p>
          </table:table-cell>
          <table:table-cell office:value-type="float" office:value="305.4" calcext:value-type="float">
            <text:p>305.4</text:p>
          </table:table-cell>
          <table:table-cell office:value-type="float" office:value="50.365" calcext:value-type="float">
            <text:p>50.3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55.765" calcext:value-type="float">
            <text:p>355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320.955" calcext:value-type="float">
            <text:p>320.95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199.85" calcext:value-type="float">
            <text:p>7199.85</text:p>
          </table:table-cell>
          <table:table-cell office:value-type="float" office:value="273.84" calcext:value-type="float">
            <text:p>273.84</text:p>
          </table:table-cell>
          <table:table-cell office:value-type="float" office:value="47.115" calcext:value-type="float">
            <text:p>47.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10.192" calcext:value-type="float">
            <text:p>310.192</text:p>
          </table:table-cell>
          <table:table-cell office:value-type="float" office:value="3.35345" calcext:value-type="float">
            <text:p>3.35345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310.275" calcext:value-type="float">
            <text:p>310.27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199.79" calcext:value-type="float">
            <text:p>7199.79</text:p>
          </table:table-cell>
          <table:table-cell office:value-type="float" office:value="265.67" calcext:value-type="float">
            <text:p>265.67</text:p>
          </table:table-cell>
          <table:table-cell office:value-type="float" office:value="44.605" calcext:value-type="float">
            <text:p>44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9.789" calcext:value-type="float">
            <text:p>299.789</text:p>
          </table:table-cell>
          <table:table-cell office:value-type="float" office:value="3.37972" calcext:value-type="float">
            <text:p>3.3797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80.515" calcext:value-type="float">
            <text:p>280.515</text:p>
          </table:table-cell>
          <table:table-cell office:value-type="float" office:value="5185.08" calcext:value-type="float">
            <text:p>5185.08</text:p>
          </table:table-cell>
          <table:table-cell office:value-type="float" office:value="5184.87" calcext:value-type="float">
            <text:p>5184.87</text:p>
          </table:table-cell>
          <table:table-cell office:value-type="float" office:value="224.92" calcext:value-type="float">
            <text:p>224.92</text:p>
          </table:table-cell>
          <table:table-cell office:value-type="float" office:value="55.595" calcext:value-type="float">
            <text:p>55.5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0.515" calcext:value-type="float">
            <text:p>280.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82.21" calcext:value-type="float">
            <text:p>282.2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98.29" calcext:value-type="float">
            <text:p>7198.29</text:p>
          </table:table-cell>
          <table:table-cell office:value-type="float" office:value="237.52" calcext:value-type="float">
            <text:p>237.52</text:p>
          </table:table-cell>
          <table:table-cell office:value-type="float" office:value="44.69" calcext:value-type="float">
            <text:p>44.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4.334" calcext:value-type="float">
            <text:p>274.334</text:p>
          </table:table-cell>
          <table:table-cell office:value-type="float" office:value="2.79093" calcext:value-type="float">
            <text:p>2.79093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288.015" calcext:value-type="float">
            <text:p>288.015</text:p>
          </table:table-cell>
          <table:table-cell office:value-type="float" office:value="159.014" calcext:value-type="float">
            <text:p>159.014</text:p>
          </table:table-cell>
          <table:table-cell office:value-type="float" office:value="158.984" calcext:value-type="float">
            <text:p>158.984</text:p>
          </table:table-cell>
          <table:table-cell office:value-type="float" office:value="257.04" calcext:value-type="float">
            <text:p>257.04</text:p>
          </table:table-cell>
          <table:table-cell office:value-type="float" office:value="30.975" calcext:value-type="float">
            <text:p>30.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8.015" calcext:value-type="float">
            <text:p>288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80.875" calcext:value-type="float">
            <text:p>380.87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8.56" calcext:value-type="float">
            <text:p>7198.56</text:p>
          </table:table-cell>
          <table:table-cell office:value-type="float" office:value="288.15" calcext:value-type="float">
            <text:p>288.15</text:p>
          </table:table-cell>
          <table:table-cell office:value-type="float" office:value="92.725" calcext:value-type="float">
            <text:p>92.7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5.81" calcext:value-type="float">
            <text:p>355.81</text:p>
          </table:table-cell>
          <table:table-cell office:value-type="float" office:value="6.58097" calcext:value-type="float">
            <text:p>6.58097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429.55" calcext:value-type="float">
            <text:p>429.5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7198.79" calcext:value-type="float">
            <text:p>7198.79</text:p>
          </table:table-cell>
          <table:table-cell office:value-type="float" office:value="345.24" calcext:value-type="float">
            <text:p>345.24</text:p>
          </table:table-cell>
          <table:table-cell office:value-type="float" office:value="84.31" calcext:value-type="float">
            <text:p>84.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99.292" calcext:value-type="float">
            <text:p>399.292</text:p>
          </table:table-cell>
          <table:table-cell office:value-type="float" office:value="7.04417" calcext:value-type="float">
            <text:p>7.0441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400.77" calcext:value-type="float">
            <text:p>400.77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98.78" calcext:value-type="float">
            <text:p>7198.78</text:p>
          </table:table-cell>
          <table:table-cell office:value-type="float" office:value="318.08" calcext:value-type="float">
            <text:p>318.08</text:p>
          </table:table-cell>
          <table:table-cell office:value-type="float" office:value="82.69" calcext:value-type="float">
            <text:p>82.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84.474" calcext:value-type="float">
            <text:p>384.474</text:p>
          </table:table-cell>
          <table:table-cell office:value-type="float" office:value="4.06617" calcext:value-type="float">
            <text:p>4.0661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414.845" calcext:value-type="float">
            <text:p>414.84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7198.49" calcext:value-type="float">
            <text:p>7198.49</text:p>
          </table:table-cell>
          <table:table-cell office:value-type="float" office:value="319.21" calcext:value-type="float">
            <text:p>319.21</text:p>
          </table:table-cell>
          <table:table-cell office:value-type="float" office:value="95.635" calcext:value-type="float">
            <text:p>95.6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79.947" calcext:value-type="float">
            <text:p>379.947</text:p>
          </table:table-cell>
          <table:table-cell office:value-type="float" office:value="8.41221" calcext:value-type="float">
            <text:p>8.41221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405.865" calcext:value-type="float">
            <text:p>405.86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98.57" calcext:value-type="float">
            <text:p>7198.57</text:p>
          </table:table-cell>
          <table:table-cell office:value-type="float" office:value="295.52" calcext:value-type="float">
            <text:p>295.52</text:p>
          </table:table-cell>
          <table:table-cell office:value-type="float" office:value="110.345" calcext:value-type="float">
            <text:p>110.3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90.11" calcext:value-type="float">
            <text:p>390.11</text:p>
          </table:table-cell>
          <table:table-cell office:value-type="float" office:value="3.8818" calcext:value-type="float">
            <text:p>3.881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356.225" calcext:value-type="float">
            <text:p>356.22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98.45" calcext:value-type="float">
            <text:p>7198.45</text:p>
          </table:table-cell>
          <table:table-cell office:value-type="float" office:value="258.53" calcext:value-type="float">
            <text:p>258.53</text:p>
          </table:table-cell>
          <table:table-cell office:value-type="float" office:value="97.695" calcext:value-type="float">
            <text:p>97.6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2.94" calcext:value-type="float">
            <text:p>322.94</text:p>
          </table:table-cell>
          <table:table-cell office:value-type="float" office:value="9.34371" calcext:value-type="float">
            <text:p>9.34371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382.07" calcext:value-type="float">
            <text:p>382.07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7198.02" calcext:value-type="float">
            <text:p>7198.02</text:p>
          </table:table-cell>
          <table:table-cell office:value-type="float" office:value="305.74" calcext:value-type="float">
            <text:p>305.74</text:p>
          </table:table-cell>
          <table:table-cell office:value-type="float" office:value="76.33" calcext:value-type="float">
            <text:p>76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8.11" calcext:value-type="float">
            <text:p>338.11</text:p>
          </table:table-cell>
          <table:table-cell office:value-type="float" office:value="11.5056" calcext:value-type="float">
            <text:p>11.5056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368.18" calcext:value-type="float">
            <text:p>368.18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7.96" calcext:value-type="float">
            <text:p>7197.96</text:p>
          </table:table-cell>
          <table:table-cell office:value-type="float" office:value="283.13" calcext:value-type="float">
            <text:p>283.13</text:p>
          </table:table-cell>
          <table:table-cell office:value-type="float" office:value="85.05" calcext:value-type="float">
            <text:p>85.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12.042" calcext:value-type="float">
            <text:p>312.042</text:p>
          </table:table-cell>
          <table:table-cell office:value-type="float" office:value="15.2475" calcext:value-type="float">
            <text:p>15.2475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81.25" calcext:value-type="float">
            <text:p>381.25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7199.34" calcext:value-type="float">
            <text:p>7199.34</text:p>
          </table:table-cell>
          <table:table-cell office:value-type="float" office:value="271.74" calcext:value-type="float">
            <text:p>271.74</text:p>
          </table:table-cell>
          <table:table-cell office:value-type="float" office:value="109.51" calcext:value-type="float">
            <text:p>109.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41.486" calcext:value-type="float">
            <text:p>341.486</text:p>
          </table:table-cell>
          <table:table-cell office:value-type="float" office:value="10.4299" calcext:value-type="float">
            <text:p>10.4299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365.995" calcext:value-type="float">
            <text:p>365.99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88" calcext:value-type="float">
            <text:p>7199.88</text:p>
          </table:table-cell>
          <table:table-cell office:value-type="float" office:value="286.27" calcext:value-type="float">
            <text:p>286.27</text:p>
          </table:table-cell>
          <table:table-cell office:value-type="float" office:value="79.725" calcext:value-type="float">
            <text:p>79.7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25.373" calcext:value-type="float">
            <text:p>325.373</text:p>
          </table:table-cell>
          <table:table-cell office:value-type="float" office:value="11.0991" calcext:value-type="float">
            <text:p>11.0991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565.27" calcext:value-type="float">
            <text:p>565.27</text:p>
          </table:table-cell>
          <table:table-cell office:value-type="float" office:value="7200.57" calcext:value-type="float">
            <text:p>7200.57</text:p>
          </table:table-cell>
          <table:table-cell office:value-type="float" office:value="7200.29" calcext:value-type="float">
            <text:p>7200.29</text:p>
          </table:table-cell>
          <table:table-cell office:value-type="float" office:value="413.11" calcext:value-type="float">
            <text:p>413.11</text:p>
          </table:table-cell>
          <table:table-cell office:value-type="float" office:value="152.16" calcext:value-type="float">
            <text:p>152.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83.647" calcext:value-type="float">
            <text:p>483.647</text:p>
          </table:table-cell>
          <table:table-cell office:value-type="float" office:value="14.4397" calcext:value-type="float">
            <text:p>14.4397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480.29" calcext:value-type="float">
            <text:p>480.29</text:p>
          </table:table-cell>
          <table:table-cell office:value-type="float" office:value="7200.72" calcext:value-type="float">
            <text:p>7200.72</text:p>
          </table:table-cell>
          <table:table-cell office:value-type="float" office:value="7200.45" calcext:value-type="float">
            <text:p>7200.45</text:p>
          </table:table-cell>
          <table:table-cell office:value-type="float" office:value="329.03" calcext:value-type="float">
            <text:p>329.03</text:p>
          </table:table-cell>
          <table:table-cell office:value-type="float" office:value="151.26" calcext:value-type="float">
            <text:p>151.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45.657" calcext:value-type="float">
            <text:p>445.657</text:p>
          </table:table-cell>
          <table:table-cell office:value-type="float" office:value="7.21082" calcext:value-type="float">
            <text:p>7.21082</text:p>
          </table:table-cell>
          <table:table-cell office:value-type="float" office:value="4" calcext:value-type="float">
            <text:p>4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537.99" calcext:value-type="float">
            <text:p>537.99</text:p>
          </table:table-cell>
          <table:table-cell office:value-type="float" office:value="7200.69" calcext:value-type="float">
            <text:p>7200.69</text:p>
          </table:table-cell>
          <table:table-cell office:value-type="float" office:value="7200.42" calcext:value-type="float">
            <text:p>7200.42</text:p>
          </table:table-cell>
          <table:table-cell office:value-type="float" office:value="369.82" calcext:value-type="float">
            <text:p>369.82</text:p>
          </table:table-cell>
          <table:table-cell office:value-type="float" office:value="168.17" calcext:value-type="float">
            <text:p>168.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61.825" calcext:value-type="float">
            <text:p>461.825</text:p>
          </table:table-cell>
          <table:table-cell office:value-type="float" office:value="14.1574" calcext:value-type="float">
            <text:p>14.1574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497.095" calcext:value-type="float">
            <text:p>497.095</text:p>
          </table:table-cell>
          <table:table-cell office:value-type="float" office:value="7200.72" calcext:value-type="float">
            <text:p>7200.72</text:p>
          </table:table-cell>
          <table:table-cell office:value-type="float" office:value="7199.86" calcext:value-type="float">
            <text:p>7199.86</text:p>
          </table:table-cell>
          <table:table-cell office:value-type="float" office:value="371.57" calcext:value-type="float">
            <text:p>371.57</text:p>
          </table:table-cell>
          <table:table-cell office:value-type="float" office:value="125.525" calcext:value-type="float">
            <text:p>125.5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67.945" calcext:value-type="float">
            <text:p>467.945</text:p>
          </table:table-cell>
          <table:table-cell office:value-type="float" office:value="5.86406" calcext:value-type="float">
            <text:p>5.86406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525.11" calcext:value-type="float">
            <text:p>525.11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7200.29" calcext:value-type="float">
            <text:p>7200.29</text:p>
          </table:table-cell>
          <table:table-cell office:value-type="float" office:value="390.67" calcext:value-type="float">
            <text:p>390.67</text:p>
          </table:table-cell>
          <table:table-cell office:value-type="float" office:value="134.44" calcext:value-type="float">
            <text:p>134.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61.963" calcext:value-type="float">
            <text:p>461.963</text:p>
          </table:table-cell>
          <table:table-cell office:value-type="float" office:value="12.0254" calcext:value-type="float">
            <text:p>12.0254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496.62" calcext:value-type="float">
            <text:p>496.62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387.78" calcext:value-type="float">
            <text:p>387.78</text:p>
          </table:table-cell>
          <table:table-cell office:value-type="float" office:value="108.84" calcext:value-type="float">
            <text:p>108.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17.179" calcext:value-type="float">
            <text:p>417.179</text:p>
          </table:table-cell>
          <table:table-cell office:value-type="float" office:value="15.9963" calcext:value-type="float">
            <text:p>15.9963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492.255" calcext:value-type="float">
            <text:p>492.255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401.98" calcext:value-type="float">
            <text:p>401.98</text:p>
          </table:table-cell>
          <table:table-cell office:value-type="float" office:value="90.275" calcext:value-type="float">
            <text:p>90.2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07.525" calcext:value-type="float">
            <text:p>407.525</text:p>
          </table:table-cell>
          <table:table-cell office:value-type="float" office:value="17.2126" calcext:value-type="float">
            <text:p>17.2126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550.78" calcext:value-type="float">
            <text:p>550.78</text:p>
          </table:table-cell>
          <table:table-cell office:value-type="float" office:value="7200.6" calcext:value-type="float">
            <text:p>7200.6</text:p>
          </table:table-cell>
          <table:table-cell office:value-type="float" office:value="7200.33" calcext:value-type="float">
            <text:p>7200.33</text:p>
          </table:table-cell>
          <table:table-cell office:value-type="float" office:value="439.45" calcext:value-type="float">
            <text:p>439.45</text:p>
          </table:table-cell>
          <table:table-cell office:value-type="float" office:value="111.33" calcext:value-type="float">
            <text:p>111.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8.941" calcext:value-type="float">
            <text:p>408.941</text:p>
          </table:table-cell>
          <table:table-cell office:value-type="float" office:value="25.7524" calcext:value-type="float">
            <text:p>25.7524</text:p>
          </table:table-cell>
          <table:table-cell office:value-type="float" office:value="4" calcext:value-type="float">
            <text:p>4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478.825" calcext:value-type="float">
            <text:p>478.825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200.4" calcext:value-type="float">
            <text:p>7200.4</text:p>
          </table:table-cell>
          <table:table-cell office:value-type="float" office:value="382.03" calcext:value-type="float">
            <text:p>382.03</text:p>
          </table:table-cell>
          <table:table-cell office:value-type="float" office:value="96.795" calcext:value-type="float">
            <text:p>96.7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11.822" calcext:value-type="float">
            <text:p>411.822</text:p>
          </table:table-cell>
          <table:table-cell office:value-type="float" office:value="13.9933" calcext:value-type="float">
            <text:p>13.993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475.545" calcext:value-type="float">
            <text:p>475.545</text:p>
          </table:table-cell>
          <table:table-cell office:value-type="float" office:value="7200.74" calcext:value-type="float">
            <text:p>7200.74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402.22" calcext:value-type="float">
            <text:p>402.22</text:p>
          </table:table-cell>
          <table:table-cell office:value-type="float" office:value="73.325" calcext:value-type="float">
            <text:p>73.3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93.28" calcext:value-type="float">
            <text:p>393.28</text:p>
          </table:table-cell>
          <table:table-cell office:value-type="float" office:value="17.2991" calcext:value-type="float">
            <text:p>17.2991</text:p>
          </table:table-cell>
          <table:table-cell office:value-type="float" office:value="3" calcext:value-type="float">
            <text:p>3</text:p>
          </table:table-cell>
          <table:table-cell table:style-name="ce13" table:number-columns-repeated="4"/>
          <table:table-cell table:number-columns-repeated="1092"/>
        </table:table-row>
        <table:table-row table:style-name="ro2">
          <table:table-cell/>
          <table:table-cell table:style-name="ce10" table:number-columns-repeated="2"/>
          <table:table-cell/>
          <table:table-cell table:style-name="ce10" table:number-columns-repeated="2"/>
          <table:table-cell table:number-columns-repeated="4"/>
          <table:table-cell table:style-name="ce11"/>
          <table:table-cell/>
          <table:table-cell table:style-name="ce11"/>
          <table:table-cell table:style-name="ce13" table:number-columns-repeated="3"/>
          <table:table-cell table:number-columns-repeated="1092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onecommodity</text:span></text:p>
          </table:table-cell>
          <table:table-cell table:style-name="Default" table:number-columns-repeated="11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254.62" calcext:value-type="float">
            <text:p>254.62</text:p>
          </table:table-cell>
          <table:table-cell office:value-type="float" office:value="0.735992" calcext:value-type="float">
            <text:p>0.735992</text:p>
          </table:table-cell>
          <table:table-cell office:value-type="float" office:value="0.73584" calcext:value-type="float">
            <text:p>0.73584</text:p>
          </table:table-cell>
          <table:table-cell office:value-type="float" office:value="226.01" calcext:value-type="float">
            <text:p>226.01</text:p>
          </table:table-cell>
          <table:table-cell office:value-type="float" office:value="28.61" calcext:value-type="float">
            <text:p>28.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4.62" calcext:value-type="float">
            <text:p>254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229.695" calcext:value-type="float">
            <text:p>229.695</text:p>
          </table:table-cell>
          <table:table-cell office:value-type="float" office:value="0.476334" calcext:value-type="float">
            <text:p>0.476334</text:p>
          </table:table-cell>
          <table:table-cell office:value-type="float" office:value="0.476045" calcext:value-type="float">
            <text:p>0.476045</text:p>
          </table:table-cell>
          <table:table-cell office:value-type="float" office:value="187.74" calcext:value-type="float">
            <text:p>187.74</text:p>
          </table:table-cell>
          <table:table-cell office:value-type="float" office:value="41.955" calcext:value-type="float">
            <text:p>41.9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695" calcext:value-type="float">
            <text:p>229.6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279.575" calcext:value-type="float">
            <text:p>279.575</text:p>
          </table:table-cell>
          <table:table-cell office:value-type="float" office:value="1.58702" calcext:value-type="float">
            <text:p>1.58702</text:p>
          </table:table-cell>
          <table:table-cell office:value-type="float" office:value="1.58599" calcext:value-type="float">
            <text:p>1.58599</text:p>
          </table:table-cell>
          <table:table-cell office:value-type="float" office:value="251.94" calcext:value-type="float">
            <text:p>251.94</text:p>
          </table:table-cell>
          <table:table-cell office:value-type="float" office:value="27.635" calcext:value-type="float">
            <text:p>27.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9.575" calcext:value-type="float">
            <text:p>279.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234.07" calcext:value-type="float">
            <text:p>234.07</text:p>
          </table:table-cell>
          <table:table-cell office:value-type="float" office:value="0.163948" calcext:value-type="float">
            <text:p>0.163948</text:p>
          </table:table-cell>
          <table:table-cell office:value-type="float" office:value="0.163861" calcext:value-type="float">
            <text:p>0.163861</text:p>
          </table:table-cell>
          <table:table-cell office:value-type="float" office:value="187.98" calcext:value-type="float">
            <text:p>187.98</text:p>
          </table:table-cell>
          <table:table-cell office:value-type="float" office:value="46.09" calcext:value-type="float">
            <text:p>46.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4.07" calcext:value-type="float">
            <text:p>234.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266.815" calcext:value-type="float">
            <text:p>266.815</text:p>
          </table:table-cell>
          <table:table-cell office:value-type="float" office:value="0.182589" calcext:value-type="float">
            <text:p>0.182589</text:p>
          </table:table-cell>
          <table:table-cell office:value-type="float" office:value="0.181926" calcext:value-type="float">
            <text:p>0.181926</text:p>
          </table:table-cell>
          <table:table-cell office:value-type="float" office:value="237.13" calcext:value-type="float">
            <text:p>237.13</text:p>
          </table:table-cell>
          <table:table-cell office:value-type="float" office:value="29.685" calcext:value-type="float">
            <text:p>29.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6.815" calcext:value-type="float">
            <text:p>266.8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227.465" calcext:value-type="float">
            <text:p>227.465</text:p>
          </table:table-cell>
          <table:table-cell office:value-type="float" office:value="2.22772" calcext:value-type="float">
            <text:p>2.22772</text:p>
          </table:table-cell>
          <table:table-cell office:value-type="float" office:value="2.22662" calcext:value-type="float">
            <text:p>2.22662</text:p>
          </table:table-cell>
          <table:table-cell office:value-type="float" office:value="184.06" calcext:value-type="float">
            <text:p>184.06</text:p>
          </table:table-cell>
          <table:table-cell office:value-type="float" office:value="43.405" calcext:value-type="float">
            <text:p>43.4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7.465" calcext:value-type="float">
            <text:p>227.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213.245" calcext:value-type="float">
            <text:p>213.245</text:p>
          </table:table-cell>
          <table:table-cell office:value-type="float" office:value="2.06103" calcext:value-type="float">
            <text:p>2.06103</text:p>
          </table:table-cell>
          <table:table-cell office:value-type="float" office:value="2.06073" calcext:value-type="float">
            <text:p>2.06073</text:p>
          </table:table-cell>
          <table:table-cell office:value-type="float" office:value="195.8" calcext:value-type="float">
            <text:p>195.8</text:p>
          </table:table-cell>
          <table:table-cell office:value-type="float" office:value="17.445" calcext:value-type="float">
            <text:p>17.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3.245" calcext:value-type="float">
            <text:p>213.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277.805" calcext:value-type="float">
            <text:p>277.805</text:p>
          </table:table-cell>
          <table:table-cell office:value-type="float" office:value="4.14736" calcext:value-type="float">
            <text:p>4.14736</text:p>
          </table:table-cell>
          <table:table-cell office:value-type="float" office:value="4.14679" calcext:value-type="float">
            <text:p>4.14679</text:p>
          </table:table-cell>
          <table:table-cell office:value-type="float" office:value="263.79" calcext:value-type="float">
            <text:p>263.79</text:p>
          </table:table-cell>
          <table:table-cell office:value-type="float" office:value="14.015" calcext:value-type="float">
            <text:p>14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7.805" calcext:value-type="float">
            <text:p>277.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58.295" calcext:value-type="float">
            <text:p>258.295</text:p>
          </table:table-cell>
          <table:table-cell office:value-type="float" office:value="0.764594" calcext:value-type="float">
            <text:p>0.764594</text:p>
          </table:table-cell>
          <table:table-cell office:value-type="float" office:value="0.764391" calcext:value-type="float">
            <text:p>0.764391</text:p>
          </table:table-cell>
          <table:table-cell office:value-type="float" office:value="194.74" calcext:value-type="float">
            <text:p>194.74</text:p>
          </table:table-cell>
          <table:table-cell office:value-type="float" office:value="63.555" calcext:value-type="float">
            <text:p>63.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8.295" calcext:value-type="float">
            <text:p>258.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266.49" calcext:value-type="float">
            <text:p>266.49</text:p>
          </table:table-cell>
          <table:table-cell office:value-type="float" office:value="6.94248" calcext:value-type="float">
            <text:p>6.94248</text:p>
          </table:table-cell>
          <table:table-cell office:value-type="float" office:value="6.94141" calcext:value-type="float">
            <text:p>6.94141</text:p>
          </table:table-cell>
          <table:table-cell office:value-type="float" office:value="232.32" calcext:value-type="float">
            <text:p>232.32</text:p>
          </table:table-cell>
          <table:table-cell office:value-type="float" office:value="34.17" calcext:value-type="float">
            <text:p>34.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6.49" calcext:value-type="float">
            <text:p>266.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385.93" calcext:value-type="float">
            <text:p>385.93</text:p>
          </table:table-cell>
          <table:table-cell office:value-type="float" office:value="1682.57" calcext:value-type="float">
            <text:p>1682.57</text:p>
          </table:table-cell>
          <table:table-cell office:value-type="float" office:value="1682.42" calcext:value-type="float">
            <text:p>1682.42</text:p>
          </table:table-cell>
          <table:table-cell office:value-type="float" office:value="299.2" calcext:value-type="float">
            <text:p>299.2</text:p>
          </table:table-cell>
          <table:table-cell office:value-type="float" office:value="86.73" calcext:value-type="float">
            <text:p>86.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85.93" calcext:value-type="float">
            <text:p>385.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334.09" calcext:value-type="float">
            <text:p>334.09</text:p>
          </table:table-cell>
          <table:table-cell office:value-type="float" office:value="29.0502" calcext:value-type="float">
            <text:p>29.0502</text:p>
          </table:table-cell>
          <table:table-cell office:value-type="float" office:value="29.0473" calcext:value-type="float">
            <text:p>29.0473</text:p>
          </table:table-cell>
          <table:table-cell office:value-type="float" office:value="278.45" calcext:value-type="float">
            <text:p>278.45</text:p>
          </table:table-cell>
          <table:table-cell office:value-type="float" office:value="55.64" calcext:value-type="float">
            <text:p>55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4.09" calcext:value-type="float">
            <text:p>334.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315.025" calcext:value-type="float">
            <text:p>315.025</text:p>
          </table:table-cell>
          <table:table-cell office:value-type="float" office:value="38.2055" calcext:value-type="float">
            <text:p>38.2055</text:p>
          </table:table-cell>
          <table:table-cell office:value-type="float" office:value="38.2015" calcext:value-type="float">
            <text:p>38.2015</text:p>
          </table:table-cell>
          <table:table-cell office:value-type="float" office:value="248.31" calcext:value-type="float">
            <text:p>248.31</text:p>
          </table:table-cell>
          <table:table-cell office:value-type="float" office:value="66.715" calcext:value-type="float">
            <text:p>66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5.025" calcext:value-type="float">
            <text:p>315.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81.99" calcext:value-type="float">
            <text:p>281.99</text:p>
          </table:table-cell>
          <table:table-cell office:value-type="float" office:value="85.6233" calcext:value-type="float">
            <text:p>85.6233</text:p>
          </table:table-cell>
          <table:table-cell office:value-type="float" office:value="85.6152" calcext:value-type="float">
            <text:p>85.6152</text:p>
          </table:table-cell>
          <table:table-cell office:value-type="float" office:value="210.88" calcext:value-type="float">
            <text:p>210.88</text:p>
          </table:table-cell>
          <table:table-cell office:value-type="float" office:value="71.11" calcext:value-type="float">
            <text:p>71.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1.99" calcext:value-type="float">
            <text:p>281.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355.765" calcext:value-type="float">
            <text:p>355.765</text:p>
          </table:table-cell>
          <table:table-cell office:value-type="float" office:value="23.1319" calcext:value-type="float">
            <text:p>23.1319</text:p>
          </table:table-cell>
          <table:table-cell office:value-type="float" office:value="23.1295" calcext:value-type="float">
            <text:p>23.1295</text:p>
          </table:table-cell>
          <table:table-cell office:value-type="float" office:value="305.4" calcext:value-type="float">
            <text:p>305.4</text:p>
          </table:table-cell>
          <table:table-cell office:value-type="float" office:value="50.365" calcext:value-type="float">
            <text:p>50.3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55.765" calcext:value-type="float">
            <text:p>355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320.79" calcext:value-type="float">
            <text:p>320.79</text:p>
          </table:table-cell>
          <table:table-cell office:value-type="float" office:value="939.238" calcext:value-type="float">
            <text:p>939.238</text:p>
          </table:table-cell>
          <table:table-cell office:value-type="float" office:value="939.148" calcext:value-type="float">
            <text:p>939.148</text:p>
          </table:table-cell>
          <table:table-cell office:value-type="float" office:value="283.49" calcext:value-type="float">
            <text:p>283.49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0.79" calcext:value-type="float">
            <text:p>320.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305.7" calcext:value-type="float">
            <text:p>305.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99.39" calcext:value-type="float">
            <text:p>7199.39</text:p>
          </table:table-cell>
          <table:table-cell office:value-type="float" office:value="247.09" calcext:value-type="float">
            <text:p>247.09</text:p>
          </table:table-cell>
          <table:table-cell office:value-type="float" office:value="58.61" calcext:value-type="float">
            <text:p>58.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05.699" calcext:value-type="float">
            <text:p>305.699</text:p>
          </table:table-cell>
          <table:table-cell office:value-type="float" office:value="0.000372752" calcext:value-type="float">
            <text:p>0.000372752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80.515" calcext:value-type="float">
            <text:p>280.51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99.36" calcext:value-type="float">
            <text:p>7199.36</text:p>
          </table:table-cell>
          <table:table-cell office:value-type="float" office:value="224.92" calcext:value-type="float">
            <text:p>224.92</text:p>
          </table:table-cell>
          <table:table-cell office:value-type="float" office:value="55.595" calcext:value-type="float">
            <text:p>55.5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2.358" calcext:value-type="float">
            <text:p>272.358</text:p>
          </table:table-cell>
          <table:table-cell office:value-type="float" office:value="2.90788" calcext:value-type="float">
            <text:p>2.9078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82.21" calcext:value-type="float">
            <text:p>282.21</text:p>
          </table:table-cell>
          <table:table-cell office:value-type="float" office:value="6171.19" calcext:value-type="float">
            <text:p>6171.19</text:p>
          </table:table-cell>
          <table:table-cell office:value-type="float" office:value="6170.61" calcext:value-type="float">
            <text:p>6170.61</text:p>
          </table:table-cell>
          <table:table-cell office:value-type="float" office:value="237.52" calcext:value-type="float">
            <text:p>237.52</text:p>
          </table:table-cell>
          <table:table-cell office:value-type="float" office:value="44.69" calcext:value-type="float">
            <text:p>44.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2.21" calcext:value-type="float">
            <text:p>282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288.015" calcext:value-type="float">
            <text:p>288.015</text:p>
          </table:table-cell>
          <table:table-cell office:value-type="float" office:value="197.936" calcext:value-type="float">
            <text:p>197.936</text:p>
          </table:table-cell>
          <table:table-cell office:value-type="float" office:value="197.919" calcext:value-type="float">
            <text:p>197.919</text:p>
          </table:table-cell>
          <table:table-cell office:value-type="float" office:value="257.04" calcext:value-type="float">
            <text:p>257.04</text:p>
          </table:table-cell>
          <table:table-cell office:value-type="float" office:value="30.975" calcext:value-type="float">
            <text:p>30.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8.015" calcext:value-type="float">
            <text:p>288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66.475" calcext:value-type="float">
            <text:p>366.475</text:p>
          </table:table-cell>
          <table:table-cell office:value-type="float" office:value="2818.85" calcext:value-type="float">
            <text:p>2818.85</text:p>
          </table:table-cell>
          <table:table-cell office:value-type="float" office:value="2818.59" calcext:value-type="float">
            <text:p>2818.59</text:p>
          </table:table-cell>
          <table:table-cell office:value-type="float" office:value="259.58" calcext:value-type="float">
            <text:p>259.58</text:p>
          </table:table-cell>
          <table:table-cell office:value-type="float" office:value="106.895" calcext:value-type="float">
            <text:p>106.8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66.475" calcext:value-type="float">
            <text:p>366.4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440.755" calcext:value-type="float">
            <text:p>440.755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7199.48" calcext:value-type="float">
            <text:p>7199.48</text:p>
          </table:table-cell>
          <table:table-cell office:value-type="float" office:value="342.1" calcext:value-type="float">
            <text:p>342.1</text:p>
          </table:table-cell>
          <table:table-cell office:value-type="float" office:value="98.655" calcext:value-type="float">
            <text:p>98.6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13.559" calcext:value-type="float">
            <text:p>413.559</text:p>
          </table:table-cell>
          <table:table-cell office:value-type="float" office:value="6.17033" calcext:value-type="float">
            <text:p>6.17033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400.77" calcext:value-type="float">
            <text:p>400.77</text:p>
          </table:table-cell>
          <table:table-cell office:value-type="float" office:value="435.126" calcext:value-type="float">
            <text:p>435.126</text:p>
          </table:table-cell>
          <table:table-cell office:value-type="float" office:value="435.116" calcext:value-type="float">
            <text:p>435.116</text:p>
          </table:table-cell>
          <table:table-cell office:value-type="float" office:value="318.08" calcext:value-type="float">
            <text:p>318.08</text:p>
          </table:table-cell>
          <table:table-cell office:value-type="float" office:value="82.69" calcext:value-type="float">
            <text:p>82.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0.77" calcext:value-type="float">
            <text:p>400.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405.895" calcext:value-type="float">
            <text:p>405.895</text:p>
          </table:table-cell>
          <table:table-cell office:value-type="float" office:value="1952.06" calcext:value-type="float">
            <text:p>1952.06</text:p>
          </table:table-cell>
          <table:table-cell office:value-type="float" office:value="1951.88" calcext:value-type="float">
            <text:p>1951.88</text:p>
          </table:table-cell>
          <table:table-cell office:value-type="float" office:value="305.22" calcext:value-type="float">
            <text:p>305.22</text:p>
          </table:table-cell>
          <table:table-cell office:value-type="float" office:value="100.675" calcext:value-type="float">
            <text:p>100.6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5.895" calcext:value-type="float">
            <text:p>405.8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405.865" calcext:value-type="float">
            <text:p>405.865</text:p>
          </table:table-cell>
          <table:table-cell office:value-type="float" office:value="1415.37" calcext:value-type="float">
            <text:p>1415.37</text:p>
          </table:table-cell>
          <table:table-cell office:value-type="float" office:value="1415.33" calcext:value-type="float">
            <text:p>1415.33</text:p>
          </table:table-cell>
          <table:table-cell office:value-type="float" office:value="295.52" calcext:value-type="float">
            <text:p>295.52</text:p>
          </table:table-cell>
          <table:table-cell office:value-type="float" office:value="110.345" calcext:value-type="float">
            <text:p>110.3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05.865" calcext:value-type="float">
            <text:p>405.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351" calcext:value-type="float">
            <text:p>351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7199.97" calcext:value-type="float">
            <text:p>7199.97</text:p>
          </table:table-cell>
          <table:table-cell office:value-type="float" office:value="264.98" calcext:value-type="float">
            <text:p>264.98</text:p>
          </table:table-cell>
          <table:table-cell office:value-type="float" office:value="86.02" calcext:value-type="float">
            <text:p>86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3.552" calcext:value-type="float">
            <text:p>333.552</text:p>
          </table:table-cell>
          <table:table-cell office:value-type="float" office:value="4.97091" calcext:value-type="float">
            <text:p>4.97091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379.795" calcext:value-type="float">
            <text:p>379.795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7199.96" calcext:value-type="float">
            <text:p>7199.96</text:p>
          </table:table-cell>
          <table:table-cell office:value-type="float" office:value="305.76" calcext:value-type="float">
            <text:p>305.76</text:p>
          </table:table-cell>
          <table:table-cell office:value-type="float" office:value="74.035" calcext:value-type="float">
            <text:p>74.0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54.344" calcext:value-type="float">
            <text:p>354.344</text:p>
          </table:table-cell>
          <table:table-cell office:value-type="float" office:value="6.70138" calcext:value-type="float">
            <text:p>6.70138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351.845" calcext:value-type="float">
            <text:p>351.84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7199.98" calcext:value-type="float">
            <text:p>7199.98</text:p>
          </table:table-cell>
          <table:table-cell office:value-type="float" office:value="255.94" calcext:value-type="float">
            <text:p>255.94</text:p>
          </table:table-cell>
          <table:table-cell office:value-type="float" office:value="95.905" calcext:value-type="float">
            <text:p>95.9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28.808" calcext:value-type="float">
            <text:p>328.808</text:p>
          </table:table-cell>
          <table:table-cell office:value-type="float" office:value="6.54753" calcext:value-type="float">
            <text:p>6.54753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86.34" calcext:value-type="float">
            <text:p>386.34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99.5" calcext:value-type="float">
            <text:p>7199.5</text:p>
          </table:table-cell>
          <table:table-cell office:value-type="float" office:value="293.99" calcext:value-type="float">
            <text:p>293.99</text:p>
          </table:table-cell>
          <table:table-cell office:value-type="float" office:value="92.35" calcext:value-type="float">
            <text:p>92.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4.678" calcext:value-type="float">
            <text:p>354.678</text:p>
          </table:table-cell>
          <table:table-cell office:value-type="float" office:value="8.19543" calcext:value-type="float">
            <text:p>8.19543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356.96" calcext:value-type="float">
            <text:p>356.96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48" calcext:value-type="float">
            <text:p>7199.48</text:p>
          </table:table-cell>
          <table:table-cell office:value-type="float" office:value="224.58" calcext:value-type="float">
            <text:p>224.58</text:p>
          </table:table-cell>
          <table:table-cell office:value-type="float" office:value="132.38" calcext:value-type="float">
            <text:p>132.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37.54" calcext:value-type="float">
            <text:p>337.54</text:p>
          </table:table-cell>
          <table:table-cell office:value-type="float" office:value="5.44029" calcext:value-type="float">
            <text:p>5.4402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527.615" calcext:value-type="float">
            <text:p>527.615</text:p>
          </table:table-cell>
          <table:table-cell office:value-type="float" office:value="7200.6" calcext:value-type="float">
            <text:p>7200.6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379.21" calcext:value-type="float">
            <text:p>379.21</text:p>
          </table:table-cell>
          <table:table-cell office:value-type="float" office:value="148.405" calcext:value-type="float">
            <text:p>148.4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96.769" calcext:value-type="float">
            <text:p>496.769</text:p>
          </table:table-cell>
          <table:table-cell office:value-type="float" office:value="5.84639" calcext:value-type="float">
            <text:p>5.84639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475.37" calcext:value-type="float">
            <text:p>475.37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332.08" calcext:value-type="float">
            <text:p>332.08</text:p>
          </table:table-cell>
          <table:table-cell office:value-type="float" office:value="143.29" calcext:value-type="float">
            <text:p>143.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58.156" calcext:value-type="float">
            <text:p>458.156</text:p>
          </table:table-cell>
          <table:table-cell office:value-type="float" office:value="3.62119" calcext:value-type="float">
            <text:p>3.62119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532.335" calcext:value-type="float">
            <text:p>532.335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200.5" calcext:value-type="float">
            <text:p>7200.5</text:p>
          </table:table-cell>
          <table:table-cell office:value-type="float" office:value="355.64" calcext:value-type="float">
            <text:p>355.64</text:p>
          </table:table-cell>
          <table:table-cell office:value-type="float" office:value="176.695" calcext:value-type="float">
            <text:p>176.69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84.361" calcext:value-type="float">
            <text:p>484.361</text:p>
          </table:table-cell>
          <table:table-cell office:value-type="float" office:value="9.01207" calcext:value-type="float">
            <text:p>9.0120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492.21" calcext:value-type="float">
            <text:p>492.21</text:p>
          </table:table-cell>
          <table:table-cell office:value-type="float" office:value="7200.91" calcext:value-type="float">
            <text:p>7200.91</text:p>
          </table:table-cell>
          <table:table-cell office:value-type="float" office:value="7200.74" calcext:value-type="float">
            <text:p>7200.74</text:p>
          </table:table-cell>
          <table:table-cell office:value-type="float" office:value="355.09" calcext:value-type="float">
            <text:p>355.09</text:p>
          </table:table-cell>
          <table:table-cell office:value-type="float" office:value="137.12" calcext:value-type="float">
            <text:p>137.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75.093" calcext:value-type="float">
            <text:p>475.093</text:p>
          </table:table-cell>
          <table:table-cell office:value-type="float" office:value="3.47754" calcext:value-type="float">
            <text:p>3.47754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507.6" calcext:value-type="float">
            <text:p>507.6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7199.96" calcext:value-type="float">
            <text:p>7199.96</text:p>
          </table:table-cell>
          <table:table-cell office:value-type="float" office:value="346.2" calcext:value-type="float">
            <text:p>346.2</text:p>
          </table:table-cell>
          <table:table-cell office:value-type="float" office:value="161.4" calcext:value-type="float">
            <text:p>161.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84.403" calcext:value-type="float">
            <text:p>484.403</text:p>
          </table:table-cell>
          <table:table-cell office:value-type="float" office:value="4.56987" calcext:value-type="float">
            <text:p>4.56987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483" calcext:value-type="float">
            <text:p>483</text:p>
          </table:table-cell>
          <table:table-cell office:value-type="float" office:value="7200.74" calcext:value-type="float">
            <text:p>7200.74</text:p>
          </table:table-cell>
          <table:table-cell office:value-type="float" office:value="7200.57" calcext:value-type="float">
            <text:p>7200.57</text:p>
          </table:table-cell>
          <table:table-cell office:value-type="float" office:value="366.69" calcext:value-type="float">
            <text:p>366.69</text:p>
          </table:table-cell>
          <table:table-cell office:value-type="float" office:value="116.31" calcext:value-type="float">
            <text:p>116.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39.603" calcext:value-type="float">
            <text:p>439.603</text:p>
          </table:table-cell>
          <table:table-cell office:value-type="float" office:value="8.98481" calcext:value-type="float">
            <text:p>8.98481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498.6" calcext:value-type="float">
            <text:p>498.6</text:p>
          </table:table-cell>
          <table:table-cell office:value-type="float" office:value="7200.76" calcext:value-type="float">
            <text:p>7200.76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422.82" calcext:value-type="float">
            <text:p>422.82</text:p>
          </table:table-cell>
          <table:table-cell office:value-type="float" office:value="75.78" calcext:value-type="float">
            <text:p>75.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24.089" calcext:value-type="float">
            <text:p>424.089</text:p>
          </table:table-cell>
          <table:table-cell office:value-type="float" office:value="14.944" calcext:value-type="float">
            <text:p>14.944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497.08" calcext:value-type="float">
            <text:p>497.08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200.48" calcext:value-type="float">
            <text:p>7200.48</text:p>
          </table:table-cell>
          <table:table-cell office:value-type="float" office:value="355.23" calcext:value-type="float">
            <text:p>355.23</text:p>
          </table:table-cell>
          <table:table-cell office:value-type="float" office:value="141.85" calcext:value-type="float">
            <text:p>141.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27.726" calcext:value-type="float">
            <text:p>427.726</text:p>
          </table:table-cell>
          <table:table-cell office:value-type="float" office:value="13.9524" calcext:value-type="float">
            <text:p>13.9524</text:p>
          </table:table-cell>
          <table:table-cell office:value-type="float" office:value="4" calcext:value-type="float">
            <text:p>4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479.395" calcext:value-type="float">
            <text:p>479.395</text:p>
          </table:table-cell>
          <table:table-cell office:value-type="float" office:value="7200.71" calcext:value-type="float">
            <text:p>7200.71</text:p>
          </table:table-cell>
          <table:table-cell office:value-type="float" office:value="7200.53" calcext:value-type="float">
            <text:p>7200.53</text:p>
          </table:table-cell>
          <table:table-cell office:value-type="float" office:value="358.78" calcext:value-type="float">
            <text:p>358.78</text:p>
          </table:table-cell>
          <table:table-cell office:value-type="float" office:value="120.615" calcext:value-type="float">
            <text:p>120.6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28.184" calcext:value-type="float">
            <text:p>428.184</text:p>
          </table:table-cell>
          <table:table-cell office:value-type="float" office:value="10.6824" calcext:value-type="float">
            <text:p>10.6824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450.025" calcext:value-type="float">
            <text:p>450.025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199.71" calcext:value-type="float">
            <text:p>7199.71</text:p>
          </table:table-cell>
          <table:table-cell office:value-type="float" office:value="363.2" calcext:value-type="float">
            <text:p>363.2</text:p>
          </table:table-cell>
          <table:table-cell office:value-type="float" office:value="86.825" calcext:value-type="float">
            <text:p>86.8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16.561" calcext:value-type="float">
            <text:p>416.561</text:p>
          </table:table-cell>
          <table:table-cell office:value-type="float" office:value="7.43609" calcext:value-type="float">
            <text:p>7.43609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/>
          <table:table-cell table:style-name="ce10" table:number-columns-repeated="2"/>
          <table:table-cell/>
          <table:table-cell table:style-name="ce10" table:number-columns-repeated="2"/>
          <table:table-cell table:number-columns-repeated="4"/>
          <table:table-cell table:style-name="ce11"/>
          <table:table-cell/>
          <table:table-cell table:style-name="ce11"/>
          <table:table-cell table:style-name="ce13" table:number-columns-repeated="3"/>
          <table:table-cell table:number-columns-repeated="1092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Two Commodity</text:span></text:p>
          </table:table-cell>
          <table:table-cell office:value-type="string" calcext:value-type="string">
            <text:p><text:span text:style-name="T253">TC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254.62" calcext:value-type="float">
            <text:p>254.62</text:p>
          </table:table-cell>
          <table:table-cell office:value-type="float" office:value="1.30292" calcext:value-type="float">
            <text:p>1.30292</text:p>
          </table:table-cell>
          <table:table-cell office:value-type="float" office:value="1.30275" calcext:value-type="float">
            <text:p>1.30275</text:p>
          </table:table-cell>
          <table:table-cell office:value-type="float" office:value="226.01" calcext:value-type="float">
            <text:p>226.01</text:p>
          </table:table-cell>
          <table:table-cell office:value-type="float" office:value="28.61" calcext:value-type="float">
            <text:p>28.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4.62" calcext:value-type="float">
            <text:p>254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229.695" calcext:value-type="float">
            <text:p>229.695</text:p>
          </table:table-cell>
          <table:table-cell office:value-type="float" office:value="1.53044" calcext:value-type="float">
            <text:p>1.53044</text:p>
          </table:table-cell>
          <table:table-cell office:value-type="float" office:value="1.5299" calcext:value-type="float">
            <text:p>1.5299</text:p>
          </table:table-cell>
          <table:table-cell office:value-type="float" office:value="187.74" calcext:value-type="float">
            <text:p>187.74</text:p>
          </table:table-cell>
          <table:table-cell office:value-type="float" office:value="41.955" calcext:value-type="float">
            <text:p>41.9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695" calcext:value-type="float">
            <text:p>229.6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279.575" calcext:value-type="float">
            <text:p>279.575</text:p>
          </table:table-cell>
          <table:table-cell office:value-type="float" office:value="1.71831" calcext:value-type="float">
            <text:p>1.71831</text:p>
          </table:table-cell>
          <table:table-cell office:value-type="float" office:value="1.71814" calcext:value-type="float">
            <text:p>1.71814</text:p>
          </table:table-cell>
          <table:table-cell office:value-type="float" office:value="251.94" calcext:value-type="float">
            <text:p>251.94</text:p>
          </table:table-cell>
          <table:table-cell office:value-type="float" office:value="27.635" calcext:value-type="float">
            <text:p>27.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9.575" calcext:value-type="float">
            <text:p>279.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234.07" calcext:value-type="float">
            <text:p>234.07</text:p>
          </table:table-cell>
          <table:table-cell office:value-type="float" office:value="0.208486" calcext:value-type="float">
            <text:p>0.208486</text:p>
          </table:table-cell>
          <table:table-cell office:value-type="float" office:value="0.207966" calcext:value-type="float">
            <text:p>0.207966</text:p>
          </table:table-cell>
          <table:table-cell office:value-type="float" office:value="187.98" calcext:value-type="float">
            <text:p>187.98</text:p>
          </table:table-cell>
          <table:table-cell office:value-type="float" office:value="46.09" calcext:value-type="float">
            <text:p>46.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4.07" calcext:value-type="float">
            <text:p>234.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266.815" calcext:value-type="float">
            <text:p>266.815</text:p>
          </table:table-cell>
          <table:table-cell office:value-type="float" office:value="0.277721" calcext:value-type="float">
            <text:p>0.277721</text:p>
          </table:table-cell>
          <table:table-cell office:value-type="float" office:value="0.276961" calcext:value-type="float">
            <text:p>0.276961</text:p>
          </table:table-cell>
          <table:table-cell office:value-type="float" office:value="237.13" calcext:value-type="float">
            <text:p>237.13</text:p>
          </table:table-cell>
          <table:table-cell office:value-type="float" office:value="29.685" calcext:value-type="float">
            <text:p>29.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6.815" calcext:value-type="float">
            <text:p>266.8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227.465" calcext:value-type="float">
            <text:p>227.465</text:p>
          </table:table-cell>
          <table:table-cell office:value-type="float" office:value="2.4054" calcext:value-type="float">
            <text:p>2.4054</text:p>
          </table:table-cell>
          <table:table-cell office:value-type="float" office:value="2.40471" calcext:value-type="float">
            <text:p>2.40471</text:p>
          </table:table-cell>
          <table:table-cell office:value-type="float" office:value="184.06" calcext:value-type="float">
            <text:p>184.06</text:p>
          </table:table-cell>
          <table:table-cell office:value-type="float" office:value="43.405" calcext:value-type="float">
            <text:p>43.4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7.465" calcext:value-type="float">
            <text:p>227.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213.245" calcext:value-type="float">
            <text:p>213.245</text:p>
          </table:table-cell>
          <table:table-cell office:value-type="float" office:value="14.5295" calcext:value-type="float">
            <text:p>14.5295</text:p>
          </table:table-cell>
          <table:table-cell office:value-type="float" office:value="14.5288" calcext:value-type="float">
            <text:p>14.5288</text:p>
          </table:table-cell>
          <table:table-cell office:value-type="float" office:value="195.8" calcext:value-type="float">
            <text:p>195.8</text:p>
          </table:table-cell>
          <table:table-cell office:value-type="float" office:value="17.445" calcext:value-type="float">
            <text:p>17.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3.245" calcext:value-type="float">
            <text:p>213.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277.805" calcext:value-type="float">
            <text:p>277.805</text:p>
          </table:table-cell>
          <table:table-cell office:value-type="float" office:value="2.92301" calcext:value-type="float">
            <text:p>2.92301</text:p>
          </table:table-cell>
          <table:table-cell office:value-type="float" office:value="2.92254" calcext:value-type="float">
            <text:p>2.92254</text:p>
          </table:table-cell>
          <table:table-cell office:value-type="float" office:value="263.79" calcext:value-type="float">
            <text:p>263.79</text:p>
          </table:table-cell>
          <table:table-cell office:value-type="float" office:value="14.015" calcext:value-type="float">
            <text:p>14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7.805" calcext:value-type="float">
            <text:p>277.8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58.295" calcext:value-type="float">
            <text:p>258.295</text:p>
          </table:table-cell>
          <table:table-cell office:value-type="float" office:value="3.47302" calcext:value-type="float">
            <text:p>3.47302</text:p>
          </table:table-cell>
          <table:table-cell office:value-type="float" office:value="3.47268" calcext:value-type="float">
            <text:p>3.47268</text:p>
          </table:table-cell>
          <table:table-cell office:value-type="float" office:value="194.74" calcext:value-type="float">
            <text:p>194.74</text:p>
          </table:table-cell>
          <table:table-cell office:value-type="float" office:value="63.555" calcext:value-type="float">
            <text:p>63.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8.295" calcext:value-type="float">
            <text:p>258.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266.49" calcext:value-type="float">
            <text:p>266.49</text:p>
          </table:table-cell>
          <table:table-cell office:value-type="float" office:value="25.9639" calcext:value-type="float">
            <text:p>25.9639</text:p>
          </table:table-cell>
          <table:table-cell office:value-type="float" office:value="25.963" calcext:value-type="float">
            <text:p>25.963</text:p>
          </table:table-cell>
          <table:table-cell office:value-type="float" office:value="232.32" calcext:value-type="float">
            <text:p>232.32</text:p>
          </table:table-cell>
          <table:table-cell office:value-type="float" office:value="34.17" calcext:value-type="float">
            <text:p>34.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6.49" calcext:value-type="float">
            <text:p>266.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385.93" calcext:value-type="float">
            <text:p>385.93</text:p>
          </table:table-cell>
          <table:table-cell office:value-type="float" office:value="1371.62" calcext:value-type="float">
            <text:p>1371.62</text:p>
          </table:table-cell>
          <table:table-cell office:value-type="float" office:value="1371.6" calcext:value-type="float">
            <text:p>1371.6</text:p>
          </table:table-cell>
          <table:table-cell office:value-type="float" office:value="299.2" calcext:value-type="float">
            <text:p>299.2</text:p>
          </table:table-cell>
          <table:table-cell office:value-type="float" office:value="86.73" calcext:value-type="float">
            <text:p>86.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85.93" calcext:value-type="float">
            <text:p>385.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334.09" calcext:value-type="float">
            <text:p>334.09</text:p>
          </table:table-cell>
          <table:table-cell office:value-type="float" office:value="35.0259" calcext:value-type="float">
            <text:p>35.0259</text:p>
          </table:table-cell>
          <table:table-cell office:value-type="float" office:value="35.0251" calcext:value-type="float">
            <text:p>35.0251</text:p>
          </table:table-cell>
          <table:table-cell office:value-type="float" office:value="278.45" calcext:value-type="float">
            <text:p>278.45</text:p>
          </table:table-cell>
          <table:table-cell office:value-type="float" office:value="55.64" calcext:value-type="float">
            <text:p>55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4.09" calcext:value-type="float">
            <text:p>334.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315.025" calcext:value-type="float">
            <text:p>315.025</text:p>
          </table:table-cell>
          <table:table-cell office:value-type="float" office:value="23.3331" calcext:value-type="float">
            <text:p>23.3331</text:p>
          </table:table-cell>
          <table:table-cell office:value-type="float" office:value="23.3325" calcext:value-type="float">
            <text:p>23.3325</text:p>
          </table:table-cell>
          <table:table-cell office:value-type="float" office:value="248.31" calcext:value-type="float">
            <text:p>248.31</text:p>
          </table:table-cell>
          <table:table-cell office:value-type="float" office:value="66.715" calcext:value-type="float">
            <text:p>66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5.025" calcext:value-type="float">
            <text:p>315.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81.99" calcext:value-type="float">
            <text:p>281.99</text:p>
          </table:table-cell>
          <table:table-cell office:value-type="float" office:value="114.983" calcext:value-type="float">
            <text:p>114.983</text:p>
          </table:table-cell>
          <table:table-cell office:value-type="float" office:value="114.98" calcext:value-type="float">
            <text:p>114.98</text:p>
          </table:table-cell>
          <table:table-cell office:value-type="float" office:value="210.88" calcext:value-type="float">
            <text:p>210.88</text:p>
          </table:table-cell>
          <table:table-cell office:value-type="float" office:value="71.11" calcext:value-type="float">
            <text:p>71.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1.99" calcext:value-type="float">
            <text:p>281.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355.765" calcext:value-type="float">
            <text:p>355.765</text:p>
          </table:table-cell>
          <table:table-cell office:value-type="float" office:value="66.5758" calcext:value-type="float">
            <text:p>66.5758</text:p>
          </table:table-cell>
          <table:table-cell office:value-type="float" office:value="66.5741" calcext:value-type="float">
            <text:p>66.5741</text:p>
          </table:table-cell>
          <table:table-cell office:value-type="float" office:value="305.4" calcext:value-type="float">
            <text:p>305.4</text:p>
          </table:table-cell>
          <table:table-cell office:value-type="float" office:value="50.365" calcext:value-type="float">
            <text:p>50.3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55.765" calcext:value-type="float">
            <text:p>355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320.79" calcext:value-type="float">
            <text:p>320.79</text:p>
          </table:table-cell>
          <table:table-cell office:value-type="float" office:value="3484.9" calcext:value-type="float">
            <text:p>3484.9</text:p>
          </table:table-cell>
          <table:table-cell office:value-type="float" office:value="3484.83" calcext:value-type="float">
            <text:p>3484.83</text:p>
          </table:table-cell>
          <table:table-cell office:value-type="float" office:value="283.49" calcext:value-type="float">
            <text:p>283.49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0.79" calcext:value-type="float">
            <text:p>320.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305.7" calcext:value-type="float">
            <text:p>305.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199.93" calcext:value-type="float">
            <text:p>7199.93</text:p>
          </table:table-cell>
          <table:table-cell office:value-type="float" office:value="247.09" calcext:value-type="float">
            <text:p>247.09</text:p>
          </table:table-cell>
          <table:table-cell office:value-type="float" office:value="58.61" calcext:value-type="float">
            <text:p>58.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96.02" calcext:value-type="float">
            <text:p>296.02</text:p>
          </table:table-cell>
          <table:table-cell office:value-type="float" office:value="3.16647" calcext:value-type="float">
            <text:p>3.16647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81.575" calcext:value-type="float">
            <text:p>281.57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99.92" calcext:value-type="float">
            <text:p>7199.92</text:p>
          </table:table-cell>
          <table:table-cell office:value-type="float" office:value="236.18" calcext:value-type="float">
            <text:p>236.18</text:p>
          </table:table-cell>
          <table:table-cell office:value-type="float" office:value="45.395" calcext:value-type="float">
            <text:p>45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63.642" calcext:value-type="float">
            <text:p>263.642</text:p>
          </table:table-cell>
          <table:table-cell office:value-type="float" office:value="6.36886" calcext:value-type="float">
            <text:p>6.36886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82.21" calcext:value-type="float">
            <text:p>282.2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99.9" calcext:value-type="float">
            <text:p>7199.9</text:p>
          </table:table-cell>
          <table:table-cell office:value-type="float" office:value="237.52" calcext:value-type="float">
            <text:p>237.52</text:p>
          </table:table-cell>
          <table:table-cell office:value-type="float" office:value="44.69" calcext:value-type="float">
            <text:p>44.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8.167" calcext:value-type="float">
            <text:p>278.167</text:p>
          </table:table-cell>
          <table:table-cell office:value-type="float" office:value="1.43267" calcext:value-type="float">
            <text:p>1.43267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288.015" calcext:value-type="float">
            <text:p>288.015</text:p>
          </table:table-cell>
          <table:table-cell office:value-type="float" office:value="343.362" calcext:value-type="float">
            <text:p>343.362</text:p>
          </table:table-cell>
          <table:table-cell office:value-type="float" office:value="343.355" calcext:value-type="float">
            <text:p>343.355</text:p>
          </table:table-cell>
          <table:table-cell office:value-type="float" office:value="257.04" calcext:value-type="float">
            <text:p>257.04</text:p>
          </table:table-cell>
          <table:table-cell office:value-type="float" office:value="30.975" calcext:value-type="float">
            <text:p>30.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8.015" calcext:value-type="float">
            <text:p>288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66.475" calcext:value-type="float">
            <text:p>366.475</text:p>
          </table:table-cell>
          <table:table-cell office:value-type="float" office:value="6237.66" calcext:value-type="float">
            <text:p>6237.66</text:p>
          </table:table-cell>
          <table:table-cell office:value-type="float" office:value="6237.55" calcext:value-type="float">
            <text:p>6237.55</text:p>
          </table:table-cell>
          <table:table-cell office:value-type="float" office:value="259.58" calcext:value-type="float">
            <text:p>259.58</text:p>
          </table:table-cell>
          <table:table-cell office:value-type="float" office:value="106.895" calcext:value-type="float">
            <text:p>106.8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66.475" calcext:value-type="float">
            <text:p>366.4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429.2" calcext:value-type="float">
            <text:p>429.2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38.92" calcext:value-type="float">
            <text:p>338.92</text:p>
          </table:table-cell>
          <table:table-cell office:value-type="float" office:value="90.28" calcext:value-type="float">
            <text:p>90.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05.847" calcext:value-type="float">
            <text:p>405.847</text:p>
          </table:table-cell>
          <table:table-cell office:value-type="float" office:value="5.441" calcext:value-type="float">
            <text:p>5.441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400.77" calcext:value-type="float">
            <text:p>400.77</text:p>
          </table:table-cell>
          <table:table-cell office:value-type="float" office:value="2826.68" calcext:value-type="float">
            <text:p>2826.68</text:p>
          </table:table-cell>
          <table:table-cell office:value-type="float" office:value="2826.63" calcext:value-type="float">
            <text:p>2826.63</text:p>
          </table:table-cell>
          <table:table-cell office:value-type="float" office:value="318.08" calcext:value-type="float">
            <text:p>318.08</text:p>
          </table:table-cell>
          <table:table-cell office:value-type="float" office:value="82.69" calcext:value-type="float">
            <text:p>82.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0.77" calcext:value-type="float">
            <text:p>400.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405.895" calcext:value-type="float">
            <text:p>405.895</text:p>
          </table:table-cell>
          <table:table-cell office:value-type="float" office:value="5948.93" calcext:value-type="float">
            <text:p>5948.93</text:p>
          </table:table-cell>
          <table:table-cell office:value-type="float" office:value="5948.82" calcext:value-type="float">
            <text:p>5948.82</text:p>
          </table:table-cell>
          <table:table-cell office:value-type="float" office:value="305.22" calcext:value-type="float">
            <text:p>305.22</text:p>
          </table:table-cell>
          <table:table-cell office:value-type="float" office:value="100.675" calcext:value-type="float">
            <text:p>100.6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5.895" calcext:value-type="float">
            <text:p>405.8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405.865" calcext:value-type="float">
            <text:p>405.865</text:p>
          </table:table-cell>
          <table:table-cell office:value-type="float" office:value="2870.66" calcext:value-type="float">
            <text:p>2870.66</text:p>
          </table:table-cell>
          <table:table-cell office:value-type="float" office:value="2870.61" calcext:value-type="float">
            <text:p>2870.61</text:p>
          </table:table-cell>
          <table:table-cell office:value-type="float" office:value="295.52" calcext:value-type="float">
            <text:p>295.52</text:p>
          </table:table-cell>
          <table:table-cell office:value-type="float" office:value="110.345" calcext:value-type="float">
            <text:p>110.3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05.865" calcext:value-type="float">
            <text:p>405.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351" calcext:value-type="float">
            <text:p>351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64.98" calcext:value-type="float">
            <text:p>264.98</text:p>
          </table:table-cell>
          <table:table-cell office:value-type="float" office:value="86.02" calcext:value-type="float">
            <text:p>86.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1.19" calcext:value-type="float">
            <text:p>331.19</text:p>
          </table:table-cell>
          <table:table-cell office:value-type="float" office:value="5.64388" calcext:value-type="float">
            <text:p>5.6438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383.7" calcext:value-type="float">
            <text:p>383.7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06.29" calcext:value-type="float">
            <text:p>306.29</text:p>
          </table:table-cell>
          <table:table-cell office:value-type="float" office:value="77.41" calcext:value-type="float">
            <text:p>77.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47.733" calcext:value-type="float">
            <text:p>347.733</text:p>
          </table:table-cell>
          <table:table-cell office:value-type="float" office:value="9.37362" calcext:value-type="float">
            <text:p>9.37362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358.04" calcext:value-type="float">
            <text:p>358.04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78.39" calcext:value-type="float">
            <text:p>278.39</text:p>
          </table:table-cell>
          <table:table-cell office:value-type="float" office:value="79.65" calcext:value-type="float">
            <text:p>79.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3.217" calcext:value-type="float">
            <text:p>323.217</text:p>
          </table:table-cell>
          <table:table-cell office:value-type="float" office:value="9.72613" calcext:value-type="float">
            <text:p>9.72613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83.86" calcext:value-type="float">
            <text:p>383.86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99.99" calcext:value-type="float">
            <text:p>7199.99</text:p>
          </table:table-cell>
          <table:table-cell office:value-type="float" office:value="293.04" calcext:value-type="float">
            <text:p>293.04</text:p>
          </table:table-cell>
          <table:table-cell office:value-type="float" office:value="90.82" calcext:value-type="float">
            <text:p>90.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9.488" calcext:value-type="float">
            <text:p>349.488</text:p>
          </table:table-cell>
          <table:table-cell office:value-type="float" office:value="8.95438" calcext:value-type="float">
            <text:p>8.95438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357.94" calcext:value-type="float">
            <text:p>357.94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200" calcext:value-type="float">
            <text:p>7200</text:p>
          </table:table-cell>
          <table:table-cell office:value-type="float" office:value="243.08" calcext:value-type="float">
            <text:p>243.08</text:p>
          </table:table-cell>
          <table:table-cell office:value-type="float" office:value="114.86" calcext:value-type="float">
            <text:p>114.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31.062" calcext:value-type="float">
            <text:p>331.062</text:p>
          </table:table-cell>
          <table:table-cell office:value-type="float" office:value="7.50915" calcext:value-type="float">
            <text:p>7.50915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533.485" calcext:value-type="float">
            <text:p>533.485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200.53" calcext:value-type="float">
            <text:p>7200.53</text:p>
          </table:table-cell>
          <table:table-cell office:value-type="float" office:value="394.83" calcext:value-type="float">
            <text:p>394.83</text:p>
          </table:table-cell>
          <table:table-cell office:value-type="float" office:value="138.655" calcext:value-type="float">
            <text:p>138.6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92.738" calcext:value-type="float">
            <text:p>492.738</text:p>
          </table:table-cell>
          <table:table-cell office:value-type="float" office:value="7.63785" calcext:value-type="float">
            <text:p>7.63785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475.37" calcext:value-type="float">
            <text:p>475.37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332.08" calcext:value-type="float">
            <text:p>332.08</text:p>
          </table:table-cell>
          <table:table-cell office:value-type="float" office:value="143.29" calcext:value-type="float">
            <text:p>143.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54.755" calcext:value-type="float">
            <text:p>454.755</text:p>
          </table:table-cell>
          <table:table-cell office:value-type="float" office:value="4.33654" calcext:value-type="float">
            <text:p>4.33654</text:p>
          </table:table-cell>
          <table:table-cell office:value-type="float" office:value="4" calcext:value-type="float">
            <text:p>4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532.345" calcext:value-type="float">
            <text:p>532.345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200.5" calcext:value-type="float">
            <text:p>7200.5</text:p>
          </table:table-cell>
          <table:table-cell office:value-type="float" office:value="400.11" calcext:value-type="float">
            <text:p>400.11</text:p>
          </table:table-cell>
          <table:table-cell office:value-type="float" office:value="132.235" calcext:value-type="float">
            <text:p>132.2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75.714" calcext:value-type="float">
            <text:p>475.714</text:p>
          </table:table-cell>
          <table:table-cell office:value-type="float" office:value="10.638" calcext:value-type="float">
            <text:p>10.638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498.335" calcext:value-type="float">
            <text:p>498.335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7200.5" calcext:value-type="float">
            <text:p>7200.5</text:p>
          </table:table-cell>
          <table:table-cell office:value-type="float" office:value="374.29" calcext:value-type="float">
            <text:p>374.29</text:p>
          </table:table-cell>
          <table:table-cell office:value-type="float" office:value="124.045" calcext:value-type="float">
            <text:p>124.0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69.854" calcext:value-type="float">
            <text:p>469.854</text:p>
          </table:table-cell>
          <table:table-cell office:value-type="float" office:value="5.71524" calcext:value-type="float">
            <text:p>5.71524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521.85" calcext:value-type="float">
            <text:p>521.85</text:p>
          </table:table-cell>
          <table:table-cell office:value-type="float" office:value="7200.72" calcext:value-type="float">
            <text:p>7200.72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374.62" calcext:value-type="float">
            <text:p>374.62</text:p>
          </table:table-cell>
          <table:table-cell office:value-type="float" office:value="147.23" calcext:value-type="float">
            <text:p>147.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79.069" calcext:value-type="float">
            <text:p>479.069</text:p>
          </table:table-cell>
          <table:table-cell office:value-type="float" office:value="8.19799" calcext:value-type="float">
            <text:p>8.19799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489.535" calcext:value-type="float">
            <text:p>489.535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7200.45" calcext:value-type="float">
            <text:p>7200.45</text:p>
          </table:table-cell>
          <table:table-cell office:value-type="float" office:value="374.1" calcext:value-type="float">
            <text:p>374.1</text:p>
          </table:table-cell>
          <table:table-cell office:value-type="float" office:value="115.435" calcext:value-type="float">
            <text:p>115.4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33.15" calcext:value-type="float">
            <text:p>433.15</text:p>
          </table:table-cell>
          <table:table-cell office:value-type="float" office:value="11.518" calcext:value-type="float">
            <text:p>11.518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511.64" calcext:value-type="float">
            <text:p>511.64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7200.46" calcext:value-type="float">
            <text:p>7200.46</text:p>
          </table:table-cell>
          <table:table-cell office:value-type="float" office:value="439.37" calcext:value-type="float">
            <text:p>439.37</text:p>
          </table:table-cell>
          <table:table-cell office:value-type="float" office:value="72.27" calcext:value-type="float">
            <text:p>72.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16.554" calcext:value-type="float">
            <text:p>416.554</text:p>
          </table:table-cell>
          <table:table-cell office:value-type="float" office:value="18.5846" calcext:value-type="float">
            <text:p>18.5846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474.545" calcext:value-type="float">
            <text:p>474.545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200.5" calcext:value-type="float">
            <text:p>7200.5</text:p>
          </table:table-cell>
          <table:table-cell office:value-type="float" office:value="349.03" calcext:value-type="float">
            <text:p>349.03</text:p>
          </table:table-cell>
          <table:table-cell office:value-type="float" office:value="125.515" calcext:value-type="float">
            <text:p>125.5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21.754" calcext:value-type="float">
            <text:p>421.754</text:p>
          </table:table-cell>
          <table:table-cell office:value-type="float" office:value="11.1246" calcext:value-type="float">
            <text:p>11.1246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499.91" calcext:value-type="float">
            <text:p>499.91</text:p>
          </table:table-cell>
          <table:table-cell office:value-type="float" office:value="7200.71" calcext:value-type="float">
            <text:p>7200.71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367.25" calcext:value-type="float">
            <text:p>367.25</text:p>
          </table:table-cell>
          <table:table-cell office:value-type="float" office:value="132.66" calcext:value-type="float">
            <text:p>132.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2.947" calcext:value-type="float">
            <text:p>422.947</text:p>
          </table:table-cell>
          <table:table-cell office:value-type="float" office:value="15.3955" calcext:value-type="float">
            <text:p>15.3955</text:p>
          </table:table-cell>
          <table:table-cell office:value-type="float" office:value="2" calcext:value-type="float">
            <text:p>2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453.09" calcext:value-type="float">
            <text:p>453.09</text:p>
          </table:table-cell>
          <table:table-cell office:value-type="float" office:value="7200.64" calcext:value-type="float">
            <text:p>7200.64</text:p>
          </table:table-cell>
          <table:table-cell office:value-type="float" office:value="7200.51" calcext:value-type="float">
            <text:p>7200.51</text:p>
          </table:table-cell>
          <table:table-cell office:value-type="float" office:value="382.05" calcext:value-type="float">
            <text:p>382.05</text:p>
          </table:table-cell>
          <table:table-cell office:value-type="float" office:value="71.04" calcext:value-type="float">
            <text:p>71.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6.466" calcext:value-type="float">
            <text:p>406.466</text:p>
          </table:table-cell>
          <table:table-cell office:value-type="float" office:value="10.2902" calcext:value-type="float">
            <text:p>10.2902</text:p>
          </table:table-cell>
          <table:table-cell office:value-type="float" office:value="3" calcext:value-type="float">
            <text:p>3</text:p>
          </table:table-cell>
          <table:table-cell table:number-columns-repeated="1096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2" table:number-rows-repeated="2">
          <table:table-cell table:number-columns-repeated="2"/>
          <table:table-cell table:style-name="Default" table:number-columns-repeated="10"/>
          <table:table-cell table:number-columns-repeated="1096"/>
        </table:table-row>
        <table:table-row table:style-name="ro2" table:number-rows-repeated="7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4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7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3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 table:number-columns-repeated="2"/>
          <table:table-cell table:style-name="Default" table:number-columns-repeated="10"/>
          <table:table-cell table:number-columns-repeated="109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3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3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173">
          <table:table-cell table:style-name="Default" table:number-columns-repeated="12"/>
          <table:table-cell table:number-columns-repeated="1096"/>
        </table:table-row>
      </table:table>
      <table:table table:name="TSPLTW" table:style-name="ta4">
        <table:table-column table:style-name="co2" table:number-columns-repeated="12" table:default-cell-style-name="ce13"/>
        <table:table-column table:style-name="co2" table:number-columns-repeated="1095" table:default-cell-style-name="Default"/>
        <table:table-column table:style-name="co1" table:default-cell-style-name="Default"/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173" table:number-rows-repeated="2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Vehicleflow</text:span></text:p>
          </table:table-cell>
          <table:table-cell office:value-type="string" calcext:value-type="string">
            <text:p><text:span text:style-name="T253">VF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style-name="ce13" table:number-columns-repeated="4"/>
          <table:table-cell table:number-columns-repeated="1092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281.68" calcext:value-type="float">
            <text:p>281.68</text:p>
          </table:table-cell>
          <table:table-cell office:value-type="float" office:value="0.760015" calcext:value-type="float">
            <text:p>0.760015</text:p>
          </table:table-cell>
          <table:table-cell office:value-type="float" office:value="0.759727" calcext:value-type="float">
            <text:p>0.759727</text:p>
          </table:table-cell>
          <table:table-cell office:value-type="float" office:value="234.99" calcext:value-type="float">
            <text:p>234.99</text:p>
          </table:table-cell>
          <table:table-cell office:value-type="float" office:value="46.69" calcext:value-type="float">
            <text:p>46.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1.68" calcext:value-type="float">
            <text:p>281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197.11" calcext:value-type="float">
            <text:p>197.11</text:p>
          </table:table-cell>
          <table:table-cell office:value-type="float" office:value="0.0351031" calcext:value-type="float">
            <text:p>0.0351031</text:p>
          </table:table-cell>
          <table:table-cell office:value-type="float" office:value="0.034435" calcext:value-type="float">
            <text:p>0.034435</text:p>
          </table:table-cell>
          <table:table-cell office:value-type="float" office:value="155.2" calcext:value-type="float">
            <text:p>155.2</text:p>
          </table:table-cell>
          <table:table-cell office:value-type="float" office:value="41.91" calcext:value-type="float">
            <text:p>41.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7.11" calcext:value-type="float">
            <text:p>197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322.925" calcext:value-type="float">
            <text:p>322.925</text:p>
          </table:table-cell>
          <table:table-cell office:value-type="float" office:value="0.067359" calcext:value-type="float">
            <text:p>0.067359</text:p>
          </table:table-cell>
          <table:table-cell office:value-type="float" office:value="0.066863" calcext:value-type="float">
            <text:p>0.066863</text:p>
          </table:table-cell>
          <table:table-cell office:value-type="float" office:value="302.28" calcext:value-type="float">
            <text:p>302.28</text:p>
          </table:table-cell>
          <table:table-cell office:value-type="float" office:value="20.645" calcext:value-type="float">
            <text:p>20.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2.925" calcext:value-type="float">
            <text:p>322.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253.83" calcext:value-type="float">
            <text:p>253.83</text:p>
          </table:table-cell>
          <table:table-cell office:value-type="float" office:value="0.303786" calcext:value-type="float">
            <text:p>0.303786</text:p>
          </table:table-cell>
          <table:table-cell office:value-type="float" office:value="0.302779" calcext:value-type="float">
            <text:p>0.302779</text:p>
          </table:table-cell>
          <table:table-cell office:value-type="float" office:value="196.24" calcext:value-type="float">
            <text:p>196.24</text:p>
          </table:table-cell>
          <table:table-cell office:value-type="float" office:value="57.59" calcext:value-type="float">
            <text:p>57.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3.83" calcext:value-type="float">
            <text:p>253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246.155" calcext:value-type="float">
            <text:p>246.155</text:p>
          </table:table-cell>
          <table:table-cell office:value-type="float" office:value="0.0559051" calcext:value-type="float">
            <text:p>0.0559051</text:p>
          </table:table-cell>
          <table:table-cell office:value-type="float" office:value="0.055302" calcext:value-type="float">
            <text:p>0.055302</text:p>
          </table:table-cell>
          <table:table-cell office:value-type="float" office:value="209.49" calcext:value-type="float">
            <text:p>209.49</text:p>
          </table:table-cell>
          <table:table-cell office:value-type="float" office:value="36.665" calcext:value-type="float">
            <text:p>36.6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6.155" calcext:value-type="float">
            <text:p>246.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223.24" calcext:value-type="float">
            <text:p>223.24</text:p>
          </table:table-cell>
          <table:table-cell office:value-type="float" office:value="4.11188" calcext:value-type="float">
            <text:p>4.11188</text:p>
          </table:table-cell>
          <table:table-cell office:value-type="float" office:value="4.11144" calcext:value-type="float">
            <text:p>4.11144</text:p>
          </table:table-cell>
          <table:table-cell office:value-type="float" office:value="170.47" calcext:value-type="float">
            <text:p>170.47</text:p>
          </table:table-cell>
          <table:table-cell office:value-type="float" office:value="52.77" calcext:value-type="float">
            <text:p>52.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3.24" calcext:value-type="float">
            <text:p>223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196.015" calcext:value-type="float">
            <text:p>196.015</text:p>
          </table:table-cell>
          <table:table-cell office:value-type="float" office:value="1.59622" calcext:value-type="float">
            <text:p>1.59622</text:p>
          </table:table-cell>
          <table:table-cell office:value-type="float" office:value="1.5958" calcext:value-type="float">
            <text:p>1.5958</text:p>
          </table:table-cell>
          <table:table-cell office:value-type="float" office:value="148.81" calcext:value-type="float">
            <text:p>148.81</text:p>
          </table:table-cell>
          <table:table-cell office:value-type="float" office:value="47.205" calcext:value-type="float">
            <text:p>47.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6.015" calcext:value-type="float">
            <text:p>196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299.685" calcext:value-type="float">
            <text:p>299.685</text:p>
          </table:table-cell>
          <table:table-cell office:value-type="float" office:value="15.1775" calcext:value-type="float">
            <text:p>15.1775</text:p>
          </table:table-cell>
          <table:table-cell office:value-type="float" office:value="15.1767" calcext:value-type="float">
            <text:p>15.1767</text:p>
          </table:table-cell>
          <table:table-cell office:value-type="float" office:value="290.67" calcext:value-type="float">
            <text:p>290.67</text:p>
          </table:table-cell>
          <table:table-cell office:value-type="float" office:value="9.015" calcext:value-type="float">
            <text:p>9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.685" calcext:value-type="float">
            <text:p>299.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63.81" calcext:value-type="float">
            <text:p>263.81</text:p>
          </table:table-cell>
          <table:table-cell office:value-type="float" office:value="2.82934" calcext:value-type="float">
            <text:p>2.82934</text:p>
          </table:table-cell>
          <table:table-cell office:value-type="float" office:value="2.82878" calcext:value-type="float">
            <text:p>2.82878</text:p>
          </table:table-cell>
          <table:table-cell office:value-type="float" office:value="202.2" calcext:value-type="float">
            <text:p>202.2</text:p>
          </table:table-cell>
          <table:table-cell office:value-type="float" office:value="61.61" calcext:value-type="float">
            <text:p>61.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3.81" calcext:value-type="float">
            <text:p>263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227.85" calcext:value-type="float">
            <text:p>227.85</text:p>
          </table:table-cell>
          <table:table-cell office:value-type="float" office:value="0.444524" calcext:value-type="float">
            <text:p>0.444524</text:p>
          </table:table-cell>
          <table:table-cell office:value-type="float" office:value="0.444044" calcext:value-type="float">
            <text:p>0.444044</text:p>
          </table:table-cell>
          <table:table-cell office:value-type="float" office:value="171.85" calcext:value-type="float">
            <text:p>171.8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7.85" calcext:value-type="float">
            <text:p>227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395.765" calcext:value-type="float">
            <text:p>395.76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99.87" calcext:value-type="float">
            <text:p>7199.87</text:p>
          </table:table-cell>
          <table:table-cell office:value-type="float" office:value="284.68" calcext:value-type="float">
            <text:p>284.68</text:p>
          </table:table-cell>
          <table:table-cell office:value-type="float" office:value="111.085" calcext:value-type="float">
            <text:p>111.0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90.754" calcext:value-type="float">
            <text:p>390.754</text:p>
          </table:table-cell>
          <table:table-cell office:value-type="float" office:value="1.26616" calcext:value-type="float">
            <text:p>1.26616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332.895" calcext:value-type="float">
            <text:p>332.895</text:p>
          </table:table-cell>
          <table:table-cell office:value-type="float" office:value="49.8403" calcext:value-type="float">
            <text:p>49.8403</text:p>
          </table:table-cell>
          <table:table-cell office:value-type="float" office:value="49.839" calcext:value-type="float">
            <text:p>49.839</text:p>
          </table:table-cell>
          <table:table-cell office:value-type="float" office:value="255.99" calcext:value-type="float">
            <text:p>255.99</text:p>
          </table:table-cell>
          <table:table-cell office:value-type="float" office:value="76.905" calcext:value-type="float">
            <text:p>76.9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32.895" calcext:value-type="float">
            <text:p>332.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307.775" calcext:value-type="float">
            <text:p>307.775</text:p>
          </table:table-cell>
          <table:table-cell office:value-type="float" office:value="1.92247" calcext:value-type="float">
            <text:p>1.92247</text:p>
          </table:table-cell>
          <table:table-cell office:value-type="float" office:value="1.92223" calcext:value-type="float">
            <text:p>1.92223</text:p>
          </table:table-cell>
          <table:table-cell office:value-type="float" office:value="238.51" calcext:value-type="float">
            <text:p>238.51</text:p>
          </table:table-cell>
          <table:table-cell office:value-type="float" office:value="69.265" calcext:value-type="float">
            <text:p>69.2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7.775" calcext:value-type="float">
            <text:p>307.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84.02" calcext:value-type="float">
            <text:p>284.02</text:p>
          </table:table-cell>
          <table:table-cell office:value-type="float" office:value="107.096" calcext:value-type="float">
            <text:p>107.096</text:p>
          </table:table-cell>
          <table:table-cell office:value-type="float" office:value="107.093" calcext:value-type="float">
            <text:p>107.093</text:p>
          </table:table-cell>
          <table:table-cell office:value-type="float" office:value="174.78" calcext:value-type="float">
            <text:p>174.78</text:p>
          </table:table-cell>
          <table:table-cell office:value-type="float" office:value="109.24" calcext:value-type="float">
            <text:p>109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84.02" calcext:value-type="float">
            <text:p>284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363.365" calcext:value-type="float">
            <text:p>363.365</text:p>
          </table:table-cell>
          <table:table-cell office:value-type="float" office:value="169.126" calcext:value-type="float">
            <text:p>169.126</text:p>
          </table:table-cell>
          <table:table-cell office:value-type="float" office:value="169.121" calcext:value-type="float">
            <text:p>169.121</text:p>
          </table:table-cell>
          <table:table-cell office:value-type="float" office:value="314.47" calcext:value-type="float">
            <text:p>314.47</text:p>
          </table:table-cell>
          <table:table-cell office:value-type="float" office:value="48.895" calcext:value-type="float">
            <text:p>48.8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3.365" calcext:value-type="float">
            <text:p>363.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299.8" calcext:value-type="float">
            <text:p>299.8</text:p>
          </table:table-cell>
          <table:table-cell office:value-type="float" office:value="745.397" calcext:value-type="float">
            <text:p>745.397</text:p>
          </table:table-cell>
          <table:table-cell office:value-type="float" office:value="745.381" calcext:value-type="float">
            <text:p>745.381</text:p>
          </table:table-cell>
          <table:table-cell office:value-type="float" office:value="219.52" calcext:value-type="float">
            <text:p>219.52</text:p>
          </table:table-cell>
          <table:table-cell office:value-type="float" office:value="80.28" calcext:value-type="float">
            <text:p>80.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99.8" calcext:value-type="float">
            <text:p>2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274.27" calcext:value-type="float">
            <text:p>274.27</text:p>
          </table:table-cell>
          <table:table-cell office:value-type="float" office:value="33.6093" calcext:value-type="float">
            <text:p>33.6093</text:p>
          </table:table-cell>
          <table:table-cell office:value-type="float" office:value="33.6085" calcext:value-type="float">
            <text:p>33.6085</text:p>
          </table:table-cell>
          <table:table-cell office:value-type="float" office:value="203.28" calcext:value-type="float">
            <text:p>203.28</text:p>
          </table:table-cell>
          <table:table-cell office:value-type="float" office:value="70.99" calcext:value-type="float">
            <text:p>70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4.27" calcext:value-type="float">
            <text:p>274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25.165" calcext:value-type="float">
            <text:p>225.165</text:p>
          </table:table-cell>
          <table:table-cell office:value-type="float" office:value="8.68455" calcext:value-type="float">
            <text:p>8.68455</text:p>
          </table:table-cell>
          <table:table-cell office:value-type="float" office:value="8.6842" calcext:value-type="float">
            <text:p>8.6842</text:p>
          </table:table-cell>
          <table:table-cell office:value-type="float" office:value="162.7" calcext:value-type="float">
            <text:p>162.7</text:p>
          </table:table-cell>
          <table:table-cell office:value-type="float" office:value="62.465" calcext:value-type="float">
            <text:p>62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165" calcext:value-type="float">
            <text:p>225.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83.14" calcext:value-type="float">
            <text:p>283.14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199.9" calcext:value-type="float">
            <text:p>7199.9</text:p>
          </table:table-cell>
          <table:table-cell office:value-type="float" office:value="238.84" calcext:value-type="float">
            <text:p>238.84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5.521" calcext:value-type="float">
            <text:p>265.521</text:p>
          </table:table-cell>
          <table:table-cell office:value-type="float" office:value="6.22263" calcext:value-type="float">
            <text:p>6.2226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303.35" calcext:value-type="float">
            <text:p>303.3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99.88" calcext:value-type="float">
            <text:p>7199.88</text:p>
          </table:table-cell>
          <table:table-cell office:value-type="float" office:value="248.21" calcext:value-type="float">
            <text:p>248.21</text:p>
          </table:table-cell>
          <table:table-cell office:value-type="float" office:value="55.14" calcext:value-type="float">
            <text:p>55.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6.776" calcext:value-type="float">
            <text:p>286.776</text:p>
          </table:table-cell>
          <table:table-cell office:value-type="float" office:value="5.4637" calcext:value-type="float">
            <text:p>5.4637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55.065" calcext:value-type="float">
            <text:p>355.065</text:p>
          </table:table-cell>
          <table:table-cell office:value-type="float" office:value="572.723" calcext:value-type="float">
            <text:p>572.723</text:p>
          </table:table-cell>
          <table:table-cell office:value-type="float" office:value="572.713" calcext:value-type="float">
            <text:p>572.713</text:p>
          </table:table-cell>
          <table:table-cell office:value-type="float" office:value="236.39" calcext:value-type="float">
            <text:p>236.39</text:p>
          </table:table-cell>
          <table:table-cell office:value-type="float" office:value="118.675" calcext:value-type="float">
            <text:p>118.6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5.065" calcext:value-type="float">
            <text:p>355.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425.27" calcext:value-type="float">
            <text:p>425.27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7199.99" calcext:value-type="float">
            <text:p>7199.99</text:p>
          </table:table-cell>
          <table:table-cell office:value-type="float" office:value="299.4" calcext:value-type="float">
            <text:p>299.4</text:p>
          </table:table-cell>
          <table:table-cell office:value-type="float" office:value="125.87" calcext:value-type="float">
            <text:p>125.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94.564" calcext:value-type="float">
            <text:p>394.564</text:p>
          </table:table-cell>
          <table:table-cell office:value-type="float" office:value="7.22029" calcext:value-type="float">
            <text:p>7.22029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372.185" calcext:value-type="float">
            <text:p>372.18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99.97" calcext:value-type="float">
            <text:p>7199.97</text:p>
          </table:table-cell>
          <table:table-cell office:value-type="float" office:value="279.89" calcext:value-type="float">
            <text:p>279.89</text:p>
          </table:table-cell>
          <table:table-cell office:value-type="float" office:value="92.295" calcext:value-type="float">
            <text:p>92.2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9.157" calcext:value-type="float">
            <text:p>369.157</text:p>
          </table:table-cell>
          <table:table-cell office:value-type="float" office:value="0.813515" calcext:value-type="float">
            <text:p>0.813515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363.205" calcext:value-type="float">
            <text:p>363.205</text:p>
          </table:table-cell>
          <table:table-cell office:value-type="float" office:value="8.76188" calcext:value-type="float">
            <text:p>8.76188</text:p>
          </table:table-cell>
          <table:table-cell office:value-type="float" office:value="8.76155" calcext:value-type="float">
            <text:p>8.76155</text:p>
          </table:table-cell>
          <table:table-cell office:value-type="float" office:value="259.32" calcext:value-type="float">
            <text:p>259.32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63.205" calcext:value-type="float">
            <text:p>363.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380.035" calcext:value-type="float">
            <text:p>380.035</text:p>
          </table:table-cell>
          <table:table-cell office:value-type="float" office:value="49.9656" calcext:value-type="float">
            <text:p>49.9656</text:p>
          </table:table-cell>
          <table:table-cell office:value-type="float" office:value="49.9643" calcext:value-type="float">
            <text:p>49.9643</text:p>
          </table:table-cell>
          <table:table-cell office:value-type="float" office:value="247.35" calcext:value-type="float">
            <text:p>247.35</text:p>
          </table:table-cell>
          <table:table-cell office:value-type="float" office:value="132.685" calcext:value-type="float">
            <text:p>132.6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80.035" calcext:value-type="float">
            <text:p>380.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332.595" calcext:value-type="float">
            <text:p>332.59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40.46" calcext:value-type="float">
            <text:p>240.46</text:p>
          </table:table-cell>
          <table:table-cell office:value-type="float" office:value="92.135" calcext:value-type="float">
            <text:p>92.1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4.665" calcext:value-type="float">
            <text:p>324.665</text:p>
          </table:table-cell>
          <table:table-cell office:value-type="float" office:value="2.38428" calcext:value-type="float">
            <text:p>2.38428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363.285" calcext:value-type="float">
            <text:p>363.28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96" calcext:value-type="float">
            <text:p>7199.96</text:p>
          </table:table-cell>
          <table:table-cell office:value-type="float" office:value="256.72" calcext:value-type="float">
            <text:p>256.72</text:p>
          </table:table-cell>
          <table:table-cell office:value-type="float" office:value="106.565" calcext:value-type="float">
            <text:p>106.5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2.201" calcext:value-type="float">
            <text:p>332.201</text:p>
          </table:table-cell>
          <table:table-cell office:value-type="float" office:value="8.55646" calcext:value-type="float">
            <text:p>8.55646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341.525" calcext:value-type="float">
            <text:p>341.52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99" calcext:value-type="float">
            <text:p>7199.99</text:p>
          </table:table-cell>
          <table:table-cell office:value-type="float" office:value="265.79" calcext:value-type="float">
            <text:p>265.79</text:p>
          </table:table-cell>
          <table:table-cell office:value-type="float" office:value="75.735" calcext:value-type="float">
            <text:p>75.7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7.607" calcext:value-type="float">
            <text:p>307.607</text:p>
          </table:table-cell>
          <table:table-cell office:value-type="float" office:value="9.93147" calcext:value-type="float">
            <text:p>9.93147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70.39" calcext:value-type="float">
            <text:p>370.39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97" calcext:value-type="float">
            <text:p>7199.97</text:p>
          </table:table-cell>
          <table:table-cell office:value-type="float" office:value="263.68" calcext:value-type="float">
            <text:p>263.68</text:p>
          </table:table-cell>
          <table:table-cell office:value-type="float" office:value="106.71" calcext:value-type="float">
            <text:p>106.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44.144" calcext:value-type="float">
            <text:p>344.144</text:p>
          </table:table-cell>
          <table:table-cell office:value-type="float" office:value="7.08613" calcext:value-type="float">
            <text:p>7.0861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352.32" calcext:value-type="float">
            <text:p>352.32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200" calcext:value-type="float">
            <text:p>7200</text:p>
          </table:table-cell>
          <table:table-cell office:value-type="float" office:value="256.66" calcext:value-type="float">
            <text:p>256.66</text:p>
          </table:table-cell>
          <table:table-cell office:value-type="float" office:value="95.66" calcext:value-type="float">
            <text:p>95.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18.915" calcext:value-type="float">
            <text:p>318.915</text:p>
          </table:table-cell>
          <table:table-cell office:value-type="float" office:value="9.48144" calcext:value-type="float">
            <text:p>9.48144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509.775" calcext:value-type="float">
            <text:p>509.775</text:p>
          </table:table-cell>
          <table:table-cell office:value-type="float" office:value="7200.59" calcext:value-type="float">
            <text:p>7200.59</text:p>
          </table:table-cell>
          <table:table-cell office:value-type="float" office:value="7200.4" calcext:value-type="float">
            <text:p>7200.4</text:p>
          </table:table-cell>
          <table:table-cell office:value-type="float" office:value="354.5" calcext:value-type="float">
            <text:p>354.5</text:p>
          </table:table-cell>
          <table:table-cell office:value-type="float" office:value="155.275" calcext:value-type="float">
            <text:p>155.2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86.183" calcext:value-type="float">
            <text:p>486.183</text:p>
          </table:table-cell>
          <table:table-cell office:value-type="float" office:value="4.62783" calcext:value-type="float">
            <text:p>4.6278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467.23" calcext:value-type="float">
            <text:p>467.23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7200.43" calcext:value-type="float">
            <text:p>7200.43</text:p>
          </table:table-cell>
          <table:table-cell office:value-type="float" office:value="317.37" calcext:value-type="float">
            <text:p>317.37</text:p>
          </table:table-cell>
          <table:table-cell office:value-type="float" office:value="149.86" calcext:value-type="float">
            <text:p>149.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47.945" calcext:value-type="float">
            <text:p>447.945</text:p>
          </table:table-cell>
          <table:table-cell office:value-type="float" office:value="4.1276" calcext:value-type="float">
            <text:p>4.1276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557.69" calcext:value-type="float">
            <text:p>557.69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7200.4" calcext:value-type="float">
            <text:p>7200.4</text:p>
          </table:table-cell>
          <table:table-cell office:value-type="float" office:value="402.39" calcext:value-type="float">
            <text:p>402.39</text:p>
          </table:table-cell>
          <table:table-cell office:value-type="float" office:value="155.3" calcext:value-type="float">
            <text:p>155.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59.744" calcext:value-type="float">
            <text:p>459.744</text:p>
          </table:table-cell>
          <table:table-cell office:value-type="float" office:value="17.5629" calcext:value-type="float">
            <text:p>17.5629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494.935" calcext:value-type="float">
            <text:p>494.935</text:p>
          </table:table-cell>
          <table:table-cell office:value-type="float" office:value="7200.6" calcext:value-type="float">
            <text:p>7200.6</text:p>
          </table:table-cell>
          <table:table-cell office:value-type="float" office:value="7200.41" calcext:value-type="float">
            <text:p>7200.41</text:p>
          </table:table-cell>
          <table:table-cell office:value-type="float" office:value="349.85" calcext:value-type="float">
            <text:p>349.85</text:p>
          </table:table-cell>
          <table:table-cell office:value-type="float" office:value="145.085" calcext:value-type="float">
            <text:p>145.0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62.665" calcext:value-type="float">
            <text:p>462.665</text:p>
          </table:table-cell>
          <table:table-cell office:value-type="float" office:value="6.52008" calcext:value-type="float">
            <text:p>6.52008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550.22" calcext:value-type="float">
            <text:p>550.22</text:p>
          </table:table-cell>
          <table:table-cell office:value-type="float" office:value="7200.72" calcext:value-type="float">
            <text:p>7200.72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408.64" calcext:value-type="float">
            <text:p>408.64</text:p>
          </table:table-cell>
          <table:table-cell office:value-type="float" office:value="141.58" calcext:value-type="float">
            <text:p>141.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62.849" calcext:value-type="float">
            <text:p>462.849</text:p>
          </table:table-cell>
          <table:table-cell office:value-type="float" office:value="15.8793" calcext:value-type="float">
            <text:p>15.879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200.45" calcext:value-type="float">
            <text:p>720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3.337" calcext:value-type="float">
            <text:p>413.3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5" calcext:value-type="float">
            <text:p>7200.65</text:p>
          </table:table-cell>
          <table:table-cell office:value-type="float" office:value="7200.45" calcext:value-type="float">
            <text:p>7200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5.718" calcext:value-type="float">
            <text:p>395.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456.045" calcext:value-type="float">
            <text:p>456.045</text:p>
          </table:table-cell>
          <table:table-cell office:value-type="float" office:value="7200.65" calcext:value-type="float">
            <text:p>7200.65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324.02" calcext:value-type="float">
            <text:p>324.02</text:p>
          </table:table-cell>
          <table:table-cell office:value-type="float" office:value="132.025" calcext:value-type="float">
            <text:p>132.0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09.445" calcext:value-type="float">
            <text:p>409.445</text:p>
          </table:table-cell>
          <table:table-cell office:value-type="float" office:value="10.2183" calcext:value-type="float">
            <text:p>10.218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200.47" calcext:value-type="float">
            <text:p>7200.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1.68" calcext:value-type="float">
            <text:p>411.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421.04" calcext:value-type="float">
            <text:p>421.04</text:p>
          </table:table-cell>
          <table:table-cell office:value-type="float" office:value="7200.64" calcext:value-type="float">
            <text:p>7200.64</text:p>
          </table:table-cell>
          <table:table-cell office:value-type="float" office:value="7184.19" calcext:value-type="float">
            <text:p>7184.19</text:p>
          </table:table-cell>
          <table:table-cell office:value-type="float" office:value="330.23" calcext:value-type="float">
            <text:p>330.23</text:p>
          </table:table-cell>
          <table:table-cell office:value-type="float" office:value="90.81" calcext:value-type="float">
            <text:p>90.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96.897" calcext:value-type="float">
            <text:p>396.897</text:p>
          </table:table-cell>
          <table:table-cell office:value-type="float" office:value="5.73421" calcext:value-type="float">
            <text:p>5.73421</text:p>
          </table:table-cell>
          <table:table-cell office:value-type="float" office:value="1" calcext:value-type="float">
            <text:p>1</text:p>
          </table:table-cell>
          <table:table-cell table:style-name="ce13" table:number-columns-repeated="4"/>
          <table:table-cell table:number-columns-repeated="1092"/>
        </table:table-row>
        <table:table-row table:style-name="ro2">
          <table:table-cell/>
          <table:table-cell table:style-name="ce10" table:number-columns-repeated="2"/>
          <table:table-cell/>
          <table:table-cell table:style-name="ce10" table:number-columns-repeated="2"/>
          <table:table-cell table:number-columns-repeated="4"/>
          <table:table-cell table:style-name="ce11"/>
          <table:table-cell/>
          <table:table-cell table:style-name="ce11"/>
          <table:table-cell table:style-name="ce13" table:number-columns-repeated="3"/>
          <table:table-cell table:number-columns-repeated="1092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onecommodity</text:span></text:p>
          </table:table-cell>
          <table:table-cell table:style-name="Default" table:number-columns-repeated="11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281.68" calcext:value-type="float">
            <text:p>281.68</text:p>
          </table:table-cell>
          <table:table-cell office:value-type="float" office:value="1.72441" calcext:value-type="float">
            <text:p>1.72441</text:p>
          </table:table-cell>
          <table:table-cell office:value-type="float" office:value="1.72429" calcext:value-type="float">
            <text:p>1.72429</text:p>
          </table:table-cell>
          <table:table-cell office:value-type="float" office:value="234.99" calcext:value-type="float">
            <text:p>234.99</text:p>
          </table:table-cell>
          <table:table-cell office:value-type="float" office:value="46.69" calcext:value-type="float">
            <text:p>46.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1.68" calcext:value-type="float">
            <text:p>281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197.11" calcext:value-type="float">
            <text:p>197.11</text:p>
          </table:table-cell>
          <table:table-cell office:value-type="float" office:value="0.0686939" calcext:value-type="float">
            <text:p>0.0686939</text:p>
          </table:table-cell>
          <table:table-cell office:value-type="float" office:value="0.068505" calcext:value-type="float">
            <text:p>0.068505</text:p>
          </table:table-cell>
          <table:table-cell office:value-type="float" office:value="155.2" calcext:value-type="float">
            <text:p>155.2</text:p>
          </table:table-cell>
          <table:table-cell office:value-type="float" office:value="41.91" calcext:value-type="float">
            <text:p>41.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7.11" calcext:value-type="float">
            <text:p>197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322.925" calcext:value-type="float">
            <text:p>322.925</text:p>
          </table:table-cell>
          <table:table-cell office:value-type="float" office:value="0.269977" calcext:value-type="float">
            <text:p>0.269977</text:p>
          </table:table-cell>
          <table:table-cell office:value-type="float" office:value="0.269443" calcext:value-type="float">
            <text:p>0.269443</text:p>
          </table:table-cell>
          <table:table-cell office:value-type="float" office:value="302.28" calcext:value-type="float">
            <text:p>302.28</text:p>
          </table:table-cell>
          <table:table-cell office:value-type="float" office:value="20.645" calcext:value-type="float">
            <text:p>20.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2.925" calcext:value-type="float">
            <text:p>322.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253.83" calcext:value-type="float">
            <text:p>253.83</text:p>
          </table:table-cell>
          <table:table-cell office:value-type="float" office:value="0.622911" calcext:value-type="float">
            <text:p>0.622911</text:p>
          </table:table-cell>
          <table:table-cell office:value-type="float" office:value="0.622351" calcext:value-type="float">
            <text:p>0.622351</text:p>
          </table:table-cell>
          <table:table-cell office:value-type="float" office:value="196.24" calcext:value-type="float">
            <text:p>196.24</text:p>
          </table:table-cell>
          <table:table-cell office:value-type="float" office:value="57.59" calcext:value-type="float">
            <text:p>57.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3.83" calcext:value-type="float">
            <text:p>253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246.155" calcext:value-type="float">
            <text:p>246.155</text:p>
          </table:table-cell>
          <table:table-cell office:value-type="float" office:value="0.0614278" calcext:value-type="float">
            <text:p>0.0614278</text:p>
          </table:table-cell>
          <table:table-cell office:value-type="float" office:value="0.060898" calcext:value-type="float">
            <text:p>0.060898</text:p>
          </table:table-cell>
          <table:table-cell office:value-type="float" office:value="209.49" calcext:value-type="float">
            <text:p>209.49</text:p>
          </table:table-cell>
          <table:table-cell office:value-type="float" office:value="36.665" calcext:value-type="float">
            <text:p>36.6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6.155" calcext:value-type="float">
            <text:p>246.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223.24" calcext:value-type="float">
            <text:p>223.24</text:p>
          </table:table-cell>
          <table:table-cell office:value-type="float" office:value="14.8474" calcext:value-type="float">
            <text:p>14.8474</text:p>
          </table:table-cell>
          <table:table-cell office:value-type="float" office:value="14.8462" calcext:value-type="float">
            <text:p>14.8462</text:p>
          </table:table-cell>
          <table:table-cell office:value-type="float" office:value="170.47" calcext:value-type="float">
            <text:p>170.47</text:p>
          </table:table-cell>
          <table:table-cell office:value-type="float" office:value="52.77" calcext:value-type="float">
            <text:p>52.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3.24" calcext:value-type="float">
            <text:p>223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196.015" calcext:value-type="float">
            <text:p>196.015</text:p>
          </table:table-cell>
          <table:table-cell office:value-type="float" office:value="3.44343" calcext:value-type="float">
            <text:p>3.44343</text:p>
          </table:table-cell>
          <table:table-cell office:value-type="float" office:value="3.44307" calcext:value-type="float">
            <text:p>3.44307</text:p>
          </table:table-cell>
          <table:table-cell office:value-type="float" office:value="148.81" calcext:value-type="float">
            <text:p>148.81</text:p>
          </table:table-cell>
          <table:table-cell office:value-type="float" office:value="47.205" calcext:value-type="float">
            <text:p>47.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6.015" calcext:value-type="float">
            <text:p>196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299.685" calcext:value-type="float">
            <text:p>299.685</text:p>
          </table:table-cell>
          <table:table-cell office:value-type="float" office:value="45.1009" calcext:value-type="float">
            <text:p>45.1009</text:p>
          </table:table-cell>
          <table:table-cell office:value-type="float" office:value="45.0995" calcext:value-type="float">
            <text:p>45.0995</text:p>
          </table:table-cell>
          <table:table-cell office:value-type="float" office:value="290.67" calcext:value-type="float">
            <text:p>290.67</text:p>
          </table:table-cell>
          <table:table-cell office:value-type="float" office:value="9.015" calcext:value-type="float">
            <text:p>9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.685" calcext:value-type="float">
            <text:p>299.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63.81" calcext:value-type="float">
            <text:p>263.81</text:p>
          </table:table-cell>
          <table:table-cell office:value-type="float" office:value="5.05253" calcext:value-type="float">
            <text:p>5.05253</text:p>
          </table:table-cell>
          <table:table-cell office:value-type="float" office:value="5.05233" calcext:value-type="float">
            <text:p>5.05233</text:p>
          </table:table-cell>
          <table:table-cell office:value-type="float" office:value="202.2" calcext:value-type="float">
            <text:p>202.2</text:p>
          </table:table-cell>
          <table:table-cell office:value-type="float" office:value="61.61" calcext:value-type="float">
            <text:p>61.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3.81" calcext:value-type="float">
            <text:p>263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227.85" calcext:value-type="float">
            <text:p>227.85</text:p>
          </table:table-cell>
          <table:table-cell office:value-type="float" office:value="0.755485" calcext:value-type="float">
            <text:p>0.755485</text:p>
          </table:table-cell>
          <table:table-cell office:value-type="float" office:value="0.754898" calcext:value-type="float">
            <text:p>0.754898</text:p>
          </table:table-cell>
          <table:table-cell office:value-type="float" office:value="171.85" calcext:value-type="float">
            <text:p>171.8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7.85" calcext:value-type="float">
            <text:p>227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395.765" calcext:value-type="float">
            <text:p>395.765</text:p>
          </table:table-cell>
          <table:table-cell office:value-type="float" office:value="691.861" calcext:value-type="float">
            <text:p>691.861</text:p>
          </table:table-cell>
          <table:table-cell office:value-type="float" office:value="691.847" calcext:value-type="float">
            <text:p>691.847</text:p>
          </table:table-cell>
          <table:table-cell office:value-type="float" office:value="284.68" calcext:value-type="float">
            <text:p>284.68</text:p>
          </table:table-cell>
          <table:table-cell office:value-type="float" office:value="111.085" calcext:value-type="float">
            <text:p>111.0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95.765" calcext:value-type="float">
            <text:p>395.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332.895" calcext:value-type="float">
            <text:p>332.895</text:p>
          </table:table-cell>
          <table:table-cell office:value-type="float" office:value="128.685" calcext:value-type="float">
            <text:p>128.685</text:p>
          </table:table-cell>
          <table:table-cell office:value-type="float" office:value="128.682" calcext:value-type="float">
            <text:p>128.682</text:p>
          </table:table-cell>
          <table:table-cell office:value-type="float" office:value="255.99" calcext:value-type="float">
            <text:p>255.99</text:p>
          </table:table-cell>
          <table:table-cell office:value-type="float" office:value="76.905" calcext:value-type="float">
            <text:p>76.9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32.895" calcext:value-type="float">
            <text:p>332.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307.775" calcext:value-type="float">
            <text:p>307.775</text:p>
          </table:table-cell>
          <table:table-cell office:value-type="float" office:value="6.16215" calcext:value-type="float">
            <text:p>6.16215</text:p>
          </table:table-cell>
          <table:table-cell office:value-type="float" office:value="6.16183" calcext:value-type="float">
            <text:p>6.16183</text:p>
          </table:table-cell>
          <table:table-cell office:value-type="float" office:value="238.51" calcext:value-type="float">
            <text:p>238.51</text:p>
          </table:table-cell>
          <table:table-cell office:value-type="float" office:value="69.265" calcext:value-type="float">
            <text:p>69.2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7.775" calcext:value-type="float">
            <text:p>307.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84.02" calcext:value-type="float">
            <text:p>284.02</text:p>
          </table:table-cell>
          <table:table-cell office:value-type="float" office:value="162.507" calcext:value-type="float">
            <text:p>162.507</text:p>
          </table:table-cell>
          <table:table-cell office:value-type="float" office:value="162.503" calcext:value-type="float">
            <text:p>162.503</text:p>
          </table:table-cell>
          <table:table-cell office:value-type="float" office:value="174.78" calcext:value-type="float">
            <text:p>174.78</text:p>
          </table:table-cell>
          <table:table-cell office:value-type="float" office:value="109.24" calcext:value-type="float">
            <text:p>109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84.02" calcext:value-type="float">
            <text:p>284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363.365" calcext:value-type="float">
            <text:p>363.365</text:p>
          </table:table-cell>
          <table:table-cell office:value-type="float" office:value="124.493" calcext:value-type="float">
            <text:p>124.493</text:p>
          </table:table-cell>
          <table:table-cell office:value-type="float" office:value="124.49" calcext:value-type="float">
            <text:p>124.49</text:p>
          </table:table-cell>
          <table:table-cell office:value-type="float" office:value="314.47" calcext:value-type="float">
            <text:p>314.47</text:p>
          </table:table-cell>
          <table:table-cell office:value-type="float" office:value="48.895" calcext:value-type="float">
            <text:p>48.8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3.365" calcext:value-type="float">
            <text:p>363.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299.8" calcext:value-type="float">
            <text:p>299.8</text:p>
          </table:table-cell>
          <table:table-cell office:value-type="float" office:value="235.786" calcext:value-type="float">
            <text:p>235.786</text:p>
          </table:table-cell>
          <table:table-cell office:value-type="float" office:value="235.78" calcext:value-type="float">
            <text:p>235.78</text:p>
          </table:table-cell>
          <table:table-cell office:value-type="float" office:value="219.52" calcext:value-type="float">
            <text:p>219.52</text:p>
          </table:table-cell>
          <table:table-cell office:value-type="float" office:value="80.28" calcext:value-type="float">
            <text:p>80.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99.8" calcext:value-type="float">
            <text:p>2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274.27" calcext:value-type="float">
            <text:p>274.27</text:p>
          </table:table-cell>
          <table:table-cell office:value-type="float" office:value="24.3877" calcext:value-type="float">
            <text:p>24.3877</text:p>
          </table:table-cell>
          <table:table-cell office:value-type="float" office:value="24.387" calcext:value-type="float">
            <text:p>24.387</text:p>
          </table:table-cell>
          <table:table-cell office:value-type="float" office:value="203.28" calcext:value-type="float">
            <text:p>203.28</text:p>
          </table:table-cell>
          <table:table-cell office:value-type="float" office:value="70.99" calcext:value-type="float">
            <text:p>70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4.27" calcext:value-type="float">
            <text:p>274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25.165" calcext:value-type="float">
            <text:p>225.165</text:p>
          </table:table-cell>
          <table:table-cell office:value-type="float" office:value="2.19225" calcext:value-type="float">
            <text:p>2.19225</text:p>
          </table:table-cell>
          <table:table-cell office:value-type="float" office:value="2.19202" calcext:value-type="float">
            <text:p>2.19202</text:p>
          </table:table-cell>
          <table:table-cell office:value-type="float" office:value="162.7" calcext:value-type="float">
            <text:p>162.7</text:p>
          </table:table-cell>
          <table:table-cell office:value-type="float" office:value="62.465" calcext:value-type="float">
            <text:p>62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165" calcext:value-type="float">
            <text:p>225.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83.14" calcext:value-type="float">
            <text:p>283.14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199.93" calcext:value-type="float">
            <text:p>7199.93</text:p>
          </table:table-cell>
          <table:table-cell office:value-type="float" office:value="238.84" calcext:value-type="float">
            <text:p>238.84</text:p>
          </table:table-cell>
          <table:table-cell office:value-type="float" office:value="44.3" calcext:value-type="float">
            <text:p>44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8.497" calcext:value-type="float">
            <text:p>268.497</text:p>
          </table:table-cell>
          <table:table-cell office:value-type="float" office:value="5.17163" calcext:value-type="float">
            <text:p>5.1716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303.35" calcext:value-type="float">
            <text:p>303.35</text:p>
          </table:table-cell>
          <table:table-cell office:value-type="float" office:value="4255.95" calcext:value-type="float">
            <text:p>4255.95</text:p>
          </table:table-cell>
          <table:table-cell office:value-type="float" office:value="4255.88" calcext:value-type="float">
            <text:p>4255.88</text:p>
          </table:table-cell>
          <table:table-cell office:value-type="float" office:value="248.21" calcext:value-type="float">
            <text:p>248.21</text:p>
          </table:table-cell>
          <table:table-cell office:value-type="float" office:value="55.14" calcext:value-type="float">
            <text:p>55.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3.35" calcext:value-type="float">
            <text:p>303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55.065" calcext:value-type="float">
            <text:p>355.065</text:p>
          </table:table-cell>
          <table:table-cell office:value-type="float" office:value="462.782" calcext:value-type="float">
            <text:p>462.782</text:p>
          </table:table-cell>
          <table:table-cell office:value-type="float" office:value="462.771" calcext:value-type="float">
            <text:p>462.771</text:p>
          </table:table-cell>
          <table:table-cell office:value-type="float" office:value="236.39" calcext:value-type="float">
            <text:p>236.39</text:p>
          </table:table-cell>
          <table:table-cell office:value-type="float" office:value="118.675" calcext:value-type="float">
            <text:p>118.6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5.065" calcext:value-type="float">
            <text:p>355.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418.96" calcext:value-type="float">
            <text:p>418.96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303.86" calcext:value-type="float">
            <text:p>303.86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4.195" calcext:value-type="float">
            <text:p>404.195</text:p>
          </table:table-cell>
          <table:table-cell office:value-type="float" office:value="3.52414" calcext:value-type="float">
            <text:p>3.52414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372.185" calcext:value-type="float">
            <text:p>372.18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99.99" calcext:value-type="float">
            <text:p>7199.99</text:p>
          </table:table-cell>
          <table:table-cell office:value-type="float" office:value="279.89" calcext:value-type="float">
            <text:p>279.89</text:p>
          </table:table-cell>
          <table:table-cell office:value-type="float" office:value="92.295" calcext:value-type="float">
            <text:p>92.2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7.586" calcext:value-type="float">
            <text:p>367.586</text:p>
          </table:table-cell>
          <table:table-cell office:value-type="float" office:value="1.23567" calcext:value-type="float">
            <text:p>1.23567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363.205" calcext:value-type="float">
            <text:p>363.205</text:p>
          </table:table-cell>
          <table:table-cell office:value-type="float" office:value="8.17635" calcext:value-type="float">
            <text:p>8.17635</text:p>
          </table:table-cell>
          <table:table-cell office:value-type="float" office:value="8.17594" calcext:value-type="float">
            <text:p>8.17594</text:p>
          </table:table-cell>
          <table:table-cell office:value-type="float" office:value="259.32" calcext:value-type="float">
            <text:p>259.32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63.205" calcext:value-type="float">
            <text:p>363.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380.035" calcext:value-type="float">
            <text:p>380.035</text:p>
          </table:table-cell>
          <table:table-cell office:value-type="float" office:value="10.6839" calcext:value-type="float">
            <text:p>10.6839</text:p>
          </table:table-cell>
          <table:table-cell office:value-type="float" office:value="10.6835" calcext:value-type="float">
            <text:p>10.6835</text:p>
          </table:table-cell>
          <table:table-cell office:value-type="float" office:value="247.35" calcext:value-type="float">
            <text:p>247.35</text:p>
          </table:table-cell>
          <table:table-cell office:value-type="float" office:value="132.685" calcext:value-type="float">
            <text:p>132.6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80.035" calcext:value-type="float">
            <text:p>380.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332.595" calcext:value-type="float">
            <text:p>332.59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99.96" calcext:value-type="float">
            <text:p>7199.96</text:p>
          </table:table-cell>
          <table:table-cell office:value-type="float" office:value="240.46" calcext:value-type="float">
            <text:p>240.46</text:p>
          </table:table-cell>
          <table:table-cell office:value-type="float" office:value="92.135" calcext:value-type="float">
            <text:p>92.1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7.443" calcext:value-type="float">
            <text:p>327.443</text:p>
          </table:table-cell>
          <table:table-cell office:value-type="float" office:value="1.54889" calcext:value-type="float">
            <text:p>1.54889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363.285" calcext:value-type="float">
            <text:p>363.28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7199.97" calcext:value-type="float">
            <text:p>7199.97</text:p>
          </table:table-cell>
          <table:table-cell office:value-type="float" office:value="256.72" calcext:value-type="float">
            <text:p>256.72</text:p>
          </table:table-cell>
          <table:table-cell office:value-type="float" office:value="106.565" calcext:value-type="float">
            <text:p>106.5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40.792" calcext:value-type="float">
            <text:p>340.792</text:p>
          </table:table-cell>
          <table:table-cell office:value-type="float" office:value="6.19165" calcext:value-type="float">
            <text:p>6.19165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348.495" calcext:value-type="float">
            <text:p>348.495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7199.79" calcext:value-type="float">
            <text:p>7199.79</text:p>
          </table:table-cell>
          <table:table-cell office:value-type="float" office:value="252.96" calcext:value-type="float">
            <text:p>252.96</text:p>
          </table:table-cell>
          <table:table-cell office:value-type="float" office:value="95.535" calcext:value-type="float">
            <text:p>95.5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17.539" calcext:value-type="float">
            <text:p>317.539</text:p>
          </table:table-cell>
          <table:table-cell office:value-type="float" office:value="8.88271" calcext:value-type="float">
            <text:p>8.88271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70.39" calcext:value-type="float">
            <text:p>370.39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99.66" calcext:value-type="float">
            <text:p>7199.66</text:p>
          </table:table-cell>
          <table:table-cell office:value-type="float" office:value="263.68" calcext:value-type="float">
            <text:p>263.68</text:p>
          </table:table-cell>
          <table:table-cell office:value-type="float" office:value="106.71" calcext:value-type="float">
            <text:p>106.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47.664" calcext:value-type="float">
            <text:p>347.664</text:p>
          </table:table-cell>
          <table:table-cell office:value-type="float" office:value="6.13562" calcext:value-type="float">
            <text:p>6.13562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362.92" calcext:value-type="float">
            <text:p>362.92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68" calcext:value-type="float">
            <text:p>7199.68</text:p>
          </table:table-cell>
          <table:table-cell office:value-type="float" office:value="253.21" calcext:value-type="float">
            <text:p>253.21</text:p>
          </table:table-cell>
          <table:table-cell office:value-type="float" office:value="109.71" calcext:value-type="float">
            <text:p>109.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23.276" calcext:value-type="float">
            <text:p>323.276</text:p>
          </table:table-cell>
          <table:table-cell office:value-type="float" office:value="10.9236" calcext:value-type="float">
            <text:p>10.9236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509.775" calcext:value-type="float">
            <text:p>509.775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354.5" calcext:value-type="float">
            <text:p>354.5</text:p>
          </table:table-cell>
          <table:table-cell office:value-type="float" office:value="155.275" calcext:value-type="float">
            <text:p>155.2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0.018" calcext:value-type="float">
            <text:p>490.018</text:p>
          </table:table-cell>
          <table:table-cell office:value-type="float" office:value="3.87571" calcext:value-type="float">
            <text:p>3.87571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471.245" calcext:value-type="float">
            <text:p>471.245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313.4" calcext:value-type="float">
            <text:p>313.4</text:p>
          </table:table-cell>
          <table:table-cell office:value-type="float" office:value="157.845" calcext:value-type="float">
            <text:p>157.8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52.511" calcext:value-type="float">
            <text:p>452.511</text:p>
          </table:table-cell>
          <table:table-cell office:value-type="float" office:value="3.97538" calcext:value-type="float">
            <text:p>3.97538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574.185" calcext:value-type="float">
            <text:p>574.185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343.96" calcext:value-type="float">
            <text:p>343.96</text:p>
          </table:table-cell>
          <table:table-cell office:value-type="float" office:value="230.225" calcext:value-type="float">
            <text:p>230.2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67.885" calcext:value-type="float">
            <text:p>467.885</text:p>
          </table:table-cell>
          <table:table-cell office:value-type="float" office:value="18.5131" calcext:value-type="float">
            <text:p>18.5131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540.375" calcext:value-type="float">
            <text:p>540.375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413.17" calcext:value-type="float">
            <text:p>413.17</text:p>
          </table:table-cell>
          <table:table-cell office:value-type="float" office:value="127.205" calcext:value-type="float">
            <text:p>127.2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66.736" calcext:value-type="float">
            <text:p>466.736</text:p>
          </table:table-cell>
          <table:table-cell office:value-type="float" office:value="13.6274" calcext:value-type="float">
            <text:p>13.6274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563.485" calcext:value-type="float">
            <text:p>563.485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432.16" calcext:value-type="float">
            <text:p>432.16</text:p>
          </table:table-cell>
          <table:table-cell office:value-type="float" office:value="131.325" calcext:value-type="float">
            <text:p>131.3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0.015" calcext:value-type="float">
            <text:p>470.015</text:p>
          </table:table-cell>
          <table:table-cell office:value-type="float" office:value="16.5878" calcext:value-type="float">
            <text:p>16.5878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200.18" calcext:value-type="float">
            <text:p>7200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3.833" calcext:value-type="float">
            <text:p>423.8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559.6" calcext:value-type="float">
            <text:p>559.6</text:p>
          </table:table-cell>
          <table:table-cell office:value-type="float" office:value="7200.65" calcext:value-type="float">
            <text:p>7200.65</text:p>
          </table:table-cell>
          <table:table-cell office:value-type="float" office:value="7200.36" calcext:value-type="float">
            <text:p>7200.36</text:p>
          </table:table-cell>
          <table:table-cell office:value-type="float" office:value="506.68" calcext:value-type="float">
            <text:p>506.68</text:p>
          </table:table-cell>
          <table:table-cell office:value-type="float" office:value="52.92" calcext:value-type="float">
            <text:p>52.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12.179" calcext:value-type="float">
            <text:p>412.179</text:p>
          </table:table-cell>
          <table:table-cell office:value-type="float" office:value="26.344" calcext:value-type="float">
            <text:p>26.344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512.185" calcext:value-type="float">
            <text:p>512.185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7200.4" calcext:value-type="float">
            <text:p>7200.4</text:p>
          </table:table-cell>
          <table:table-cell office:value-type="float" office:value="395.99" calcext:value-type="float">
            <text:p>395.99</text:p>
          </table:table-cell>
          <table:table-cell office:value-type="float" office:value="116.195" calcext:value-type="float">
            <text:p>116.1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22.697" calcext:value-type="float">
            <text:p>422.697</text:p>
          </table:table-cell>
          <table:table-cell office:value-type="float" office:value="17.4718" calcext:value-type="float">
            <text:p>17.4718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7" calcext:value-type="float">
            <text:p>7200.67</text:p>
          </table:table-cell>
          <table:table-cell office:value-type="float" office:value="7200.3" calcext:value-type="float">
            <text:p>720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0.95" calcext:value-type="float">
            <text:p>420.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8" calcext:value-type="float">
            <text:p>7200.68</text:p>
          </table:table-cell>
          <table:table-cell office:value-type="float" office:value="7200.37" calcext:value-type="float">
            <text:p>7200.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8.735" calcext:value-type="float">
            <text:p>408.7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/>
          <table:table-cell table:style-name="ce10" table:number-columns-repeated="2"/>
          <table:table-cell/>
          <table:table-cell table:style-name="ce10" table:number-columns-repeated="2"/>
          <table:table-cell table:number-columns-repeated="4"/>
          <table:table-cell table:style-name="ce11"/>
          <table:table-cell/>
          <table:table-cell table:style-name="ce11"/>
          <table:table-cell table:style-name="ce13" table:number-columns-repeated="3"/>
          <table:table-cell table:number-columns-repeated="1092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Two Commodity</text:span></text:p>
          </table:table-cell>
          <table:table-cell office:value-type="string" calcext:value-type="string">
            <text:p><text:span text:style-name="T253">TCF</text:span></text:p>
          </table:table-cell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4" office:value-type="string" calcext:value-type="string">
            <text:p>filename</text:p>
          </table:table-cell>
          <table:table-cell table:style-name="ce14" office:value-type="string" calcext:value-type="string">
            <text:p>Loss value</text:p>
          </table:table-cell>
          <table:table-cell table:style-name="ce14" office:value-type="string" calcext:value-type="string">
            <text:p>user time</text:p>
          </table:table-cell>
          <table:table-cell table:style-name="ce14" office:value-type="string" calcext:value-type="string">
            <text:p>CPU time</text:p>
          </table:table-cell>
          <table:table-cell table:style-name="ce14" office:value-type="string" calcext:value-type="string">
            <text:p>transportation cost</text:p>
          </table:table-cell>
          <table:table-cell table:style-name="ce14" office:value-type="string" calcext:value-type="string">
            <text:p>Collection cost</text:p>
          </table:table-cell>
          <table:table-cell table:style-name="ce14" office:value-type="string" calcext:value-type="string">
            <text:p>TW violation cost</text:p>
          </table:table-cell>
          <table:table-cell table:style-name="ce14" office:value-type="string" calcext:value-type="string">
            <text:p>num_locker</text:p>
          </table:table-cell>
          <table:table-cell table:style-name="ce14" office:value-type="string" calcext:value-type="string">
            <text:p>customers using locker</text:p>
          </table:table-cell>
          <table:table-cell table:style-name="ce14" office:value-type="string" calcext:value-type="string">
            <text:p>lower_bound</text:p>
          </table:table-cell>
          <table:table-cell table:style-name="ce14" office:value-type="string" calcext:value-type="string">
            <text:p>GAP</text:p>
          </table:table-cell>
          <table:table-cell table:style-name="ce14" office:value-type="string" calcext:value-type="string">
            <text:p>Num vehicles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1.txt</text:span></text:p>
          </table:table-cell>
          <table:table-cell office:value-type="float" office:value="281.68" calcext:value-type="float">
            <text:p>281.68</text:p>
          </table:table-cell>
          <table:table-cell office:value-type="float" office:value="1.74676" calcext:value-type="float">
            <text:p>1.74676</text:p>
          </table:table-cell>
          <table:table-cell office:value-type="float" office:value="1.74195" calcext:value-type="float">
            <text:p>1.74195</text:p>
          </table:table-cell>
          <table:table-cell office:value-type="float" office:value="234.99" calcext:value-type="float">
            <text:p>234.99</text:p>
          </table:table-cell>
          <table:table-cell office:value-type="float" office:value="46.69" calcext:value-type="float">
            <text:p>46.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1.68" calcext:value-type="float">
            <text:p>281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2.txt</text:span></text:p>
          </table:table-cell>
          <table:table-cell office:value-type="float" office:value="197.11" calcext:value-type="float">
            <text:p>197.11</text:p>
          </table:table-cell>
          <table:table-cell office:value-type="float" office:value="0.0926931" calcext:value-type="float">
            <text:p>0.0926931</text:p>
          </table:table-cell>
          <table:table-cell office:value-type="float" office:value="0.092187" calcext:value-type="float">
            <text:p>0.092187</text:p>
          </table:table-cell>
          <table:table-cell office:value-type="float" office:value="155.2" calcext:value-type="float">
            <text:p>155.2</text:p>
          </table:table-cell>
          <table:table-cell office:value-type="float" office:value="41.91" calcext:value-type="float">
            <text:p>41.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7.11" calcext:value-type="float">
            <text:p>197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3.txt</text:span></text:p>
          </table:table-cell>
          <table:table-cell office:value-type="float" office:value="322.925" calcext:value-type="float">
            <text:p>322.925</text:p>
          </table:table-cell>
          <table:table-cell office:value-type="float" office:value="0.194356" calcext:value-type="float">
            <text:p>0.194356</text:p>
          </table:table-cell>
          <table:table-cell office:value-type="float" office:value="0.193117" calcext:value-type="float">
            <text:p>0.193117</text:p>
          </table:table-cell>
          <table:table-cell office:value-type="float" office:value="302.28" calcext:value-type="float">
            <text:p>302.28</text:p>
          </table:table-cell>
          <table:table-cell office:value-type="float" office:value="20.645" calcext:value-type="float">
            <text:p>20.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2.925" calcext:value-type="float">
            <text:p>322.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4.txt</text:span></text:p>
          </table:table-cell>
          <table:table-cell office:value-type="float" office:value="253.83" calcext:value-type="float">
            <text:p>253.83</text:p>
          </table:table-cell>
          <table:table-cell office:value-type="float" office:value="1.20503" calcext:value-type="float">
            <text:p>1.20503</text:p>
          </table:table-cell>
          <table:table-cell office:value-type="float" office:value="1.201" calcext:value-type="float">
            <text:p>1.201</text:p>
          </table:table-cell>
          <table:table-cell office:value-type="float" office:value="196.24" calcext:value-type="float">
            <text:p>196.24</text:p>
          </table:table-cell>
          <table:table-cell office:value-type="float" office:value="57.59" calcext:value-type="float">
            <text:p>57.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3.83" calcext:value-type="float">
            <text:p>253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20.005.txt</text:span></text:p>
          </table:table-cell>
          <table:table-cell office:value-type="float" office:value="246.155" calcext:value-type="float">
            <text:p>246.155</text:p>
          </table:table-cell>
          <table:table-cell office:value-type="float" office:value="0.0856168" calcext:value-type="float">
            <text:p>0.0856168</text:p>
          </table:table-cell>
          <table:table-cell office:value-type="float" office:value="0.085209" calcext:value-type="float">
            <text:p>0.085209</text:p>
          </table:table-cell>
          <table:table-cell office:value-type="float" office:value="209.49" calcext:value-type="float">
            <text:p>209.49</text:p>
          </table:table-cell>
          <table:table-cell office:value-type="float" office:value="36.665" calcext:value-type="float">
            <text:p>36.6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6.155" calcext:value-type="float">
            <text:p>246.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1.txt</text:span></text:p>
          </table:table-cell>
          <table:table-cell office:value-type="float" office:value="223.24" calcext:value-type="float">
            <text:p>223.24</text:p>
          </table:table-cell>
          <table:table-cell office:value-type="float" office:value="13.1157" calcext:value-type="float">
            <text:p>13.1157</text:p>
          </table:table-cell>
          <table:table-cell office:value-type="float" office:value="13.0788" calcext:value-type="float">
            <text:p>13.0788</text:p>
          </table:table-cell>
          <table:table-cell office:value-type="float" office:value="170.47" calcext:value-type="float">
            <text:p>170.47</text:p>
          </table:table-cell>
          <table:table-cell office:value-type="float" office:value="52.77" calcext:value-type="float">
            <text:p>52.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3.24" calcext:value-type="float">
            <text:p>223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2.txt</text:span></text:p>
          </table:table-cell>
          <table:table-cell office:value-type="float" office:value="196.015" calcext:value-type="float">
            <text:p>196.015</text:p>
          </table:table-cell>
          <table:table-cell office:value-type="float" office:value="7.97762" calcext:value-type="float">
            <text:p>7.97762</text:p>
          </table:table-cell>
          <table:table-cell office:value-type="float" office:value="7.9556" calcext:value-type="float">
            <text:p>7.9556</text:p>
          </table:table-cell>
          <table:table-cell office:value-type="float" office:value="148.81" calcext:value-type="float">
            <text:p>148.81</text:p>
          </table:table-cell>
          <table:table-cell office:value-type="float" office:value="47.205" calcext:value-type="float">
            <text:p>47.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6.015" calcext:value-type="float">
            <text:p>196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3.txt</text:span></text:p>
          </table:table-cell>
          <table:table-cell office:value-type="float" office:value="299.685" calcext:value-type="float">
            <text:p>299.685</text:p>
          </table:table-cell>
          <table:table-cell office:value-type="float" office:value="56.5231" calcext:value-type="float">
            <text:p>56.5231</text:p>
          </table:table-cell>
          <table:table-cell office:value-type="float" office:value="56.3545" calcext:value-type="float">
            <text:p>56.3545</text:p>
          </table:table-cell>
          <table:table-cell office:value-type="float" office:value="290.67" calcext:value-type="float">
            <text:p>290.67</text:p>
          </table:table-cell>
          <table:table-cell office:value-type="float" office:value="9.015" calcext:value-type="float">
            <text:p>9.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9.685" calcext:value-type="float">
            <text:p>299.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4.txt</text:span></text:p>
          </table:table-cell>
          <table:table-cell office:value-type="float" office:value="263.81" calcext:value-type="float">
            <text:p>263.81</text:p>
          </table:table-cell>
          <table:table-cell office:value-type="float" office:value="10.6716" calcext:value-type="float">
            <text:p>10.6716</text:p>
          </table:table-cell>
          <table:table-cell office:value-type="float" office:value="10.6392" calcext:value-type="float">
            <text:p>10.6392</text:p>
          </table:table-cell>
          <table:table-cell office:value-type="float" office:value="202.2" calcext:value-type="float">
            <text:p>202.2</text:p>
          </table:table-cell>
          <table:table-cell office:value-type="float" office:value="61.61" calcext:value-type="float">
            <text:p>61.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3.81" calcext:value-type="float">
            <text:p>263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20l2w100.005.txt</text:span></text:p>
          </table:table-cell>
          <table:table-cell office:value-type="float" office:value="227.85" calcext:value-type="float">
            <text:p>227.85</text:p>
          </table:table-cell>
          <table:table-cell office:value-type="float" office:value="2.769" calcext:value-type="float">
            <text:p>2.769</text:p>
          </table:table-cell>
          <table:table-cell office:value-type="float" office:value="2.76118" calcext:value-type="float">
            <text:p>2.76118</text:p>
          </table:table-cell>
          <table:table-cell office:value-type="float" office:value="171.85" calcext:value-type="float">
            <text:p>171.8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7.85" calcext:value-type="float">
            <text:p>227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1.txt</text:span></text:p>
          </table:table-cell>
          <table:table-cell office:value-type="float" office:value="395.765" calcext:value-type="float">
            <text:p>395.76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76.07" calcext:value-type="float">
            <text:p>7176.07</text:p>
          </table:table-cell>
          <table:table-cell office:value-type="float" office:value="284.68" calcext:value-type="float">
            <text:p>284.68</text:p>
          </table:table-cell>
          <table:table-cell office:value-type="float" office:value="111.085" calcext:value-type="float">
            <text:p>111.0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81.795" calcext:value-type="float">
            <text:p>381.795</text:p>
          </table:table-cell>
          <table:table-cell office:value-type="float" office:value="3.5298" calcext:value-type="float">
            <text:p>3.5298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2.txt</text:span></text:p>
          </table:table-cell>
          <table:table-cell office:value-type="float" office:value="332.895" calcext:value-type="float">
            <text:p>332.895</text:p>
          </table:table-cell>
          <table:table-cell office:value-type="float" office:value="165.488" calcext:value-type="float">
            <text:p>165.488</text:p>
          </table:table-cell>
          <table:table-cell office:value-type="float" office:value="164.941" calcext:value-type="float">
            <text:p>164.941</text:p>
          </table:table-cell>
          <table:table-cell office:value-type="float" office:value="255.99" calcext:value-type="float">
            <text:p>255.99</text:p>
          </table:table-cell>
          <table:table-cell office:value-type="float" office:value="76.905" calcext:value-type="float">
            <text:p>76.9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32.895" calcext:value-type="float">
            <text:p>332.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3.txt</text:span></text:p>
          </table:table-cell>
          <table:table-cell office:value-type="float" office:value="307.775" calcext:value-type="float">
            <text:p>307.775</text:p>
          </table:table-cell>
          <table:table-cell office:value-type="float" office:value="9.51974" calcext:value-type="float">
            <text:p>9.51974</text:p>
          </table:table-cell>
          <table:table-cell office:value-type="float" office:value="9.48949" calcext:value-type="float">
            <text:p>9.48949</text:p>
          </table:table-cell>
          <table:table-cell office:value-type="float" office:value="238.51" calcext:value-type="float">
            <text:p>238.51</text:p>
          </table:table-cell>
          <table:table-cell office:value-type="float" office:value="69.265" calcext:value-type="float">
            <text:p>69.2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7.775" calcext:value-type="float">
            <text:p>307.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4.txt</text:span></text:p>
          </table:table-cell>
          <table:table-cell office:value-type="float" office:value="284.02" calcext:value-type="float">
            <text:p>284.02</text:p>
          </table:table-cell>
          <table:table-cell office:value-type="float" office:value="379.492" calcext:value-type="float">
            <text:p>379.492</text:p>
          </table:table-cell>
          <table:table-cell office:value-type="float" office:value="378.187" calcext:value-type="float">
            <text:p>378.187</text:p>
          </table:table-cell>
          <table:table-cell office:value-type="float" office:value="174.78" calcext:value-type="float">
            <text:p>174.78</text:p>
          </table:table-cell>
          <table:table-cell office:value-type="float" office:value="109.24" calcext:value-type="float">
            <text:p>109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84.02" calcext:value-type="float">
            <text:p>284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20.005.txt</text:span></text:p>
          </table:table-cell>
          <table:table-cell office:value-type="float" office:value="363.365" calcext:value-type="float">
            <text:p>363.365</text:p>
          </table:table-cell>
          <table:table-cell office:value-type="float" office:value="157.981" calcext:value-type="float">
            <text:p>157.981</text:p>
          </table:table-cell>
          <table:table-cell office:value-type="float" office:value="157.453" calcext:value-type="float">
            <text:p>157.453</text:p>
          </table:table-cell>
          <table:table-cell office:value-type="float" office:value="314.47" calcext:value-type="float">
            <text:p>314.47</text:p>
          </table:table-cell>
          <table:table-cell office:value-type="float" office:value="48.895" calcext:value-type="float">
            <text:p>48.8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3.365" calcext:value-type="float">
            <text:p>363.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1.txt</text:span></text:p>
          </table:table-cell>
          <table:table-cell office:value-type="float" office:value="299.8" calcext:value-type="float">
            <text:p>299.8</text:p>
          </table:table-cell>
          <table:table-cell office:value-type="float" office:value="1266.33" calcext:value-type="float">
            <text:p>1266.33</text:p>
          </table:table-cell>
          <table:table-cell office:value-type="float" office:value="1262.13" calcext:value-type="float">
            <text:p>1262.13</text:p>
          </table:table-cell>
          <table:table-cell office:value-type="float" office:value="219.52" calcext:value-type="float">
            <text:p>219.52</text:p>
          </table:table-cell>
          <table:table-cell office:value-type="float" office:value="80.28" calcext:value-type="float">
            <text:p>80.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99.8" calcext:value-type="float">
            <text:p>2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2.txt</text:span></text:p>
          </table:table-cell>
          <table:table-cell office:value-type="float" office:value="274.27" calcext:value-type="float">
            <text:p>274.27</text:p>
          </table:table-cell>
          <table:table-cell office:value-type="float" office:value="66.8734" calcext:value-type="float">
            <text:p>66.8734</text:p>
          </table:table-cell>
          <table:table-cell office:value-type="float" office:value="66.6491" calcext:value-type="float">
            <text:p>66.6491</text:p>
          </table:table-cell>
          <table:table-cell office:value-type="float" office:value="203.28" calcext:value-type="float">
            <text:p>203.28</text:p>
          </table:table-cell>
          <table:table-cell office:value-type="float" office:value="70.99" calcext:value-type="float">
            <text:p>70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4.27" calcext:value-type="float">
            <text:p>274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3.txt</text:span></text:p>
          </table:table-cell>
          <table:table-cell office:value-type="float" office:value="225.165" calcext:value-type="float">
            <text:p>225.165</text:p>
          </table:table-cell>
          <table:table-cell office:value-type="float" office:value="3.33269" calcext:value-type="float">
            <text:p>3.33269</text:p>
          </table:table-cell>
          <table:table-cell office:value-type="float" office:value="3.32229" calcext:value-type="float">
            <text:p>3.32229</text:p>
          </table:table-cell>
          <table:table-cell office:value-type="float" office:value="162.7" calcext:value-type="float">
            <text:p>162.7</text:p>
          </table:table-cell>
          <table:table-cell office:value-type="float" office:value="62.465" calcext:value-type="float">
            <text:p>62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5.165" calcext:value-type="float">
            <text:p>225.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4.txt</text:span></text:p>
          </table:table-cell>
          <table:table-cell office:value-type="float" office:value="284.04" calcext:value-type="float">
            <text:p>284.04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176.57" calcext:value-type="float">
            <text:p>7176.57</text:p>
          </table:table-cell>
          <table:table-cell office:value-type="float" office:value="235.42" calcext:value-type="float">
            <text:p>235.42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0.575" calcext:value-type="float">
            <text:p>260.575</text:p>
          </table:table-cell>
          <table:table-cell office:value-type="float" office:value="8.26133" calcext:value-type="float">
            <text:p>8.2613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40l4w100.005.txt</text:span></text:p>
          </table:table-cell>
          <table:table-cell office:value-type="float" office:value="303.35" calcext:value-type="float">
            <text:p>303.3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176.57" calcext:value-type="float">
            <text:p>7176.57</text:p>
          </table:table-cell>
          <table:table-cell office:value-type="float" office:value="248.21" calcext:value-type="float">
            <text:p>248.21</text:p>
          </table:table-cell>
          <table:table-cell office:value-type="float" office:value="55.14" calcext:value-type="float">
            <text:p>55.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6.246" calcext:value-type="float">
            <text:p>286.246</text:p>
          </table:table-cell>
          <table:table-cell office:value-type="float" office:value="5.6385" calcext:value-type="float">
            <text:p>5.6385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1.txt</text:span></text:p>
          </table:table-cell>
          <table:table-cell office:value-type="float" office:value="355.065" calcext:value-type="float">
            <text:p>355.065</text:p>
          </table:table-cell>
          <table:table-cell office:value-type="float" office:value="763.417" calcext:value-type="float">
            <text:p>763.417</text:p>
          </table:table-cell>
          <table:table-cell office:value-type="float" office:value="760.911" calcext:value-type="float">
            <text:p>760.911</text:p>
          </table:table-cell>
          <table:table-cell office:value-type="float" office:value="236.39" calcext:value-type="float">
            <text:p>236.39</text:p>
          </table:table-cell>
          <table:table-cell office:value-type="float" office:value="118.675" calcext:value-type="float">
            <text:p>118.6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5.065" calcext:value-type="float">
            <text:p>355.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2.txt</text:span></text:p>
          </table:table-cell>
          <table:table-cell office:value-type="float" office:value="428.17" calcext:value-type="float">
            <text:p>428.17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7175.68" calcext:value-type="float">
            <text:p>7175.68</text:p>
          </table:table-cell>
          <table:table-cell office:value-type="float" office:value="325.04" calcext:value-type="float">
            <text:p>325.04</text:p>
          </table:table-cell>
          <table:table-cell office:value-type="float" office:value="103.13" calcext:value-type="float">
            <text:p>103.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96.281" calcext:value-type="float">
            <text:p>396.281</text:p>
          </table:table-cell>
          <table:table-cell office:value-type="float" office:value="7.44772" calcext:value-type="float">
            <text:p>7.44772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3.txt</text:span></text:p>
          </table:table-cell>
          <table:table-cell office:value-type="float" office:value="372.185" calcext:value-type="float">
            <text:p>372.18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75.85" calcext:value-type="float">
            <text:p>7175.85</text:p>
          </table:table-cell>
          <table:table-cell office:value-type="float" office:value="279.89" calcext:value-type="float">
            <text:p>279.89</text:p>
          </table:table-cell>
          <table:table-cell office:value-type="float" office:value="92.295" calcext:value-type="float">
            <text:p>92.2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4.88" calcext:value-type="float">
            <text:p>364.88</text:p>
          </table:table-cell>
          <table:table-cell office:value-type="float" office:value="1.96269" calcext:value-type="float">
            <text:p>1.96269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4.txt</text:span></text:p>
          </table:table-cell>
          <table:table-cell office:value-type="float" office:value="363.205" calcext:value-type="float">
            <text:p>363.205</text:p>
          </table:table-cell>
          <table:table-cell office:value-type="float" office:value="8.57402" calcext:value-type="float">
            <text:p>8.57402</text:p>
          </table:table-cell>
          <table:table-cell office:value-type="float" office:value="8.54616" calcext:value-type="float">
            <text:p>8.54616</text:p>
          </table:table-cell>
          <table:table-cell office:value-type="float" office:value="259.32" calcext:value-type="float">
            <text:p>259.32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63.205" calcext:value-type="float">
            <text:p>363.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20.005.txt</text:span></text:p>
          </table:table-cell>
          <table:table-cell office:value-type="float" office:value="380.035" calcext:value-type="float">
            <text:p>380.035</text:p>
          </table:table-cell>
          <table:table-cell office:value-type="float" office:value="142.496" calcext:value-type="float">
            <text:p>142.496</text:p>
          </table:table-cell>
          <table:table-cell office:value-type="float" office:value="142.025" calcext:value-type="float">
            <text:p>142.025</text:p>
          </table:table-cell>
          <table:table-cell office:value-type="float" office:value="247.35" calcext:value-type="float">
            <text:p>247.35</text:p>
          </table:table-cell>
          <table:table-cell office:value-type="float" office:value="132.685" calcext:value-type="float">
            <text:p>132.6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80.035" calcext:value-type="float">
            <text:p>380.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1.txt</text:span></text:p>
          </table:table-cell>
          <table:table-cell office:value-type="float" office:value="332.595" calcext:value-type="float">
            <text:p>332.59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7175.87" calcext:value-type="float">
            <text:p>7175.87</text:p>
          </table:table-cell>
          <table:table-cell office:value-type="float" office:value="240.46" calcext:value-type="float">
            <text:p>240.46</text:p>
          </table:table-cell>
          <table:table-cell office:value-type="float" office:value="92.135" calcext:value-type="float">
            <text:p>92.1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3.132" calcext:value-type="float">
            <text:p>323.132</text:p>
          </table:table-cell>
          <table:table-cell office:value-type="float" office:value="2.84522" calcext:value-type="float">
            <text:p>2.84522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2.txt</text:span></text:p>
          </table:table-cell>
          <table:table-cell office:value-type="float" office:value="371.215" calcext:value-type="float">
            <text:p>371.21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0.39" calcext:value-type="float">
            <text:p>7190.39</text:p>
          </table:table-cell>
          <table:table-cell office:value-type="float" office:value="268.74" calcext:value-type="float">
            <text:p>268.74</text:p>
          </table:table-cell>
          <table:table-cell office:value-type="float" office:value="102.475" calcext:value-type="float">
            <text:p>102.4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35.58" calcext:value-type="float">
            <text:p>335.58</text:p>
          </table:table-cell>
          <table:table-cell office:value-type="float" office:value="9.59965" calcext:value-type="float">
            <text:p>9.59965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3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7199.49" calcext:value-type="float">
            <text:p>7199.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4.366" calcext:value-type="float">
            <text:p>314.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4.txt</text:span></text:p>
          </table:table-cell>
          <table:table-cell office:value-type="float" office:value="373.145" calcext:value-type="float">
            <text:p>373.145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7199.47" calcext:value-type="float">
            <text:p>7199.47</text:p>
          </table:table-cell>
          <table:table-cell office:value-type="float" office:value="269.71" calcext:value-type="float">
            <text:p>269.71</text:p>
          </table:table-cell>
          <table:table-cell office:value-type="float" office:value="103.435" calcext:value-type="float">
            <text:p>103.4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42.143" calcext:value-type="float">
            <text:p>342.143</text:p>
          </table:table-cell>
          <table:table-cell office:value-type="float" office:value="8.30835" calcext:value-type="float">
            <text:p>8.30835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60l6w100.005.txt</text:span></text:p>
          </table:table-cell>
          <table:table-cell office:value-type="float" office:value="352.69" calcext:value-type="float">
            <text:p>352.69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7199.48" calcext:value-type="float">
            <text:p>7199.48</text:p>
          </table:table-cell>
          <table:table-cell office:value-type="float" office:value="264.94" calcext:value-type="float">
            <text:p>264.94</text:p>
          </table:table-cell>
          <table:table-cell office:value-type="float" office:value="87.75" calcext:value-type="float">
            <text:p>87.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25.422" calcext:value-type="float">
            <text:p>325.422</text:p>
          </table:table-cell>
          <table:table-cell office:value-type="float" office:value="7.73153" calcext:value-type="float">
            <text:p>7.7315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1.txt</text:span></text:p>
          </table:table-cell>
          <table:table-cell office:value-type="float" office:value="542.545" calcext:value-type="float">
            <text:p>542.545</text:p>
          </table:table-cell>
          <table:table-cell office:value-type="float" office:value="7200.57" calcext:value-type="float">
            <text:p>7200.57</text:p>
          </table:table-cell>
          <table:table-cell office:value-type="float" office:value="7199.9" calcext:value-type="float">
            <text:p>7199.9</text:p>
          </table:table-cell>
          <table:table-cell office:value-type="float" office:value="372.16" calcext:value-type="float">
            <text:p>372.16</text:p>
          </table:table-cell>
          <table:table-cell office:value-type="float" office:value="170.385" calcext:value-type="float">
            <text:p>170.3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84.3" calcext:value-type="float">
            <text:p>484.3</text:p>
          </table:table-cell>
          <table:table-cell office:value-type="float" office:value="10.7355" calcext:value-type="float">
            <text:p>10.7355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2.txt</text:span></text:p>
          </table:table-cell>
          <table:table-cell office:value-type="float" office:value="467.23" calcext:value-type="float">
            <text:p>467.23</text:p>
          </table:table-cell>
          <table:table-cell office:value-type="float" office:value="7200.65" calcext:value-type="float">
            <text:p>7200.65</text:p>
          </table:table-cell>
          <table:table-cell office:value-type="float" office:value="7199.99" calcext:value-type="float">
            <text:p>7199.99</text:p>
          </table:table-cell>
          <table:table-cell office:value-type="float" office:value="317.37" calcext:value-type="float">
            <text:p>317.37</text:p>
          </table:table-cell>
          <table:table-cell office:value-type="float" office:value="149.86" calcext:value-type="float">
            <text:p>149.8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47.17" calcext:value-type="float">
            <text:p>447.17</text:p>
          </table:table-cell>
          <table:table-cell office:value-type="float" office:value="4.29337" calcext:value-type="float">
            <text:p>4.29337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3.txt</text:span></text:p>
          </table:table-cell>
          <table:table-cell office:value-type="float" office:value="532.595" calcext:value-type="float">
            <text:p>532.595</text:p>
          </table:table-cell>
          <table:table-cell office:value-type="float" office:value="7200.58" calcext:value-type="float">
            <text:p>7200.58</text:p>
          </table:table-cell>
          <table:table-cell office:value-type="float" office:value="7199.92" calcext:value-type="float">
            <text:p>7199.92</text:p>
          </table:table-cell>
          <table:table-cell office:value-type="float" office:value="357.05" calcext:value-type="float">
            <text:p>357.05</text:p>
          </table:table-cell>
          <table:table-cell office:value-type="float" office:value="175.545" calcext:value-type="float">
            <text:p>175.5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64.042" calcext:value-type="float">
            <text:p>464.042</text:p>
          </table:table-cell>
          <table:table-cell office:value-type="float" office:value="12.8715" calcext:value-type="float">
            <text:p>12.8715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4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" calcext:value-type="float">
            <text:p>7200.6</text:p>
          </table:table-cell>
          <table:table-cell office:value-type="float" office:value="7199.95" calcext:value-type="float">
            <text:p>7199.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0.191" calcext:value-type="float">
            <text:p>460.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20.005.txt</text:span></text:p>
          </table:table-cell>
          <table:table-cell office:value-type="float" office:value="563.855" calcext:value-type="float">
            <text:p>563.855</text:p>
          </table:table-cell>
          <table:table-cell office:value-type="float" office:value="7200.65" calcext:value-type="float">
            <text:p>7200.65</text:p>
          </table:table-cell>
          <table:table-cell office:value-type="float" office:value="7199.99" calcext:value-type="float">
            <text:p>7199.99</text:p>
          </table:table-cell>
          <table:table-cell office:value-type="float" office:value="413" calcext:value-type="float">
            <text:p>413</text:p>
          </table:table-cell>
          <table:table-cell office:value-type="float" office:value="150.855" calcext:value-type="float">
            <text:p>150.8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65.955" calcext:value-type="float">
            <text:p>465.955</text:p>
          </table:table-cell>
          <table:table-cell office:value-type="float" office:value="17.3626" calcext:value-type="float">
            <text:p>17.3626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1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7199.97" calcext:value-type="float">
            <text:p>7199.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6.055" calcext:value-type="float">
            <text:p>416.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2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4" calcext:value-type="float">
            <text:p>7200.64</text:p>
          </table:table-cell>
          <table:table-cell office:value-type="float" office:value="7199.98" calcext:value-type="float">
            <text:p>7199.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7.811" calcext:value-type="float">
            <text:p>407.8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3.txt</text:span></text:p>
          </table:table-cell>
          <table:table-cell office:value-type="float" office:value="471.48" calcext:value-type="float">
            <text:p>471.48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7199.96" calcext:value-type="float">
            <text:p>7199.96</text:p>
          </table:table-cell>
          <table:table-cell office:value-type="float" office:value="347.15" calcext:value-type="float">
            <text:p>347.15</text:p>
          </table:table-cell>
          <table:table-cell office:value-type="float" office:value="124.33" calcext:value-type="float">
            <text:p>124.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15.398" calcext:value-type="float">
            <text:p>415.398</text:p>
          </table:table-cell>
          <table:table-cell office:value-type="float" office:value="11.8948" calcext:value-type="float">
            <text:p>11.8948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4.txt</text:span></text:p>
          </table:table-cell>
          <table:table-cell office:value-type="float" office:value="508.145" calcext:value-type="float">
            <text:p>508.145</text:p>
          </table:table-cell>
          <table:table-cell office:value-type="float" office:value="7200.65" calcext:value-type="float">
            <text:p>7200.65</text:p>
          </table:table-cell>
          <table:table-cell office:value-type="float" office:value="7200" calcext:value-type="float">
            <text:p>7200</text:p>
          </table:table-cell>
          <table:table-cell office:value-type="float" office:value="388.42" calcext:value-type="float">
            <text:p>388.42</text:p>
          </table:table-cell>
          <table:table-cell office:value-type="float" office:value="119.725" calcext:value-type="float">
            <text:p>119.7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3.146" calcext:value-type="float">
            <text:p>413.146</text:p>
          </table:table-cell>
          <table:table-cell office:value-type="float" office:value="18.6953" calcext:value-type="float">
            <text:p>18.6953</text:p>
          </table:table-cell>
          <table:table-cell office:value-type="float" office:value="1" calcext:value-type="float">
            <text:p>1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253">n100l10w100.005.txt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7200.64" calcext:value-type="float">
            <text:p>7200.64</text:p>
          </table:table-cell>
          <table:table-cell office:value-type="float" office:value="7199.74" calcext:value-type="float">
            <text:p>7199.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2.543" calcext:value-type="float">
            <text:p>402.5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96"/>
        </table:table-row>
        <table:table-row table:style-name="ro2">
          <table:table-cell table:style-name="Default" table:number-columns-repeated="12"/>
          <table:table-cell table:number-columns-repeated="1096"/>
        </table:table-row>
        <table:table-row table:style-name="ro2" table:number-rows-repeated="2">
          <table:table-cell table:number-columns-repeated="2"/>
          <table:table-cell table:style-name="Default" table:number-columns-repeated="10"/>
          <table:table-cell table:number-columns-repeated="1096"/>
        </table:table-row>
        <table:table-row table:style-name="ro2" table:number-rows-repeated="3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3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6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3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 table:number-rows-repeated="3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Default"/>
          <table:table-cell/>
          <table:table-cell table:style-name="Default" table:number-columns-repeated="10"/>
          <table:table-cell table:number-columns-repeated="1096"/>
        </table:table-row>
        <table:table-row table:style-name="ro2">
          <table:table-cell table:style-name="ce15"/>
          <table:table-cell/>
          <table:table-cell table:style-name="Default" table:number-columns-repeated="10"/>
          <table:table-cell table:number-columns-repeated="1096"/>
        </table:table-row>
        <table:table-row table:style-name="ro173">
          <table:table-cell table:style-name="Default" table:number-columns-repeated="12"/>
          <table:table-cell table:number-columns-repeated="10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29">
      <number:scientific-number number:decimal-places="4" number:min-decimal-places="4" number:min-integer-digits="1" number:min-exponent-digits="1" number:exponent-interval="1" number:forced-exponent-sign="true"/>
    </number:number-style>
    <style:style style:name="Default" style:family="table-cell">
      <style:table-cell-properties fo:background-color="transparent"/>
      <style:paragraph-properties style:writing-mode="page"/>
      <style:text-properties fo:color="#000000" style:font-name="Arial" fo:font-family="Arial" fo:font-size="11pt" fo:font-style="normal" fo:font-weight="normal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3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4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AARCH64 LibreOffice_project/bffef4ea93e59bebbeaf7f431bb02b1a39ee8a59</meta:generator>
    <dc:date>2024-09-10T18:05:15.830326445</dc:date>
    <meta:editing-duration>PT54S</meta:editing-duration>
    <meta:editing-cycles>1</meta:editing-cycles>
    <meta:document-statistic meta:table-count="4" meta:cell-count="5926" meta:object-count="0"/>
  </office:meta>
</office:document-meta>
</file>